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face style:name="ui-monospace" svg:font-family="ui-monospace, SFMono-Regular, 'SF Mono', Menlo, Consolas, 'Liberation Mono', monospace"/>
    <style:font-face style:name="ui-sans-serif" svg:font-family="ui-sans-serif, apple-system, system-ui, 'Segoe UI', Helvetica, 'Apple Color Emoji', Arial, sans-serif, 'Segoe UI Emoji', 'Segoe UI Symbol'"/>
  </office:font-face-decls>
  <office:automatic-styles>
    <style:style style:name="P1" style:family="paragraph" style:parent-style-name="Standard">
      <style:text-properties officeooo:rsid="001acfc6" officeooo:paragraph-rsid="001acfc6"/>
    </style:style>
    <style:style style:name="P2" style:family="paragraph" style:parent-style-name="Standard" style:list-style-name="L1"/>
    <style:style style:name="P3" style:family="paragraph" style:parent-style-name="Standard" style:list-style-name="L2"/>
    <style:style style:name="P4" style:family="paragraph" style:parent-style-name="Standard" style:list-style-name="L3"/>
    <style:style style:name="P5" style:family="paragraph" style:parent-style-name="Standard" style:list-style-name="L4"/>
    <style:style style:name="P6" style:family="paragraph" style:parent-style-name="Standard" style:list-style-name="L5"/>
    <style:style style:name="P7" style:family="paragraph" style:parent-style-name="Standard" style:list-style-name="L6"/>
    <style:style style:name="P8" style:family="paragraph" style:parent-style-name="Standard" style:list-style-name="L7">
      <style:text-properties style:font-name="Courier New"/>
    </style:style>
    <style:style style:name="P9" style:family="paragraph" style:parent-style-name="Standard" style:list-style-name="L7"/>
    <style:style style:name="P10" style:family="paragraph" style:parent-style-name="Standard" style:list-style-name="L8"/>
    <style:style style:name="P11" style:family="paragraph" style:parent-style-name="Standard" style:list-style-name="L9"/>
    <style:style style:name="P12" style:family="paragraph" style:parent-style-name="Standard" style:list-style-name="L10"/>
    <style:style style:name="P13" style:family="paragraph" style:parent-style-name="Standard" style:list-style-name="L11">
      <style:text-properties style:font-name="Liberation Mono"/>
    </style:style>
    <style:style style:name="P14" style:family="paragraph" style:parent-style-name="Standard" style:list-style-name="L11"/>
    <style:style style:name="P15" style:family="paragraph" style:parent-style-name="Standard">
      <style:paragraph-properties style:border-line-width-bottom="0.0035in 0.0035in 0.0035in" fo:padding-left="0in" fo:padding-right="0in" fo:padding-top="0in" fo:padding-bottom="0.0291in" fo:border-left="none" fo:border-right="none" fo:border-top="none" fo:border-bottom="0.74pt double #000000" style:join-border="false"/>
      <style:text-properties officeooo:paragraph-rsid="001acfc6"/>
    </style:style>
    <style:style style:name="P16" style:family="paragraph" style:parent-style-name="Text_20_body" style:list-style-name="L12"/>
    <style:style style:name="P17" style:family="paragraph" style:parent-style-name="Text_20_body" style:list-style-name="L13"/>
    <style:style style:name="P18" style:family="paragraph" style:parent-style-name="Text_20_body" style:list-style-name="L14"/>
    <style:style style:name="P19" style:family="paragraph" style:parent-style-name="Text_20_body" style:list-style-name="L15"/>
    <style:style style:name="P20" style:family="paragraph" style:parent-style-name="Text_20_body" style:list-style-name="L16"/>
    <style:style style:name="P21" style:family="paragraph" style:parent-style-name="Text_20_body" style:list-style-name="L17"/>
    <style:style style:name="P22" style:family="paragraph" style:parent-style-name="Text_20_body" style:list-style-name="L18"/>
    <style:style style:name="P23" style:family="paragraph" style:parent-style-name="Text_20_body" style:list-style-name="L19"/>
    <style:style style:name="P24" style:family="paragraph" style:parent-style-name="Text_20_body" style:list-style-name="L20"/>
    <style:style style:name="P25" style:family="paragraph" style:parent-style-name="Text_20_body" style:list-style-name="L21"/>
    <style:style style:name="P26" style:family="paragraph" style:parent-style-name="Text_20_body" style:list-style-name="L22"/>
    <style:style style:name="P27" style:family="paragraph" style:parent-style-name="Text_20_body" style:list-style-name="L23"/>
    <style:style style:name="P28" style:family="paragraph" style:parent-style-name="Text_20_body" style:list-style-name="L24"/>
    <style:style style:name="P29" style:family="paragraph" style:parent-style-name="Text_20_body" style:list-style-name="L25"/>
    <style:style style:name="P30" style:family="paragraph" style:parent-style-name="Text_20_body" style:list-style-name="L26"/>
    <style:style style:name="P31" style:family="paragraph" style:parent-style-name="Text_20_body" style:list-style-name="L27"/>
    <style:style style:name="P32" style:family="paragraph" style:parent-style-name="Standard">
      <style:paragraph-properties style:border-line-width-bottom="0.0035in 0.0035in 0.0035in" fo:padding-left="0in" fo:padding-right="0in" fo:padding-top="0in" fo:padding-bottom="0.0291in" fo:border-left="none" fo:border-right="none" fo:border-top="none" fo:border-bottom="0.74pt double #000000" style:join-border="false"/>
      <style:text-properties officeooo:paragraph-rsid="001b1bb6"/>
    </style:style>
    <style:style style:name="P33" style:family="paragraph" style:parent-style-name="Standard">
      <style:text-properties officeooo:rsid="001b1bb6" officeooo:paragraph-rsid="001b1bb6"/>
    </style:style>
    <style:style style:name="P34"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rsid="001b1bb6" officeooo:paragraph-rsid="001b1bb6"/>
    </style:style>
    <style:style style:name="P35" style:family="paragraph" style:parent-style-name="Text_20_body" style:list-style-name="L28"/>
    <style:style style:name="P36" style:family="paragraph" style:parent-style-name="Text_20_body" style:list-style-name="L29"/>
    <style:style style:name="P37" style:family="paragraph" style:parent-style-name="Text_20_body" style:list-style-name="L30"/>
    <style:style style:name="P38" style:family="paragraph" style:parent-style-name="Text_20_body" style:list-style-name="L31"/>
    <style:style style:name="P39" style:family="paragraph" style:parent-style-name="Text_20_body" style:list-style-name="L32"/>
    <style:style style:name="P40" style:family="paragraph" style:parent-style-name="Text_20_body" style:list-style-name="L33"/>
    <style:style style:name="P41" style:family="paragraph" style:parent-style-name="Text_20_body" style:list-style-name="L34"/>
    <style:style style:name="P42" style:family="paragraph" style:parent-style-name="Text_20_body" style:list-style-name="L35"/>
    <style:style style:name="P43" style:family="paragraph" style:parent-style-name="Text_20_body" style:list-style-name="L36"/>
    <style:style style:name="P44" style:family="paragraph" style:parent-style-name="Text_20_body" style:list-style-name="L37"/>
    <style:style style:name="P45" style:family="paragraph" style:parent-style-name="Text_20_body" style:list-style-name="L38"/>
    <style:style style:name="P46" style:family="paragraph" style:parent-style-name="Text_20_body" style:list-style-name="L39"/>
    <style:style style:name="P47" style:family="paragraph" style:parent-style-name="Text_20_body" style:list-style-name="L40"/>
    <style:style style:name="P48" style:family="paragraph" style:parent-style-name="Text_20_body" style:list-style-name="L41"/>
    <style:style style:name="P49" style:family="paragraph" style:parent-style-name="Text_20_body" style:list-style-name="L42"/>
    <style:style style:name="P50" style:family="paragraph" style:parent-style-name="Text_20_body" style:list-style-name="L43"/>
    <style:style style:name="P51" style:family="paragraph" style:parent-style-name="Standard">
      <style:paragraph-properties style:border-line-width-bottom="0.0035in 0.0035in 0.0035in" fo:padding-left="0in" fo:padding-right="0in" fo:padding-top="0in" fo:padding-bottom="0.0291in" fo:border-left="none" fo:border-right="none" fo:border-top="none" fo:border-bottom="0.74pt double #000000" style:join-border="false"/>
      <style:text-properties officeooo:paragraph-rsid="001d102f"/>
    </style:style>
    <style:style style:name="P52" style:family="paragraph" style:parent-style-name="Standard">
      <style:text-properties officeooo:rsid="001d102f" officeooo:paragraph-rsid="001d102f"/>
    </style:style>
    <style:style style:name="P53"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rsid="001d102f" officeooo:paragraph-rsid="001d102f"/>
    </style:style>
    <style:style style:name="P54" style:family="paragraph" style:parent-style-name="Text_20_body" style:list-style-name="L44"/>
    <style:style style:name="P55" style:family="paragraph" style:parent-style-name="Text_20_body" style:list-style-name="L45"/>
    <style:style style:name="P56" style:family="paragraph" style:parent-style-name="Text_20_body" style:list-style-name="L46"/>
    <style:style style:name="P57" style:family="paragraph" style:parent-style-name="Text_20_body" style:list-style-name="L47"/>
    <style:style style:name="P58" style:family="paragraph" style:parent-style-name="Text_20_body" style:list-style-name="L48"/>
    <style:style style:name="P59" style:family="paragraph" style:parent-style-name="Text_20_body" style:list-style-name="L49"/>
    <style:style style:name="P60" style:family="paragraph" style:parent-style-name="Text_20_body" style:list-style-name="L50"/>
    <style:style style:name="P61" style:family="paragraph" style:parent-style-name="Text_20_body" style:list-style-name="L51"/>
    <style:style style:name="P62" style:family="paragraph" style:parent-style-name="Text_20_body" style:list-style-name="L52"/>
    <style:style style:name="P63" style:family="paragraph" style:parent-style-name="Text_20_body" style:list-style-name="L53"/>
    <style:style style:name="P64" style:family="paragraph" style:parent-style-name="Text_20_body" style:list-style-name="L54"/>
    <style:style style:name="P65" style:family="paragraph" style:parent-style-name="Text_20_body" style:list-style-name="L55"/>
    <style:style style:name="P66" style:family="paragraph" style:parent-style-name="Text_20_body" style:list-style-name="L56"/>
    <style:style style:name="P67" style:family="paragraph" style:parent-style-name="Text_20_body" style:list-style-name="L57"/>
    <style:style style:name="P68" style:family="paragraph" style:parent-style-name="Text_20_body" style:list-style-name="L58"/>
    <style:style style:name="P69" style:family="paragraph" style:parent-style-name="Text_20_body" style:list-style-name="L59"/>
    <style:style style:name="P70" style:family="paragraph" style:parent-style-name="Text_20_body" style:list-style-name="L60"/>
    <style:style style:name="P71" style:family="paragraph" style:parent-style-name="Text_20_body" style:list-style-name="L61"/>
    <style:style style:name="P72" style:family="paragraph" style:parent-style-name="Standard">
      <style:paragraph-properties style:border-line-width-bottom="0.0035in 0.0035in 0.0035in" fo:padding-left="0in" fo:padding-right="0in" fo:padding-top="0in" fo:padding-bottom="0.0291in" fo:border-left="none" fo:border-right="none" fo:border-top="none" fo:border-bottom="0.74pt double #000000" style:join-border="false"/>
      <style:text-properties officeooo:rsid="001f030b" officeooo:paragraph-rsid="001f030b"/>
    </style:style>
    <style:style style:name="P73" style:family="paragraph" style:parent-style-name="Standard">
      <style:text-properties officeooo:rsid="001f030b" officeooo:paragraph-rsid="001f030b"/>
    </style:style>
    <style:style style:name="P74"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rsid="001f030b" officeooo:paragraph-rsid="001f030b"/>
    </style:style>
    <style:style style:name="P75" style:family="paragraph" style:parent-style-name="Text_20_body" style:list-style-name="L62"/>
    <style:style style:name="P76" style:family="paragraph" style:parent-style-name="Text_20_body" style:list-style-name="L63"/>
    <style:style style:name="P77" style:family="paragraph" style:parent-style-name="Text_20_body" style:list-style-name="L64"/>
    <style:style style:name="P78" style:family="paragraph" style:parent-style-name="Text_20_body" style:list-style-name="L65"/>
    <style:style style:name="P79" style:family="paragraph" style:parent-style-name="Text_20_body" style:list-style-name="L66"/>
    <style:style style:name="P80" style:family="paragraph" style:parent-style-name="Text_20_body" style:list-style-name="L67"/>
    <style:style style:name="P81" style:family="paragraph" style:parent-style-name="Text_20_body" style:list-style-name="L68"/>
    <style:style style:name="P82" style:family="paragraph" style:parent-style-name="Text_20_body" style:list-style-name="L69"/>
    <style:style style:name="P83" style:family="paragraph" style:parent-style-name="Text_20_body" style:list-style-name="L70"/>
    <style:style style:name="P84" style:family="paragraph" style:parent-style-name="Text_20_body" style:list-style-name="L71"/>
    <style:style style:name="P85" style:family="paragraph" style:parent-style-name="Text_20_body" style:list-style-name="L72"/>
    <style:style style:name="P86" style:family="paragraph" style:parent-style-name="Text_20_body" style:list-style-name="L73"/>
    <style:style style:name="P87" style:family="paragraph" style:parent-style-name="Text_20_body" style:list-style-name="L74"/>
    <style:style style:name="P88" style:family="paragraph" style:parent-style-name="Text_20_body" style:list-style-name="L75"/>
    <style:style style:name="P89" style:family="paragraph" style:parent-style-name="Text_20_body" style:list-style-name="L76"/>
    <style:style style:name="P90" style:family="paragraph" style:parent-style-name="Text_20_body" style:list-style-name="L77"/>
    <style:style style:name="P91" style:family="paragraph" style:parent-style-name="Text_20_body" style:list-style-name="L78"/>
    <style:style style:name="P92" style:family="paragraph" style:parent-style-name="Text_20_body" style:list-style-name="L79"/>
    <style:style style:name="P93" style:family="paragraph" style:parent-style-name="Text_20_body" style:list-style-name="L80"/>
    <style:style style:name="P94" style:family="paragraph" style:parent-style-name="Text_20_body" style:list-style-name="L81"/>
    <style:style style:name="P95" style:family="paragraph" style:parent-style-name="Text_20_body" style:list-style-name="L82"/>
    <style:style style:name="P96" style:family="paragraph" style:parent-style-name="Text_20_body" style:list-style-name="L83"/>
    <style:style style:name="P97" style:family="paragraph" style:parent-style-name="Text_20_body" style:list-style-name="L84"/>
    <style:style style:name="P98" style:family="paragraph" style:parent-style-name="Text_20_body" style:list-style-name="L85"/>
    <style:style style:name="P99" style:family="paragraph" style:parent-style-name="Text_20_body" style:list-style-name="L86"/>
    <style:style style:name="P100" style:family="paragraph" style:parent-style-name="Standard">
      <style:paragraph-properties style:border-line-width-bottom="0.0035in 0.0035in 0.0035in" fo:padding-left="0in" fo:padding-right="0in" fo:padding-top="0in" fo:padding-bottom="0.0291in" fo:border-left="none" fo:border-right="none" fo:border-top="none" fo:border-bottom="0.74pt double #000000" style:join-border="false"/>
      <style:text-properties officeooo:paragraph-rsid="001f8394"/>
    </style:style>
    <style:style style:name="P101" style:family="paragraph" style:parent-style-name="Standard">
      <style:text-properties officeooo:rsid="001f8394" officeooo:paragraph-rsid="001f8394"/>
    </style:style>
    <style:style style:name="P102"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rsid="001f8394" officeooo:paragraph-rsid="001f8394"/>
    </style:style>
    <style:style style:name="P103" style:family="paragraph" style:parent-style-name="Text_20_body" style:list-style-name="L87"/>
    <style:style style:name="P104" style:family="paragraph" style:parent-style-name="Text_20_body" style:list-style-name="L88"/>
    <style:style style:name="P105" style:family="paragraph" style:parent-style-name="Text_20_body" style:list-style-name="L89"/>
    <style:style style:name="P106" style:family="paragraph" style:parent-style-name="Text_20_body" style:list-style-name="L90"/>
    <style:style style:name="P107" style:family="paragraph" style:parent-style-name="Text_20_body" style:list-style-name="L91"/>
    <style:style style:name="P108" style:family="paragraph" style:parent-style-name="Text_20_body" style:list-style-name="L92"/>
    <style:style style:name="P109" style:family="paragraph" style:parent-style-name="Text_20_body" style:list-style-name="L93"/>
    <style:style style:name="P110" style:family="paragraph" style:parent-style-name="Text_20_body" style:list-style-name="L94"/>
    <style:style style:name="P111" style:family="paragraph" style:parent-style-name="Text_20_body" style:list-style-name="L95"/>
    <style:style style:name="P112" style:family="paragraph" style:parent-style-name="Text_20_body" style:list-style-name="L96"/>
    <style:style style:name="P113" style:family="paragraph" style:parent-style-name="Text_20_body" style:list-style-name="L97"/>
    <style:style style:name="P114" style:family="paragraph" style:parent-style-name="Text_20_body" style:list-style-name="L98"/>
    <style:style style:name="P115" style:family="paragraph" style:parent-style-name="Text_20_body" style:list-style-name="L99"/>
    <style:style style:name="P116" style:family="paragraph" style:parent-style-name="Text_20_body" style:list-style-name="L100"/>
    <style:style style:name="P117" style:family="paragraph" style:parent-style-name="Text_20_body" style:list-style-name="L101"/>
    <style:style style:name="P118" style:family="paragraph" style:parent-style-name="Text_20_body" style:list-style-name="L102"/>
    <style:style style:name="P119" style:family="paragraph" style:parent-style-name="Text_20_body" style:list-style-name="L103"/>
    <style:style style:name="P120" style:family="paragraph" style:parent-style-name="Text_20_body" style:list-style-name="L104"/>
    <style:style style:name="P121" style:family="paragraph" style:parent-style-name="Text_20_body" style:list-style-name="L105"/>
    <style:style style:name="P122" style:family="paragraph" style:parent-style-name="Text_20_body" style:list-style-name="L106"/>
    <style:style style:name="P123" style:family="paragraph" style:parent-style-name="Text_20_body" style:list-style-name="L107"/>
    <style:style style:name="P124" style:family="paragraph" style:parent-style-name="Text_20_body" style:list-style-name="L108"/>
    <style:style style:name="P125" style:family="paragraph" style:parent-style-name="Text_20_body" style:list-style-name="L109"/>
    <style:style style:name="P126" style:family="paragraph" style:parent-style-name="Text_20_body" style:list-style-name="L110"/>
    <style:style style:name="P127" style:family="paragraph" style:parent-style-name="Standard">
      <style:paragraph-properties style:border-line-width-bottom="0.0035in 0.0035in 0.0035in" fo:padding-left="0in" fo:padding-right="0in" fo:padding-top="0in" fo:padding-bottom="0.0291in" fo:border-left="none" fo:border-right="none" fo:border-top="none" fo:border-bottom="0.74pt double #000000" style:join-border="false"/>
      <style:text-properties officeooo:paragraph-rsid="00217e16"/>
    </style:style>
    <style:style style:name="P128" style:family="paragraph" style:parent-style-name="Standard">
      <style:text-properties officeooo:rsid="00217e16" officeooo:paragraph-rsid="00217e16"/>
    </style:style>
    <style:style style:name="P129" style:family="paragraph" style:parent-style-name="Standard">
      <style:text-properties officeooo:paragraph-rsid="00232b2e"/>
    </style:style>
    <style:style style:name="P130"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paragraph-rsid="00232b2e"/>
    </style:style>
    <style:style style:name="P131" style:family="paragraph" style:parent-style-name="Text_20_body" style:list-style-name="L111"/>
    <style:style style:name="P132" style:family="paragraph" style:parent-style-name="Text_20_body" style:list-style-name="L112"/>
    <style:style style:name="P133" style:family="paragraph" style:parent-style-name="Text_20_body" style:list-style-name="L113"/>
    <style:style style:name="P134" style:family="paragraph" style:parent-style-name="Text_20_body" style:list-style-name="L114"/>
    <style:style style:name="P135" style:family="paragraph" style:parent-style-name="Text_20_body" style:list-style-name="L115"/>
    <style:style style:name="P136" style:family="paragraph" style:parent-style-name="Text_20_body" style:list-style-name="L116"/>
    <style:style style:name="P137" style:family="paragraph" style:parent-style-name="Text_20_body" style:list-style-name="L117"/>
    <style:style style:name="P138" style:family="paragraph" style:parent-style-name="Text_20_body" style:list-style-name="L118"/>
    <style:style style:name="P139" style:family="paragraph" style:parent-style-name="Text_20_body" style:list-style-name="L119"/>
    <style:style style:name="P140" style:family="paragraph" style:parent-style-name="Text_20_body" style:list-style-name="L120"/>
    <style:style style:name="P141" style:family="paragraph" style:parent-style-name="Text_20_body" style:list-style-name="L121"/>
    <style:style style:name="P142" style:family="paragraph" style:parent-style-name="Text_20_body" style:list-style-name="L122"/>
    <style:style style:name="P143" style:family="paragraph" style:parent-style-name="Text_20_body" style:list-style-name="L123"/>
    <style:style style:name="P144" style:family="paragraph" style:parent-style-name="Text_20_body" style:list-style-name="L124"/>
    <style:style style:name="P145" style:family="paragraph" style:parent-style-name="Text_20_body" style:list-style-name="L125"/>
    <style:style style:name="P146" style:family="paragraph" style:parent-style-name="Text_20_body" style:list-style-name="L126"/>
    <style:style style:name="P147" style:family="paragraph" style:parent-style-name="Text_20_body" style:list-style-name="L127"/>
    <style:style style:name="P148" style:family="paragraph" style:parent-style-name="Text_20_body" style:list-style-name="L128"/>
    <style:style style:name="P149" style:family="paragraph" style:parent-style-name="Text_20_body" style:list-style-name="L129"/>
    <style:style style:name="P150" style:family="paragraph" style:parent-style-name="Text_20_body" style:list-style-name="L130"/>
    <style:style style:name="P151" style:family="paragraph" style:parent-style-name="Text_20_body" style:list-style-name="L131"/>
    <style:style style:name="P152" style:family="paragraph" style:parent-style-name="Text_20_body" style:list-style-name="L132"/>
    <style:style style:name="P153" style:family="paragraph" style:parent-style-name="Text_20_body" style:list-style-name="L133"/>
    <style:style style:name="P154" style:family="paragraph" style:parent-style-name="Standard">
      <style:paragraph-properties style:border-line-width-bottom="0.0035in 0.0035in 0.0035in" fo:padding-left="0in" fo:padding-right="0in" fo:padding-top="0in" fo:padding-bottom="0.0291in" fo:border-left="none" fo:border-right="none" fo:border-top="none" fo:border-bottom="0.74pt double #000000" style:join-border="false"/>
      <style:text-properties officeooo:paragraph-rsid="00236ae3"/>
    </style:style>
    <style:style style:name="P155" style:family="paragraph" style:parent-style-name="Standard">
      <style:text-properties officeooo:rsid="00236ae3" officeooo:paragraph-rsid="00236ae3"/>
    </style:style>
    <style:style style:name="P156"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rsid="00236ae3" officeooo:paragraph-rsid="00236ae3"/>
    </style:style>
    <style:style style:name="P157" style:family="paragraph" style:parent-style-name="Text_20_body" style:list-style-name="L134"/>
    <style:style style:name="P158" style:family="paragraph" style:parent-style-name="Text_20_body" style:list-style-name="L135"/>
    <style:style style:name="P159" style:family="paragraph" style:parent-style-name="Text_20_body" style:list-style-name="L136"/>
    <style:style style:name="P160" style:family="paragraph" style:parent-style-name="Text_20_body" style:list-style-name="L137"/>
    <style:style style:name="P161" style:family="paragraph" style:parent-style-name="Text_20_body" style:list-style-name="L138"/>
    <style:style style:name="P162" style:family="paragraph" style:parent-style-name="Text_20_body" style:list-style-name="L139"/>
    <style:style style:name="P163" style:family="paragraph" style:parent-style-name="Text_20_body" style:list-style-name="L140"/>
    <style:style style:name="P164" style:family="paragraph" style:parent-style-name="Text_20_body" style:list-style-name="L141"/>
    <style:style style:name="P165" style:family="paragraph" style:parent-style-name="Text_20_body" style:list-style-name="L142"/>
    <style:style style:name="P166" style:family="paragraph" style:parent-style-name="Text_20_body" style:list-style-name="L143"/>
    <style:style style:name="P167" style:family="paragraph" style:parent-style-name="Text_20_body" style:list-style-name="L144"/>
    <style:style style:name="P168" style:family="paragraph" style:parent-style-name="Text_20_body" style:list-style-name="L145"/>
    <style:style style:name="P169" style:family="paragraph" style:parent-style-name="Text_20_body" style:list-style-name="L146"/>
    <style:style style:name="P170" style:family="paragraph" style:parent-style-name="Text_20_body" style:list-style-name="L147"/>
    <style:style style:name="P171" style:family="paragraph" style:parent-style-name="Text_20_body" style:list-style-name="L148"/>
    <style:style style:name="P172" style:family="paragraph" style:parent-style-name="Text_20_body" style:list-style-name="L149"/>
    <style:style style:name="P173" style:family="paragraph" style:parent-style-name="Text_20_body" style:list-style-name="L150"/>
    <style:style style:name="P174" style:family="paragraph" style:parent-style-name="Text_20_body" style:list-style-name="L151"/>
    <style:style style:name="P175" style:family="paragraph" style:parent-style-name="Text_20_body" style:list-style-name="L152"/>
    <style:style style:name="P176" style:family="paragraph" style:parent-style-name="Text_20_body" style:list-style-name="L153"/>
    <style:style style:name="P177" style:family="paragraph" style:parent-style-name="Text_20_body" style:list-style-name="L154"/>
    <style:style style:name="P178" style:family="paragraph" style:parent-style-name="Text_20_body" style:list-style-name="L155"/>
    <style:style style:name="P179" style:family="paragraph" style:parent-style-name="Text_20_body" style:list-style-name="L156"/>
    <style:style style:name="P180" style:family="paragraph" style:parent-style-name="Text_20_body" style:list-style-name="L157"/>
    <style:style style:name="P181" style:family="paragraph" style:parent-style-name="Text_20_body" style:list-style-name="L158"/>
    <style:style style:name="P182" style:family="paragraph" style:parent-style-name="Text_20_body" style:list-style-name="L159"/>
    <style:style style:name="P183" style:family="paragraph" style:parent-style-name="Text_20_body" style:list-style-name="L160"/>
    <style:style style:name="P184" style:family="paragraph" style:parent-style-name="Standard">
      <style:paragraph-properties style:border-line-width-bottom="0.0035in 0.0035in 0.0035in" fo:padding-left="0in" fo:padding-right="0in" fo:padding-top="0in" fo:padding-bottom="0.0291in" fo:border-left="none" fo:border-right="none" fo:border-top="none" fo:border-bottom="0.74pt double #000000" style:join-border="false"/>
      <style:text-properties officeooo:paragraph-rsid="00246a60"/>
    </style:style>
    <style:style style:name="P185" style:family="paragraph" style:parent-style-name="Standard">
      <style:text-properties officeooo:paragraph-rsid="00246a60"/>
    </style:style>
    <style:style style:name="P186"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paragraph-rsid="00246a60"/>
    </style:style>
    <style:style style:name="P187" style:family="paragraph" style:parent-style-name="Text_20_body" style:list-style-name="L161"/>
    <style:style style:name="P188" style:family="paragraph" style:parent-style-name="Text_20_body" style:list-style-name="L162"/>
    <style:style style:name="P189" style:family="paragraph" style:parent-style-name="Text_20_body" style:list-style-name="L163"/>
    <style:style style:name="P190" style:family="paragraph" style:parent-style-name="Text_20_body" style:list-style-name="L164"/>
    <style:style style:name="P191" style:family="paragraph" style:parent-style-name="Text_20_body" style:list-style-name="L165"/>
    <style:style style:name="P192" style:family="paragraph" style:parent-style-name="Text_20_body" style:list-style-name="L166"/>
    <style:style style:name="P193" style:family="paragraph" style:parent-style-name="Text_20_body" style:list-style-name="L167"/>
    <style:style style:name="P194" style:family="paragraph" style:parent-style-name="Text_20_body" style:list-style-name="L168"/>
    <style:style style:name="P195" style:family="paragraph" style:parent-style-name="Text_20_body" style:list-style-name="L169"/>
    <style:style style:name="P196" style:family="paragraph" style:parent-style-name="Text_20_body" style:list-style-name="L170"/>
    <style:style style:name="P197" style:family="paragraph" style:parent-style-name="Text_20_body" style:list-style-name="L171"/>
    <style:style style:name="P198" style:family="paragraph" style:parent-style-name="Text_20_body" style:list-style-name="L172"/>
    <style:style style:name="P199" style:family="paragraph" style:parent-style-name="Text_20_body" style:list-style-name="L173"/>
    <style:style style:name="P200" style:family="paragraph" style:parent-style-name="Text_20_body" style:list-style-name="L174"/>
    <style:style style:name="P201" style:family="paragraph" style:parent-style-name="Text_20_body" style:list-style-name="L175"/>
    <style:style style:name="P202" style:family="paragraph" style:parent-style-name="Text_20_body" style:list-style-name="L176"/>
    <style:style style:name="P203" style:family="paragraph" style:parent-style-name="Text_20_body" style:list-style-name="L177"/>
    <style:style style:name="P204" style:family="paragraph" style:parent-style-name="Text_20_body" style:list-style-name="L178"/>
    <style:style style:name="P205" style:family="paragraph" style:parent-style-name="Text_20_body" style:list-style-name="L179"/>
    <style:style style:name="P206" style:family="paragraph" style:parent-style-name="Text_20_body" style:list-style-name="L180"/>
    <style:style style:name="P207" style:family="paragraph" style:parent-style-name="Text_20_body" style:list-style-name="L181"/>
    <style:style style:name="P208" style:family="paragraph" style:parent-style-name="Text_20_body" style:list-style-name="L182"/>
    <style:style style:name="P209" style:family="paragraph" style:parent-style-name="Text_20_body" style:list-style-name="L183"/>
    <style:style style:name="P210" style:family="paragraph" style:parent-style-name="Text_20_body" style:list-style-name="L184"/>
    <style:style style:name="P211" style:family="paragraph" style:parent-style-name="Text_20_body" style:list-style-name="L185"/>
    <style:style style:name="P212" style:family="paragraph" style:parent-style-name="Text_20_body" style:list-style-name="L186"/>
    <style:style style:name="P213" style:family="paragraph" style:parent-style-name="Text_20_body" style:list-style-name="L187"/>
    <style:style style:name="P214" style:family="paragraph" style:parent-style-name="Text_20_body" style:list-style-name="L188"/>
    <style:style style:name="P215" style:family="paragraph" style:parent-style-name="Text_20_body" style:list-style-name="L189"/>
    <style:style style:name="P216" style:family="paragraph" style:parent-style-name="Text_20_body" style:list-style-name="L190"/>
    <style:style style:name="P217" style:family="paragraph" style:parent-style-name="Text_20_body" style:list-style-name="L191"/>
    <style:style style:name="P218" style:family="paragraph" style:parent-style-name="Text_20_body" style:list-style-name="L192"/>
    <style:style style:name="P219" style:family="paragraph" style:parent-style-name="Text_20_body" style:list-style-name="L193"/>
    <style:style style:name="P220" style:family="paragraph" style:parent-style-name="Text_20_body" style:list-style-name="L194"/>
    <style:style style:name="P221" style:family="paragraph" style:parent-style-name="Text_20_body" style:list-style-name="L195"/>
    <style:style style:name="P222" style:family="paragraph" style:parent-style-name="Text_20_body" style:list-style-name="L196"/>
    <style:style style:name="P223" style:family="paragraph" style:parent-style-name="Text_20_body" style:list-style-name="L197"/>
    <style:style style:name="P224" style:family="paragraph" style:parent-style-name="Text_20_body" style:list-style-name="L198"/>
    <style:style style:name="P225" style:family="paragraph" style:parent-style-name="Text_20_body" style:list-style-name="L199"/>
    <style:style style:name="P226" style:family="paragraph" style:parent-style-name="Text_20_body" style:list-style-name="L200"/>
    <style:style style:name="P227" style:family="paragraph" style:parent-style-name="Text_20_body" style:list-style-name="L201"/>
    <style:style style:name="P228" style:family="paragraph" style:parent-style-name="Text_20_body" style:list-style-name="L202"/>
    <style:style style:name="P229" style:family="paragraph" style:parent-style-name="Text_20_body" style:list-style-name="L203"/>
    <style:style style:name="P230" style:family="paragraph" style:parent-style-name="Text_20_body" style:list-style-name="L204"/>
    <style:style style:name="P231" style:family="paragraph" style:parent-style-name="Text_20_body" style:list-style-name="L205"/>
    <style:style style:name="P232" style:family="paragraph" style:parent-style-name="Text_20_body" style:list-style-name="L206"/>
    <style:style style:name="P233" style:family="paragraph" style:parent-style-name="Text_20_body" style:list-style-name="L207"/>
    <style:style style:name="P234" style:family="paragraph" style:parent-style-name="Text_20_body" style:list-style-name="L208"/>
    <style:style style:name="P235" style:family="paragraph" style:parent-style-name="Text_20_body" style:list-style-name="L209"/>
    <style:style style:name="P236" style:family="paragraph" style:parent-style-name="Text_20_body" style:list-style-name="L210"/>
    <style:style style:name="P237" style:family="paragraph" style:parent-style-name="Text_20_body" style:list-style-name="L211"/>
    <style:style style:name="P238" style:family="paragraph" style:parent-style-name="Text_20_body" style:list-style-name="L212"/>
    <style:style style:name="P239" style:family="paragraph" style:parent-style-name="Text_20_body" style:list-style-name="L213"/>
    <style:style style:name="P240" style:family="paragraph" style:parent-style-name="Text_20_body" style:list-style-name="L214"/>
    <style:style style:name="P241" style:family="paragraph" style:parent-style-name="Text_20_body" style:list-style-name="L215"/>
    <style:style style:name="P242" style:family="paragraph" style:parent-style-name="Text_20_body" style:list-style-name="L216"/>
    <style:style style:name="P243" style:family="paragraph" style:parent-style-name="Text_20_body" style:list-style-name="L217"/>
    <style:style style:name="P244" style:family="paragraph" style:parent-style-name="Text_20_body" style:list-style-name="L218"/>
    <style:style style:name="P245" style:family="paragraph" style:parent-style-name="Text_20_body" style:list-style-name="L219"/>
    <style:style style:name="P246" style:family="paragraph" style:parent-style-name="Text_20_body">
      <style:paragraph-properties style:border-line-width-bottom="0.0035in 0.0035in 0.0035in" fo:padding-left="0in" fo:padding-right="0in" fo:padding-top="0in" fo:padding-bottom="0.0291in" fo:border-left="none" fo:border-right="none" fo:border-top="none" fo:border-bottom="0.74pt double #000000" style:join-border="false"/>
      <style:text-properties officeooo:rsid="00257465" officeooo:paragraph-rsid="00257465"/>
    </style:style>
    <style:style style:name="P247" style:family="paragraph" style:parent-style-name="Text_20_body">
      <style:text-properties officeooo:rsid="00257465" officeooo:paragraph-rsid="00257465"/>
    </style:style>
    <style:style style:name="P248" style:family="paragraph" style:parent-style-name="Text_20_body">
      <style:paragraph-properties fo:padding-left="0in" fo:padding-right="0in" fo:padding-top="0in" fo:padding-bottom="0.0291in" fo:border-left="none" fo:border-right="none" fo:border-top="none" fo:border-bottom="0.06pt solid #000000" style:join-border="false"/>
      <style:text-properties officeooo:rsid="00257465" officeooo:paragraph-rsid="00257465"/>
    </style:style>
    <style:style style:name="P249" style:family="paragraph" style:parent-style-name="Text_20_body" style:list-style-name="L220"/>
    <style:style style:name="P250" style:family="paragraph" style:parent-style-name="Text_20_body" style:list-style-name="L221"/>
    <style:style style:name="P251" style:family="paragraph" style:parent-style-name="Text_20_body" style:list-style-name="L222"/>
    <style:style style:name="P252" style:family="paragraph" style:parent-style-name="Text_20_body" style:list-style-name="L223"/>
    <style:style style:name="P253" style:family="paragraph" style:parent-style-name="Text_20_body" style:list-style-name="L224"/>
    <style:style style:name="P254" style:family="paragraph" style:parent-style-name="Text_20_body" style:list-style-name="L225"/>
    <style:style style:name="P255" style:family="paragraph" style:parent-style-name="Text_20_body" style:list-style-name="L226"/>
    <style:style style:name="P256" style:family="paragraph" style:parent-style-name="Text_20_body" style:list-style-name="L227"/>
    <style:style style:name="P257" style:family="paragraph" style:parent-style-name="Text_20_body" style:list-style-name="L228"/>
    <style:style style:name="P258" style:family="paragraph" style:parent-style-name="Text_20_body" style:list-style-name="L229"/>
    <style:style style:name="P259" style:family="paragraph" style:parent-style-name="Text_20_body" style:list-style-name="L230"/>
    <style:style style:name="P260" style:family="paragraph" style:parent-style-name="Text_20_body" style:list-style-name="L231"/>
    <style:style style:name="P261" style:family="paragraph" style:parent-style-name="Text_20_body" style:list-style-name="L232"/>
    <style:style style:name="P262" style:family="paragraph" style:parent-style-name="Text_20_body" style:list-style-name="L233"/>
    <style:style style:name="P263" style:family="paragraph" style:parent-style-name="Text_20_body" style:list-style-name="L234"/>
    <style:style style:name="P264" style:family="paragraph" style:parent-style-name="Text_20_body" style:list-style-name="L235"/>
    <style:style style:name="P265" style:family="paragraph" style:parent-style-name="Text_20_body" style:list-style-name="L236"/>
    <style:style style:name="P266" style:family="paragraph" style:parent-style-name="Text_20_body" style:list-style-name="L237"/>
    <style:style style:name="P267" style:family="paragraph" style:parent-style-name="Text_20_body" style:list-style-name="L238"/>
    <style:style style:name="P268" style:family="paragraph" style:parent-style-name="Text_20_body" style:list-style-name="L239"/>
    <style:style style:name="P269" style:family="paragraph" style:parent-style-name="Text_20_body" style:list-style-name="L240"/>
    <style:style style:name="P270" style:family="paragraph" style:parent-style-name="Text_20_body" style:list-style-name="L241"/>
    <style:style style:name="P271" style:family="paragraph" style:parent-style-name="Text_20_body" style:list-style-name="L242"/>
    <style:style style:name="P272" style:family="paragraph" style:parent-style-name="Text_20_body" style:list-style-name="L243"/>
    <style:style style:name="P273" style:family="paragraph" style:parent-style-name="Text_20_body" style:list-style-name="L244"/>
    <style:style style:name="P274" style:family="paragraph" style:parent-style-name="Text_20_body" style:list-style-name="L245"/>
    <style:style style:name="P275" style:family="paragraph" style:parent-style-name="Text_20_body" style:list-style-name="L246"/>
    <style:style style:name="P276" style:family="paragraph" style:parent-style-name="Text_20_body" style:list-style-name="L247"/>
    <style:style style:name="P277" style:family="paragraph" style:parent-style-name="Text_20_body" style:list-style-name="L248"/>
    <style:style style:name="P278" style:family="paragraph" style:parent-style-name="Text_20_body" style:list-style-name="L249"/>
    <style:style style:name="P279" style:family="paragraph" style:parent-style-name="Text_20_body" style:list-style-name="L250"/>
    <style:style style:name="P280" style:family="paragraph" style:parent-style-name="Text_20_body" style:list-style-name="L251"/>
    <style:style style:name="P281" style:family="paragraph" style:parent-style-name="Text_20_body" style:list-style-name="L252"/>
    <style:style style:name="P282" style:family="paragraph" style:parent-style-name="Text_20_body" style:list-style-name="L253"/>
    <style:style style:name="P283" style:family="paragraph" style:parent-style-name="Text_20_body" style:list-style-name="L254"/>
    <style:style style:name="P284" style:family="paragraph" style:parent-style-name="Text_20_body" style:list-style-name="L255"/>
    <style:style style:name="P285" style:family="paragraph" style:parent-style-name="Text_20_body" style:list-style-name="L256"/>
    <style:style style:name="P286" style:family="paragraph" style:parent-style-name="Text_20_body" style:list-style-name="L257"/>
    <style:style style:name="P287" style:family="paragraph" style:parent-style-name="Text_20_body" style:list-style-name="L258"/>
    <style:style style:name="P288" style:family="paragraph" style:parent-style-name="Text_20_body" style:list-style-name="L259"/>
    <style:style style:name="P289" style:family="paragraph" style:parent-style-name="Text_20_body" style:list-style-name="L260"/>
    <style:style style:name="P290" style:family="paragraph" style:parent-style-name="Text_20_body" style:list-style-name="L261"/>
    <style:style style:name="P291" style:family="paragraph" style:parent-style-name="Text_20_body" style:list-style-name="L262"/>
    <style:style style:name="P292" style:family="paragraph" style:parent-style-name="Text_20_body" style:list-style-name="L263"/>
    <style:style style:name="P293" style:family="paragraph" style:parent-style-name="Text_20_body" style:list-style-name="L264"/>
    <style:style style:name="P294" style:family="paragraph" style:parent-style-name="Text_20_body" style:list-style-name="L265"/>
    <style:style style:name="P295" style:family="paragraph" style:parent-style-name="Text_20_body">
      <style:paragraph-properties style:border-line-width-bottom="0.0035in 0.0035in 0.0035in" fo:padding-left="0in" fo:padding-right="0in" fo:padding-top="0in" fo:padding-bottom="0.0291in" fo:border-left="none" fo:border-right="none" fo:border-top="none" fo:border-bottom="0.74pt double #000000" style:join-border="false"/>
      <style:text-properties officeooo:paragraph-rsid="0025be75"/>
    </style:style>
    <style:style style:name="P296" style:family="paragraph" style:parent-style-name="Text_20_body">
      <style:text-properties officeooo:rsid="0025be75" officeooo:paragraph-rsid="0025be75"/>
    </style:style>
    <style:style style:name="P297" style:family="paragraph" style:parent-style-name="Text_20_body">
      <style:text-properties officeooo:rsid="00289ea6" officeooo:paragraph-rsid="00289ea6"/>
    </style:style>
    <style:style style:name="P298" style:family="paragraph" style:parent-style-name="Text_20_body">
      <style:text-properties officeooo:rsid="0027bcdf" officeooo:paragraph-rsid="0027bcdf"/>
    </style:style>
    <style:style style:name="P299" style:family="paragraph" style:parent-style-name="Text_20_body">
      <style:text-properties officeooo:paragraph-rsid="0027bcdf"/>
    </style:style>
    <style:style style:name="P300" style:family="paragraph" style:parent-style-name="Text_20_body">
      <style:text-properties officeooo:rsid="0027cc99" officeooo:paragraph-rsid="0027cc99"/>
    </style:style>
    <style:style style:name="P301" style:family="paragraph" style:parent-style-name="Text_20_body">
      <style:text-properties officeooo:rsid="00296878" officeooo:paragraph-rsid="00296878"/>
    </style:style>
    <style:style style:name="P302" style:family="paragraph" style:parent-style-name="Text_20_body" style:list-style-name="L266"/>
    <style:style style:name="P303" style:family="paragraph" style:parent-style-name="Text_20_body" style:list-style-name="L266">
      <style:text-properties officeooo:rsid="0027cc99" officeooo:paragraph-rsid="0027cc99"/>
    </style:style>
    <style:style style:name="P304" style:family="paragraph" style:parent-style-name="Text_20_body" style:list-style-name="L266">
      <style:text-properties officeooo:paragraph-rsid="0027cc99"/>
    </style:style>
    <style:style style:name="P305" style:family="paragraph" style:parent-style-name="Text_20_body" style:list-style-name="L266">
      <style:text-properties officeooo:rsid="0027df13" officeooo:paragraph-rsid="0027df13"/>
    </style:style>
    <style:style style:name="P306" style:family="paragraph" style:parent-style-name="Text_20_body" style:list-style-name="L266">
      <style:text-properties officeooo:rsid="0027cc99" officeooo:paragraph-rsid="0027df13"/>
    </style:style>
    <style:style style:name="P307" style:family="paragraph" style:parent-style-name="Text_20_body" style:list-style-name="L266">
      <style:text-properties officeooo:paragraph-rsid="0027df13"/>
    </style:style>
    <style:style style:name="P308" style:family="paragraph" style:parent-style-name="Text_20_body">
      <style:paragraph-properties style:border-line-width-bottom="0.0035in 0.0035in 0.0035in" fo:padding-left="0in" fo:padding-right="0in" fo:padding-top="0in" fo:padding-bottom="0.0291in" fo:border-left="none" fo:border-right="none" fo:border-top="none" fo:border-bottom="0.74pt double #000000" style:join-border="false"/>
      <style:text-properties officeooo:paragraph-rsid="002adb3f"/>
    </style:style>
    <style:style style:name="P309" style:family="paragraph" style:parent-style-name="Text_20_body">
      <style:text-properties officeooo:rsid="002adb3f" officeooo:paragraph-rsid="002adb3f"/>
    </style:style>
    <style:style style:name="P310" style:family="paragraph" style:parent-style-name="Text_20_body">
      <style:paragraph-properties fo:padding-left="0in" fo:padding-right="0in" fo:padding-top="0in" fo:padding-bottom="0.0291in" fo:border-left="none" fo:border-right="none" fo:border-top="none" fo:border-bottom="0.06pt solid #000000" style:join-border="false"/>
    </style:style>
    <style:style style:name="P311" style:family="paragraph" style:parent-style-name="Text_20_body" style:list-style-name="L267"/>
    <style:style style:name="P312" style:family="paragraph" style:parent-style-name="Text_20_body" style:list-style-name="L268"/>
    <style:style style:name="P313" style:family="paragraph" style:parent-style-name="Text_20_body" style:list-style-name="L269"/>
    <style:style style:name="P314" style:family="paragraph" style:parent-style-name="Text_20_body" style:list-style-name="L270"/>
    <style:style style:name="P315" style:family="paragraph" style:parent-style-name="Text_20_body" style:list-style-name="L271"/>
    <style:style style:name="P316" style:family="paragraph" style:parent-style-name="Text_20_body" style:master-page-name="">
      <loext:graphic-properties draw:fill="none"/>
      <style:paragraph-properties fo:margin-left="0in" fo:margin-right="0in" fo:margin-top="0in" fo:margin-bottom="0.0972in" style:contextual-spacing="false" fo:line-height="115%" fo:text-indent="0in" style:auto-text-indent="false" style:page-number="auto" fo:background-color="transparent"/>
    </style:style>
    <style:style style:name="P317" style:family="paragraph" style:parent-style-name="Text_20_body" style:list-style-name="L272"/>
    <style:style style:name="P318" style:family="paragraph" style:parent-style-name="Text_20_body" style:list-style-name="L273"/>
    <style:style style:name="P319" style:family="paragraph" style:parent-style-name="Text_20_body" style:list-style-name="L274"/>
    <style:style style:name="P320" style:family="paragraph" style:parent-style-name="Text_20_body" style:list-style-name="L275"/>
    <style:style style:name="P321" style:family="paragraph" style:parent-style-name="Text_20_body" style:list-style-name="L276"/>
    <style:style style:name="P322" style:family="paragraph" style:parent-style-name="Text_20_body" style:list-style-name="L277"/>
    <style:style style:name="P323" style:family="paragraph" style:parent-style-name="Text_20_body" style:list-style-name="L278"/>
    <style:style style:name="P324" style:family="paragraph" style:parent-style-name="Text_20_body" style:list-style-name="L279"/>
    <style:style style:name="P325" style:family="paragraph" style:parent-style-name="Text_20_body" style:list-style-name="L280"/>
    <style:style style:name="P326" style:family="paragraph" style:parent-style-name="Text_20_body" style:list-style-name="L281"/>
    <style:style style:name="P327" style:family="paragraph" style:parent-style-name="Text_20_body" style:list-style-name="L282"/>
    <style:style style:name="P328" style:family="paragraph" style:parent-style-name="Text_20_body" style:list-style-name="L283"/>
    <style:style style:name="P329" style:family="paragraph" style:parent-style-name="Text_20_body" style:list-style-name="L284"/>
    <style:style style:name="P330" style:family="paragraph" style:parent-style-name="Text_20_body" style:list-style-name="L285"/>
    <style:style style:name="P331" style:family="paragraph" style:parent-style-name="Text_20_body" style:list-style-name="L286"/>
    <style:style style:name="P332" style:family="paragraph" style:parent-style-name="Text_20_body" style:list-style-name="L287"/>
    <style:style style:name="P333" style:family="paragraph" style:parent-style-name="Text_20_body" style:list-style-name="L288"/>
    <style:style style:name="P334" style:family="paragraph" style:parent-style-name="Text_20_body" style:list-style-name="L289"/>
    <style:style style:name="P335" style:family="paragraph" style:parent-style-name="Text_20_body" style:list-style-name="L290"/>
    <style:style style:name="P336" style:family="paragraph" style:parent-style-name="Text_20_body" style:list-style-name="L291"/>
    <style:style style:name="P337" style:family="paragraph" style:parent-style-name="Text_20_body" style:list-style-name="L292"/>
    <style:style style:name="P338" style:family="paragraph" style:parent-style-name="Text_20_body" style:list-style-name="L293"/>
    <style:style style:name="P339" style:family="paragraph" style:parent-style-name="Text_20_body" style:list-style-name="L294"/>
    <style:style style:name="P340" style:family="paragraph" style:parent-style-name="Text_20_body" style:list-style-name="L295"/>
    <style:style style:name="P341" style:family="paragraph" style:parent-style-name="Text_20_body" style:list-style-name="L296"/>
    <style:style style:name="P342" style:family="paragraph" style:parent-style-name="Text_20_body" style:list-style-name="L297"/>
    <style:style style:name="P343" style:family="paragraph" style:parent-style-name="Text_20_body" style:list-style-name="L298"/>
    <style:style style:name="P344" style:family="paragraph" style:parent-style-name="Text_20_body" style:list-style-name="L299"/>
    <style:style style:name="P345" style:family="paragraph" style:parent-style-name="Text_20_body" style:list-style-name="L300"/>
    <style:style style:name="P346" style:family="paragraph" style:parent-style-name="Text_20_body" style:list-style-name="L301"/>
    <style:style style:name="P347" style:family="paragraph" style:parent-style-name="Text_20_body" style:list-style-name="L302"/>
    <style:style style:name="P348" style:family="paragraph" style:parent-style-name="Text_20_body" style:list-style-name="L303"/>
    <style:style style:name="P349" style:family="paragraph" style:parent-style-name="Text_20_body" style:list-style-name="L304"/>
    <style:style style:name="P350" style:family="paragraph" style:parent-style-name="Text_20_body" style:list-style-name="L305"/>
    <style:style style:name="P351" style:family="paragraph" style:parent-style-name="Text_20_body" style:list-style-name="L306"/>
    <style:style style:name="P352" style:family="paragraph" style:parent-style-name="Text_20_body" style:list-style-name="L307"/>
    <style:style style:name="P353" style:family="paragraph" style:parent-style-name="Text_20_body">
      <style:paragraph-properties fo:margin-left="0in" fo:margin-right="0in" fo:margin-top="0in" fo:margin-bottom="0in" style:contextual-spacing="false" fo:text-indent="0in" style:auto-text-indent="false" style:border-line-width-bottom="0.0035in 0.0035in 0.0035in" fo:padding-left="0in" fo:padding-right="0in" fo:padding-top="0in" fo:padding-bottom="0.0291in" fo:border-left="none" fo:border-right="none" fo:border-top="none" fo:border-bottom="0.74pt double #000000" style:join-border="false"/>
      <style:text-properties officeooo:rsid="002adb3f" officeooo:paragraph-rsid="002adb3f"/>
    </style:style>
    <style:style style:name="P354" style:family="paragraph" style:parent-style-name="Text_20_body">
      <style:paragraph-properties fo:margin-left="0in" fo:margin-right="0in" fo:text-indent="0in" style:auto-text-indent="false"/>
    </style:style>
    <style:style style:name="P355" style:family="paragraph" style:parent-style-name="Text_20_body" style:list-style-name="L308"/>
    <style:style style:name="P356" style:family="paragraph" style:parent-style-name="Heading_20_3">
      <style:text-properties officeooo:rsid="002aed9f" officeooo:paragraph-rsid="002aed9f"/>
    </style:style>
    <style:style style:name="P357" style:family="paragraph" style:parent-style-name="Text_20_body" style:list-style-name="L309">
      <style:text-properties officeooo:rsid="002aed9f" officeooo:paragraph-rsid="002aed9f"/>
    </style:style>
    <style:style style:name="P358" style:family="paragraph" style:parent-style-name="Text_20_body" style:list-style-name="L310"/>
    <style:style style:name="P359" style:family="paragraph" style:parent-style-name="Text_20_body" style:list-style-name="L311"/>
    <style:style style:name="P360" style:family="paragraph" style:parent-style-name="Text_20_body" style:list-style-name="L312"/>
    <style:style style:name="P361" style:family="paragraph" style:parent-style-name="Text_20_body" style:list-style-name="L313">
      <style:text-properties officeooo:paragraph-rsid="002adb3f"/>
    </style:style>
    <style:style style:name="P362" style:family="paragraph" style:parent-style-name="Heading_20_2">
      <style:text-properties officeooo:paragraph-rsid="002adb3f"/>
    </style:style>
    <style:style style:name="P363" style:family="paragraph" style:parent-style-name="Text_20_body" style:list-style-name="L314">
      <style:text-properties officeooo:paragraph-rsid="002adb3f"/>
    </style:style>
    <style:style style:name="P364" style:family="paragraph" style:parent-style-name="Text_20_body" style:list-style-name="L315"/>
    <style:style style:name="P365" style:family="paragraph" style:parent-style-name="Text_20_body" style:list-style-name="L316"/>
    <style:style style:name="P366" style:family="paragraph" style:parent-style-name="Text_20_body" style:list-style-name="L316">
      <style:text-properties officeooo:paragraph-rsid="002ae51c"/>
    </style:style>
    <style:style style:name="P367" style:family="paragraph" style:parent-style-name="Text_20_body">
      <style:text-properties officeooo:rsid="002ae51c" officeooo:paragraph-rsid="002ae51c"/>
    </style:style>
    <style:style style:name="P368" style:family="paragraph" style:parent-style-name="Text_20_body" style:list-style-name="L317"/>
    <style:style style:name="P369" style:family="paragraph" style:parent-style-name="Text_20_body" style:list-style-name="L317">
      <style:text-properties officeooo:paragraph-rsid="002ae51c"/>
    </style:style>
    <style:style style:name="P370" style:family="paragraph" style:parent-style-name="Text_20_body" style:list-style-name="L318"/>
    <style:style style:name="P371" style:family="paragraph" style:parent-style-name="Text_20_body" style:list-style-name="L318">
      <style:text-properties officeooo:paragraph-rsid="002ae51c"/>
    </style:style>
    <style:style style:name="P372" style:family="paragraph" style:parent-style-name="Text_20_body" style:list-style-name="L319"/>
    <style:style style:name="P373" style:family="paragraph" style:parent-style-name="Text_20_body">
      <style:text-properties officeooo:rsid="002aed9f" officeooo:paragraph-rsid="002aed9f"/>
    </style:style>
    <style:style style:name="P374" style:family="paragraph" style:parent-style-name="Text_20_body" style:list-style-name="L320"/>
    <style:style style:name="P375" style:family="paragraph" style:parent-style-name="Text_20_body" style:list-style-name="L321"/>
    <style:style style:name="P376" style:family="paragraph" style:parent-style-name="Text_20_body" style:list-style-name="L322"/>
    <style:style style:name="P377" style:family="paragraph" style:parent-style-name="Text_20_body" style:list-style-name="L323"/>
    <style:style style:name="P378" style:family="paragraph" style:parent-style-name="Text_20_body" style:list-style-name="L324"/>
    <style:style style:name="P379" style:family="paragraph" style:parent-style-name="Text_20_body" style:list-style-name="L325"/>
    <style:style style:name="P380" style:family="paragraph" style:parent-style-name="Text_20_body" style:list-style-name="L326"/>
    <style:style style:name="P381" style:family="paragraph" style:parent-style-name="Text_20_body" style:list-style-name="L327"/>
    <style:style style:name="P382" style:family="paragraph" style:parent-style-name="Text_20_body" style:list-style-name="L328"/>
    <style:style style:name="P383" style:family="paragraph" style:parent-style-name="Text_20_body" style:list-style-name="L329"/>
    <style:style style:name="P384" style:family="paragraph" style:parent-style-name="Text_20_body" style:list-style-name="L330"/>
    <style:style style:name="P385" style:family="paragraph" style:parent-style-name="Text_20_body" style:list-style-name="L331"/>
    <style:style style:name="P386" style:family="paragraph" style:parent-style-name="Text_20_body" style:list-style-name="L332"/>
    <style:style style:name="P387" style:family="paragraph" style:parent-style-name="Text_20_body" style:list-style-name="L333"/>
    <style:style style:name="P388" style:family="paragraph" style:parent-style-name="Text_20_body" style:list-style-name="L334"/>
    <style:style style:name="P389" style:family="paragraph" style:parent-style-name="Text_20_body" style:list-style-name="L335"/>
    <style:style style:name="P390" style:family="paragraph" style:parent-style-name="Text_20_body" style:list-style-name="L336"/>
    <style:style style:name="P391" style:family="paragraph" style:parent-style-name="Text_20_body" style:list-style-name="L337"/>
    <style:style style:name="P392" style:family="paragraph" style:parent-style-name="Text_20_body" style:list-style-name="L338"/>
    <style:style style:name="P393" style:family="paragraph" style:parent-style-name="Text_20_body" style:list-style-name="L339"/>
    <style:style style:name="P394" style:family="paragraph" style:parent-style-name="Text_20_body" style:list-style-name="L340"/>
    <style:style style:name="P395" style:family="paragraph" style:parent-style-name="Text_20_body" style:list-style-name="L341"/>
    <style:style style:name="P396" style:family="paragraph" style:parent-style-name="Text_20_body" style:list-style-name="L342"/>
    <style:style style:name="P397" style:family="paragraph" style:parent-style-name="Text_20_body" style:list-style-name="L343"/>
    <style:style style:name="P398" style:family="paragraph" style:parent-style-name="Text_20_body" style:list-style-name="L344"/>
    <style:style style:name="P399" style:family="paragraph" style:parent-style-name="Text_20_body" style:list-style-name="L345"/>
    <style:style style:name="P400" style:family="paragraph" style:parent-style-name="Text_20_body" style:list-style-name="L346"/>
    <style:style style:name="P401" style:family="paragraph" style:parent-style-name="Text_20_body" style:list-style-name="L347"/>
    <style:style style:name="P402" style:family="paragraph" style:parent-style-name="Text_20_body" style:list-style-name="L348"/>
    <style:style style:name="P403" style:family="paragraph" style:parent-style-name="Text_20_body" style:list-style-name="L349"/>
    <style:style style:name="P404" style:family="paragraph" style:parent-style-name="Text_20_body" style:list-style-name="L350"/>
    <style:style style:name="P405" style:family="paragraph" style:parent-style-name="Text_20_body" style:list-style-name="L351"/>
    <style:style style:name="P406" style:family="paragraph" style:parent-style-name="Text_20_body" style:list-style-name="L352"/>
    <style:style style:name="P407" style:family="paragraph" style:parent-style-name="Text_20_body" style:list-style-name="L353"/>
    <style:style style:name="P408" style:family="paragraph" style:parent-style-name="Text_20_body" style:list-style-name="L354"/>
    <style:style style:name="P409" style:family="paragraph" style:parent-style-name="Text_20_body" style:list-style-name="L355"/>
    <style:style style:name="P410" style:family="paragraph" style:parent-style-name="Text_20_body" style:list-style-name="L356"/>
    <style:style style:name="P411" style:family="paragraph" style:parent-style-name="Text_20_body" style:list-style-name="L357"/>
    <style:style style:name="P412" style:family="paragraph" style:parent-style-name="Text_20_body" style:list-style-name="L358"/>
    <style:style style:name="P413" style:family="paragraph" style:parent-style-name="Text_20_body" style:list-style-name="L359"/>
    <style:style style:name="P414" style:family="paragraph" style:parent-style-name="Text_20_body" style:list-style-name="L360"/>
    <style:style style:name="P415" style:family="paragraph" style:parent-style-name="Text_20_body" style:list-style-name="L361"/>
    <style:style style:name="P416" style:family="paragraph" style:parent-style-name="Text_20_body">
      <style:paragraph-properties style:border-line-width-bottom="0.0035in 0.0035in 0.0035in" fo:padding-left="0in" fo:padding-right="0in" fo:padding-top="0in" fo:padding-bottom="0.0291in" fo:border-left="none" fo:border-right="none" fo:border-top="none" fo:border-bottom="0.74pt double #000000" style:join-border="false"/>
      <style:text-properties officeooo:rsid="0031d321" officeooo:paragraph-rsid="0031d321"/>
    </style:style>
    <style:style style:name="P417" style:family="paragraph" style:parent-style-name="Text_20_body">
      <style:text-properties officeooo:rsid="0031d321" officeooo:paragraph-rsid="0031d321"/>
    </style:style>
    <style:style style:name="P418" style:family="paragraph" style:parent-style-name="Text_20_body">
      <style:paragraph-properties fo:padding-left="0in" fo:padding-right="0in" fo:padding-top="0in" fo:padding-bottom="0.0291in" fo:border-left="none" fo:border-right="none" fo:border-top="none" fo:border-bottom="0.06pt solid #000000" style:join-border="false"/>
      <style:text-properties officeooo:rsid="0031d321" officeooo:paragraph-rsid="0031d321"/>
    </style:style>
    <style:style style:name="P419" style:family="paragraph" style:parent-style-name="Text_20_body" style:list-style-name="L362"/>
    <style:style style:name="P420" style:family="paragraph" style:parent-style-name="Text_20_body" style:list-style-name="L363"/>
    <style:style style:name="P421" style:family="paragraph" style:parent-style-name="Text_20_body" style:list-style-name="L364"/>
    <style:style style:name="P422" style:family="paragraph" style:parent-style-name="Text_20_body" style:list-style-name="L365"/>
    <style:style style:name="P423" style:family="paragraph" style:parent-style-name="Text_20_body" style:list-style-name="L366"/>
    <style:style style:name="P424" style:family="paragraph" style:parent-style-name="Text_20_body" style:list-style-name="L367"/>
    <style:style style:name="P425" style:family="paragraph" style:parent-style-name="Text_20_body" style:list-style-name="L368"/>
    <style:style style:name="P426" style:family="paragraph" style:parent-style-name="Text_20_body" style:list-style-name="L369"/>
    <style:style style:name="P427" style:family="paragraph" style:parent-style-name="Text_20_body" style:list-style-name="L370"/>
    <style:style style:name="P428" style:family="paragraph" style:parent-style-name="Text_20_body" style:list-style-name="L371"/>
    <style:style style:name="P429" style:family="paragraph" style:parent-style-name="Text_20_body" style:list-style-name="L372"/>
    <style:style style:name="P430" style:family="paragraph" style:parent-style-name="Text_20_body" style:list-style-name="L373"/>
    <style:style style:name="P431" style:family="paragraph" style:parent-style-name="Text_20_body" style:list-style-name="L374"/>
    <style:style style:name="P432" style:family="paragraph" style:parent-style-name="Text_20_body" style:list-style-name="L375"/>
    <style:style style:name="P433" style:family="paragraph" style:parent-style-name="Text_20_body" style:list-style-name="L376"/>
    <style:style style:name="P434" style:family="paragraph" style:parent-style-name="Text_20_body" style:list-style-name="L377"/>
    <style:style style:name="P435" style:family="paragraph" style:parent-style-name="Text_20_body" style:list-style-name="L378"/>
    <style:style style:name="P436" style:family="paragraph" style:parent-style-name="Text_20_body" style:list-style-name="L379"/>
    <style:style style:name="P437" style:family="paragraph" style:parent-style-name="Text_20_body" style:list-style-name="L380"/>
    <style:style style:name="P438" style:family="paragraph" style:parent-style-name="Text_20_body" style:list-style-name="L381"/>
    <style:style style:name="P439" style:family="paragraph" style:parent-style-name="Text_20_body" style:list-style-name="L382"/>
    <style:style style:name="P440" style:family="paragraph" style:parent-style-name="Text_20_body" style:list-style-name="L383"/>
    <style:style style:name="P441" style:family="paragraph" style:parent-style-name="Text_20_body" style:list-style-name="L384"/>
    <style:style style:name="P442" style:family="paragraph" style:parent-style-name="Text_20_body" style:list-style-name="L385"/>
    <style:style style:name="P443" style:family="paragraph" style:parent-style-name="Text_20_body" style:list-style-name="L386"/>
    <style:style style:name="P444" style:family="paragraph" style:parent-style-name="Text_20_body" style:list-style-name="L387"/>
    <style:style style:name="P445" style:family="paragraph" style:parent-style-name="Text_20_body" style:list-style-name="L388"/>
    <style:style style:name="P446" style:family="paragraph" style:parent-style-name="Text_20_body" style:list-style-name="L389"/>
    <style:style style:name="P447" style:family="paragraph" style:parent-style-name="Text_20_body" style:list-style-name="L390"/>
    <style:style style:name="P448" style:family="paragraph" style:parent-style-name="Text_20_body" style:list-style-name="L391"/>
    <style:style style:name="P449" style:family="paragraph" style:parent-style-name="Text_20_body" style:list-style-name="L392"/>
    <style:style style:name="P450" style:family="paragraph" style:parent-style-name="Text_20_body" style:list-style-name="L393"/>
    <style:style style:name="P451" style:family="paragraph" style:parent-style-name="Text_20_body" style:list-style-name="L394"/>
    <style:style style:name="P452" style:family="paragraph" style:parent-style-name="Text_20_body" style:list-style-name="L395"/>
    <style:style style:name="P453" style:family="paragraph" style:parent-style-name="Text_20_body" style:list-style-name="L396"/>
    <style:style style:name="P454" style:family="paragraph" style:parent-style-name="Text_20_body" style:list-style-name="L397"/>
    <style:style style:name="P455" style:family="paragraph" style:parent-style-name="Text_20_body" style:list-style-name="L398"/>
    <style:style style:name="P456" style:family="paragraph" style:parent-style-name="Text_20_body" style:list-style-name="L399"/>
    <style:style style:name="P457" style:family="paragraph" style:parent-style-name="Text_20_body" style:list-style-name="L400"/>
    <style:style style:name="P458" style:family="paragraph" style:parent-style-name="Text_20_body" style:list-style-name="L401"/>
    <style:style style:name="P459" style:family="paragraph" style:parent-style-name="Text_20_body" style:list-style-name="L402"/>
    <style:style style:name="P460" style:family="paragraph" style:parent-style-name="Text_20_body" style:list-style-name="L403"/>
    <style:style style:name="P461" style:family="paragraph" style:parent-style-name="Text_20_body" style:list-style-name="L404"/>
    <style:style style:name="P462" style:family="paragraph" style:parent-style-name="Text_20_body" style:list-style-name="L405"/>
    <style:style style:name="P463" style:family="paragraph" style:parent-style-name="Text_20_body">
      <style:paragraph-properties style:border-line-width-bottom="0.0035in 0.0035in 0.0035in" fo:padding-left="0in" fo:padding-right="0in" fo:padding-top="0in" fo:padding-bottom="0.0291in" fo:border-left="none" fo:border-right="none" fo:border-top="none" fo:border-bottom="0.74pt double #000000" style:join-border="false"/>
      <style:text-properties officeooo:paragraph-rsid="003693ce"/>
    </style:style>
    <style:style style:name="P464" style:family="paragraph" style:parent-style-name="Text_20_body">
      <style:text-properties officeooo:rsid="003693ce" officeooo:paragraph-rsid="003693ce"/>
    </style:style>
    <style:style style:name="P465" style:family="paragraph" style:parent-style-name="Text_20_body">
      <style:paragraph-properties fo:padding-left="0in" fo:padding-right="0in" fo:padding-top="0in" fo:padding-bottom="0.0291in" fo:border-left="none" fo:border-right="none" fo:border-top="none" fo:border-bottom="0.06pt solid #000000" style:join-border="false"/>
      <style:text-properties officeooo:rsid="003693ce" officeooo:paragraph-rsid="003693ce"/>
    </style:style>
    <style:style style:name="P466" style:family="paragraph" style:parent-style-name="Text_20_body" style:list-style-name="L406"/>
    <style:style style:name="P467" style:family="paragraph" style:parent-style-name="Text_20_body" style:list-style-name="L407"/>
    <style:style style:name="P468" style:family="paragraph" style:parent-style-name="Text_20_body" style:list-style-name="L408"/>
    <style:style style:name="P469" style:family="paragraph" style:parent-style-name="Text_20_body" style:list-style-name="L409"/>
    <style:style style:name="P470" style:family="paragraph" style:parent-style-name="Text_20_body" style:list-style-name="L410"/>
    <style:style style:name="P471" style:family="paragraph" style:parent-style-name="Text_20_body" style:list-style-name="L411"/>
    <style:style style:name="P472" style:family="paragraph" style:parent-style-name="Text_20_body" style:list-style-name="L412"/>
    <style:style style:name="P473" style:family="paragraph" style:parent-style-name="Text_20_body" style:list-style-name="L413"/>
    <style:style style:name="P474" style:family="paragraph" style:parent-style-name="Text_20_body" style:list-style-name="L414"/>
    <style:style style:name="P475" style:family="paragraph" style:parent-style-name="Text_20_body" style:list-style-name="L415"/>
    <style:style style:name="P476" style:family="paragraph" style:parent-style-name="Text_20_body" style:list-style-name="L416"/>
    <style:style style:name="P477" style:family="paragraph" style:parent-style-name="Text_20_body" style:list-style-name="L417"/>
    <style:style style:name="P478" style:family="paragraph" style:parent-style-name="Text_20_body" style:list-style-name="L418"/>
    <style:style style:name="P479" style:family="paragraph" style:parent-style-name="Text_20_body" style:list-style-name="L419"/>
    <style:style style:name="P480" style:family="paragraph" style:parent-style-name="Text_20_body" style:list-style-name="L420"/>
    <style:style style:name="P481" style:family="paragraph" style:parent-style-name="Text_20_body" style:list-style-name="L421"/>
    <style:style style:name="P482" style:family="paragraph" style:parent-style-name="Text_20_body" style:list-style-name="L422"/>
    <style:style style:name="P483" style:family="paragraph" style:parent-style-name="Text_20_body" style:list-style-name="L423"/>
    <style:style style:name="P484" style:family="paragraph" style:parent-style-name="Text_20_body" style:list-style-name="L424"/>
    <style:style style:name="P485" style:family="paragraph" style:parent-style-name="Text_20_body" style:list-style-name="L425"/>
    <style:style style:name="P486" style:family="paragraph" style:parent-style-name="Text_20_body" style:list-style-name="L426"/>
    <style:style style:name="P487" style:family="paragraph" style:parent-style-name="Text_20_body" style:list-style-name="L427"/>
    <style:style style:name="P488" style:family="paragraph" style:parent-style-name="Text_20_body" style:list-style-name="L428"/>
    <style:style style:name="P489" style:family="paragraph" style:parent-style-name="Text_20_body" style:list-style-name="L429"/>
    <style:style style:name="P490" style:family="paragraph" style:parent-style-name="Text_20_body">
      <style:paragraph-properties style:border-line-width-bottom="0.0035in 0.0035in 0.0035in" fo:padding-left="0in" fo:padding-right="0in" fo:padding-top="0in" fo:padding-bottom="0.0291in" fo:border-left="none" fo:border-right="none" fo:border-top="none" fo:border-bottom="0.74pt double #000000" style:join-border="false"/>
      <style:text-properties officeooo:paragraph-rsid="0036a2ba"/>
    </style:style>
    <style:style style:name="P491" style:family="paragraph" style:parent-style-name="Text_20_body">
      <style:paragraph-properties fo:padding-left="0in" fo:padding-right="0in" fo:padding-top="0in" fo:padding-bottom="0.0291in" fo:border-left="none" fo:border-right="none" fo:border-top="none" fo:border-bottom="0.06pt solid #000000" style:join-border="false"/>
      <style:text-properties officeooo:paragraph-rsid="0036a2ba"/>
    </style:style>
    <style:style style:name="P492" style:family="paragraph" style:parent-style-name="Text_20_body" style:list-style-name="L430"/>
    <style:style style:name="P493" style:family="paragraph" style:parent-style-name="Text_20_body" style:list-style-name="L431"/>
    <style:style style:name="P494" style:family="paragraph" style:parent-style-name="Text_20_body" style:list-style-name="L432"/>
    <style:style style:name="P495" style:family="paragraph" style:parent-style-name="Text_20_body" style:list-style-name="L433"/>
    <style:style style:name="P496" style:family="paragraph" style:parent-style-name="Text_20_body" style:list-style-name="L434"/>
    <style:style style:name="P497" style:family="paragraph" style:parent-style-name="Text_20_body" style:list-style-name="L435"/>
    <style:style style:name="P498" style:family="paragraph" style:parent-style-name="Text_20_body" style:list-style-name="L436"/>
    <style:style style:name="P499" style:family="paragraph" style:parent-style-name="Text_20_body" style:list-style-name="L437"/>
    <style:style style:name="P500" style:family="paragraph" style:parent-style-name="Text_20_body" style:list-style-name="L438"/>
    <style:style style:name="P501" style:family="paragraph" style:parent-style-name="Text_20_body" style:list-style-name="L439"/>
    <style:style style:name="P502" style:family="paragraph" style:parent-style-name="Text_20_body" style:list-style-name="L440"/>
    <style:style style:name="P503" style:family="paragraph" style:parent-style-name="Text_20_body" style:list-style-name="L441"/>
    <style:style style:name="P504" style:family="paragraph" style:parent-style-name="Text_20_body" style:list-style-name="L442"/>
    <style:style style:name="P505" style:family="paragraph" style:parent-style-name="Text_20_body" style:list-style-name="L443"/>
    <style:style style:name="P506" style:family="paragraph" style:parent-style-name="Text_20_body" style:list-style-name="L444"/>
    <style:style style:name="P507" style:family="paragraph" style:parent-style-name="Text_20_body" style:list-style-name="L445"/>
    <style:style style:name="P508" style:family="paragraph" style:parent-style-name="Text_20_body" style:list-style-name="L446"/>
    <style:style style:name="P509" style:family="paragraph" style:parent-style-name="Text_20_body" style:list-style-name="L447"/>
    <style:style style:name="P510" style:family="paragraph" style:parent-style-name="Text_20_body" style:list-style-name="L448"/>
    <style:style style:name="P511" style:family="paragraph" style:parent-style-name="Text_20_body" style:list-style-name="L449"/>
    <style:style style:name="P512" style:family="paragraph" style:parent-style-name="Text_20_body" style:list-style-name="L450"/>
    <style:style style:name="P513" style:family="paragraph" style:parent-style-name="Text_20_body" style:list-style-name="L451"/>
    <style:style style:name="P514" style:family="paragraph" style:parent-style-name="Text_20_body" style:list-style-name="L452"/>
    <style:style style:name="P515" style:family="paragraph" style:parent-style-name="Text_20_body" style:list-style-name="L453"/>
    <style:style style:name="P516" style:family="paragraph" style:parent-style-name="Text_20_body" style:list-style-name="L454"/>
    <style:style style:name="P517" style:family="paragraph" style:parent-style-name="Text_20_body" style:list-style-name="L455"/>
    <style:style style:name="P518" style:family="paragraph" style:parent-style-name="Text_20_body" style:list-style-name="L456"/>
    <style:style style:name="P519" style:family="paragraph" style:parent-style-name="Text_20_body" style:list-style-name="L457"/>
    <style:style style:name="P520" style:family="paragraph" style:parent-style-name="Text_20_body" style:list-style-name="L458"/>
    <style:style style:name="P521" style:family="paragraph" style:parent-style-name="Text_20_body" style:list-style-name="L459"/>
    <style:style style:name="P522" style:family="paragraph" style:parent-style-name="Text_20_body" style:list-style-name="L460"/>
    <style:style style:name="P523" style:family="paragraph" style:parent-style-name="Text_20_body" style:list-style-name="L461"/>
    <style:style style:name="P524" style:family="paragraph" style:parent-style-name="Text_20_body" style:list-style-name="L462"/>
    <style:style style:name="P525" style:family="paragraph" style:parent-style-name="Text_20_body" style:list-style-name="L463"/>
    <style:style style:name="P526" style:family="paragraph" style:parent-style-name="Text_20_body" style:list-style-name="L464"/>
    <style:style style:name="P527" style:family="paragraph" style:parent-style-name="Text_20_body" style:list-style-name="L465"/>
    <style:style style:name="P528" style:family="paragraph" style:parent-style-name="Text_20_body" style:list-style-name="L466"/>
    <style:style style:name="P529" style:family="paragraph" style:parent-style-name="Text_20_body" style:list-style-name="L467"/>
    <style:style style:name="P530" style:family="paragraph" style:parent-style-name="Text_20_body" style:list-style-name="L468"/>
    <style:style style:name="P531" style:family="paragraph" style:parent-style-name="Text_20_body" style:list-style-name="L469"/>
    <style:style style:name="P532" style:family="paragraph" style:parent-style-name="Text_20_body" style:list-style-name="L470"/>
    <style:style style:name="P533" style:family="paragraph" style:parent-style-name="Text_20_body" style:list-style-name="L471"/>
    <style:style style:name="P534" style:family="paragraph" style:parent-style-name="Text_20_body" style:list-style-name="L472"/>
    <style:style style:name="P535" style:family="paragraph" style:parent-style-name="Text_20_body" style:list-style-name="L473"/>
    <style:style style:name="P536" style:family="paragraph" style:parent-style-name="Text_20_body" style:list-style-name="L474"/>
    <style:style style:name="P537" style:family="paragraph" style:parent-style-name="Text_20_body" style:list-style-name="L475"/>
    <style:style style:name="P538" style:family="paragraph" style:parent-style-name="Text_20_body" style:list-style-name="L476"/>
    <style:style style:name="P539" style:family="paragraph" style:parent-style-name="Text_20_body" style:list-style-name="L477"/>
    <style:style style:name="P540" style:family="paragraph" style:parent-style-name="Text_20_body" style:list-style-name="L478"/>
    <style:style style:name="P541" style:family="paragraph" style:parent-style-name="Text_20_body" style:list-style-name="L479"/>
    <style:style style:name="P542" style:family="paragraph" style:parent-style-name="Text_20_body" style:list-style-name="L480"/>
    <style:style style:name="P543" style:family="paragraph" style:parent-style-name="Text_20_body" style:list-style-name="L481"/>
    <style:style style:name="P544" style:family="paragraph" style:parent-style-name="Text_20_body" style:list-style-name="L482"/>
    <style:style style:name="P545" style:family="paragraph" style:parent-style-name="Text_20_body" style:list-style-name="L483"/>
    <style:style style:name="P546" style:family="paragraph" style:parent-style-name="Text_20_body" style:list-style-name="L484"/>
    <style:style style:name="P547" style:family="paragraph" style:parent-style-name="Text_20_body" style:list-style-name="L485"/>
    <style:style style:name="P548" style:family="paragraph" style:parent-style-name="Text_20_body" style:list-style-name="L486"/>
    <style:style style:name="P549" style:family="paragraph" style:parent-style-name="Text_20_body" style:list-style-name="L487"/>
    <style:style style:name="P550" style:family="paragraph" style:parent-style-name="Text_20_body" style:list-style-name="L488"/>
    <style:style style:name="P551" style:family="paragraph" style:parent-style-name="Text_20_body" style:list-style-name="L489"/>
    <style:style style:name="P552" style:family="paragraph" style:parent-style-name="Text_20_body" style:list-style-name="L490"/>
    <style:style style:name="P553" style:family="paragraph" style:parent-style-name="Text_20_body" style:list-style-name="L491"/>
    <style:style style:name="P554" style:family="paragraph" style:parent-style-name="Text_20_body" style:list-style-name="L492"/>
    <style:style style:name="P555" style:family="paragraph" style:parent-style-name="Text_20_body" style:list-style-name="L493"/>
    <style:style style:name="P556" style:family="paragraph" style:parent-style-name="Text_20_body" style:list-style-name="L494"/>
    <style:style style:name="P557" style:family="paragraph" style:parent-style-name="Text_20_body" style:list-style-name="L495"/>
    <style:style style:name="P558" style:family="paragraph" style:parent-style-name="Text_20_body" style:list-style-name="L496"/>
    <style:style style:name="P559" style:family="paragraph" style:parent-style-name="Text_20_body" style:list-style-name="L497"/>
    <style:style style:name="P560" style:family="paragraph" style:parent-style-name="Text_20_body" style:list-style-name="L498"/>
    <style:style style:name="P561" style:family="paragraph" style:parent-style-name="Text_20_body" style:list-style-name="L499"/>
    <style:style style:name="P562" style:family="paragraph" style:parent-style-name="Text_20_body" style:list-style-name="L500"/>
    <style:style style:name="P563" style:family="paragraph" style:parent-style-name="Text_20_body" style:list-style-name="L501"/>
    <style:style style:name="P564" style:family="paragraph" style:parent-style-name="Text_20_body" style:list-style-name="L502"/>
    <style:style style:name="P565" style:family="paragraph" style:parent-style-name="Text_20_body" style:list-style-name="L503"/>
    <style:style style:name="P566" style:family="paragraph" style:parent-style-name="Text_20_body" style:list-style-name="L504"/>
    <style:style style:name="P567" style:family="paragraph" style:parent-style-name="Text_20_body" style:list-style-name="L505"/>
    <style:style style:name="P568" style:family="paragraph" style:parent-style-name="Text_20_body" style:list-style-name="L506"/>
    <style:style style:name="P569" style:family="paragraph" style:parent-style-name="Text_20_body" style:list-style-name="L507"/>
    <style:style style:name="P570" style:family="paragraph" style:parent-style-name="Text_20_body" style:list-style-name="L508"/>
    <style:style style:name="T1" style:family="text">
      <style:text-properties style:font-name="Courier New"/>
    </style:style>
    <style:style style:name="T2" style:family="text">
      <style:text-properties officeooo:rsid="00246a60"/>
    </style:style>
    <style:style style:name="T3" style:family="text">
      <style:text-properties officeooo:rsid="0025be75"/>
    </style:style>
    <style:style style:name="T4" style:family="text">
      <style:text-properties officeooo:rsid="0027bcdf"/>
    </style:style>
    <style:style style:name="T5" style:family="text">
      <style:text-properties officeooo:rsid="0027df13"/>
    </style:style>
    <style:style style:name="T6" style:family="text">
      <style:text-properties officeooo:rsid="00289ea6"/>
    </style:style>
    <style:style style:name="T7" style:family="text">
      <style:text-properties officeooo:rsid="002adb3f"/>
    </style:style>
    <style:style style:name="fr1" style:family="graphic" style:parent-style-name="Frame">
      <style:graphic-properties fo:margin-left="0in" fo:margin-right="0in" fo:margin-top="0in" fo:margin-bottom="0in" style:wrap="run-through" style:number-wrapped-paragraphs="no-limit" style:vertical-pos="top" style:vertical-rel="char" style:horizontal-pos="left" style:horizontal-rel="char" fo:padding="0in" fo:border="0.06pt solid #ffffff"/>
    </style:style>
    <style:style style:name="Sect1" style:family="section">
      <style:section-properties style:writing-mode="lr-tb" fo:margin-left="0in" fo:margin-right="0in" style:editable="false">
        <style:columns fo:column-count="1" fo:column-gap="0in"/>
      </style:section-properties>
    </style:style>
    <style:style style:name="Sect2" style:family="section">
      <style:section-properties fo:margin-left="0in" fo:margin-right="0in"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7">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4">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5">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6">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7">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8">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9">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0">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2">
      <text:list-level-style-number text:level="1" text:style-name="Numbering_20_Symbols" loext:num-list-format="%1%." style:num-suffix="." style:num-format="1">
        <style:list-level-properties/>
      </text:list-level-style-number>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4">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5">
      <text:list-level-style-number text:level="1" text:style-name="Numbering_20_Symbols" loext:num-list-format="%1%." style:num-suffix="." style:num-format="1">
        <style:list-level-properties/>
      </text:list-level-style-number>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6">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7">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8">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9">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0">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4">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5">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6">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7">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8">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9">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0">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4">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5">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6">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7">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8">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9">
      <text:list-level-style-number text:level="1" text:style-name="Numbering_20_Symbols" loext:num-list-format="%1%." style:num-suffix="." style:num-format="1">
        <style:list-level-properties/>
      </text:list-level-style-number>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0">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4">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5">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6">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7">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8">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9">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0">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4">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5">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6">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7">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8">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9">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0">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4">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5">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6">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7">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8">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9">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0">
      <text:list-level-style-number text:level="1" text:style-name="Numbering_20_Symbols" loext:num-list-format="%1%." style:num-suffix="." style:num-format="1">
        <style:list-level-properties/>
      </text:list-level-style-number>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4">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5">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6">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7">
      <text:list-level-style-number text:level="1" text:style-name="Numbering_20_Symbols" loext:num-list-format="%1%." style:num-suffix="." style:num-format="1">
        <style:list-level-properties/>
      </text:list-level-style-number>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8">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9">
      <text:list-level-style-number text:level="1" text:style-name="Numbering_20_Symbols" loext:num-list-format="%1%." style:num-suffix="." style:num-format="1">
        <style:list-level-properties/>
      </text:list-level-style-number>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0">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1">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1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4">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15">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6">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7">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8">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9">
      <text:list-level-style-number text:level="1" text:style-name="Numbering_20_Symbols" loext:num-list-format="%1%." style:num-suffix="." style:num-format="1">
        <style:list-level-properties/>
      </text:list-level-style-number>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0">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4">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5">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6">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7">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8">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9">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0">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2">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3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4">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35">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6">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7">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8">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9">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0">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4">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5">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6">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7">
      <text:list-level-style-number text:level="1" text:style-name="Numbering_20_Symbols" loext:num-list-format="%1%." style:num-suffix="." style:num-format="1">
        <style:list-level-properties/>
      </text:list-level-style-number>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8">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49">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0">
      <text:list-level-style-number text:level="1" text:style-name="Numbering_20_Symbols" loext:num-list-format="%1%." style:num-suffix="." style:num-format="1">
        <style:list-level-properties/>
      </text:list-level-style-number>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4">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5">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6">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7">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8">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9">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60">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1">
      <text:list-level-style-number text:level="1" text:style-name="Numbering_20_Symbols" loext:num-list-format="%1%." style:num-suffix="." style:num-format="1">
        <style:list-level-properties text:space-before="-0.1965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62">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3">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1965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4">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5">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6">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7">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8">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9">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0">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1">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2">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1965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3">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4">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5">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6">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7">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8">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9">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0">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1">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2">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3">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4">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5">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6">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7">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8">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9">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0">
      <text:list-level-style-number text:level="1" text:style-name="Numbering_20_Symbols" loext:num-list-format="%1%." style:num-suffix="." style:num-format="1">
        <style:list-level-properties text:space-before="-0.1965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91">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2">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3">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4">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5">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6">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7">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8">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1965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9">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0">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1">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2">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3">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4">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5">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6">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7">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8">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9">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0">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1">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2">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3">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4">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5">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6">
      <text:list-level-style-number text:level="1" text:style-name="Numbering_20_Symbols" loext:num-list-format="%1%." style:num-suffix="." style:num-format="1">
        <style:list-level-properties text:space-before="-0.1965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17">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8">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9">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0">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1">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2">
      <text:list-level-style-number text:level="1" text:style-name="Numbering_20_Symbols" loext:num-list-format="%1%." style:num-suffix="." style:num-format="1">
        <style:list-level-properties text:space-before="-0.1965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23">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4">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5">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6">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7">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8">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9">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1965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0">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1">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2">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3">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4">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5">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6">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7">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1965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8">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9">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0">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1">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2">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3">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4">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5">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6">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7">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8">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1965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9">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0">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1">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2">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3">
      <text:list-level-style-number text:level="1" text:style-name="Numbering_20_Symbols" loext:num-list-format="%1%." style:num-suffix="." style:num-format="1">
        <style:list-level-properties text:space-before="-0.1965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54">
      <text:list-level-style-number text:level="1" text:style-name="Numbering_20_Symbols" loext:num-list-format="%1%." style:num-suffix="." style:num-format="1">
        <style:list-level-properties text:space-before="-0.1965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55">
      <text:list-level-style-number text:level="1" text:style-name="Numbering_20_Symbols" loext:num-list-format="%1%." style:num-suffix="." style:num-format="1" text:start-value="4">
        <style:list-level-properties text:space-before="-0.1965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56">
      <text:list-level-style-number text:level="1" text:style-name="Numbering_20_Symbols" loext:num-list-format="%1%." style:num-suffix="." style:num-format="1" text:start-value="5">
        <style:list-level-properties text:space-before="-0.1965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57">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8">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9">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0">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1">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2">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3">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4">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5">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8">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9">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0">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1">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3">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4">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5">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6">
      <text:list-level-style-number text:level="1" text:style-name="Numbering_20_Symbols" loext:num-list-format="%1%." style:num-suffix="." style:num-format="1">
        <style:list-level-properties text:space-before="-0.1965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77">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8">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9">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0">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1">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2">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3">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4">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5">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6">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7">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8">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9">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0">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1">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2">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3">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4">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5">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6">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7">
      <text:list-level-style-number text:level="1" text:style-name="Numbering_20_Symbols" loext:num-list-format="%1%." style:num-suffix="." style:num-format="1">
        <style:list-level-properties text:space-before="-0.1965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98">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9">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0">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1">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2">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1965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3">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4">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5">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6">
      <text:list-level-style-number text:level="1" text:style-name="Numbering_20_Symbols" loext:num-list-format="%1%." style:num-suffix="." style:num-format="1">
        <style:list-level-properties text:space-before="-0.1965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07">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6">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0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0">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31">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32">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33">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34">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1965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35">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36">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37">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38">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39">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40">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41">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42">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43">
      <text:list-level-style-number text:level="1" text:style-name="Numbering_20_Symbols" loext:num-list-format="%1%." style:num-suffix="." style:num-format="1">
        <style:list-level-properties text:space-before="-0.1965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44">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45">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46">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47">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1965in" text:min-label-width="0.1965in"/>
      </text:list-level-style-bullet>
      <text:list-level-style-bullet text:level="3" text:style-name="Bullet_20_Symbols" loext:num-list-format="%3%." style:num-suffix="." text:bullet-char="">
        <style:list-level-properties text:space-before="-0.1965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48">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49">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50">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51">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52">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53">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54">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55">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56">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57">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58">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59">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60">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61">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62">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63">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1965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64">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65">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66">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67">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68">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69">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70">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71">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72">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73">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74">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75">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76">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77">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78">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79">
      <text:list-level-style-number text:level="1" text:style-name="Numbering_20_Symbols" loext:num-list-format="%1%." style:num-suffix="." style:num-format="1">
        <style:list-level-properties text:space-before="-0.1965in" text:min-label-width="0.1965in"/>
      </text:list-level-style-number>
      <text:list-level-style-bullet text:level="2" text:style-name="Bullet_20_Symbols" loext:num-list-format="%2%." style:num-suffix="." text:bullet-char="">
        <style:list-level-properties text:space-before="-0.1965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80">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81">
      <text:list-level-style-number text:level="1" text:style-name="Numbering_20_Symbols" loext:num-list-format="%1%." style:num-suffix="." style:num-format="1">
        <style:list-level-properties text:space-before="-0.1965in" text:min-label-width="0.1965in"/>
      </text:list-level-style-number>
      <text:list-level-style-bullet text:level="2" text:style-name="Bullet_20_Symbols" loext:num-list-format="%2%." style:num-suffix="." text:bullet-char="">
        <style:list-level-properties text:space-before="-0.1965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82">
      <text:list-level-style-number text:level="1" text:style-name="Numbering_20_Symbols" loext:num-list-format="%1%." style:num-suffix="." style:num-format="1">
        <style:list-level-properties text:space-before="-0.1965in" text:min-label-width="0.1965in"/>
      </text:list-level-style-number>
      <text:list-level-style-bullet text:level="2" text:style-name="Bullet_20_Symbols" loext:num-list-format="%2%." style:num-suffix="." text:bullet-char="">
        <style:list-level-properties text:space-before="-0.1965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83">
      <text:list-level-style-number text:level="1" text:style-name="Numbering_20_Symbols" loext:num-list-format="%1%." style:num-suffix="." style:num-format="1">
        <style:list-level-properties text:space-before="-0.1965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84">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85">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86">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87">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88">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89">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90">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91">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92">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93">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1965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94">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95">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96">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97">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98">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99">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00">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01">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02">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03">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04">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05">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06">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07">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08">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office:forms form:automatic-focus="false" form:apply-design-mode="false">
        <form: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1">Worked for 35s &gt;</text:p>
      <text:p text:style-name="P1"/>
      <text:p text:style-name="Standard">Yes — now I can help meaningfully, because the pasted achievements.api.php shows the core integration pattern for an Achievements sub-module.</text:p>
      <text:p text:style-name="Standard"/>
      <text:p text:style-name="Standard">One important note: what you pasted appears to be achievements.api.php twice, not achievements.api.php plus achievements.module. So I still haven’t seen achievements.module yet. But from the API file alone, I can already tell the likely shape of your sub-module.</text:p>
      <text:p text:style-name="Standard"/>
      <text:h text:style-name="Heading_20_3" text:outline-level="3">What the API tells us</text:h>
      <text:p text:style-name="Standard">From the hooks and examples you pasted, your Achievements sub-module will probably work like this:</text:p>
      <text:p text:style-name="Standard"/>
      <text:list text:style-name="L1">
        <text:list-item>
          <text:p text:style-name="P2">It defines achievement metadata in hook_achievements_info()</text:p>
        </text:list-item>
        <text:list-item>
          <text:p text:style-name="P2">It listens to Drupal activity with normal Drupal hooks like:</text:p>
          <text:list>
            <text:list-item>
              <text:p text:style-name="P2">hook_entity_insert()</text:p>
            </text:list-item>
            <text:list-item>
              <text:p text:style-name="P2">hook_node_insert()</text:p>
            </text:list-item>
            <text:list-item>
              <text:p text:style-name="P2">possibly update/delete hooks too</text:p>
            </text:list-item>
          </text:list>
        </text:list-item>
        <text:list-item>
          <text:p text:style-name="P2">It tracks per-user progress using:</text:p>
          <text:list>
            <text:list-item>
              <text:p text:style-name="P2">achievements_storage_get($key, $uid)</text:p>
            </text:list-item>
            <text:list-item>
              <text:p text:style-name="P2">achievements_storage_set($key, $value, $uid)</text:p>
            </text:list-item>
          </text:list>
        </text:list-item>
        <text:list-item>
          <text:p text:style-name="P2">It awards milestones by calling:</text:p>
          <text:list>
            <text:list-item>
              <text:p text:style-name="P2">achievements_unlocked($achievement_id, $uid)</text:p>
            </text:list-item>
          </text:list>
        </text:list-item>
        <text:list-item>
          <text:p text:style-name="P2">It can optionally react after awards via:</text:p>
          <text:list>
            <text:list-item>
              <text:p text:style-name="P2">hook_achievements_unlocked()</text:p>
            </text:list-item>
            <text:list-item>
              <text:p text:style-name="P2">hook_achievements_locked()</text:p>
            </text:list-item>
          </text:list>
        </text:list-item>
        <text:list-item>
          <text:p text:style-name="P2">It can alter visibility/eligibility with:</text:p>
          <text:list>
            <text:list-item>
              <text:p text:style-name="P2">hook_achievements_access_earn($uid)</text:p>
            </text:list-item>
          </text:list>
        </text:list-item>
        <text:list-item>
          <text:p text:style-name="P2">It can alter leaderboard output with:</text:p>
          <text:list>
            <text:list-item>
              <text:p text:style-name="P2">hook_achievements_leaderboard_alter()</text:p>
            </text:list-item>
          </text:list>
        </text:list-item>
      </text:list>
      <text:p text:style-name="Standard"/>
      <text:p text:style-name="Standard">So this does not look like a plugin-based system first. It looks like a fairly classic Drupal hook-based integration model.</text:p>
      <text:p text:style-name="Standard"/>
      <text:h text:style-name="Heading_20_3" text:outline-level="3">What I would build for you</text:h>
      <text:p text:style-name="Standard">Assuming the parent module is named <text:span text:style-name="T1">achievements</text:span>, I would likely create a custom sub-module like:</text:p>
      <text:p text:style-name="Standard"/>
      <text:p text:style-name="Preformatted_20_Text">web/modules/custom/achievements_site/</text:p>
      <text:p text:style-name="Preformatted_20_Text"><text:s text:c="2"/>achievements_site.info.yml</text:p>
      <text:p text:style-name="Preformatted_20_Text"><text:s text:c="2"/>achievements_site.module</text:p>
      <text:p text:style-name="P1"/>
      <text:p text:style-name="Standard">Potentially also:</text:p>
      <text:p text:style-name="Preformatted_20_Text"><text:s text:c="2"/>achievements_site.install</text:p>
      <text:p text:style-name="Preformatted_20_Text"><text:s text:c="2"/>achievements_site.permissions.yml</text:p>
      <text:p text:style-name="Preformatted_20_Text"><text:soft-page-break/><text:s text:c="2"/>config/install/</text:p>
      <text:p text:style-name="P1"/>
      <text:p text:style-name="Standard">if your rules require defaults, config, or setup tasks.</text:p>
      <text:p text:style-name="Standard"/>
      <text:h text:style-name="Heading_20_3" text:outline-level="3">What I still need from you</text:h>
      <text:p text:style-name="Standard">To actually write the sub-module, I need these remaining decisions:</text:p>
      <text:p text:style-name="Standard"/>
      <text:p text:style-name="Standard">1. The actual achievement definitions</text:p>
      <text:p text:style-name="Standard">Please tell me the milestones you want, for example:</text:p>
      <text:list text:style-name="L2">
        <text:list-item>
          <text:p text:style-name="P3">first login</text:p>
        </text:list-item>
        <text:list-item>
          <text:p text:style-name="P3">first comment</text:p>
        </text:list-item>
        <text:list-item>
          <text:p text:style-name="P3">10 comments</text:p>
        </text:list-item>
        <text:list-item>
          <text:p text:style-name="P3">50 comments</text:p>
        </text:list-item>
        <text:list-item>
          <text:p text:style-name="P3">first published article</text:p>
        </text:list-item>
        <text:list-item>
          <text:p text:style-name="P3">10 published articles</text:p>
        </text:list-item>
        <text:list-item>
          <text:p text:style-name="P3">completed profile</text:p>
        </text:list-item>
        <text:list-item>
          <text:p text:style-name="P3">account age of 30 days</text:p>
        </text:list-item>
        <text:list-item>
          <text:p text:style-name="P3">purchase milestones</text:p>
        </text:list-item>
        <text:list-item>
          <text:p text:style-name="P3">donation milestones</text:p>
        </text:list-item>
        <text:list-item>
          <text:p text:style-name="P3">community moderation milestones</text:p>
        </text:list-item>
      </text:list>
      <text:p text:style-name="Standard"/>
      <text:p text:style-name="Standard">For each one, I need:</text:p>
      <text:list text:style-name="L3">
        <text:list-item>
          <text:p text:style-name="P4">machine name</text:p>
        </text:list-item>
        <text:list-item>
          <text:p text:style-name="P4">label/title</text:p>
        </text:list-item>
        <text:list-item>
          <text:p text:style-name="P4">description</text:p>
        </text:list-item>
        <text:list-item>
          <text:p text:style-name="P4">points</text:p>
        </text:list-item>
        <text:list-item>
          <text:p text:style-name="P4">trigger event</text:p>
        </text:list-item>
        <text:list-item>
          <text:p text:style-name="P4">unlock condition</text:p>
        </text:list-item>
        <text:list-item>
          <text:p text:style-name="P4">whether it is one-time or repeatable</text:p>
        </text:list-item>
      </text:list>
      <text:p text:style-name="Standard"/>
      <text:h text:style-name="Heading_20_3" text:outline-level="3">2. Which Drupal events matter on your site</text:h>
      <text:p text:style-name="Standard">The API examples show comment and node insert hooks, but your site may need different events.</text:p>
      <text:p text:style-name="Standard"/>
      <text:p text:style-name="Standard">Please tell me which of these apply:</text:p>
      <text:list text:style-name="L4">
        <text:list-item>
          <text:p text:style-name="P5">comments</text:p>
        </text:list-item>
        <text:list-item>
          <text:p text:style-name="P5">nodes/content creation</text:p>
        </text:list-item>
        <text:list-item>
          <text:p text:style-name="P5">user registration</text:p>
        </text:list-item>
        <text:list-item>
          <text:p text:style-name="P5">profile completion</text:p>
        </text:list-item>
        <text:list-item>
          <text:p text:style-name="P5">taxonomy usage</text:p>
        </text:list-item>
        <text:list-item>
          <text:p text:style-name="P5">commerce orders</text:p>
        </text:list-item>
        <text:list-item>
          <text:p text:style-name="P5">webform submissions</text:p>
        </text:list-item>
        <text:list-item>
          <text:p text:style-name="P5">custom entities</text:p>
        </text:list-item>
        <text:list-item>
          <text:p text:style-name="P5">custom business workflows</text:p>
        </text:list-item>
      </text:list>
      <text:p text:style-name="Standard"/>
      <text:h text:style-name="Heading_20_3" text:outline-level="3"><text:soft-page-break/>3. Whether progress should be code-only or configurable</text:h>
      <text:p text:style-name="Standard">Do you want:</text:p>
      <text:list text:style-name="L5">
        <text:list-item>
          <text:p text:style-name="P6">hardcoded achievements in PHP for now, or</text:p>
        </text:list-item>
        <text:list-item>
          <text:p text:style-name="P6">an admin UI/config-driven setup later?</text:p>
        </text:list-item>
      </text:list>
      <text:p text:style-name="Standard"/>
      <text:p text:style-name="Standard">My recommendation: start with hardcoded achievement definitions in the sub-module, then make them configurable later if needed.</text:p>
      <text:p text:style-name="Standard"/>
      <text:h text:style-name="Heading_20_3" text:outline-level="3">4. Whether there are special rewards beyond “unlocking”</text:h>
      <text:p text:style-name="Standard">Do you want achievement unlocks to also:</text:p>
      <text:list text:style-name="L6">
        <text:list-item>
          <text:p text:style-name="P7">send notifications</text:p>
        </text:list-item>
        <text:list-item>
          <text:p text:style-name="P7">grant user roles</text:p>
        </text:list-item>
        <text:list-item>
          <text:p text:style-name="P7">award points only</text:p>
        </text:list-item>
        <text:list-item>
          <text:p text:style-name="P7">trigger emails</text:p>
        </text:list-item>
        <text:list-item>
          <text:p text:style-name="P7">expose badges on profile pages</text:p>
        </text:list-item>
        <text:list-item>
          <text:p text:style-name="P7">integrate with leaderboards</text:p>
        </text:list-item>
      </text:list>
      <text:p text:style-name="Standard"/>
      <text:p text:style-name="Standard">If yes, I may use hook_achievements_unlocked() for the side effects.</text:p>
      <text:p text:style-name="Standard"/>
      <text:h text:style-name="Heading_20_3" text:outline-level="3">What I can infer right now</text:h>
      <text:p text:style-name="Standard">Based on the API you pasted, your sub-module will likely need at least these functions:</text:p>
      <text:list text:style-name="L7">
        <text:list-item>
          <text:p text:style-name="P8">mymodule_achievements_info()</text:p>
        </text:list-item>
        <text:list-item>
          <text:p text:style-name="P9"><text:span text:style-name="T1">mymodule_entity_insert()</text:span> and/or more specific hooks</text:p>
        </text:list-item>
        <text:list-item>
          <text:p text:style-name="P9">maybe <text:span text:style-name="T1">mymodule_achievements_unlocked()</text:span></text:p>
        </text:list-item>
        <text:list-item>
          <text:p text:style-name="P9">maybe <text:span text:style-name="T1">mymodule_achievements_access_earn()</text:span></text:p>
        </text:list-item>
      </text:list>
      <text:p text:style-name="Standard"/>
      <text:p text:style-name="Standard">And for progressive milestones, I’d likely use a shared storage key per metric, exactly like the example does with comment counts. For example:</text:p>
      <text:p text:style-name="Standard"/>
      <text:list text:style-name="L8">
        <text:list-item>
          <text:p text:style-name="P10">storage key: article-count</text:p>
        </text:list-item>
        <text:list-item>
          <text:p text:style-name="P10">achievements:</text:p>
          <text:list>
            <text:list-item>
              <text:p text:style-name="P10">article_count_1</text:p>
            </text:list-item>
            <text:list-item>
              <text:p text:style-name="P10">article_count_10</text:p>
            </text:list-item>
            <text:list-item>
              <text:p text:style-name="P10">article_count_50</text:p>
            </text:list-item>
          </text:list>
        </text:list-item>
      </text:list>
      <text:p text:style-name="Standard"/>
      <text:p text:style-name="Standard">That pattern is clean and scalable.</text:p>
      <text:p text:style-name="Standard"/>
      <text:h text:style-name="Heading_20_3" text:outline-level="3">What I need next from you to start coding</text:h>
      <text:p text:style-name="Standard">If you want me to draft the sub-module skeleton, send me a list like this:</text:p>
      <text:p text:style-name="Standard"/>
      <text:p text:style-name="Preformatted_20_Text">first_comment | First Comment | Post your first comment | 10 points</text:p>
      <text:p text:style-name="Preformatted_20_Text">comment_10 | 10 Comments | Post 10 comments | 50 points</text:p>
      <text:p text:style-name="Preformatted_20_Text">article_1 | First Article | Publish your first article | 25 points</text:p>
      <text:p text:style-name="Preformatted_20_Text">article_10 | 10 Articles | Publish 10 articles | 100 points</text:p>
      <text:p text:style-name="Preformatted_20_Text">profile_complete | Profile Complete | Fill out all required profile fields | 30 points</text:p>
      <text:p text:style-name="Standard"><text:soft-page-break/>And also tell me:</text:p>
      <text:list text:style-name="L9">
        <text:list-item>
          <text:p text:style-name="P11">Which content types count?</text:p>
        </text:list-item>
        <text:list-item>
          <text:p text:style-name="P11">Which comment types count?</text:p>
        </text:list-item>
        <text:list-item>
          <text:p text:style-name="P11">Should unpublished content count?</text:p>
        </text:list-item>
        <text:list-item>
          <text:p text:style-name="P11">Should admins earn achievements?</text:p>
        </text:list-item>
        <text:list-item>
          <text:p text:style-name="P11">Should blocked users keep achievements?</text:p>
        </text:list-item>
        <text:list-item>
          <text:p text:style-name="P11">Should anonymous activity ever count?</text:p>
        </text:list-item>
      </text:list>
      <text:p text:style-name="Standard"/>
      <text:h text:style-name="Heading_20_3" text:outline-level="3">My recommendation</text:h>
      <text:p text:style-name="Standard">The best next step is:</text:p>
      <text:list xml:id="list530652708" text:style-name="L10">
        <text:list-item>
          <text:p text:style-name="P12">You give me 5–15 concrete achievements</text:p>
        </text:list-item>
        <text:list-item>
          <text:p text:style-name="P12">I design the module around:</text:p>
        </text:list-item>
      </text:list>
      <text:list text:style-name="L11">
        <text:list-item>
          <text:list>
            <text:list-item>
              <text:p text:style-name="P13">hook_achievements_info()</text:p>
            </text:list-item>
            <text:list-item>
              <text:p text:style-name="P14">entity insert/update hooks</text:p>
            </text:list-item>
            <text:list-item>
              <text:p text:style-name="P13">achievements_storage_get/set()</text:p>
            </text:list-item>
            <text:list-item>
              <text:p text:style-name="P13">achievements_unlocked()</text:p>
            </text:list-item>
          </text:list>
        </text:list-item>
      </text:list>
      <text:list text:continue-list="list530652708" text:style-name="L10">
        <text:list-item>
          <text:p text:style-name="P12">I generate a clean Drupal 10 custom sub-module skeleton for you</text:p>
        </text:list-item>
      </text:list>
      <text:p text:style-name="Standard"/>
      <text:h text:style-name="Heading_20_3" text:outline-level="3">One important correction</text:h>
      <text:p text:style-name="Standard">You said you pasted both:</text:p>
      <text:p text:style-name="Standard">achievements.api.php</text:p>
      <text:p text:style-name="Standard">achievements.module</text:p>
      <text:p text:style-name="Standard"/>
      <text:p text:style-name="Standard">But the content in your message is the API example content duplicated, so I still haven’t seen the parent module’s implementation details.</text:p>
      <text:p text:style-name="Standard"/>
      <text:p text:style-name="Standard">If you paste the real achievements.module, I can confirm:</text:p>
      <text:p text:style-name="Standard"/>
      <text:p text:style-name="Standard">expected achievement array structure in hook_achievements_info()</text:p>
      <text:p text:style-name="Standard"/>
      <text:p text:style-name="Standard">exact key names</text:p>
      <text:p text:style-name="Standard"/>
      <text:p text:style-name="Standard">whether icons/images are supported</text:p>
      <text:p text:style-name="Standard"/>
      <text:p text:style-name="Standard">whether dependencies/prerequisites are supported</text:p>
      <text:p text:style-name="Standard"/>
      <text:p text:style-name="Standard">whether there are helper APIs I should use</text:p>
      <text:p text:style-name="Standard"/>
      <text:p text:style-name="Standard">Commands I used</text:p>
      <text:p text:style-name="Standard">✅ No additional terminal commands were needed for this reply; I analyzed the PHP you pasted directly in the conversation.</text:p>
      <text:p text:style-name="Standard"/>
      <text:p text:style-name="P15"/>
      <text:p text:style-name="P1"/>
      <text:p text:style-name="P1">I slapped in the achievements.module file.</text:p>
      <text:p text:style-name="P1"/>
      <text:p text:style-name="Text_20_body"><text:soft-page-break/><text:line-break/>Perfect — <text:span text:style-name="Strong_20_Emphasis">this is enough to understand the runtime API much better</text:span>.</text:p>
      <text:p text:style-name="Text_20_body">And yes, I can now answer your earlier question more clearly:</text:p>
      <text:h text:style-name="Heading_20_2" text:outline-level="2">Can I work from this now?</text:h>
      <text:p text:style-name="Text_20_body"><text:span text:style-name="Strong_20_Emphasis">Yes, mostly.</text:span> With <text:span text:style-name="Source_20_Text">achievements.api.php</text:span> and <text:span text:style-name="Source_20_Text">achievements.module</text:span>, I can now see that:</text:p>
      <text:list text:style-name="L12">
        <text:list-item>
          <text:p text:style-name="P16">the parent module exposes procedural helper functions like:</text:p>
          <text:list>
            <text:list-item>
              <text:p text:style-name="P16"><text:span text:style-name="Source_20_Text">achievements_unlocked()</text:span></text:p>
            </text:list-item>
            <text:list-item>
              <text:p text:style-name="P16"><text:span text:style-name="Source_20_Text">achievements_unlocked_already()</text:span></text:p>
            </text:list-item>
            <text:list-item>
              <text:p text:style-name="P16"><text:span text:style-name="Source_20_Text">achievements_storage_get()</text:span></text:p>
            </text:list-item>
            <text:list-item>
              <text:p text:style-name="P16"><text:span text:style-name="Source_20_Text">achievements_storage_set()</text:span></text:p>
            </text:list-item>
            <text:list-item>
              <text:p text:style-name="P16"><text:span text:style-name="Source_20_Text">achievements_storage_del()</text:span></text:p>
            </text:list-item>
            <text:list-item>
              <text:p text:style-name="P16"><text:span text:style-name="Source_20_Text">achievements_reset()</text:span></text:p>
            </text:list-item>
            <text:list-item>
              <text:p text:style-name="P16"><text:span text:style-name="Source_20_Text">achievements_locked()</text:span></text:p>
            </text:list-item>
          </text:list>
        </text:list-item>
        <text:list-item>
          <text:p text:style-name="P16">achievement awarding is <text:span text:style-name="Strong_20_Emphasis">hook-driven</text:span>, not primarily service/plugin-driven</text:p>
        </text:list-item>
        <text:list-item>
          <text:p text:style-name="P16">achievement definitions appear to live as <text:span text:style-name="Strong_20_Emphasis"><text:span text:style-name="Source_20_Text">achievement_entity</text:span></text:span><text:span text:style-name="Strong_20_Emphasis"> entities</text:span></text:p>
        </text:list-item>
        <text:list-item>
          <text:p text:style-name="P16">your custom sub-module’s main responsibility will be:</text:p>
          <text:list>
            <text:list-item>
              <text:p text:style-name="P16">detect milestone events,</text:p>
            </text:list-item>
            <text:list-item>
              <text:p text:style-name="P16">update per-user progress storage,</text:p>
            </text:list-item>
            <text:list-item>
              <text:p text:style-name="P16">call <text:span text:style-name="Source_20_Text">achievements_unlocked()</text:span> when a threshold is met</text:p>
            </text:list-item>
          </text:list>
        </text:list-item>
      </text:list>
      <text:p text:style-name="Text_20_body">So yes — I can help you build the sub-module architecture and most of the implementation logic now.</text:p>
      <text:p text:style-name="Horizontal_20_Line"/>
      <text:h text:style-name="Heading_20_2" text:outline-level="2">What this tells me about how your sub-module should work</text:h>
      <text:p text:style-name="Text_20_body">Based on the code you pasted, a custom Achievements companion module should likely do these things:</text:p>
      <text:h text:style-name="Heading_20_3" text:outline-level="3">1. Define or provision achievements</text:h>
      <text:p text:style-name="Text_20_body">The parent module loads achievement definitions through:</text:p>
      <text:list text:style-name="L13">
        <text:list-item>
          <text:p text:style-name="P17"><text:span text:style-name="Source_20_Text">\Drupal::entityTypeManager()-&gt;getStorage('achievement_entity')-&gt;loadMultiple();</text:span></text:p>
        </text:list-item>
      </text:list>
      <text:p text:style-name="Text_20_body"><text:soft-page-break/>That strongly suggests the achievements themselves are stored as <text:span text:style-name="Strong_20_Emphasis">entities</text:span>, not just arrays. So your sub-module will probably need to do one of these:</text:p>
      <text:list text:style-name="L14">
        <text:list-item>
          <text:p text:style-name="P18"><text:span text:style-name="Strong_20_Emphasis">create achievement entities in code/install hooks</text:span></text:p>
        </text:list-item>
        <text:list-item>
          <text:p text:style-name="P18"><text:span text:style-name="Strong_20_Emphasis">ship default config/content</text:span> if the entity type is configuration-based</text:p>
        </text:list-item>
        <text:list-item>
          <text:p text:style-name="P18">or rely on admins to create the achievement entities manually</text:p>
        </text:list-item>
      </text:list>
      <text:h text:style-name="Heading_20_3" text:outline-level="3">2. Track progress separately</text:h>
      <text:p text:style-name="Text_20_body">For milestone counters, your module should use:</text:p>
      <text:list text:style-name="L15">
        <text:list-item>
          <text:p text:style-name="P19"><text:span text:style-name="Source_20_Text">achievements_storage_get($key, $uid)</text:span></text:p>
        </text:list-item>
        <text:list-item>
          <text:p text:style-name="P19"><text:span text:style-name="Source_20_Text">achievements_storage_set($key, $value, $uid)</text:span></text:p>
        </text:list-item>
      </text:list>
      <text:p text:style-name="Text_20_body">That means your sub-module does <text:span text:style-name="Strong_20_Emphasis">not</text:span> need its own tables for basic per-user progress unless your rules are unusually complex.</text:p>
      <text:h text:style-name="Heading_20_3" text:outline-level="3">3. Unlock once per user</text:h>
      <text:p text:style-name="Text_20_body"><text:span text:style-name="Source_20_Text">achievements_unlocked()</text:span> already checks whether the user has previously unlocked the achievement, so your trigger code can stay simple.</text:p>
      <text:p text:style-name="Text_20_body">That is good news: your sub-module mostly just needs to say:</text:p>
      <text:list text:style-name="L16">
        <text:list-item>
          <text:p text:style-name="P20">“Has this user now reached 10 comments?”</text:p>
        </text:list-item>
        <text:list-item>
          <text:p text:style-name="P20">If yes, call <text:span text:style-name="Source_20_Text">achievements_unlocked('comment_count_10', $uid);</text:span></text:p>
        </text:list-item>
      </text:list>
      <text:h text:style-name="Heading_20_3" text:outline-level="3">4. Respect access rules</text:h>
      <text:p text:style-name="Text_20_body">The parent module checks whether the user can earn achievements via:</text:p>
      <text:list text:style-name="L17">
        <text:list-item>
          <text:p text:style-name="P21">permission: <text:span text:style-name="Source_20_Text">earn achievements</text:span></text:p>
        </text:list-item>
        <text:list-item>
          <text:p text:style-name="P21">plus overrides from <text:span text:style-name="Source_20_Text">hook_achievements_access_earn()</text:span></text:p>
        </text:list-item>
      </text:list>
      <text:p text:style-name="Text_20_body">So your sub-module does <text:span text:style-name="Strong_20_Emphasis">not</text:span> need to duplicate that access logic before every unlock unless you want extra site-specific restrictions.</text:p>
      <text:p text:style-name="Horizontal_20_Line"/>
      <text:h text:style-name="Heading_20_2" text:outline-level="2">What I still need before I write actual code</text:h>
      <text:p text:style-name="Text_20_body">I now need <text:span text:style-name="Strong_20_Emphasis">product rules</text:span>, not more API discovery.</text:p>
      <text:h text:style-name="Heading_20_3" text:outline-level="3">Please give me the milestone list</text:h>
      <text:p text:style-name="Text_20_body">For each achievement, I need:</text:p>
      <text:list text:style-name="L18">
        <text:list-item>
          <text:p text:style-name="P22">machine name</text:p>
        </text:list-item>
        <text:list-item>
          <text:p text:style-name="P22"><text:soft-page-break/>human title</text:p>
        </text:list-item>
        <text:list-item>
          <text:p text:style-name="P22">description</text:p>
        </text:list-item>
        <text:list-item>
          <text:p text:style-name="P22">point value</text:p>
        </text:list-item>
        <text:list-item>
          <text:p text:style-name="P22">trigger source</text:p>
        </text:list-item>
        <text:list-item>
          <text:p text:style-name="P22">threshold/condition</text:p>
        </text:list-item>
      </text:list>
      <text:p text:style-name="Text_20_body">Example:</text:p>
      <text:section text:style-name="Sect1" text:name="code-block-viewer">
        <text:p text:style-name="Preformatted_20_Text">first_comment</text:p>
        <text:p text:style-name="Preformatted_20_Text">Title: First Comment</text:p>
        <text:p text:style-name="Preformatted_20_Text">Description: Post your first approved comment.</text:p>
        <text:p text:style-name="Preformatted_20_Text">Points: 10</text:p>
        <text:p text:style-name="Preformatted_20_Text">Trigger: comment insert</text:p>
        <text:p text:style-name="Preformatted_20_Text">Condition: count of approved comments by user reaches 1</text:p>
      </text:section>
      <text:p text:style-name="Text_20_body">Another:</text:p>
      <text:section text:style-name="Sect1" text:name="Section1">
        <text:p text:style-name="Preformatted_20_Text"><text:bookmark text:name="code-block-viewer"/>article_10</text:p>
        <text:p text:style-name="Preformatted_20_Text">Title: Prolific Author</text:p>
        <text:p text:style-name="Preformatted_20_Text">Description: Publish 10 articles.</text:p>
        <text:p text:style-name="Preformatted_20_Text">Points: 100</text:p>
        <text:p text:style-name="Preformatted_20_Text">Trigger: node insert/update</text:p>
        <text:p text:style-name="Preformatted_20_Text">Condition: published article count by user reaches 10</text:p>
      </text:section>
      <text:p text:style-name="Horizontal_20_Line"/>
      <text:h text:style-name="Heading_20_2" text:outline-level="2">What I would recommend building</text:h>
      <text:p text:style-name="Text_20_body">If you want a practical Drupal 10 implementation, I’d probably create a module like:</text:p>
      <text:section text:style-name="Sect1" text:name="Section2">
        <text:p text:style-name="Preformatted_20_Text"><text:bookmark text:name="code-block-viewer Copy 2"/>web/modules/custom/achievements_site/</text:p>
        <text:p text:style-name="Preformatted_20_Text"><text:s text:c="2"/>achievements_site.info.yml</text:p>
        <text:p text:style-name="Preformatted_20_Text"><text:s text:c="2"/>achievements_site.module</text:p>
        <text:p text:style-name="Preformatted_20_Text"><text:s text:c="2"/>achievements_site.install</text:p>
      </text:section>
      <text:p text:style-name="Text_20_body">And possibly:</text:p>
      <text:section text:style-name="Sect1" text:name="Section3">
        <text:p text:style-name="Preformatted_20_Text"><text:bookmark text:name="code-block-viewer Copy 3"/><text:s text:c="2"/>config/install/</text:p>
      </text:section>
      <text:p text:style-name="Text_20_body">if the <text:span text:style-name="Source_20_Text">achievement_entity</text:span> type is configuration-backed.</text:p>
      <text:h text:style-name="Heading_20_3" text:outline-level="3">Likely responsibilities by file</text:h>
      <text:h text:style-name="Heading_20_4" text:outline-level="4"><text:span text:style-name="Source_20_Text">achievements_site.info.yml</text:span></text:h>
      <text:list text:style-name="L19">
        <text:list-item>
          <text:p text:style-name="P23">declare dependency on <text:span text:style-name="Source_20_Text">achievements</text:span></text:p>
        </text:list-item>
      </text:list>
      <text:h text:style-name="Heading_20_4" text:outline-level="4"><text:span text:style-name="Source_20_Text">achievements_site.module</text:span></text:h>
      <text:list text:style-name="L20">
        <text:list-item>
          <text:p text:style-name="P24">implement hooks such as:</text:p>
          <text:list>
            <text:list-item>
              <text:p text:style-name="P24"><text:span text:style-name="Source_20_Text">hook_entity_insert()</text:span></text:p>
            </text:list-item>
            <text:list-item>
              <text:p text:style-name="P24">maybe <text:span text:style-name="Source_20_Text">hook_entity_update()</text:span></text:p>
            </text:list-item>
            <text:list-item>
              <text:p text:style-name="P24">maybe <text:span text:style-name="Source_20_Text">hook_user_login()</text:span></text:p>
            </text:list-item>
          </text:list>
        </text:list-item>
        <text:list-item>
          <text:p text:style-name="P24"><text:soft-page-break/>maintain counters with <text:span text:style-name="Source_20_Text">achievements_storage_*</text:span></text:p>
        </text:list-item>
        <text:list-item>
          <text:p text:style-name="P24">call <text:span text:style-name="Source_20_Text">achievements_unlocked()</text:span></text:p>
        </text:list-item>
      </text:list>
      <text:h text:style-name="Heading_20_4" text:outline-level="4"><text:span text:style-name="Source_20_Text">achievements_site.install</text:span></text:h>
      <text:list text:style-name="L21">
        <text:list-item>
          <text:p text:style-name="P25">possibly create default <text:span text:style-name="Source_20_Text">achievement_entity</text:span> records if that must happen in code</text:p>
        </text:list-item>
      </text:list>
      <text:p text:style-name="Horizontal_20_Line"/>
      <text:h text:style-name="Heading_20_2" text:outline-level="2">What I can already infer as best practice</text:h>
      <text:h text:style-name="Heading_20_3" text:outline-level="3">Use shared storage keys for progressive achievements</text:h>
      <text:p text:style-name="Text_20_body">For example:</text:p>
      <text:list text:style-name="L22">
        <text:list-item>
          <text:p text:style-name="P26">storage key: <text:span text:style-name="Source_20_Text">comment-count</text:span></text:p>
        </text:list-item>
        <text:list-item>
          <text:p text:style-name="P26">achievements:</text:p>
          <text:list>
            <text:list-item>
              <text:p text:style-name="P26"><text:span text:style-name="Source_20_Text">comment_count_1</text:span></text:p>
            </text:list-item>
            <text:list-item>
              <text:p text:style-name="P26"><text:span text:style-name="Source_20_Text">comment_count_10</text:span></text:p>
            </text:list-item>
            <text:list-item>
              <text:p text:style-name="P26"><text:span text:style-name="Source_20_Text">comment_count_50</text:span></text:p>
            </text:list-item>
            <text:list-item>
              <text:p text:style-name="P26"><text:span text:style-name="Source_20_Text">comment_count_100</text:span></text:p>
            </text:list-item>
          </text:list>
        </text:list-item>
      </text:list>
      <text:p text:style-name="Text_20_body">That matches the pattern shown in your API example and keeps progress future-proof.</text:p>
      <text:h text:style-name="Heading_20_3" text:outline-level="3">Keep thresholds data-driven in your module</text:h>
      <text:p text:style-name="Text_20_body">Instead of repeating conditions manually, I’d probably structure the logic like:</text:p>
      <text:section text:style-name="Sect1" text:name="Section4">
        <text:p text:style-name="Preformatted_20_Text"><text:bookmark text:name="code-block-viewer Copy 4"/>$milestones = [1, 10, 50, 100];</text:p>
        <text:p text:style-name="Preformatted_20_Text">foreach ($milestones as $count) {</text:p>
        <text:p text:style-name="Preformatted_20_Text"><text:s text:c="2"/>if ($current_count == $count) {</text:p>
        <text:p text:style-name="Preformatted_20_Text"><text:s text:c="4"/>achievements_unlocked("comment_count_$count", $uid);</text:p>
        <text:p text:style-name="Preformatted_20_Text"><text:s text:c="2"/>}</text:p>
        <text:p text:style-name="Preformatted_20_Text">}</text:p>
      </text:section>
      <text:h text:style-name="Heading_20_3" text:outline-level="3">Avoid stopping counters after unlock</text:h>
      <text:p text:style-name="Text_20_body">That’s explicitly encouraged by the API comments, and it makes future milestones easy to add.</text:p>
      <text:p text:style-name="Horizontal_20_Line"/>
      <text:h text:style-name="Heading_20_2" text:outline-level="2">One thing I still do not know</text:h>
      <text:p text:style-name="Text_20_body">I still <text:span text:style-name="Strong_20_Emphasis">don’t know the exact fields required on </text:span><text:span text:style-name="Strong_20_Emphasis"><text:span text:style-name="Source_20_Text">achievement_entity</text:span></text:span>.</text:p>
      <text:p text:style-name="Text_20_body">For example, I don’t yet know:</text:p>
      <text:list text:style-name="L23">
        <text:list-item>
          <text:p text:style-name="P27">whether the machine ID must be manually assigned</text:p>
        </text:list-item>
        <text:list-item>
          <text:p text:style-name="P27"><text:soft-page-break/>whether title/description/points/secret/storage/image paths are required fields</text:p>
        </text:list-item>
        <text:list-item>
          <text:p text:style-name="P27">whether the entity is config-backed or content-backed</text:p>
        </text:list-item>
        <text:list-item>
          <text:p text:style-name="P27">the canonical way to create these entities in Drupal 10 for this module</text:p>
        </text:list-item>
      </text:list>
      <text:p text:style-name="Text_20_body">So if you want me to write the full sub-module, the next most useful thing would be one of these:</text:p>
      <text:list text:style-name="L24">
        <text:list-item>
          <text:p text:style-name="P28">the <text:span text:style-name="Source_20_Text">AchievementEntity</text:span> class</text:p>
        </text:list-item>
        <text:list-item>
          <text:p text:style-name="P28">the entity type annotation / attribute</text:p>
        </text:list-item>
        <text:list-item>
          <text:p text:style-name="P28">one exported example achievement entity</text:p>
        </text:list-item>
        <text:list-item>
          <text:p text:style-name="P28">or even just a screenshot/paste of the add-achievement admin form fields</text:p>
        </text:list-item>
      </text:list>
      <text:p text:style-name="Text_20_body">That would let me generate the install/setup code correctly.</text:p>
      <text:p text:style-name="Horizontal_20_Line"/>
      <text:h text:style-name="Heading_20_2" text:outline-level="2">Bottom line</text:h>
      <text:h text:style-name="Heading_20_3" text:outline-level="3">I no longer need more of the parent module just to understand the integration model.</text:h>
      <text:p text:style-name="Text_20_body">I now understand the core workflow.</text:p>
      <text:h text:style-name="Heading_20_3" text:outline-level="3">What I need next is your site’s achievement catalog.</text:h>
      <text:p text:style-name="Text_20_body">Send me:</text:p>
      <text:list text:style-name="L25">
        <text:list-item>
          <text:p text:style-name="P29">5–20 achievements you want</text:p>
        </text:list-item>
        <text:list-item>
          <text:p text:style-name="P29">what events should trigger them</text:p>
        </text:list-item>
        <text:list-item>
          <text:p text:style-name="P29">what should count and what should not count</text:p>
        </text:list-item>
      </text:list>
      <text:p text:style-name="Text_20_body">And then I can draft:</text:p>
      <text:list text:style-name="L26">
        <text:list-item>
          <text:p text:style-name="P30">the sub-module file structure,</text:p>
        </text:list-item>
        <text:list-item>
          <text:p text:style-name="P30">the hook implementations,</text:p>
        </text:list-item>
        <text:list-item>
          <text:p text:style-name="P30">the progress tracking logic,</text:p>
        </text:list-item>
        <text:list-item>
          <text:p text:style-name="P30">and the achievement registration/setup strategy.</text:p>
        </text:list-item>
      </text:list>
      <text:p text:style-name="Horizontal_20_Line"/>
      <text:h text:style-name="Heading_20_2" text:outline-level="2">Fastest next step</text:h>
      <text:p text:style-name="Text_20_body">Reply with something like this:</text:p>
      <text:section text:style-name="Sect1" text:name="Section5">
        <text:p text:style-name="Preformatted_20_Text"><text:bookmark text:name="code-block-viewer Copy 5"/>Achievements to implement:</text:p>
        <text:p text:style-name="Preformatted_20_Text"><text:soft-page-break/>1. first_comment</text:p>
        <text:p text:style-name="Preformatted_20_Text">- Title: First Comment</text:p>
        <text:p text:style-name="Preformatted_20_Text">- Description: Post your first approved comment</text:p>
        <text:p text:style-name="Preformatted_20_Text">- Points: 10</text:p>
        <text:p text:style-name="Preformatted_20_Text">2. comment_10</text:p>
        <text:p text:style-name="Preformatted_20_Text">- Title: Conversationalist</text:p>
        <text:p text:style-name="Preformatted_20_Text">- Description: Post 10 approved comments</text:p>
        <text:p text:style-name="Preformatted_20_Text">- Points: 50</text:p>
        <text:p text:style-name="Preformatted_20_Text">3. first_article</text:p>
        <text:p text:style-name="Preformatted_20_Text">- Title: First Article</text:p>
        <text:p text:style-name="Preformatted_20_Text">- Description: Publish your first article</text:p>
        <text:p text:style-name="Preformatted_20_Text">- Points: 25</text:p>
        <text:p text:style-name="Preformatted_20_Text">Rules:</text:p>
        <text:p text:style-name="Preformatted_20_Text">- Only published content counts</text:p>
        <text:p text:style-name="Preformatted_20_Text">- Only authenticated users count</text:p>
        <text:p text:style-name="Preformatted_20_Text">- Admin users should count</text:p>
        <text:p text:style-name="Preformatted_20_Text">- Anonymous users should not count</text:p>
        <text:p text:style-name="Preformatted_20_Text">- Comments must be approved</text:p>
      </text:section>
      <text:p text:style-name="Text_20_body">If you send that, I can turn it into a concrete Drupal 10 sub-module design immediately.</text:p>
      <text:h text:style-name="Heading_20_2" text:outline-level="2">Commands I used</text:h>
      <text:list text:style-name="L27">
        <text:list-item>
          <text:p text:style-name="P31">✅ No additional terminal commands were needed for this reply; I analyzed the pasted <text:span text:style-name="Source_20_Text">achievements.module</text:span> code directly in the conversation.</text:p>
        </text:list-item>
      </text:list>
      <text:p text:style-name="P32"/>
      <text:p text:style-name="P33"/>
      <text:p text:style-name="P33">Is this what you need on the achievement_entity:</text:p>
      <text:p text:style-name="P33"/>
      <text:p text:style-name="P33">achievements.achievement_entity.*:</text:p>
      <text:p text:style-name="P33"><text:s text:c="2"/>type: config_entity</text:p>
      <text:p text:style-name="P33"><text:s text:c="2"/>label: 'Achievement entity config'</text:p>
      <text:p text:style-name="P33"><text:s text:c="2"/>mapping:</text:p>
      <text:p text:style-name="P33"><text:s text:c="4"/>id:</text:p>
      <text:p text:style-name="P33"><text:s text:c="6"/>type: string</text:p>
      <text:p text:style-name="P33"><text:s text:c="6"/>label: 'ID'</text:p>
      <text:p text:style-name="P33"><text:s text:c="4"/>label:</text:p>
      <text:p text:style-name="P33"><text:s text:c="6"/>type: label</text:p>
      <text:p text:style-name="P33"><text:s text:c="6"/>label: 'Label'</text:p>
      <text:p text:style-name="P33"><text:s text:c="4"/>uuid:</text:p>
      <text:p text:style-name="P33"><text:s text:c="6"/>type: string</text:p>
      <text:p text:style-name="P33"><text:s text:c="4"/>description:</text:p>
      <text:p text:style-name="P33"><text:s text:c="6"/>type: text</text:p>
      <text:p text:style-name="P33"><text:s text:c="6"/>label: 'Description'</text:p>
      <text:p text:style-name="P33"><text:s text:c="4"/>storage:</text:p>
      <text:p text:style-name="P33"><text:s text:c="6"/>type: string</text:p>
      <text:p text:style-name="P33"><text:s text:c="6"/>label: 'Storage'</text:p>
      <text:p text:style-name="P33"><text:s text:c="4"/>secret:</text:p>
      <text:p text:style-name="P33"><text:s text:c="6"/>type: boolean</text:p>
      <text:p text:style-name="P33"><text:s text:c="6"/>label: 'Secret'</text:p>
      <text:p text:style-name="P33"><text:s text:c="4"/>invisible:</text:p>
      <text:p text:style-name="P33"><text:soft-page-break/><text:s text:c="6"/>type: boolean</text:p>
      <text:p text:style-name="P33"><text:s text:c="6"/>label: 'Invisible'</text:p>
      <text:p text:style-name="P33"><text:s text:c="4"/>manual_only:</text:p>
      <text:p text:style-name="P33"><text:s text:c="6"/>type: boolean</text:p>
      <text:p text:style-name="P33"><text:s text:c="6"/>label: 'Manual-only'</text:p>
      <text:p text:style-name="P33"><text:s text:c="4"/>points:</text:p>
      <text:p text:style-name="P33"><text:s text:c="6"/>type: integer</text:p>
      <text:p text:style-name="P33"><text:s text:c="6"/>label: 'Points'</text:p>
      <text:p text:style-name="P33"><text:s text:c="4"/>use_default_image:</text:p>
      <text:p text:style-name="P33"><text:s text:c="6"/>type: boolean</text:p>
      <text:p text:style-name="P33"><text:s text:c="6"/>label: 'Use default image'</text:p>
      <text:p text:style-name="P33"><text:s text:c="4"/>locked_image_path:</text:p>
      <text:p text:style-name="P33"><text:s text:c="6"/>type: string</text:p>
      <text:p text:style-name="P33"><text:s text:c="6"/>label: 'Locked image path'</text:p>
      <text:p text:style-name="P33"><text:s text:c="4"/>unlocked_image_path:</text:p>
      <text:p text:style-name="P33"><text:s text:c="6"/>type: string</text:p>
      <text:p text:style-name="P33"><text:s text:c="6"/>label: 'Unlocked image path'</text:p>
      <text:p text:style-name="P33"/>
      <text:p text:style-name="P34"/>
      <text:p text:style-name="P33"/>
      <text:p text:style-name="Text_20_body"><text:line-break/>Yes — <text:span text:style-name="Strong_20_Emphasis">this is exactly the kind of information I needed</text:span>.</text:p>
      <text:p text:style-name="Text_20_body">This tells me that <text:span text:style-name="Source_20_Text">achievement_entity</text:span> is a <text:span text:style-name="Strong_20_Emphasis">configuration entity</text:span>, which is very important because it means your sub-module can likely ship achievement definitions through <text:span text:style-name="Strong_20_Emphasis">config/install</text:span> instead of having to create them manually in an install hook.</text:p>
      <text:h text:style-name="Heading_20_2" text:outline-level="2">What this confirms</text:h>
      <text:p text:style-name="Text_20_body">Your <text:span text:style-name="Source_20_Text">achievement_entity</text:span> supports these fields:</text:p>
      <text:list text:style-name="L28">
        <text:list-item>
          <text:p text:style-name="P35"><text:span text:style-name="Source_20_Text">id</text:span></text:p>
        </text:list-item>
        <text:list-item>
          <text:p text:style-name="P35"><text:span text:style-name="Source_20_Text">label</text:span></text:p>
        </text:list-item>
        <text:list-item>
          <text:p text:style-name="P35"><text:span text:style-name="Source_20_Text">uuid</text:span></text:p>
        </text:list-item>
        <text:list-item>
          <text:p text:style-name="P35"><text:span text:style-name="Source_20_Text">description</text:span></text:p>
        </text:list-item>
        <text:list-item>
          <text:p text:style-name="P35"><text:span text:style-name="Source_20_Text">storage</text:span></text:p>
        </text:list-item>
        <text:list-item>
          <text:p text:style-name="P35"><text:span text:style-name="Source_20_Text">secret</text:span></text:p>
        </text:list-item>
        <text:list-item>
          <text:p text:style-name="P35"><text:span text:style-name="Source_20_Text">invisible</text:span></text:p>
        </text:list-item>
        <text:list-item>
          <text:p text:style-name="P35"><text:span text:style-name="Source_20_Text">manual_only</text:span></text:p>
        </text:list-item>
        <text:list-item>
          <text:p text:style-name="P35"><text:span text:style-name="Source_20_Text">points</text:span></text:p>
        </text:list-item>
        <text:list-item>
          <text:p text:style-name="P35"><text:span text:style-name="Source_20_Text">use_default_image</text:span></text:p>
        </text:list-item>
        <text:list-item>
          <text:p text:style-name="P35"><text:span text:style-name="Source_20_Text">locked_image_path</text:span></text:p>
        </text:list-item>
        <text:list-item>
          <text:p text:style-name="P35"><text:soft-page-break/><text:span text:style-name="Source_20_Text">unlocked_image_path</text:span></text:p>
        </text:list-item>
      </text:list>
      <text:p text:style-name="Text_20_body">That is enough to design the achievement-definition side of the sub-module.</text:p>
      <text:h text:style-name="Heading_20_2" text:outline-level="2">Why this matters</text:h>
      <text:p text:style-name="Text_20_body">Because this is a <text:span text:style-name="Strong_20_Emphasis">config entity</text:span>, I can now reasonably plan for your sub-module to include files like:</text:p>
      <text:section text:style-name="Sect1" text:name="Section6">
        <text:p text:style-name="Preformatted_20_Text"><text:bookmark text:name="code-block-viewer Copy 6"/>web/modules/custom/achievements_site/</text:p>
        <text:p text:style-name="Preformatted_20_Text"><text:s text:c="2"/>achievements_site.info.yml</text:p>
        <text:p text:style-name="Preformatted_20_Text"><text:s text:c="2"/>achievements_site.module</text:p>
        <text:p text:style-name="Preformatted_20_Text"><text:s text:c="2"/>config/install/</text:p>
        <text:p text:style-name="Preformatted_20_Text"><text:s text:c="4"/>achievements.achievement_entity.first_comment.yml</text:p>
        <text:p text:style-name="Preformatted_20_Text"><text:s text:c="4"/>achievements.achievement_entity.comment_10.yml</text:p>
        <text:p text:style-name="Preformatted_20_Text"><text:s text:c="4"/>achievements.achievement_entity.article_1.yml</text:p>
      </text:section>
      <text:p text:style-name="Text_20_body">That is much cleaner than creating achievements imperatively in <text:span text:style-name="Source_20_Text">.install</text:span>.</text:p>
      <text:h text:style-name="Heading_20_2" text:outline-level="2">What I can now infer</text:h>
      <text:h text:style-name="Heading_20_3" text:outline-level="3">1. Achievement definitions can be shipped with the module</text:h>
      <text:p text:style-name="Text_20_body">Each achievement can probably be defined as config like:</text:p>
      <text:section text:style-name="Sect1" text:name="Section7">
        <text:p text:style-name="Preformatted_20_Text"><text:bookmark text:name="code-block-viewer Copy 7"/>id: first_comment</text:p>
        <text:p text:style-name="Preformatted_20_Text">label: 'First Comment'</text:p>
        <text:p text:style-name="Preformatted_20_Text">description: 'Post your first approved comment.'</text:p>
        <text:p text:style-name="Preformatted_20_Text">storage: comment-count</text:p>
        <text:p text:style-name="Preformatted_20_Text">secret: false</text:p>
        <text:p text:style-name="Preformatted_20_Text">invisible: false</text:p>
        <text:p text:style-name="Preformatted_20_Text">manual_only: false</text:p>
        <text:p text:style-name="Preformatted_20_Text">points: 10</text:p>
        <text:p text:style-name="Preformatted_20_Text">use_default_image: true</text:p>
        <text:p text:style-name="Preformatted_20_Text">locked_image_path: ''</text:p>
        <text:p text:style-name="Preformatted_20_Text">unlocked_image_path: ''</text:p>
        <text:p text:style-name="Preformatted_20_Text">uuid: ...</text:p>
      </text:section>
      <text:h text:style-name="Heading_20_3" text:outline-level="3">2. The <text:span text:style-name="Source_20_Text">storage</text:span> field matters for progressive counters</text:h>
      <text:p text:style-name="Text_20_body">This lines up with the API example perfectly.</text:p>
      <text:p text:style-name="Text_20_body">For example:</text:p>
      <text:list text:style-name="L29">
        <text:list-item>
          <text:p text:style-name="P36"><text:span text:style-name="Source_20_Text">comment_1</text:span></text:p>
        </text:list-item>
        <text:list-item>
          <text:p text:style-name="P36"><text:span text:style-name="Source_20_Text">comment_10</text:span></text:p>
        </text:list-item>
        <text:list-item>
          <text:p text:style-name="P36"><text:span text:style-name="Source_20_Text">comment_50</text:span></text:p>
        </text:list-item>
      </text:list>
      <text:p text:style-name="Text_20_body">can all share:</text:p>
      <text:list text:style-name="L30">
        <text:list-item>
          <text:p text:style-name="P37"><text:span text:style-name="Source_20_Text">storage: comment-count</text:span></text:p>
        </text:list-item>
      </text:list>
      <text:p text:style-name="Text_20_body">So your trigger code can increment one counter and unlock multiple milestones against it.</text:p>
      <text:h text:style-name="Heading_20_3" text:outline-level="3"><text:soft-page-break/>3. <text:span text:style-name="Source_20_Text">manual_only</text:span> suggests some achievements are not auto-triggered</text:h>
      <text:p text:style-name="Text_20_body">That implies your sub-module should probably set:</text:p>
      <text:list text:style-name="L31">
        <text:list-item>
          <text:p text:style-name="P38"><text:span text:style-name="Source_20_Text">manual_only: false</text:span></text:p>
        </text:list-item>
      </text:list>
      <text:p text:style-name="Text_20_body">for normal milestone achievements</text:p>
      <text:p text:style-name="Text_20_body">unless you want some achievements to be granted only by admins or custom workflows.</text:p>
      <text:h text:style-name="Heading_20_3" text:outline-level="3">4. <text:span text:style-name="Source_20_Text">secret</text:span> and <text:span text:style-name="Source_20_Text">invisible</text:span> affect presentation</text:h>
      <text:p text:style-name="Text_20_body">This tells me we can support things like:</text:p>
      <text:list text:style-name="L32">
        <text:list-item>
          <text:p text:style-name="P39">hidden-but-discoverable achievements (<text:span text:style-name="Source_20_Text">secret</text:span>)</text:p>
        </text:list-item>
        <text:list-item>
          <text:p text:style-name="P39">non-displayed/internal achievements (<text:span text:style-name="Source_20_Text">invisible</text:span>)</text:p>
        </text:list-item>
      </text:list>
      <text:p text:style-name="Text_20_body">if your design wants them.</text:p>
      <text:h text:style-name="Heading_20_2" text:outline-level="2">What I still need now</text:h>
      <text:p text:style-name="Text_20_body">At this point, I do <text:span text:style-name="Strong_20_Emphasis">not</text:span> need more structural API information to start designing the sub-module.</text:p>
      <text:p text:style-name="Text_20_body">What I need now is the <text:span text:style-name="Strong_20_Emphasis">actual achievement list</text:span> you want implemented.</text:p>
      <text:h text:style-name="Heading_20_2" text:outline-level="2">What you should send next</text:h>
      <text:p text:style-name="Text_20_body">Please send me something like this:</text:p>
      <text:section text:style-name="Sect1" text:name="Section8">
        <text:p text:style-name="Preformatted_20_Text"><text:bookmark text:name="code-block-viewer Copy 8"/>Module machine name: achievements_site</text:p>
        <text:p text:style-name="Preformatted_20_Text">Achievements:</text:p>
        <text:p text:style-name="Preformatted_20_Text">1. first_comment</text:p>
        <text:p text:style-name="Preformatted_20_Text">- Label: First Comment</text:p>
        <text:p text:style-name="Preformatted_20_Text">- Description: Post your first approved comment.</text:p>
        <text:p text:style-name="Preformatted_20_Text">- Points: 10</text:p>
        <text:p text:style-name="Preformatted_20_Text">- Storage key: comment-count</text:p>
        <text:p text:style-name="Preformatted_20_Text">- Trigger: comment insert</text:p>
        <text:p text:style-name="Preformatted_20_Text">- Condition: approved comment count reaches 1</text:p>
        <text:p text:style-name="Preformatted_20_Text">2. comment_10</text:p>
        <text:p text:style-name="Preformatted_20_Text">- Label: Conversationalist</text:p>
        <text:p text:style-name="Preformatted_20_Text">- Description: Post 10 approved comments.</text:p>
        <text:p text:style-name="Preformatted_20_Text">- Points: 50</text:p>
        <text:p text:style-name="Preformatted_20_Text">- Storage key: comment-count</text:p>
        <text:p text:style-name="Preformatted_20_Text">- Trigger: comment insert</text:p>
        <text:p text:style-name="Preformatted_20_Text">- Condition: approved comment count reaches 10</text:p>
        <text:p text:style-name="Preformatted_20_Text">3. first_article</text:p>
        <text:p text:style-name="Preformatted_20_Text">- Label: First Article</text:p>
        <text:p text:style-name="Preformatted_20_Text">- Description: Publish your first article.</text:p>
        <text:p text:style-name="Preformatted_20_Text">- Points: 25</text:p>
        <text:p text:style-name="Preformatted_20_Text">- Storage key: article-count</text:p>
        <text:p text:style-name="Preformatted_20_Text">- Trigger: node insert/update</text:p>
        <text:p text:style-name="Preformatted_20_Text">- Condition: published article count reaches 1</text:p>
        <text:p text:style-name="Preformatted_20_Text">Rules:</text:p>
        <text:p text:style-name="Preformatted_20_Text">- Count only approved comments</text:p>
        <text:p text:style-name="Preformatted_20_Text">- Count only published articles</text:p>
        <text:p text:style-name="Preformatted_20_Text"><text:soft-page-break/>- Only authenticated users count</text:p>
        <text:p text:style-name="Preformatted_20_Text">- Anonymous users do not count</text:p>
        <text:p text:style-name="Preformatted_20_Text">- Admins do count</text:p>
      </text:section>
      <text:h text:style-name="Heading_20_2" text:outline-level="2">What I can do once you send that</text:h>
      <text:p text:style-name="Text_20_body">Once you give me that list, I can produce:</text:p>
      <text:list text:style-name="L33">
        <text:list-item>
          <text:p text:style-name="P40">the module file structure</text:p>
        </text:list-item>
        <text:list-item>
          <text:p text:style-name="P40">the <text:span text:style-name="Source_20_Text">.info.yml</text:span></text:p>
        </text:list-item>
        <text:list-item>
          <text:p text:style-name="P40">the <text:span text:style-name="Source_20_Text">.module</text:span> trigger logic</text:p>
        </text:list-item>
        <text:list-item>
          <text:p text:style-name="P40">the <text:span text:style-name="Source_20_Text">config/install/*.yml</text:span> achievement definitions</text:p>
        </text:list-item>
        <text:list-item>
          <text:p text:style-name="P40">a recommended implementation strategy for counters and unlocks</text:p>
        </text:list-item>
      </text:list>
      <text:h text:style-name="Heading_20_2" text:outline-level="2">Short answer</text:h>
      <text:p text:style-name="Text_20_body">So: <text:span text:style-name="Strong_20_Emphasis">yes, this is what I needed for the </text:span><text:span text:style-name="Strong_20_Emphasis"><text:span text:style-name="Source_20_Text">achievement_entity</text:span></text:span><text:span text:style-name="Strong_20_Emphasis"> side</text:span>.</text:p>
      <text:p text:style-name="Text_20_body">At this point, the main missing piece is no longer the parent module API — it’s <text:span text:style-name="Strong_20_Emphasis">your site’s actual milestone definitions</text:span>.</text:p>
      <text:h text:style-name="Heading_20_2" text:outline-level="2">Commands I used</text:h>
      <text:list text:style-name="L34">
        <text:list-item>
          <text:p text:style-name="P41">✅ No additional terminal commands were needed for this reply.</text:p>
        </text:list-item>
      </text:list>
      <text:p text:style-name="Standard"/>
      <text:p text:style-name="P32"/>
      <text:p text:style-name="P33"/>
      <text:p text:style-name="P33">I am using the Anu LMS module to create courses that students work through. Is it possible to assign achievement milestones based on completion of course modules? What info do you need to be able to answer that question?</text:p>
      <text:p text:style-name="P34"/>
      <text:p text:style-name="P33"/>
      <text:p text:style-name="Text_20_body">Probably <text:span text:style-name="Strong_20_Emphasis">yes</text:span>, or at least <text:span text:style-name="Strong_20_Emphasis">very likely yes</text:span>, because Anu LMS appears to support progress/completion tracking, and there is a Drupal.org issue specifically referencing an <text:span text:style-name="Source_20_Text">anu_lms.lesson_completed</text:span> event being invoked by its progress resource. That strongly suggests there is a programmatic completion signal you could hook into for Achievements. Sources: https://www.drupal.org/project/anu_lms, https://www.drupal.org/docs/contributed-modules/anu-lms/anu-lms-overview, https://www.drupal.org/project/anu_lms/issues/3381285</text:p>
      <text:h text:style-name="Heading_20_2" text:outline-level="2"><text:soft-page-break/>What I’d need to answer confidently</text:h>
      <text:h text:style-name="Heading_20_3" text:outline-level="3">1. Your exact Anu LMS version</text:h>
      <text:p text:style-name="Text_20_body">This matters because APIs/events can change. Drupal.org currently shows Anu LMS <text:span text:style-name="Strong_20_Emphasis">2.11.2</text:span>, released <text:span text:style-name="Strong_20_Emphasis">January 17, 2025</text:span>, and compatible with Drupal <text:span text:style-name="Source_20_Text">^10 || ^11</text:span>. Source: https://www.drupal.org/project/anu_lms</text:p>
      <text:h text:style-name="Heading_20_3" text:outline-level="3">2. What you mean by “course modules”</text:h>
      <text:p text:style-name="Text_20_body">I need the exact milestone granularity:</text:p>
      <text:list text:style-name="L35">
        <text:list-item>
          <text:p text:style-name="P42">complete a <text:span text:style-name="Strong_20_Emphasis">lesson</text:span></text:p>
        </text:list-item>
        <text:list-item>
          <text:p text:style-name="P42">complete an Anu LMS <text:span text:style-name="Strong_20_Emphasis">module</text:span></text:p>
        </text:list-item>
        <text:list-item>
          <text:p text:style-name="P42">complete a <text:span text:style-name="Strong_20_Emphasis">quiz</text:span></text:p>
        </text:list-item>
        <text:list-item>
          <text:p text:style-name="P42">complete an entire <text:span text:style-name="Strong_20_Emphasis">course</text:span></text:p>
        </text:list-item>
        <text:list-item>
          <text:p text:style-name="P42">complete <text:span text:style-name="Strong_20_Emphasis">N modules</text:span> in one course</text:p>
        </text:list-item>
        <text:list-item>
          <text:p text:style-name="P42">complete <text:span text:style-name="Strong_20_Emphasis">all modules in a track/pathway</text:span></text:p>
        </text:list-item>
      </text:list>
      <text:p text:style-name="Text_20_body">That distinction matters because the available event might be only <text:span text:style-name="Source_20_Text">lesson_completed</text:span>, not <text:span text:style-name="Source_20_Text">module_completed</text:span> or <text:span text:style-name="Source_20_Text">course_completed</text:span>. Source: https://www.drupal.org/docs/contributed-modules/anu-lms/anu-lms-overview</text:p>
      <text:h text:style-name="Heading_20_3" text:outline-level="3">3. The actual completion signal available in your install</text:h>
      <text:p text:style-name="Text_20_body">To answer definitively, I’d want one of these:</text:p>
      <text:list text:style-name="L36">
        <text:list-item>
          <text:p text:style-name="P43">the event names/constants from Anu LMS</text:p>
        </text:list-item>
        <text:list-item>
          <text:p text:style-name="P43">the subscriber/listener docs</text:p>
        </text:list-item>
        <text:list-item>
          <text:p text:style-name="P43">the code that marks lessons/modules/courses complete</text:p>
        </text:list-item>
        <text:list-item>
          <text:p text:style-name="P43">the schema/entity/field where completion is stored</text:p>
        </text:list-item>
      </text:list>
      <text:p text:style-name="Text_20_body">The issue queue result suggests at least a <text:span text:style-name="Source_20_Text">anu_lms.lesson_completed</text:span> event exists, but I’d want to verify whether there are matching events for modules or courses. Source: https://www.drupal.org/project/anu_lms/issues/3381285</text:p>
      <text:h text:style-name="Heading_20_3" text:outline-level="3">4. Whether “achievement unlock” should be immediate or derived</text:h>
      <text:p text:style-name="Text_20_body">I need to know whether you want:</text:p>
      <text:list text:style-name="L37">
        <text:list-item>
          <text:p text:style-name="P44">immediate unlock when a completion event fires, or</text:p>
        </text:list-item>
        <text:list-item>
          <text:p text:style-name="P44">computed unlock based on querying progress totals</text:p>
        </text:list-item>
      </text:list>
      <text:p text:style-name="Text_20_body">Example:</text:p>
      <text:list text:style-name="L38">
        <text:list-item>
          <text:p text:style-name="P45"><text:soft-page-break/>unlock “First Module Completed” immediately on module completion</text:p>
        </text:list-item>
        <text:list-item>
          <text:p text:style-name="P45">unlock “Completed 5 Modules” by incrementing stored progress</text:p>
        </text:list-item>
        <text:list-item>
          <text:p text:style-name="P45">unlock “Completed Course A” by checking all child modules are done</text:p>
        </text:list-item>
      </text:list>
      <text:h text:style-name="Heading_20_3" text:outline-level="3">5. Your milestone rules</text:h>
      <text:p text:style-name="Text_20_body">For each achievement, I’d need:</text:p>
      <text:list text:style-name="L39">
        <text:list-item>
          <text:p text:style-name="P46">machine name</text:p>
        </text:list-item>
        <text:list-item>
          <text:p text:style-name="P46">label</text:p>
        </text:list-item>
        <text:list-item>
          <text:p text:style-name="P46">description</text:p>
        </text:list-item>
        <text:list-item>
          <text:p text:style-name="P46">points</text:p>
        </text:list-item>
        <text:list-item>
          <text:p text:style-name="P46">trigger</text:p>
        </text:list-item>
        <text:list-item>
          <text:p text:style-name="P46">condition</text:p>
        </text:list-item>
      </text:list>
      <text:p text:style-name="Text_20_body">Example:</text:p>
      <text:list text:style-name="L40">
        <text:list-item>
          <text:p text:style-name="P47"><text:span text:style-name="Source_20_Text">anu_first_lesson</text:span></text:p>
        </text:list-item>
        <text:list-item>
          <text:p text:style-name="P47">“First Lesson Complete”</text:p>
        </text:list-item>
        <text:list-item>
          <text:p text:style-name="P47">trigger: lesson completion event</text:p>
        </text:list-item>
        <text:list-item>
          <text:p text:style-name="P47">condition: first completed lesson</text:p>
        </text:list-item>
        <text:list-item>
          <text:p text:style-name="P47">points: 10</text:p>
        </text:list-item>
      </text:list>
      <text:h text:style-name="Heading_20_2" text:outline-level="2">My current best answer</text:h>
      <text:p text:style-name="Text_20_body">Based on the available public info, <text:span text:style-name="Strong_20_Emphasis">Achievements + Anu LMS integration looks feasible</text:span> if at least one of these is true:</text:p>
      <text:list text:style-name="L41">
        <text:list-item>
          <text:p text:style-name="P48">Anu LMS emits completion events you can subscribe to</text:p>
        </text:list-item>
        <text:list-item>
          <text:p text:style-name="P48">Anu LMS updates entities/fields when lessons/modules/courses are completed</text:p>
        </text:list-item>
        <text:list-item>
          <text:p text:style-name="P48">Anu LMS stores progress in a queryable way you can inspect from hooks or services</text:p>
        </text:list-item>
      </text:list>
      <text:p text:style-name="Text_20_body">The public docs clearly say Anu LMS supports <text:span text:style-name="Strong_20_Emphasis">linear lesson progress</text:span> and <text:span text:style-name="Strong_20_Emphasis">linear course progress</text:span>, which is a good sign that completion state exists somewhere in the system. Sources: https://www.drupal.org/project/anu_lms, https://www.drupal.org/docs/contributed-modules/anu-lms/anu-lms-overview</text:p>
      <text:h text:style-name="Heading_20_2" text:outline-level="2">What to send me so I can answer definitively</text:h>
      <text:p text:style-name="Text_20_body">Please paste any of these:</text:p>
      <text:list text:style-name="L42">
        <text:list-item>
          <text:p text:style-name="P49"><text:soft-page-break/>The Anu LMS code or docs around:</text:p>
          <text:list>
            <text:list-item>
              <text:p text:style-name="P49">progress tracking</text:p>
            </text:list-item>
            <text:list-item>
              <text:p text:style-name="P49">completion</text:p>
            </text:list-item>
            <text:list-item>
              <text:p text:style-name="P49">lesson/module/course events</text:p>
            </text:list-item>
          </text:list>
        </text:list-item>
        <text:list-item>
          <text:p text:style-name="P49">Any class or file mentioning:</text:p>
          <text:list>
            <text:list-item>
              <text:p text:style-name="P49"><text:span text:style-name="Source_20_Text">lesson_completed</text:span></text:p>
            </text:list-item>
            <text:list-item>
              <text:p text:style-name="P49"><text:span text:style-name="Source_20_Text">completed</text:span></text:p>
            </text:list-item>
            <text:list-item>
              <text:p text:style-name="P49"><text:span text:style-name="Source_20_Text">progress</text:span></text:p>
            </text:list-item>
          </text:list>
        </text:list-item>
        <text:list-item>
          <text:p text:style-name="P49">A description of the exact achievements you want, such as:</text:p>
          <text:list>
            <text:list-item>
              <text:p text:style-name="P49">first lesson completed</text:p>
            </text:list-item>
            <text:list-item>
              <text:p text:style-name="P49">first module completed</text:p>
            </text:list-item>
            <text:list-item>
              <text:p text:style-name="P49">all modules in course completed</text:p>
            </text:list-item>
            <text:list-item>
              <text:p text:style-name="P49">10 lessons completed overall</text:p>
            </text:list-item>
          </text:list>
        </text:list-item>
      </text:list>
      <text:p text:style-name="Text_20_body">If you want, I can also help you create a <text:span text:style-name="Strong_20_Emphasis">checklist of the exact Anu LMS files/symbols to inspect next</text:span>.</text:p>
      <text:h text:style-name="Heading_20_2" text:outline-level="2">Commands I used</text:h>
      <text:list text:style-name="L43">
        <text:list-item>
          <text:p text:style-name="P50">⚠️ No terminal commands were used for this reply; I relied on current Drupal.org pages because this question depended on up-to-date module information.</text:p>
        </text:list-item>
        <text:list-item>
          <text:p text:style-name="P50">✅ Web lookup: Drupal.org project page for Anu LMS</text:p>
        </text:list-item>
        <text:list-item>
          <text:p text:style-name="P50">✅ Web lookup: Drupal.org Anu LMS overview docs</text:p>
        </text:list-item>
        <text:list-item>
          <text:p text:style-name="P50">✅ Web lookup: Drupal.org issue mentioning <text:span text:style-name="Source_20_Text">anu_lms.lesson_completed</text:span> event</text:p>
        </text:list-item>
      </text:list>
      <text:p text:style-name="P51"/>
      <text:p text:style-name="P52"/>
      <text:p text:style-name="P52">1. I am using Anu LMS version 2.11.2 with Drupal 10, i.e. latest version.</text:p>
      <text:p text:style-name="P52">2. lesson completed would be fine. I just want to track what students are completing and recognize the milestones they achieve.</text:p>
      <text:p text:style-name="P52">3. I will paste below the contents of https://git.drupalcode.org/project/anu_lms/-/blob/2.x/src/Event/LessonCompletedEvent.php</text:p>
      <text:p text:style-name="P52"/>
      <text:p text:style-name="P52">&lt;?php</text:p>
      <text:p text:style-name="P52"/>
      <text:p text:style-name="P52">namespace Drupal\anu_lms\Event;</text:p>
      <text:p text:style-name="P52"/>
      <text:p text:style-name="P52">use Drupal\Core\Session\AccountInterface;</text:p>
      <text:p text:style-name="P52">use Symfony\Contracts\EventDispatcher\Event;</text:p>
      <text:p text:style-name="P52"><text:soft-page-break/></text:p>
      <text:p text:style-name="P52">/**</text:p>
      <text:p text:style-name="P52"><text:s/>* Event that is fired when the Lesson is completed by the user.</text:p>
      <text:p text:style-name="P52"><text:s/>*/</text:p>
      <text:p text:style-name="P52">class LessonCompletedEvent extends Event {</text:p>
      <text:p text:style-name="P52"/>
      <text:p text:style-name="P52"><text:s text:c="2"/>const EVENT_NAME = 'anu_lms.lesson_completed';</text:p>
      <text:p text:style-name="P52"/>
      <text:p text:style-name="P52"><text:s text:c="2"/>/**</text:p>
      <text:p text:style-name="P52"><text:s text:c="3"/>* The user who completed lesson.</text:p>
      <text:p text:style-name="P52"><text:s text:c="3"/>*</text:p>
      <text:p text:style-name="P52"><text:s text:c="3"/>* @var \Drupal\Core\Session\AccountInterface</text:p>
      <text:p text:style-name="P52"><text:s text:c="3"/>*/</text:p>
      <text:p text:style-name="P52"><text:s text:c="2"/>protected AccountInterface $account;</text:p>
      <text:p text:style-name="P52"/>
      <text:p text:style-name="P52"><text:s text:c="2"/>/**</text:p>
      <text:p text:style-name="P52"><text:s text:c="3"/>* The lesson node ID.</text:p>
      <text:p text:style-name="P52"><text:s text:c="3"/>*</text:p>
      <text:p text:style-name="P52"><text:s text:c="3"/>* @var int</text:p>
      <text:p text:style-name="P52"><text:s text:c="3"/>*/</text:p>
      <text:p text:style-name="P52"><text:s text:c="2"/>protected int $lessonId;</text:p>
      <text:p text:style-name="P52"/>
      <text:p text:style-name="P52"><text:s text:c="2"/>/**</text:p>
      <text:p text:style-name="P52"><text:s text:c="3"/>* Constructor.</text:p>
      <text:p text:style-name="P52"><text:s text:c="3"/>*</text:p>
      <text:p text:style-name="P52"><text:s text:c="3"/>* @param \Drupal\Core\Session\AccountInterface $account</text:p>
      <text:p text:style-name="P52"><text:s text:c="3"/>* <text:s text:c="2"/>The account.</text:p>
      <text:p text:style-name="P52"><text:s text:c="3"/>* @param int $lesson_id</text:p>
      <text:p text:style-name="P52"><text:s text:c="3"/>* <text:s text:c="2"/>The lesson ID.</text:p>
      <text:p text:style-name="P52"><text:s text:c="3"/>*/</text:p>
      <text:p text:style-name="P52"><text:s text:c="2"/>public function __construct(AccountInterface $account, int $lesson_id) {</text:p>
      <text:p text:style-name="P52"><text:s text:c="4"/>$this-&gt;account = $account;</text:p>
      <text:p text:style-name="P52"><text:s text:c="4"/>$this-&gt;lessonId = $lesson_id;</text:p>
      <text:p text:style-name="P52"><text:s text:c="2"/>}</text:p>
      <text:p text:style-name="P52"/>
      <text:p text:style-name="P52"><text:s text:c="2"/>/**</text:p>
      <text:p text:style-name="P52"><text:s text:c="3"/>* Gets the user.</text:p>
      <text:p text:style-name="P52"><text:s text:c="3"/>*</text:p>
      <text:p text:style-name="P52"><text:s text:c="3"/>* @return \Drupal\Core\Session\AccountInterface</text:p>
      <text:p text:style-name="P52"><text:s text:c="3"/>* <text:s text:c="2"/>The user.</text:p>
      <text:p text:style-name="P52"><text:s text:c="3"/>*/</text:p>
      <text:p text:style-name="P52"><text:s text:c="2"/>public function getAccount(): AccountInterface {</text:p>
      <text:p text:style-name="P52"><text:s text:c="4"/>return $this-&gt;account;</text:p>
      <text:p text:style-name="P52"><text:s text:c="2"/>}</text:p>
      <text:p text:style-name="P52"/>
      <text:p text:style-name="P52"><text:s text:c="2"/>/**</text:p>
      <text:p text:style-name="P52"><text:s text:c="3"/>* Gets the lesson.</text:p>
      <text:p text:style-name="P52"><text:s text:c="3"/>*</text:p>
      <text:p text:style-name="P52"><text:s text:c="3"/>* @return int</text:p>
      <text:p text:style-name="P52"><text:soft-page-break/><text:s text:c="3"/>* <text:s text:c="2"/>The lesson ID.</text:p>
      <text:p text:style-name="P52"><text:s text:c="3"/>*/</text:p>
      <text:p text:style-name="P52"><text:s text:c="2"/>public function getLessonId(): int {</text:p>
      <text:p text:style-name="P52"><text:s text:c="4"/>return $this-&gt;lessonId;</text:p>
      <text:p text:style-name="P52"><text:s text:c="2"/>}</text:p>
      <text:p text:style-name="P52"/>
      <text:p text:style-name="P52">}</text:p>
      <text:p text:style-name="P52"/>
      <text:p text:style-name="P52">4. I need more information to answer this question.</text:p>
      <text:p text:style-name="P52">5. Understood. I am thinking about it.</text:p>
      <text:p text:style-name="P53"/>
      <text:p text:style-name="Standard"/>
      <text:p text:style-name="Text_20_body"><text:line-break/>Yes — <text:span text:style-name="Strong_20_Emphasis">this is possible</text:span>.</text:p>
      <text:p text:style-name="Text_20_body">The key reason is that Anu LMS 2.11.2 exposes a dedicated Symfony event:</text:p>
      <text:list text:style-name="L44">
        <text:list-item>
          <text:p text:style-name="P54"><text:span text:style-name="Source_20_Text">LessonCompletedEvent</text:span></text:p>
        </text:list-item>
        <text:list-item>
          <text:p text:style-name="P54">event name: <text:span text:style-name="Source_20_Text">anu_lms.lesson_completed</text:span></text:p>
        </text:list-item>
      </text:list>
      <text:p text:style-name="Text_20_body">That means your Achievements sub-module can subscribe to that event, detect when a student completes a lesson, increment per-user lesson progress, and unlock milestones using the Achievements API.</text:p>
      <text:h text:style-name="Heading_20_2" text:outline-level="2">What this means in practice</text:h>
      <text:p text:style-name="Text_20_body">Your sub-module can do something like this:</text:p>
      <text:list text:style-name="L45">
        <text:list-item>
          <text:p text:style-name="P55">Listen for <text:span text:style-name="Source_20_Text">anu_lms.lesson_completed</text:span></text:p>
        </text:list-item>
        <text:list-item>
          <text:p text:style-name="P55">Get:</text:p>
          <text:list>
            <text:list-item>
              <text:p text:style-name="P55">the user from <text:span text:style-name="Source_20_Text">getAccount()</text:span></text:p>
            </text:list-item>
            <text:list-item>
              <text:p text:style-name="P55">the lesson ID from <text:span text:style-name="Source_20_Text">getLessonId()</text:span></text:p>
            </text:list-item>
          </text:list>
        </text:list-item>
        <text:list-item>
          <text:p text:style-name="P55">Update a per-user counter, such as:</text:p>
          <text:list>
            <text:list-item>
              <text:p text:style-name="P55"><text:span text:style-name="Source_20_Text">anu-lms-lesson-count</text:span></text:p>
            </text:list-item>
          </text:list>
        </text:list-item>
        <text:list-item>
          <text:p text:style-name="P55">Unlock milestones like:</text:p>
          <text:list>
            <text:list-item>
              <text:p text:style-name="P55">first lesson completed</text:p>
            </text:list-item>
            <text:list-item>
              <text:p text:style-name="P55">5 lessons completed</text:p>
            </text:list-item>
            <text:list-item>
              <text:p text:style-name="P55">10 lessons completed</text:p>
            </text:list-item>
            <text:list-item>
              <text:p text:style-name="P55">25 lessons completed</text:p>
            </text:list-item>
            <text:list-item>
              <text:p text:style-name="P55">50 lessons completed</text:p>
            </text:list-item>
          </text:list>
        </text:list-item>
      </text:list>
      <text:p text:style-name="Text_20_body"><text:soft-page-break/>So from an architecture standpoint, the answer is <text:span text:style-name="Strong_20_Emphasis">yes, definitely feasible</text:span>.</text:p>
      <text:p text:style-name="Horizontal_20_Line"/>
      <text:h text:style-name="Heading_20_2" text:outline-level="2">Why this works well with Achievements</text:h>
      <text:p text:style-name="Text_20_body">The Achievements module already gives you exactly what you need for this use case:</text:p>
      <text:list text:style-name="L46">
        <text:list-item>
          <text:p text:style-name="P56"><text:span text:style-name="Source_20_Text">achievements_storage_get()</text:span> / <text:span text:style-name="Source_20_Text">achievements_storage_set()</text:span> for tracking progress</text:p>
        </text:list-item>
        <text:list-item>
          <text:p text:style-name="P56"><text:span text:style-name="Source_20_Text">achievements_unlocked()</text:span> for awarding milestones</text:p>
        </text:list-item>
        <text:list-item>
          <text:p text:style-name="P56">built-in duplicate protection so the same achievement is not awarded twice</text:p>
        </text:list-item>
      </text:list>
      <text:p text:style-name="Text_20_body">That is a very clean fit for lesson-completion milestones.</text:p>
      <text:p text:style-name="Horizontal_20_Line"/>
      <text:h text:style-name="Heading_20_2" text:outline-level="2">Important implementation detail</text:h>
      <text:p text:style-name="Text_20_body">There is one thing you should decide carefully:</text:p>
      <text:h text:style-name="Heading_20_3" text:outline-level="3">Do you want to count:</text:h>
      <text:list text:style-name="L47">
        <text:list-item>
          <text:p text:style-name="P57"><text:span text:style-name="Strong_20_Emphasis">lesson completion events</text:span>, or</text:p>
        </text:list-item>
        <text:list-item>
          <text:p text:style-name="P57"><text:span text:style-name="Strong_20_Emphasis">unique lessons completed</text:span>?</text:p>
        </text:list-item>
      </text:list>
      <text:p text:style-name="Text_20_body">Those are not always the same.</text:p>
      <text:p text:style-name="Text_20_body">If <text:span text:style-name="Source_20_Text">anu_lms.lesson_completed</text:span> can fire more than once for the same user/lesson pair, then simply incrementing a counter every time would overcount.</text:p>
      <text:p text:style-name="Text_20_body">So the most important remaining technical question is:</text:p>
      <text:list text:style-name="L48">
        <text:list-item>
          <text:p text:style-name="P58"><text:span text:style-name="Strong_20_Emphasis">Can the same user complete the same lesson multiple times, and does the event fire each time?</text:span></text:p>
        </text:list-item>
      </text:list>
      <text:p text:style-name="Text_20_body">If the answer is “yes” or “maybe,” then the sub-module should store a per-user record of completed lesson IDs and only increment the milestone counter the first time each lesson is completed.</text:p>
      <text:p text:style-name="Horizontal_20_Line"/>
      <text:h text:style-name="Heading_20_2" text:outline-level="2">What I still need to fully design it</text:h>
      <text:p text:style-name="Text_20_body">You already gave enough to answer “is this possible?” with <text:span text:style-name="Strong_20_Emphasis">yes</text:span>.</text:p>
      <text:p text:style-name="Text_20_body">What I still need to implement it correctly is:</text:p>
      <text:h text:style-name="Heading_20_3" text:outline-level="3"><text:soft-page-break/>1. Whether completions should be counted uniquely</text:h>
      <text:p text:style-name="Text_20_body">I need to know:</text:p>
      <text:list text:style-name="L49">
        <text:list-item>
          <text:p text:style-name="P59">should a student get credit only once per lesson?</text:p>
        </text:list-item>
        <text:list-item>
          <text:p text:style-name="P59">can lessons be reset/retaken?</text:p>
        </text:list-item>
        <text:list-item>
          <text:p text:style-name="P59">if retaken, should that count again or not?</text:p>
        </text:list-item>
      </text:list>
      <text:p text:style-name="Text_20_body">My recommendation:</text:p>
      <text:list text:style-name="L50">
        <text:list-item>
          <text:p text:style-name="P60"><text:span text:style-name="Strong_20_Emphasis">count each lesson only once per user</text:span></text:p>
        </text:list-item>
      </text:list>
      <text:h text:style-name="Heading_20_3" text:outline-level="3">2. Your milestone list</text:h>
      <text:p text:style-name="Text_20_body">For example:</text:p>
      <text:list text:style-name="L51">
        <text:list-item>
          <text:p text:style-name="P61">1 lesson completed</text:p>
        </text:list-item>
        <text:list-item>
          <text:p text:style-name="P61">5 lessons completed</text:p>
        </text:list-item>
        <text:list-item>
          <text:p text:style-name="P61">10 lessons completed</text:p>
        </text:list-item>
        <text:list-item>
          <text:p text:style-name="P61">25 lessons completed</text:p>
        </text:list-item>
        <text:list-item>
          <text:p text:style-name="P61">50 lessons completed</text:p>
        </text:list-item>
        <text:list-item>
          <text:p text:style-name="P61">100 lessons completed</text:p>
        </text:list-item>
      </text:list>
      <text:p text:style-name="Text_20_body">For each one, I need:</text:p>
      <text:list text:style-name="L52">
        <text:list-item>
          <text:p text:style-name="P62">machine name</text:p>
        </text:list-item>
        <text:list-item>
          <text:p text:style-name="P62">label</text:p>
        </text:list-item>
        <text:list-item>
          <text:p text:style-name="P62">description</text:p>
        </text:list-item>
        <text:list-item>
          <text:p text:style-name="P62">points</text:p>
        </text:list-item>
      </text:list>
      <text:h text:style-name="Heading_20_3" text:outline-level="3">3. Whether milestones should be global or course-specific</text:h>
      <text:p text:style-name="Text_20_body">Do you want achievements like:</text:p>
      <text:list text:style-name="L53">
        <text:list-item>
          <text:p text:style-name="P63">“Complete your first lesson” across the whole LMS</text:p>
        </text:list-item>
        <text:list-item>
          <text:p text:style-name="P63">“Complete 10 lessons total”</text:p>
        </text:list-item>
        <text:list-item>
          <text:p text:style-name="P63">“Complete all lessons in Course A”</text:p>
        </text:list-item>
        <text:list-item>
          <text:p text:style-name="P63">“Complete your first full course”</text:p>
        </text:list-item>
      </text:list>
      <text:p text:style-name="Text_20_body">These are different implementation patterns.</text:p>
      <text:h text:style-name="Heading_20_3" text:outline-level="3">4. Whether you also want course-completion achievements</text:h>
      <text:p text:style-name="Text_20_body">Right now we know about <text:span text:style-name="Source_20_Text">LessonCompletedEvent</text:span>.</text:p>
      <text:p text:style-name="Text_20_body"><text:soft-page-break/>I do <text:span text:style-name="Strong_20_Emphasis">not yet know</text:span> whether Anu LMS also exposes:</text:p>
      <text:list text:style-name="L54">
        <text:list-item>
          <text:p text:style-name="P64">course completed event</text:p>
        </text:list-item>
        <text:list-item>
          <text:p text:style-name="P64">module completed event</text:p>
        </text:list-item>
        <text:list-item>
          <text:p text:style-name="P64">quiz completed event</text:p>
        </text:list-item>
      </text:list>
      <text:p text:style-name="Text_20_body">If you eventually want course-level badges, I’d want to inspect whether Anu LMS emits a course-completion signal or whether we need to derive it by checking all lessons in the course.</text:p>
      <text:p text:style-name="Horizontal_20_Line"/>
      <text:h text:style-name="Heading_20_2" text:outline-level="2">My recommendation</text:h>
      <text:p text:style-name="Text_20_body">A good first version would be:</text:p>
      <text:h text:style-name="Heading_20_3" text:outline-level="3">Phase 1: lesson-count achievements</text:h>
      <text:p text:style-name="Text_20_body">Implement:</text:p>
      <text:list text:style-name="L55">
        <text:list-item>
          <text:p text:style-name="P65">First Lesson</text:p>
        </text:list-item>
        <text:list-item>
          <text:p text:style-name="P65">5 Lessons</text:p>
        </text:list-item>
        <text:list-item>
          <text:p text:style-name="P65">10 Lessons</text:p>
        </text:list-item>
        <text:list-item>
          <text:p text:style-name="P65">25 Lessons</text:p>
        </text:list-item>
        <text:list-item>
          <text:p text:style-name="P65">50 Lessons</text:p>
        </text:list-item>
      </text:list>
      <text:p text:style-name="Text_20_body">This is simple and robust because you already have a clear event to subscribe to.</text:p>
      <text:h text:style-name="Heading_20_3" text:outline-level="3">Phase 2: course achievements</text:h>
      <text:p text:style-name="Text_20_body">After that, add:</text:p>
      <text:list text:style-name="L56">
        <text:list-item>
          <text:p text:style-name="P66">First Course Completed</text:p>
        </text:list-item>
        <text:list-item>
          <text:p text:style-name="P66">Completed Course X</text:p>
        </text:list-item>
        <text:list-item>
          <text:p text:style-name="P66">Completed 3 Courses</text:p>
        </text:list-item>
      </text:list>
      <text:p text:style-name="Text_20_body">But for that I’d want more Anu LMS progress details.</text:p>
      <text:p text:style-name="Horizontal_20_Line"/>
      <text:h text:style-name="Heading_20_2" text:outline-level="2">The minimum additional info I need from you</text:h>
      <text:p text:style-name="Text_20_body">If you want me to design the sub-module next, send me:</text:p>
      <text:h text:style-name="Heading_20_3" text:outline-level="3"><text:soft-page-break/>A. Your milestone list</text:h>
      <text:p text:style-name="Text_20_body">Example:</text:p>
      <text:list text:style-name="L57">
        <text:list-item>
          <text:p text:style-name="P67"><text:span text:style-name="Source_20_Text">anu_lesson_1</text:span> — First Lesson — 10 points</text:p>
        </text:list-item>
        <text:list-item>
          <text:p text:style-name="P67"><text:span text:style-name="Source_20_Text">anu_lesson_5</text:span> — Getting Started — 25 points</text:p>
        </text:list-item>
        <text:list-item>
          <text:p text:style-name="P67"><text:span text:style-name="Source_20_Text">anu_lesson_10</text:span> — Dedicated Learner — 50 points</text:p>
        </text:list-item>
        <text:list-item>
          <text:p text:style-name="P67"><text:span text:style-name="Source_20_Text">anu_lesson_25</text:span> — Course Explorer — 100 points</text:p>
        </text:list-item>
      </text:list>
      <text:h text:style-name="Heading_20_3" text:outline-level="3">B. Your counting rule</text:h>
      <text:p text:style-name="Text_20_body">Choose one:</text:p>
      <text:list text:style-name="L58">
        <text:list-item>
          <text:p text:style-name="P68">count <text:span text:style-name="Strong_20_Emphasis">every lesson completion event</text:span></text:p>
        </text:list-item>
        <text:list-item>
          <text:p text:style-name="P68">count <text:span text:style-name="Strong_20_Emphasis">each unique lesson once per user</text:span> ← recommended</text:p>
        </text:list-item>
      </text:list>
      <text:h text:style-name="Heading_20_3" text:outline-level="3">C. Your module machine name</text:h>
      <text:p text:style-name="Text_20_body">For example:</text:p>
      <text:list text:style-name="L59">
        <text:list-item>
          <text:p text:style-name="P69"><text:span text:style-name="Source_20_Text">achievements_anu_lms</text:span></text:p>
        </text:list-item>
        <text:list-item>
          <text:p text:style-name="P69"><text:span text:style-name="Source_20_Text">achievements_learning</text:span></text:p>
        </text:list-item>
        <text:list-item>
          <text:p text:style-name="P69"><text:span text:style-name="Source_20_Text">site_achievements_lms</text:span></text:p>
        </text:list-item>
      </text:list>
      <text:p text:style-name="Horizontal_20_Line"/>
      <text:h text:style-name="Heading_20_2" text:outline-level="2">Short answer</text:h>
      <text:p text:style-name="Text_20_body">So to answer your original question directly:</text:p>
      <text:p text:style-name="Text_20_body"><text:span text:style-name="Strong_20_Emphasis">Yes, it is possible to assign achievement milestones based on Anu LMS lesson completion.</text:span><text:line-break/>The <text:span text:style-name="Source_20_Text">anu_lms.lesson_completed</text:span> event gives exactly the kind of trigger your Achievements sub-module needs.</text:p>
      <text:h text:style-name="Heading_20_2" text:outline-level="2">What I need next</text:h>
      <text:p text:style-name="Text_20_body">To move from “possible” to “implemented,” I need:</text:p>
      <text:list text:style-name="L60">
        <text:list-item>
          <text:p text:style-name="P70">the lesson milestone list,</text:p>
        </text:list-item>
        <text:list-item>
          <text:p text:style-name="P70">whether completions should be unique per lesson,</text:p>
        </text:list-item>
        <text:list-item>
          <text:p text:style-name="P70">whether you also want course-level achievements,</text:p>
        </text:list-item>
        <text:list-item>
          <text:p text:style-name="P70">the machine name you want for the sub-module.</text:p>
        </text:list-item>
      </text:list>
      <text:h text:style-name="Heading_20_2" text:outline-level="2"><text:soft-page-break/>Commands I used</text:h>
      <text:list text:style-name="L61">
        <text:list-item>
          <text:p text:style-name="P71">✅ No additional terminal commands were needed for this reply; I analyzed the Anu LMS event class you pasted directly in the conversation.</text:p>
        </text:list-item>
      </text:list>
      <text:p text:style-name="P72"/>
      <text:p text:style-name="P73"/>
      <text:p text:style-name="P73">A checklist of the exact Anu LMS files/symbols to inspect next would be helpful.</text:p>
      <text:p text:style-name="P74"/>
      <text:p text:style-name="P73"/>
      <text:p text:style-name="P73">Didn’t ultimately do much of that.</text:p>
      <text:p text:style-name="P73"/>
      <text:p text:style-name="P72"/>
      <text:p text:style-name="P73"/>
      <text:p text:style-name="P73">Here's Lesson.php that includes at least some of the info you asked for:</text:p>
      <text:p text:style-name="P73"/>
      <text:p text:style-name="P73">&lt;?php</text:p>
      <text:p text:style-name="P73"/>
      <text:p text:style-name="P73">namespace Drupal\anu_lms;….</text:p>
      <text:p text:style-name="P73"/>
      <text:p text:style-name="P74"/>
      <text:p text:style-name="Standard"/>
      <text:p text:style-name="Text_20_body">This is very helpful — it answers several of the biggest unknowns.</text:p>
      <text:h text:style-name="Heading_20_2" text:outline-level="2">What we now know for sure</text:h>
      <text:h text:style-name="Heading_20_3" text:outline-level="3">1. Lesson achievements are definitely feasible</text:h>
      <text:p text:style-name="Text_20_body"><text:span text:style-name="Source_20_Text">Lesson::setCompleted()</text:span> dispatches <text:span text:style-name="Source_20_Text">LessonCompletedEvent::EVENT_NAME</text:span> when a lesson is completed for the current user.</text:p>
      <text:h text:style-name="Heading_20_3" text:outline-level="3">2. The event is only fired on first completion</text:h>
      <text:p text:style-name="Text_20_body">This is the most important detail in your paste:</text:p>
      <text:list text:style-name="L62">
        <text:list-item>
          <text:p text:style-name="P75">completion is stored in <text:span text:style-name="Source_20_Text">anu_lms_progress</text:span></text:p>
        </text:list-item>
        <text:list-item>
          <text:p text:style-name="P75">the code uses a database <text:span text:style-name="Source_20_Text">merge()</text:span></text:p>
        </text:list-item>
        <text:list-item>
          <text:p text:style-name="P75">the event is dispatched <text:span text:style-name="Strong_20_Emphasis">only if</text:span> the merge result is <text:span text:style-name="Source_20_Text">Merge::STATUS_INSERT</text:span></text:p>
        </text:list-item>
      </text:list>
      <text:p text:style-name="Text_20_body">That means:</text:p>
      <text:list text:style-name="L63">
        <text:list-item>
          <text:p text:style-name="P76">the same user/lesson pair is only treated as a new completion once</text:p>
        </text:list-item>
        <text:list-item>
          <text:p text:style-name="P76">repeated completions or revisits should <text:span text:style-name="Strong_20_Emphasis">not</text:span> inflate achievement counters</text:p>
        </text:list-item>
        <text:list-item>
          <text:p text:style-name="P76">you can safely count lesson completions as <text:span text:style-name="Strong_20_Emphasis">unique lessons completed per user</text:span></text:p>
        </text:list-item>
      </text:list>
      <text:p text:style-name="Text_20_body">That is excellent news for your Achievements integration.</text:p>
      <text:h text:style-name="Heading_20_3" text:outline-level="3"><text:soft-page-break/>3. Anonymous users are already excluded</text:h>
      <text:p text:style-name="Text_20_body"><text:span text:style-name="Source_20_Text">setCompleted()</text:span> immediately returns for anonymous users, so your Achievements module doesn’t need to worry about anonymous lesson completions.</text:p>
      <text:h text:style-name="Heading_20_3" text:outline-level="3">4. There is a canonical progress table</text:h>
      <text:p text:style-name="Text_20_body">Lesson completion is stored in:</text:p>
      <text:list text:style-name="L64">
        <text:list-item>
          <text:p text:style-name="P77"><text:span text:style-name="Source_20_Text">anu_lms_progress</text:span></text:p>
        </text:list-item>
      </text:list>
      <text:p text:style-name="Text_20_body">with at least:</text:p>
      <text:list text:style-name="L65">
        <text:list-item>
          <text:p text:style-name="P78"><text:span text:style-name="Source_20_Text">uid</text:span></text:p>
        </text:list-item>
        <text:list-item>
          <text:p text:style-name="P78"><text:span text:style-name="Source_20_Text">nid</text:span></text:p>
        </text:list-item>
        <text:list-item>
          <text:p text:style-name="P78"><text:span text:style-name="Source_20_Text">created</text:span></text:p>
        </text:list-item>
        <text:list-item>
          <text:p text:style-name="P78"><text:span text:style-name="Source_20_Text">changed</text:span></text:p>
        </text:list-item>
      </text:list>
      <text:p text:style-name="Text_20_body">So if needed, your integration can rebuild counts from real progress data rather than relying only on event timing.</text:p>
      <text:h text:style-name="Heading_20_3" text:outline-level="3">5. A lesson can be mapped upward</text:h>
      <text:p text:style-name="Text_20_body">The <text:span text:style-name="Source_20_Text">Lesson</text:span> service already provides:</text:p>
      <text:list text:style-name="L66">
        <text:list-item>
          <text:p text:style-name="P79"><text:span text:style-name="Source_20_Text">getLessonModule(int $lesson_id): ?int</text:span></text:p>
        </text:list-item>
        <text:list-item>
          <text:p text:style-name="P79"><text:span text:style-name="Source_20_Text">getLessonCourse(int $lesson_id): ?NodeInterface</text:span></text:p>
        </text:list-item>
      </text:list>
      <text:p text:style-name="Text_20_body">So if you later want achievements like:</text:p>
      <text:list text:style-name="L67">
        <text:list-item>
          <text:p text:style-name="P80">first course started</text:p>
        </text:list-item>
        <text:list-item>
          <text:p text:style-name="P80">completed lessons in Course X</text:p>
        </text:list-item>
        <text:list-item>
          <text:p text:style-name="P80">completed all lessons in a course</text:p>
        </text:list-item>
      </text:list>
      <text:p text:style-name="Text_20_body">there is already a built-in path from lesson → module → course.</text:p>
      <text:p text:style-name="Horizontal_20_Line"/>
      <text:h text:style-name="Heading_20_2" text:outline-level="2">What this means for your design</text:h>
      <text:p text:style-name="Text_20_body">At this point, I would strongly recommend this first implementation strategy:</text:p>
      <text:h text:style-name="Heading_20_3" text:outline-level="3">Use an event subscriber, not procedural entity hooks</text:h>
      <text:p text:style-name="Text_20_body">Because Anu LMS already emits the exact event you need, the cleanest integration is:</text:p>
      <text:list text:style-name="L68">
        <text:list-item>
          <text:p text:style-name="P81">subscribe to <text:span text:style-name="Source_20_Text">anu_lms.lesson_completed</text:span></text:p>
        </text:list-item>
        <text:list-item>
          <text:p text:style-name="P81">read user and lesson from the event</text:p>
        </text:list-item>
        <text:list-item>
          <text:p text:style-name="P81"><text:soft-page-break/>update Achievements storage</text:p>
        </text:list-item>
        <text:list-item>
          <text:p text:style-name="P81">unlock milestones</text:p>
        </text:list-item>
      </text:list>
      <text:p text:style-name="Text_20_body">This is cleaner and safer than trying to infer completion through node hooks.</text:p>
      <text:p text:style-name="Horizontal_20_Line"/>
      <text:h text:style-name="Heading_20_2" text:outline-level="2">The exact shape of the integration I would build</text:h>
      <text:p text:style-name="Text_20_body">I would now expect your sub-module to look something like:</text:p>
      <text:section text:style-name="Sect1" text:name="Section9">
        <text:p text:style-name="Preformatted_20_Text"><text:bookmark text:name="code-block-viewer Copy 9"/>web/modules/custom/achievements_anu_lms/</text:p>
        <text:p text:style-name="Preformatted_20_Text"><text:s text:c="2"/>achievements_anu_lms.info.yml</text:p>
        <text:p text:style-name="Preformatted_20_Text"><text:s text:c="2"/>achievements_anu_lms.services.yml</text:p>
        <text:p text:style-name="Preformatted_20_Text"><text:s text:c="2"/>src/EventSubscriber/LessonCompletedSubscriber.php</text:p>
        <text:p text:style-name="Preformatted_20_Text"><text:s text:c="2"/>config/install/</text:p>
        <text:p text:style-name="Preformatted_20_Text"><text:s text:c="4"/>achievements.achievement_entity.anu_lesson_1.yml</text:p>
        <text:p text:style-name="Preformatted_20_Text"><text:s text:c="4"/>achievements.achievement_entity.anu_lesson_5.yml</text:p>
        <text:p text:style-name="Preformatted_20_Text"><text:s text:c="4"/>achievements.achievement_entity.anu_lesson_10.yml</text:p>
        <text:p text:style-name="Preformatted_20_Text"><text:s text:c="4"/>achievements.achievement_entity.anu_lesson_25.yml</text:p>
      </text:section>
      <text:h text:style-name="Heading_20_3" text:outline-level="3">Subscriber responsibilities</text:h>
      <text:p text:style-name="Text_20_body">The subscriber would:</text:p>
      <text:list text:style-name="L69">
        <text:list-item>
          <text:p text:style-name="P82">listen for <text:span text:style-name="Source_20_Text">anu_lms.lesson_completed</text:span></text:p>
        </text:list-item>
        <text:list-item>
          <text:p text:style-name="P82">get:</text:p>
          <text:list>
            <text:list-item>
              <text:p text:style-name="P82"><text:span text:style-name="Source_20_Text">$uid = $event-&gt;getAccount()-&gt;id()</text:span></text:p>
            </text:list-item>
            <text:list-item>
              <text:p text:style-name="P82"><text:span text:style-name="Source_20_Text">$lesson_id = $event-&gt;getLessonId()</text:span></text:p>
            </text:list-item>
          </text:list>
        </text:list-item>
        <text:list-item>
          <text:p text:style-name="P82">update a shared Achievements storage key, e.g.:</text:p>
          <text:list>
            <text:list-item>
              <text:p text:style-name="P82"><text:span text:style-name="Source_20_Text">anu-lms-lesson-count</text:span></text:p>
            </text:list-item>
          </text:list>
        </text:list-item>
        <text:list-item>
          <text:p text:style-name="P82">unlock milestones such as:</text:p>
          <text:list>
            <text:list-item>
              <text:p text:style-name="P82"><text:span text:style-name="Source_20_Text">anu_lesson_1</text:span></text:p>
            </text:list-item>
            <text:list-item>
              <text:p text:style-name="P82"><text:span text:style-name="Source_20_Text">anu_lesson_5</text:span></text:p>
            </text:list-item>
            <text:list-item>
              <text:p text:style-name="P82"><text:span text:style-name="Source_20_Text">anu_lesson_10</text:span></text:p>
            </text:list-item>
            <text:list-item>
              <text:p text:style-name="P82"><text:span text:style-name="Source_20_Text">anu_lesson_25</text:span></text:p>
            </text:list-item>
          </text:list>
        </text:list-item>
      </text:list>
      <text:p text:style-name="Text_20_body">Because Anu LMS is already preventing duplicate lesson completions at the event level, your count logic can stay simple.</text:p>
      <text:p text:style-name="Horizontal_20_Line"/>
      <text:h text:style-name="Heading_20_2" text:outline-level="2"><text:soft-page-break/>What questions are now answered</text:h>
      <text:h text:style-name="Heading_20_3" text:outline-level="3">“Can the same lesson be counted twice?”</text:h>
      <text:p text:style-name="Text_20_body"><text:span text:style-name="Strong_20_Emphasis">Apparently not via the event path</text:span>, because the event only fires on the initial insert into <text:span text:style-name="Source_20_Text">anu_lms_progress</text:span>.</text:p>
      <text:h text:style-name="Heading_20_3" text:outline-level="3">“Do I need to track unique lesson IDs myself?”</text:h>
      <text:p text:style-name="Text_20_body">For a basic lesson-count milestone system: <text:span text:style-name="Strong_20_Emphasis">probably no</text:span>.</text:p>
      <text:p text:style-name="Text_20_body">Because Anu LMS is already enforcing uniqueness for the completion event, you can safely increment a counter each time the event fires.</text:p>
      <text:h text:style-name="Heading_20_3" text:outline-level="3">“Can course-specific achievements be added later?”</text:h>
      <text:p text:style-name="Text_20_body"><text:span text:style-name="Strong_20_Emphasis">Very likely yes</text:span>, because:</text:p>
      <text:list text:style-name="L70">
        <text:list-item>
          <text:p text:style-name="P83"><text:span text:style-name="Source_20_Text">getLessonModule()</text:span> exists</text:p>
        </text:list-item>
        <text:list-item>
          <text:p text:style-name="P83"><text:span text:style-name="Source_20_Text">getLessonCourse()</text:span> exists</text:p>
        </text:list-item>
      </text:list>
      <text:p text:style-name="Text_20_body">So once a lesson completion event fires, your subscriber could also derive the course context.</text:p>
      <text:p text:style-name="Horizontal_20_Line"/>
      <text:h text:style-name="Heading_20_2" text:outline-level="2">What I would inspect next</text:h>
      <text:p text:style-name="Text_20_body">Now that we have <text:span text:style-name="Source_20_Text">Lesson.php</text:span>, the next most useful files/symbols to inspect are:</text:p>
      <text:h text:style-name="Heading_20_3" text:outline-level="3">1. <text:span text:style-name="Source_20_Text">Course.php</text:span></text:h>
      <text:h text:style-name="Heading_20_4" text:outline-level="4">Why</text:h>
      <text:p text:style-name="Text_20_body">I want to understand:</text:p>
      <text:list text:style-name="L71">
        <text:list-item>
          <text:p text:style-name="P84">what <text:span text:style-name="Source_20_Text">getLessonsAndQuizzes($course)</text:span> returns exactly</text:p>
        </text:list-item>
        <text:list-item>
          <text:p text:style-name="P84">how course structure is assembled</text:p>
        </text:list-item>
        <text:list-item>
          <text:p text:style-name="P84">whether there is already a notion of course completion</text:p>
        </text:list-item>
        <text:list-item>
          <text:p text:style-name="P84">how <text:span text:style-name="Source_20_Text">isLinearProgressEnabled($course)</text:span> works</text:p>
        </text:list-item>
      </text:list>
      <text:h text:style-name="Heading_20_4" text:outline-level="4">Especially look for</text:h>
      <text:list text:style-name="L72">
        <text:list-item>
          <text:p text:style-name="P85"><text:span text:style-name="Source_20_Text">getLessonsAndQuizzes</text:span></text:p>
        </text:list-item>
        <text:list-item>
          <text:p text:style-name="P85"><text:span text:style-name="Source_20_Text">isLinearProgressEnabled</text:span></text:p>
        </text:list-item>
        <text:list-item>
          <text:p text:style-name="P85">anything like:</text:p>
          <text:list>
            <text:list-item>
              <text:p text:style-name="P85"><text:soft-page-break/><text:span text:style-name="Source_20_Text">isCompleted</text:span></text:p>
            </text:list-item>
            <text:list-item>
              <text:p text:style-name="P85"><text:span text:style-name="Source_20_Text">getCompletedLessons</text:span></text:p>
            </text:list-item>
            <text:list-item>
              <text:p text:style-name="P85"><text:span text:style-name="Source_20_Text">getProgress</text:span></text:p>
            </text:list-item>
            <text:list-item>
              <text:p text:style-name="P85"><text:span text:style-name="Source_20_Text">course completed</text:span></text:p>
            </text:list-item>
          </text:list>
        </text:list-item>
      </text:list>
      <text:p text:style-name="Horizontal_20_Line"/>
      <text:h text:style-name="Heading_20_3" text:outline-level="3">2. References to <text:span text:style-name="Source_20_Text">anu_lms_progress</text:span></text:h>
      <text:h text:style-name="Heading_20_4" text:outline-level="4">Why</text:h>
      <text:p text:style-name="Text_20_body">I want to know whether the progress table only stores lesson completion, or whether it also helps derive course completion.</text:p>
      <text:h text:style-name="Heading_20_4" text:outline-level="4">Search for</text:h>
      <text:list text:style-name="L73">
        <text:list-item>
          <text:p text:style-name="P86"><text:span text:style-name="Source_20_Text">anu_lms_progress</text:span></text:p>
        </text:list-item>
        <text:list-item>
          <text:p text:style-name="P86"><text:span text:style-name="Source_20_Text">select('anu_lms_progress'</text:span></text:p>
        </text:list-item>
        <text:list-item>
          <text:p text:style-name="P86"><text:span text:style-name="Source_20_Text">merge('anu_lms_progress'</text:span></text:p>
        </text:list-item>
        <text:list-item>
          <text:p text:style-name="P86"><text:span text:style-name="Source_20_Text">delete('anu_lms_progress'</text:span></text:p>
        </text:list-item>
      </text:list>
      <text:h text:style-name="Heading_20_4" text:outline-level="4">What I want to learn</text:h>
      <text:list text:style-name="L74">
        <text:list-item>
          <text:p text:style-name="P87">Can progress be reset?</text:p>
        </text:list-item>
        <text:list-item>
          <text:p text:style-name="P87">Is there already a helper for counting completed lessons?</text:p>
        </text:list-item>
        <text:list-item>
          <text:p text:style-name="P87">Does course completion use this same table?</text:p>
        </text:list-item>
      </text:list>
      <text:p text:style-name="Horizontal_20_Line"/>
      <text:h text:style-name="Heading_20_3" text:outline-level="3">3. Any reset/retake code</text:h>
      <text:h text:style-name="Heading_20_4" text:outline-level="4">Why</text:h>
      <text:p text:style-name="Text_20_body">If Anu LMS supports resetting progress, you may eventually want corresponding achievement relocking.</text:p>
      <text:h text:style-name="Heading_20_4" text:outline-level="4">Search for</text:h>
      <text:list text:style-name="L75">
        <text:list-item>
          <text:p text:style-name="P88"><text:span text:style-name="Source_20_Text">reset</text:span></text:p>
        </text:list-item>
        <text:list-item>
          <text:p text:style-name="P88"><text:span text:style-name="Source_20_Text">retake</text:span></text:p>
        </text:list-item>
        <text:list-item>
          <text:p text:style-name="P88"><text:span text:style-name="Source_20_Text">delete progress</text:span></text:p>
        </text:list-item>
        <text:list-item>
          <text:p text:style-name="P88"><text:span text:style-name="Source_20_Text">anu_lms_progress</text:span> deletes</text:p>
        </text:list-item>
        <text:list-item>
          <text:p text:style-name="P88"><text:span text:style-name="Source_20_Text">setCompleted(</text:span> callers</text:p>
        </text:list-item>
      </text:list>
      <text:p text:style-name="Horizontal_20_Line"><text:soft-page-break/></text:p>
      <text:h text:style-name="Heading_20_3" text:outline-level="3">4. Services definition</text:h>
      <text:h text:style-name="Heading_20_4" text:outline-level="4">File</text:h>
      <text:list text:style-name="L76">
        <text:list-item>
          <text:p text:style-name="P89"><text:span text:style-name="Source_20_Text">anu_lms.services.yml</text:span></text:p>
        </text:list-item>
      </text:list>
      <text:h text:style-name="Heading_20_4" text:outline-level="4">Why</text:h>
      <text:p text:style-name="Text_20_body">I want to know:</text:p>
      <text:list text:style-name="L77">
        <text:list-item>
          <text:p text:style-name="P90">the service ID for <text:span text:style-name="Source_20_Text">Lesson</text:span></text:p>
        </text:list-item>
        <text:list-item>
          <text:p text:style-name="P90">the service ID for <text:span text:style-name="Source_20_Text">Course</text:span></text:p>
        </text:list-item>
        <text:list-item>
          <text:p text:style-name="P90">whether your subscriber should inject those services later</text:p>
        </text:list-item>
      </text:list>
      <text:p text:style-name="Text_20_body">This is especially useful if we later want course-aware milestones.</text:p>
      <text:p text:style-name="Horizontal_20_Line"/>
      <text:h text:style-name="Heading_20_3" text:outline-level="3">5. Any existing event subscribers</text:h>
      <text:h text:style-name="Heading_20_4" text:outline-level="4">Why</text:h>
      <text:p text:style-name="Text_20_body">These often show the intended extension pattern in contributed modules.</text:p>
      <text:h text:style-name="Heading_20_4" text:outline-level="4">Search for</text:h>
      <text:list text:style-name="L78">
        <text:list-item>
          <text:p text:style-name="P91"><text:span text:style-name="Source_20_Text">EventSubscriberInterface</text:span></text:p>
        </text:list-item>
        <text:list-item>
          <text:p text:style-name="P91"><text:span text:style-name="Source_20_Text">LessonCompletedEvent</text:span></text:p>
        </text:list-item>
        <text:list-item>
          <text:p text:style-name="P91"><text:span text:style-name="Source_20_Text">anu_lms.lesson_completed</text:span></text:p>
        </text:list-item>
      </text:list>
      <text:p text:style-name="Horizontal_20_Line"/>
      <text:h text:style-name="Heading_20_2" text:outline-level="2">What I no longer need to know to answer the basic feasibility question</text:h>
      <text:p text:style-name="Text_20_body">I do <text:span text:style-name="Strong_20_Emphasis">not</text:span> need more Anu LMS internals to answer:</text:p>
      <text:p text:style-name="Quotations">“Can I assign achievement milestones based on lesson completion?”</text:p>
      <text:p text:style-name="Text_20_body">The answer is now clearly:</text:p>
      <text:p text:style-name="Text_20_body"><text:span text:style-name="Strong_20_Emphasis">Yes.</text:span></text:p>
      <text:p text:style-name="Text_20_body">The event exists, it is user-specific, it passes the lesson ID, and it only fires on first completion.</text:p>
      <text:p text:style-name="Horizontal_20_Line"/>
      <text:h text:style-name="Heading_20_2" text:outline-level="2"><text:soft-page-break/>What I still need to design the actual module</text:h>
      <text:p text:style-name="Text_20_body">At this point, the remaining input is mostly your business rules.</text:p>
      <text:h text:style-name="Heading_20_3" text:outline-level="3">Please decide:</text:h>
      <text:h text:style-name="Heading_20_4" text:outline-level="4">1. Which milestones do you want?</text:h>
      <text:p text:style-name="Text_20_body">For example:</text:p>
      <text:list text:style-name="L79">
        <text:list-item>
          <text:p text:style-name="P92">1 lesson completed</text:p>
        </text:list-item>
        <text:list-item>
          <text:p text:style-name="P92">5 lessons completed</text:p>
        </text:list-item>
        <text:list-item>
          <text:p text:style-name="P92">10 lessons completed</text:p>
        </text:list-item>
        <text:list-item>
          <text:p text:style-name="P92">25 lessons completed</text:p>
        </text:list-item>
        <text:list-item>
          <text:p text:style-name="P92">50 lessons completed</text:p>
        </text:list-item>
      </text:list>
      <text:h text:style-name="Heading_20_4" text:outline-level="4">2. Do you want course-aware milestones too?</text:h>
      <text:p text:style-name="Text_20_body">For example:</text:p>
      <text:list text:style-name="L80">
        <text:list-item>
          <text:p text:style-name="P93">first lesson in any course</text:p>
        </text:list-item>
        <text:list-item>
          <text:p text:style-name="P93">completed all lessons in one course</text:p>
        </text:list-item>
        <text:list-item>
          <text:p text:style-name="P93">completed 3 courses</text:p>
        </text:list-item>
      </text:list>
      <text:h text:style-name="Heading_20_4" text:outline-level="4">3. What module machine name do you want?</text:h>
      <text:p text:style-name="Text_20_body">Examples:</text:p>
      <text:list text:style-name="L81">
        <text:list-item>
          <text:p text:style-name="P94"><text:span text:style-name="Source_20_Text">achievements_anu_lms</text:span></text:p>
        </text:list-item>
        <text:list-item>
          <text:p text:style-name="P94"><text:span text:style-name="Source_20_Text">achievements_learning</text:span></text:p>
        </text:list-item>
        <text:list-item>
          <text:p text:style-name="P94"><text:span text:style-name="Source_20_Text">site_achievements_lms</text:span></text:p>
        </text:list-item>
      </text:list>
      <text:p text:style-name="Horizontal_20_Line"/>
      <text:h text:style-name="Heading_20_2" text:outline-level="2">My recommendation</text:h>
      <text:p text:style-name="Text_20_body">If you want the fastest path, start with this first release:</text:p>
      <text:h text:style-name="Heading_20_3" text:outline-level="3">Phase 1</text:h>
      <text:p text:style-name="Text_20_body">Implement only:</text:p>
      <text:list text:style-name="L82">
        <text:list-item>
          <text:p text:style-name="P95">first lesson completed</text:p>
        </text:list-item>
        <text:list-item>
          <text:p text:style-name="P95">5 lessons completed</text:p>
        </text:list-item>
        <text:list-item>
          <text:p text:style-name="P95">10 lessons completed</text:p>
        </text:list-item>
        <text:list-item>
          <text:p text:style-name="P95"><text:soft-page-break/>25 lessons completed</text:p>
        </text:list-item>
      </text:list>
      <text:p text:style-name="Text_20_body">That will be straightforward and reliable.</text:p>
      <text:h text:style-name="Heading_20_3" text:outline-level="3">Phase 2</text:h>
      <text:p text:style-name="Text_20_body">After that, inspect <text:span text:style-name="Source_20_Text">Course.php</text:span> and add:</text:p>
      <text:list text:style-name="L83">
        <text:list-item>
          <text:p text:style-name="P96">first course completed</text:p>
        </text:list-item>
        <text:list-item>
          <text:p text:style-name="P96">completed a specific course</text:p>
        </text:list-item>
        <text:list-item>
          <text:p text:style-name="P96">completed N courses</text:p>
        </text:list-item>
      </text:list>
      <text:p text:style-name="Horizontal_20_Line"/>
      <text:h text:style-name="Heading_20_2" text:outline-level="2">Best next file to paste</text:h>
      <text:p text:style-name="Text_20_body">If you want me to refine the design further, the <text:span text:style-name="Strong_20_Emphasis">single best next file</text:span> is:</text:p>
      <text:list text:style-name="L84">
        <text:list-item>
          <text:p text:style-name="P97"><text:span text:style-name="Source_20_Text">src/Course.php</text:span></text:p>
        </text:list-item>
      </text:list>
      <text:p text:style-name="Text_20_body">After that, the next best is:</text:p>
      <text:list text:style-name="L85">
        <text:list-item>
          <text:p text:style-name="P98"><text:span text:style-name="Source_20_Text">anu_lms.services.yml</text:span></text:p>
        </text:list-item>
      </text:list>
      <text:h text:style-name="Heading_20_2" text:outline-level="2">Commands I used</text:h>
      <text:list text:style-name="L86">
        <text:list-item>
          <text:p text:style-name="P99">✅ No additional terminal commands were needed for this reply; I analyzed the pasted <text:span text:style-name="Source_20_Text">Lesson.php</text:span> code directly in the conversation.</text:p>
        </text:list-item>
      </text:list>
      <text:p text:style-name="P100"/>
      <text:p text:style-name="P101"/>
      <text:p text:style-name="P101">Did it.</text:p>
      <text:p text:style-name="P102"/>
      <text:p text:style-name="Standard"/>
      <text:p text:style-name="Text_20_body">This is enough to sharpen the plan quite a bit.</text:p>
      <text:h text:style-name="Heading_20_2" text:outline-level="2">What we now know</text:h>
      <text:h text:style-name="Heading_20_3" text:outline-level="3">1. Lesson milestones are straightforward</text:h>
      <text:p text:style-name="Text_20_body">That part is confirmed.</text:p>
      <text:h text:style-name="Heading_20_3" text:outline-level="3">2. Course-aware milestones also look feasible</text:h>
      <text:p text:style-name="Text_20_body">Not fully “automatic” yet, but very feasible, because:</text:p>
      <text:list text:style-name="L87">
        <text:list-item>
          <text:p text:style-name="P103"><text:span text:style-name="Source_20_Text">anu_lms.lesson</text:span> can map lesson → module → course</text:p>
        </text:list-item>
        <text:list-item>
          <text:p text:style-name="P103"><text:span text:style-name="Source_20_Text">anu_lms.course</text:span> can enumerate all lessons/quizzes in a course</text:p>
        </text:list-item>
        <text:list-item>
          <text:p text:style-name="P103"><text:soft-page-break/>there is also a dedicated service:</text:p>
          <text:list>
            <text:list-item>
              <text:p text:style-name="P103"><text:span text:style-name="Source_20_Text">anu_lms.course_progress</text:span></text:p>
            </text:list-item>
          </text:list>
        </text:list-item>
      </text:list>
      <text:p text:style-name="Text_20_body">That strongly suggests Anu LMS already has a centralized way to compute or expose course progress.</text:p>
      <text:h text:style-name="Heading_20_3" text:outline-level="3">3. The most important next file is no longer <text:span text:style-name="Source_20_Text">Course.php</text:span></text:h>
      <text:p text:style-name="Text_20_body">It is now:</text:p>
      <text:list text:style-name="L88">
        <text:list-item>
          <text:p text:style-name="P104"><text:span text:style-name="Strong_20_Emphasis"><text:span text:style-name="Source_20_Text">CourseProgress.php</text:span></text:span></text:p>
        </text:list-item>
      </text:list>
      <text:p text:style-name="Text_20_body">Because that is the file most likely to answer:</text:p>
      <text:list text:style-name="L89">
        <text:list-item>
          <text:p text:style-name="P105">how Anu LMS defines course completion</text:p>
        </text:list-item>
        <text:list-item>
          <text:p text:style-name="P105">whether quizzes count toward completion</text:p>
        </text:list-item>
        <text:list-item>
          <text:p text:style-name="P105">whether “finished course” is just lesson completion ratio</text:p>
        </text:list-item>
        <text:list-item>
          <text:p text:style-name="P105">whether there is a helper you can reuse instead of recomputing it yourself</text:p>
        </text:list-item>
      </text:list>
      <text:p text:style-name="Horizontal_20_Line"/>
      <text:h text:style-name="Heading_20_1" text:outline-level="1">My updated recommendation on what to inspect next</text:h>
      <text:h text:style-name="Heading_20_2" text:outline-level="2">Priority 1: <text:span text:style-name="Source_20_Text">src/CourseProgress.php</text:span></text:h>
      <text:h text:style-name="Heading_20_3" text:outline-level="3">Why</text:h>
      <text:p text:style-name="Text_20_body">This is now the single most important file.</text:p>
      <text:h text:style-name="Heading_20_3" text:outline-level="3">I want to know:</text:h>
      <text:list text:style-name="L90">
        <text:list-item>
          <text:p text:style-name="P106">Does it define:</text:p>
          <text:list>
            <text:list-item>
              <text:p text:style-name="P106">course completion percentage?</text:p>
            </text:list-item>
            <text:list-item>
              <text:p text:style-name="P106">“completed course” boolean?</text:p>
            </text:list-item>
            <text:list-item>
              <text:p text:style-name="P106">lesson-only progress vs lesson+quiz progress?</text:p>
            </text:list-item>
          </text:list>
        </text:list-item>
        <text:list-item>
          <text:p text:style-name="P106">Does it expose methods like:</text:p>
          <text:list>
            <text:list-item>
              <text:p text:style-name="P106"><text:span text:style-name="Source_20_Text">isCompleted()</text:span></text:p>
            </text:list-item>
            <text:list-item>
              <text:p text:style-name="P106"><text:span text:style-name="Source_20_Text">getProgress()</text:span></text:p>
            </text:list-item>
            <text:list-item>
              <text:p text:style-name="P106"><text:span text:style-name="Source_20_Text">getCompletedCount()</text:span></text:p>
            </text:list-item>
            <text:list-item>
              <text:p text:style-name="P106"><text:soft-page-break/><text:span text:style-name="Source_20_Text">getTotalCount()</text:span></text:p>
            </text:list-item>
          </text:list>
        </text:list-item>
        <text:list-item>
          <text:p text:style-name="P106">Does it rely on <text:span text:style-name="Source_20_Text">anu_lms_progress</text:span>?</text:p>
        </text:list-item>
        <text:list-item>
          <text:p text:style-name="P106">Does it distinguish lessons from quizzes?</text:p>
        </text:list-item>
      </text:list>
      <text:h text:style-name="Heading_20_3" text:outline-level="3">Why it matters for Achievements</text:h>
      <text:p text:style-name="Text_20_body">If <text:span text:style-name="Source_20_Text">CourseProgress</text:span> already has a canonical completion calculation, then your Achievements sub-module should use that rather than inventing its own course-completion logic.</text:p>
      <text:p text:style-name="Horizontal_20_Line"/>
      <text:h text:style-name="Heading_20_2" text:outline-level="2">Priority 2: references to <text:span text:style-name="Source_20_Text">anu_lms.course_progress</text:span></text:h>
      <text:h text:style-name="Heading_20_3" text:outline-level="3">Why</text:h>
      <text:p text:style-name="Text_20_body">I want to see where that service is used.</text:p>
      <text:h text:style-name="Heading_20_3" text:outline-level="3">Search for</text:h>
      <text:list text:style-name="L91">
        <text:list-item>
          <text:p text:style-name="P107"><text:span text:style-name="Source_20_Text">anu_lms.course_progress</text:span></text:p>
        </text:list-item>
        <text:list-item>
          <text:p text:style-name="P107"><text:span text:style-name="Source_20_Text">CourseProgress</text:span></text:p>
        </text:list-item>
        <text:list-item>
          <text:p text:style-name="P107">injected <text:span text:style-name="Source_20_Text">course_progress</text:span></text:p>
        </text:list-item>
      </text:list>
      <text:h text:style-name="Heading_20_3" text:outline-level="3">I want to know</text:h>
      <text:list text:style-name="L92">
        <text:list-item>
          <text:p text:style-name="P108">where course completion is surfaced in the UI/API</text:p>
        </text:list-item>
        <text:list-item>
          <text:p text:style-name="P108">whether there is a “course finished” condition already in use somewhere</text:p>
        </text:list-item>
        <text:list-item>
          <text:p text:style-name="P108">whether there is an event or redirect flow tied to completion</text:p>
        </text:list-item>
      </text:list>
      <text:p text:style-name="Horizontal_20_Line"/>
      <text:h text:style-name="Heading_20_2" text:outline-level="2">Priority 3: anything related to course finish/completion behavior</text:h>
      <text:p text:style-name="Text_20_body">You already found:</text:p>
      <text:list text:style-name="L93">
        <text:list-item>
          <text:p text:style-name="P109"><text:span text:style-name="Source_20_Text">getFinishRedirectUrl(?NodeInterface $course): Url</text:span></text:p>
        </text:list-item>
      </text:list>
      <text:p text:style-name="Text_20_body">That suggests a notion of course finish exists in the UX, but not necessarily as an event.</text:p>
      <text:h text:style-name="Heading_20_3" text:outline-level="3">Search for</text:h>
      <text:list text:style-name="L94">
        <text:list-item>
          <text:p text:style-name="P110"><text:span text:style-name="Source_20_Text">getFinishRedirectUrl</text:span></text:p>
        </text:list-item>
        <text:list-item>
          <text:p text:style-name="P110"><text:span text:style-name="Source_20_Text">finish</text:span></text:p>
        </text:list-item>
        <text:list-item>
          <text:p text:style-name="P110"><text:span text:style-name="Source_20_Text">completed course</text:span></text:p>
        </text:list-item>
        <text:list-item>
          <text:p text:style-name="P110"><text:soft-page-break/><text:span text:style-name="Source_20_Text">course completed</text:span></text:p>
        </text:list-item>
        <text:list-item>
          <text:p text:style-name="P110"><text:span text:style-name="Source_20_Text">redirect</text:span></text:p>
        </text:list-item>
        <text:list-item>
          <text:p text:style-name="P110"><text:span text:style-name="Source_20_Text">completion</text:span></text:p>
        </text:list-item>
      </text:list>
      <text:h text:style-name="Heading_20_3" text:outline-level="3">I want to know</text:h>
      <text:list text:style-name="L95">
        <text:list-item>
          <text:p text:style-name="P111">when a learner is considered “finished”</text:p>
        </text:list-item>
        <text:list-item>
          <text:p text:style-name="P111">whether a finish action is explicit or inferred</text:p>
        </text:list-item>
        <text:list-item>
          <text:p text:style-name="P111">whether there’s an event for course completion</text:p>
        </text:list-item>
      </text:list>
      <text:p text:style-name="Horizontal_20_Line"/>
      <text:h text:style-name="Heading_20_2" text:outline-level="2">Priority 4: who calls <text:span text:style-name="Source_20_Text">Lesson::setCompleted()</text:span></text:h>
      <text:h text:style-name="Heading_20_3" text:outline-level="3">Why</text:h>
      <text:p text:style-name="Text_20_body">This tells us when completion happens and what UX action triggers it.</text:p>
      <text:h text:style-name="Heading_20_3" text:outline-level="3">Search for</text:h>
      <text:list text:style-name="L96">
        <text:list-item>
          <text:p text:style-name="P112"><text:span text:style-name="Source_20_Text">-&gt;setCompleted(</text:span></text:p>
        </text:list-item>
        <text:list-item>
          <text:p text:style-name="P112"><text:span text:style-name="Source_20_Text">anu_lms.lesson</text:span></text:p>
        </text:list-item>
        <text:list-item>
          <text:p text:style-name="P112"><text:span text:style-name="Source_20_Text">setCompleted(</text:span></text:p>
        </text:list-item>
      </text:list>
      <text:h text:style-name="Heading_20_3" text:outline-level="3">I want to know</text:h>
      <text:list text:style-name="L97">
        <text:list-item>
          <text:p text:style-name="P113">whether lessons are marked complete by:</text:p>
          <text:list>
            <text:list-item>
              <text:p text:style-name="P113">button click</text:p>
            </text:list-item>
            <text:list-item>
              <text:p text:style-name="P113">end-of-content action</text:p>
            </text:list-item>
            <text:list-item>
              <text:p text:style-name="P113">quiz completion</text:p>
            </text:list-item>
            <text:list-item>
              <text:p text:style-name="P113">API request</text:p>
            </text:list-item>
          </text:list>
        </text:list-item>
        <text:list-item>
          <text:p text:style-name="P113">whether there are any edge cases where completion can be retriggered</text:p>
        </text:list-item>
      </text:list>
      <text:p text:style-name="Horizontal_20_Line"/>
      <text:h text:style-name="Heading_20_2" text:outline-level="2">Priority 5: progress reset/deletion logic</text:h>
      <text:h text:style-name="Heading_20_3" text:outline-level="3">Why</text:h>
      <text:p text:style-name="Text_20_body">If users can reset course progress, that may affect whether achievements should ever be relocked.</text:p>
      <text:h text:style-name="Heading_20_3" text:outline-level="3"><text:soft-page-break/>Search for</text:h>
      <text:list text:style-name="L98">
        <text:list-item>
          <text:p text:style-name="P114"><text:span text:style-name="Source_20_Text">delete('anu_lms_progress'</text:span></text:p>
        </text:list-item>
        <text:list-item>
          <text:p text:style-name="P114"><text:span text:style-name="Source_20_Text">truncate('anu_lms_progress'</text:span></text:p>
        </text:list-item>
        <text:list-item>
          <text:p text:style-name="P114"><text:span text:style-name="Source_20_Text">reset</text:span></text:p>
        </text:list-item>
        <text:list-item>
          <text:p text:style-name="P114"><text:span text:style-name="Source_20_Text">clear progress</text:span></text:p>
        </text:list-item>
        <text:list-item>
          <text:p text:style-name="P114"><text:span text:style-name="Source_20_Text">retake</text:span></text:p>
        </text:list-item>
      </text:list>
      <text:h text:style-name="Heading_20_3" text:outline-level="3">I want to know</text:h>
      <text:list text:style-name="L99">
        <text:list-item>
          <text:p text:style-name="P115">can lesson completion be undone?</text:p>
        </text:list-item>
        <text:list-item>
          <text:p text:style-name="P115">can course progress be reset?</text:p>
        </text:list-item>
        <text:list-item>
          <text:p text:style-name="P115">do we need to think about <text:span text:style-name="Source_20_Text">achievements_locked()</text:span> later?</text:p>
        </text:list-item>
      </text:list>
      <text:p text:style-name="Horizontal_20_Line"/>
      <text:h text:style-name="Heading_20_1" text:outline-level="1">What <text:span text:style-name="Source_20_Text">Course.php</text:span> already tells us</text:h>
      <text:p text:style-name="Text_20_body">This file gives us several strong implementation clues.</text:p>
      <text:h text:style-name="Heading_20_2" text:outline-level="2">A. Lesson → Course lookup is built in</text:h>
      <text:p text:style-name="Text_20_body">You do <text:span text:style-name="Strong_20_Emphasis">not</text:span> need to build custom relationship logic from scratch.</text:p>
      <text:p text:style-name="Text_20_body">You can use the Anu LMS lesson service to derive the course from the completed lesson.</text:p>
      <text:p text:style-name="Text_20_body">That means your event subscriber can potentially do this flow:</text:p>
      <text:list text:style-name="L100">
        <text:list-item>
          <text:p text:style-name="P116"><text:span text:style-name="Source_20_Text">anu_lms.lesson_completed</text:span> fires</text:p>
        </text:list-item>
        <text:list-item>
          <text:p text:style-name="P116">get lesson ID</text:p>
        </text:list-item>
        <text:list-item>
          <text:p text:style-name="P116">use <text:span text:style-name="Source_20_Text">anu_lms.lesson</text:span> service to get the course</text:p>
        </text:list-item>
        <text:list-item>
          <text:p text:style-name="P116">update:</text:p>
          <text:list>
            <text:list-item>
              <text:p text:style-name="P116">total completed lesson milestones</text:p>
            </text:list-item>
            <text:list-item>
              <text:p text:style-name="P116">optionally course-specific progress milestones</text:p>
            </text:list-item>
          </text:list>
        </text:list-item>
      </text:list>
      <text:h text:style-name="Heading_20_2" text:outline-level="2">B. Course structure is traversable</text:h>
      <text:p text:style-name="Text_20_body">The course service exposes:</text:p>
      <text:list text:style-name="L101">
        <text:list-item>
          <text:p text:style-name="P117"><text:span text:style-name="Source_20_Text">getLessonsAndQuizzes()</text:span></text:p>
        </text:list-item>
        <text:list-item>
          <text:p text:style-name="P117"><text:span text:style-name="Source_20_Text">getLessons()</text:span></text:p>
        </text:list-item>
        <text:list-item>
          <text:p text:style-name="P117"><text:soft-page-break/><text:span text:style-name="Source_20_Text">getQuizzes()</text:span></text:p>
        </text:list-item>
        <text:list-item>
          <text:p text:style-name="P117"><text:span text:style-name="Source_20_Text">countLessons()</text:span></text:p>
        </text:list-item>
        <text:list-item>
          <text:p text:style-name="P117"><text:span text:style-name="Source_20_Text">countQuizzes()</text:span></text:p>
        </text:list-item>
      </text:list>
      <text:p text:style-name="Text_20_body">So course-level milestones are absolutely realistic.</text:p>
      <text:h text:style-name="Heading_20_2" text:outline-level="2">C. Linear progress matters</text:h>
      <text:p text:style-name="Text_20_body"><text:span text:style-name="Source_20_Text">isLinearProgressEnabled()</text:span> is a strong hint that completion semantics may depend on course settings.</text:p>
      <text:p text:style-name="Text_20_body">That means I’d want <text:span text:style-name="Source_20_Text">CourseProgress.php</text:span> before deciding whether course achievements should:</text:p>
      <text:list text:style-name="L102">
        <text:list-item>
          <text:p text:style-name="P118">apply to all courses, or</text:p>
        </text:list-item>
        <text:list-item>
          <text:p text:style-name="P118">only to courses with linear progress enabled</text:p>
        </text:list-item>
      </text:list>
      <text:h text:style-name="Heading_20_2" text:outline-level="2">D. Quizzes may be part of course completion</text:h>
      <text:p text:style-name="Text_20_body">Because <text:span text:style-name="Source_20_Text">getLessonsAndQuizzes()</text:span> includes both lessons and assessments, one open question is:</text:p>
      <text:list text:style-name="L103">
        <text:list-item>
          <text:p text:style-name="P119">does “course completed” mean all lessons only,</text:p>
        </text:list-item>
        <text:list-item>
          <text:p text:style-name="P119">or lessons + quizzes?</text:p>
        </text:list-item>
      </text:list>
      <text:p text:style-name="Text_20_body">That is exactly why <text:span text:style-name="Source_20_Text">CourseProgress.php</text:span> is the next key file.</text:p>
      <text:p text:style-name="Horizontal_20_Line"/>
      <text:h text:style-name="Heading_20_1" text:outline-level="1">Where this leaves the Achievements integration</text:h>
      <text:h text:style-name="Heading_20_2" text:outline-level="2">What I’m comfortable saying now</text:h>
      <text:p text:style-name="Text_20_body">You can definitely build:</text:p>
      <text:h text:style-name="Heading_20_3" text:outline-level="3">Phase 1</text:h>
      <text:list text:style-name="L104">
        <text:list-item>
          <text:p text:style-name="P120">First Lesson Completed</text:p>
        </text:list-item>
        <text:list-item>
          <text:p text:style-name="P120">5 Lessons Completed</text:p>
        </text:list-item>
        <text:list-item>
          <text:p text:style-name="P120">10 Lessons Completed</text:p>
        </text:list-item>
        <text:list-item>
          <text:p text:style-name="P120">25 Lessons Completed</text:p>
        </text:list-item>
      </text:list>
      <text:p text:style-name="Text_20_body">using only:</text:p>
      <text:list text:style-name="L105">
        <text:list-item>
          <text:p text:style-name="P121"><text:soft-page-break/><text:span text:style-name="Source_20_Text">LessonCompletedEvent</text:span></text:p>
        </text:list-item>
        <text:list-item>
          <text:p text:style-name="P121"><text:span text:style-name="Source_20_Text">achievements_storage_*</text:span></text:p>
        </text:list-item>
        <text:list-item>
          <text:p text:style-name="P121"><text:span text:style-name="Source_20_Text">achievements_unlocked()</text:span></text:p>
        </text:list-item>
      </text:list>
      <text:h text:style-name="Heading_20_2" text:outline-level="2">What is probably possible, but should be confirmed</text:h>
      <text:h text:style-name="Heading_20_3" text:outline-level="3">Phase 2</text:h>
      <text:list text:style-name="L106">
        <text:list-item>
          <text:p text:style-name="P122">First Course Completed</text:p>
        </text:list-item>
        <text:list-item>
          <text:p text:style-name="P122">Completed Course X</text:p>
        </text:list-item>
        <text:list-item>
          <text:p text:style-name="P122">Completed 3 Courses</text:p>
        </text:list-item>
      </text:list>
      <text:p text:style-name="Text_20_body">For these, I want <text:span text:style-name="Source_20_Text">CourseProgress.php</text:span> first.</text:p>
      <text:p text:style-name="Horizontal_20_Line"/>
      <text:h text:style-name="Heading_20_1" text:outline-level="1">Exact next files/symbols to inspect</text:h>
      <text:p text:style-name="Text_20_body">If you want the shortest possible next checklist, inspect these in order:</text:p>
      <text:list text:style-name="L107">
        <text:list-item>
          <text:p text:style-name="P123"><text:span text:style-name="Source_20_Text">src/CourseProgress.php</text:span></text:p>
        </text:list-item>
        <text:list-item>
          <text:p text:style-name="P123">all references to <text:span text:style-name="Source_20_Text">CourseProgress</text:span></text:p>
        </text:list-item>
        <text:list-item>
          <text:p text:style-name="P123">all callers of <text:span text:style-name="Source_20_Text">Lesson::setCompleted()</text:span></text:p>
        </text:list-item>
        <text:list-item>
          <text:p text:style-name="P123">all references to <text:span text:style-name="Source_20_Text">anu_lms_progress</text:span></text:p>
        </text:list-item>
        <text:list-item>
          <text:p text:style-name="P123">anything mentioning:</text:p>
          <text:list>
            <text:list-item>
              <text:p text:style-name="P123"><text:span text:style-name="Source_20_Text">course completed</text:span></text:p>
            </text:list-item>
            <text:list-item>
              <text:p text:style-name="P123"><text:span text:style-name="Source_20_Text">finish</text:span></text:p>
            </text:list-item>
            <text:list-item>
              <text:p text:style-name="P123"><text:span text:style-name="Source_20_Text">reset progress</text:span></text:p>
            </text:list-item>
          </text:list>
        </text:list-item>
      </text:list>
      <text:p text:style-name="Horizontal_20_Line"/>
      <text:h text:style-name="Heading_20_1" text:outline-level="1">Suggested search commands</text:h>
      <text:p text:style-name="Text_20_body">If you’re searching locally, these are the next commands I’d run:</text:p>
      <text:list text:style-name="L108">
        <text:list-item>
          <text:p text:style-name="P124">✅ <text:span text:style-name="Source_20_Text">rg "class CourseProgress|function .*progress|isCompleted|getProgress|completed" web/modules/contrib/anu_lms/src/CourseProgress.php -n</text:span></text:p>
        </text:list-item>
        <text:list-item>
          <text:p text:style-name="P124"><text:soft-page-break/>✅ <text:span text:style-name="Source_20_Text">rg "CourseProgress|anu_lms.course_progress" web/modules/contrib/anu_lms -n</text:span></text:p>
        </text:list-item>
        <text:list-item>
          <text:p text:style-name="P124">✅ <text:span text:style-name="Source_20_Text">rg "-&gt;setCompleted\\(|setCompleted\\(" web/modules/contrib/anu_lms -n</text:span></text:p>
        </text:list-item>
        <text:list-item>
          <text:p text:style-name="P124">✅ <text:span text:style-name="Source_20_Text">rg "anu_lms_progress" web/modules/contrib/anu_lms -n</text:span></text:p>
        </text:list-item>
        <text:list-item>
          <text:p text:style-name="P124">✅ <text:span text:style-name="Source_20_Text">rg "finish|course completed|completed course|reset|retake" web/modules/contrib/anu_lms/src web/modules/contrib/anu_lms -n</text:span></text:p>
        </text:list-item>
      </text:list>
      <text:p text:style-name="Horizontal_20_Line"/>
      <text:h text:style-name="Heading_20_1" text:outline-level="1">Best next paste</text:h>
      <text:p text:style-name="Text_20_body">Please paste either:</text:p>
      <text:list text:style-name="L109">
        <text:list-item>
          <text:p text:style-name="P125"><text:span text:style-name="Strong_20_Emphasis"><text:span text:style-name="Source_20_Text">src/CourseProgress.php</text:span></text:span><text:line-break/>or, if that’s too much,</text:p>
        </text:list-item>
        <text:list-item>
          <text:p text:style-name="P125">the results of these searches:</text:p>
          <text:list>
            <text:list-item>
              <text:p text:style-name="P125"><text:span text:style-name="Source_20_Text">rg "CourseProgress|anu_lms.course_progress" ...</text:span></text:p>
            </text:list-item>
            <text:list-item>
              <text:p text:style-name="P125"><text:span text:style-name="Source_20_Text">rg "-&gt;setCompleted\\(|setCompleted\\(" ...</text:span></text:p>
            </text:list-item>
            <text:list-item>
              <text:p text:style-name="P125"><text:span text:style-name="Source_20_Text">rg "anu_lms_progress" ...</text:span></text:p>
            </text:list-item>
          </text:list>
        </text:list-item>
      </text:list>
      <text:p text:style-name="Text_20_body">That should be enough for me to tell you whether course-completion achievements can be implemented cleanly right away.</text:p>
      <text:h text:style-name="Heading_20_2" text:outline-level="2">Commands I used</text:h>
      <text:list text:style-name="L110">
        <text:list-item>
          <text:p text:style-name="P126">✅ No additional terminal commands were needed for this reply; I analyzed the pasted <text:span text:style-name="Source_20_Text">Course.php</text:span> and <text:span text:style-name="Source_20_Text">anu_lms.services.yml</text:span> directly in the conversation.</text:p>
        </text:list-item>
      </text:list>
      <text:p text:style-name="P127"/>
      <text:p text:style-name="P128"/>
      <text:p text:style-name="P129">CourseProgress.php </text:p>
      <text:p text:style-name="P129">&lt;?php </text:p>
      <text:p text:style-name="P129"/>
      <text:p text:style-name="P129">namespace Drupal\anu_lms; </text:p>
      <text:p text:style-name="P129">use Drupal\Core\U…</text:p>
      <text:p text:style-name="P130"/>
      <text:p text:style-name="Text_20_body"><text:line-break/>This is enough to answer the architecture question much more confidently.</text:p>
      <text:h text:style-name="Heading_20_2" text:outline-level="2"><text:soft-page-break/>Short conclusion</text:h>
      <text:h text:style-name="Heading_20_3" text:outline-level="3">Yes — you can build both:</text:h>
      <text:list text:style-name="L111">
        <text:list-item>
          <text:p text:style-name="P131"><text:span text:style-name="Strong_20_Emphasis">lesson-count achievements</text:span>, and</text:p>
        </text:list-item>
        <text:list-item>
          <text:p text:style-name="P131"><text:span text:style-name="Strong_20_Emphasis">course-completion achievements</text:span></text:p>
        </text:list-item>
      </text:list>
      <text:p text:style-name="Text_20_body">with the Achievements module on top of Anu LMS.</text:p>
      <text:p text:style-name="Text_20_body"><text:span text:style-name="Source_20_Text">CourseProgress.php</text:span> gives us a canonical way to reason about course progress, and it strongly suggests that course completion can be derived by checking whether all lessons/quizzes in a course are completed.</text:p>
      <text:p text:style-name="Horizontal_20_Line"/>
      <text:h text:style-name="Heading_20_1" text:outline-level="1">What <text:span text:style-name="Source_20_Text">CourseProgress.php</text:span> tells us</text:h>
      <text:h text:style-name="Heading_20_2" text:outline-level="2">1. There is no separate “course completed” event here</text:h>
      <text:p text:style-name="Text_20_body">At least from this file, I do <text:span text:style-name="Strong_20_Emphasis">not</text:span> see a dedicated course completion event.</text:p>
      <text:p text:style-name="Text_20_body">So course completion likely needs to be:</text:p>
      <text:list text:style-name="L112">
        <text:list-item>
          <text:p text:style-name="P132"><text:span text:style-name="Strong_20_Emphasis">derived</text:span> from progress state,</text:p>
        </text:list-item>
        <text:list-item>
          <text:p text:style-name="P132">not subscribed to as a first-class event.</text:p>
        </text:list-item>
      </text:list>
      <text:p text:style-name="Text_20_body">That is fine — it just affects implementation style.</text:p>
      <text:p text:style-name="Horizontal_20_Line"/>
      <text:h text:style-name="Heading_20_2" text:outline-level="2">2. Course completion appears to be derived from lesson/quiz completion</text:h>
      <text:p text:style-name="Text_20_body">This is the key pattern:</text:p>
      <text:list text:style-name="L113">
        <text:list-item>
          <text:p text:style-name="P133"><text:span text:style-name="Source_20_Text">getCourseProgress($course)</text:span> builds an array of all lessons/quizzes</text:p>
        </text:list-item>
        <text:list-item>
          <text:p text:style-name="P133">each item includes:</text:p>
          <text:list>
            <text:list-item>
              <text:p text:style-name="P133"><text:span text:style-name="Source_20_Text">completed</text:span></text:p>
            </text:list-item>
            <text:list-item>
              <text:p text:style-name="P133"><text:span text:style-name="Source_20_Text">restricted</text:span></text:p>
            </text:list-item>
            <text:list-item>
              <text:p text:style-name="P133"><text:span text:style-name="Source_20_Text">prev</text:span></text:p>
            </text:list-item>
            <text:list-item>
              <text:p text:style-name="P133"><text:span text:style-name="Source_20_Text">next</text:span></text:p>
            </text:list-item>
          </text:list>
        </text:list-item>
        <text:list-item>
          <text:p text:style-name="P133"><text:span text:style-name="Source_20_Text">isLocked()</text:span> decides if a previous course is done by checking whether <text:span text:style-name="Strong_20_Emphasis">all items</text:span> are completed</text:p>
        </text:list-item>
        <text:list-item>
          <text:p text:style-name="P133"><text:soft-page-break/><text:span text:style-name="Source_20_Text">getCompletedLessons($course)</text:span> returns completed lesson IDs</text:p>
        </text:list-item>
        <text:list-item>
          <text:p text:style-name="P133"><text:span text:style-name="Source_20_Text">getCompletedQuizzes($course)</text:span> returns completed quiz IDs</text:p>
        </text:list-item>
      </text:list>
      <text:p text:style-name="Text_20_body">That strongly implies:</text:p>
      <text:h text:style-name="Heading_20_3" text:outline-level="3">In Anu LMS terms, a course is effectively “complete” when all required items in its course progress are completed.</text:h>
      <text:p text:style-name="Text_20_body">So for Achievements, a course-completed milestone could likely be implemented by:</text:p>
      <text:list text:style-name="L114">
        <text:list-item>
          <text:p text:style-name="P134">handling <text:span text:style-name="Source_20_Text">anu_lms.lesson_completed</text:span></text:p>
        </text:list-item>
        <text:list-item>
          <text:p text:style-name="P134">resolving the lesson’s course</text:p>
        </text:list-item>
        <text:list-item>
          <text:p text:style-name="P134">querying <text:span text:style-name="Source_20_Text">anu_lms.course_progress</text:span></text:p>
        </text:list-item>
        <text:list-item>
          <text:p text:style-name="P134">checking whether the course’s progress items are all complete</text:p>
        </text:list-item>
        <text:list-item>
          <text:p text:style-name="P134">unlocking a course achievement if yes</text:p>
        </text:list-item>
      </text:list>
      <text:p text:style-name="Horizontal_20_Line"/>
      <text:h text:style-name="Heading_20_2" text:outline-level="2">3. Quizzes may count toward course completion</text:h>
      <text:p text:style-name="Text_20_body">This is important.</text:p>
      <text:p text:style-name="Text_20_body">The course progress model includes both:</text:p>
      <text:list text:style-name="L115">
        <text:list-item>
          <text:p text:style-name="P135">lessons</text:p>
        </text:list-item>
        <text:list-item>
          <text:p text:style-name="P135">quizzes</text:p>
        </text:list-item>
      </text:list>
      <text:p text:style-name="Text_20_body">So before implementing course-completion achievements, you should decide:</text:p>
      <text:h text:style-name="Heading_20_3" text:outline-level="3">Do you want “course completed” to mean:</text:h>
      <text:list text:style-name="L116">
        <text:list-item>
          <text:p text:style-name="P136">all lessons only, or</text:p>
        </text:list-item>
        <text:list-item>
          <text:p text:style-name="P136">all lessons and quizzes?</text:p>
        </text:list-item>
      </text:list>
      <text:p text:style-name="Text_20_body">Anu LMS itself appears to think in terms of <text:span text:style-name="Strong_20_Emphasis">lessons and quizzes together</text:span> for progress/navigation in at least some places.</text:p>
      <text:p text:style-name="Text_20_body">My recommendation:</text:p>
      <text:list text:style-name="L117">
        <text:list-item>
          <text:p text:style-name="P137">if you want to align with Anu LMS behavior, use the course progress model as-is</text:p>
        </text:list-item>
        <text:list-item>
          <text:p text:style-name="P137">if you want a simpler interpretation, you could define “course completed” as all lessons only</text:p>
        </text:list-item>
      </text:list>
      <text:p text:style-name="Text_20_body">But I’d normally prefer staying aligned with Anu LMS’s own progress logic.</text:p>
      <text:p text:style-name="Horizontal_20_Line"/>
      <text:h text:style-name="Heading_20_2" text:outline-level="2"><text:soft-page-break/>4. There is already a reusable service for course progress</text:h>
      <text:p text:style-name="Text_20_body">Because <text:span text:style-name="Source_20_Text">anu_lms.course_progress</text:span> is used in multiple plugins, you should probably <text:span text:style-name="Strong_20_Emphasis">inject and reuse that service</text:span> rather than duplicating logic.</text:p>
      <text:p text:style-name="Text_20_body">That is a strong sign that this is the intended API boundary.</text:p>
      <text:p text:style-name="Horizontal_20_Line"/>
      <text:h text:style-name="Heading_20_1" text:outline-level="1">What this means for your Achievements sub-module</text:h>
      <text:h text:style-name="Heading_20_2" text:outline-level="2">You now have a clean 2-layer design</text:h>
      <text:h text:style-name="Heading_20_3" text:outline-level="3">Layer 1: lesson-count achievements</text:h>
      <text:p text:style-name="Text_20_body">Use <text:span text:style-name="Source_20_Text">anu_lms.lesson_completed</text:span> directly.</text:p>
      <text:p text:style-name="Text_20_body">Examples:</text:p>
      <text:list text:style-name="L118">
        <text:list-item>
          <text:p text:style-name="P138">First Lesson Completed</text:p>
        </text:list-item>
        <text:list-item>
          <text:p text:style-name="P138">5 Lessons Completed</text:p>
        </text:list-item>
        <text:list-item>
          <text:p text:style-name="P138">10 Lessons Completed</text:p>
        </text:list-item>
        <text:list-item>
          <text:p text:style-name="P138">25 Lessons Completed</text:p>
        </text:list-item>
      </text:list>
      <text:h text:style-name="Heading_20_3" text:outline-level="3">Layer 2: course-completion achievements</text:h>
      <text:p text:style-name="Text_20_body">Also react to <text:span text:style-name="Source_20_Text">anu_lms.lesson_completed</text:span>, but after each lesson completion:</text:p>
      <text:list text:style-name="L119">
        <text:list-item>
          <text:p text:style-name="P139">get the lesson ID</text:p>
        </text:list-item>
        <text:list-item>
          <text:p text:style-name="P139">map lesson → course via <text:span text:style-name="Source_20_Text">anu_lms.lesson</text:span></text:p>
        </text:list-item>
        <text:list-item>
          <text:p text:style-name="P139">inspect course progress via <text:span text:style-name="Source_20_Text">anu_lms.course_progress</text:span></text:p>
        </text:list-item>
        <text:list-item>
          <text:p text:style-name="P139">if all required items are complete, unlock:</text:p>
          <text:list>
            <text:list-item>
              <text:p text:style-name="P139">first course completed</text:p>
            </text:list-item>
            <text:list-item>
              <text:p text:style-name="P139">completed 3 courses</text:p>
            </text:list-item>
            <text:list-item>
              <text:p text:style-name="P139">completed Course X</text:p>
            </text:list-item>
          </text:list>
        </text:list-item>
      </text:list>
      <text:p text:style-name="Text_20_body">So you may not need a separate course-completion event at all.</text:p>
      <text:p text:style-name="Horizontal_20_Line"/>
      <text:h text:style-name="Heading_20_1" text:outline-level="1"><text:soft-page-break/>The implementation pattern I would recommend</text:h>
      <text:h text:style-name="Heading_20_2" text:outline-level="2">Event subscriber</text:h>
      <text:p text:style-name="Text_20_body">Create an event subscriber for:</text:p>
      <text:list text:style-name="L120">
        <text:list-item>
          <text:p text:style-name="P140"><text:span text:style-name="Source_20_Text">anu_lms.lesson_completed</text:span></text:p>
        </text:list-item>
      </text:list>
      <text:h text:style-name="Heading_20_2" text:outline-level="2">In the subscriber</text:h>
      <text:p text:style-name="Text_20_body">For each lesson completion:</text:p>
      <text:h text:style-name="Heading_20_3" text:outline-level="3">A. Update global lesson milestones</text:h>
      <text:list text:style-name="L121">
        <text:list-item>
          <text:p text:style-name="P141">increment <text:span text:style-name="Source_20_Text">anu-lms-lesson-count</text:span></text:p>
        </text:list-item>
        <text:list-item>
          <text:p text:style-name="P141">unlock thresholds</text:p>
        </text:list-item>
      </text:list>
      <text:h text:style-name="Heading_20_3" text:outline-level="3">B. Update optional per-course progress milestones</text:h>
      <text:list text:style-name="L122">
        <text:list-item>
          <text:p text:style-name="P142">derive the course from the lesson</text:p>
        </text:list-item>
        <text:list-item>
          <text:p text:style-name="P142">check course completion</text:p>
        </text:list-item>
        <text:list-item>
          <text:p text:style-name="P142">if course complete:</text:p>
          <text:list>
            <text:list-item>
              <text:p text:style-name="P142">increment <text:span text:style-name="Source_20_Text">anu-lms-course-count</text:span></text:p>
            </text:list-item>
            <text:list-item>
              <text:p text:style-name="P142">unlock course-related milestones</text:p>
            </text:list-item>
          </text:list>
        </text:list-item>
      </text:list>
      <text:h text:style-name="Heading_20_3" text:outline-level="3">C. Prevent duplicate course awards</text:h>
      <text:p text:style-name="Text_20_body">Because the same student could complete multiple lessons in the same course after the course is already complete, you’ll want either:</text:p>
      <text:list text:style-name="L123">
        <text:list-item>
          <text:p text:style-name="P143">one achievement per course ID, using <text:span text:style-name="Source_20_Text">achievements_unlocked()</text:span> deduplication, or</text:p>
        </text:list-item>
        <text:list-item>
          <text:p text:style-name="P143">a storage key of completed course IDs to avoid incrementing a “courses completed” counter twice</text:p>
        </text:list-item>
      </text:list>
      <text:p text:style-name="Text_20_body">My recommendation:</text:p>
      <text:list text:style-name="L124">
        <text:list-item>
          <text:p text:style-name="P144">maintain a storage array like <text:span text:style-name="Source_20_Text">anu-lms-completed-courses</text:span></text:p>
        </text:list-item>
        <text:list-item>
          <text:p text:style-name="P144">only increment course-completion counters the first time a course is marked complete for that user</text:p>
        </text:list-item>
      </text:list>
      <text:p text:style-name="Horizontal_20_Line"/>
      <text:h text:style-name="Heading_20_1" text:outline-level="1"><text:soft-page-break/>What is now fully answered</text:h>
      <text:h text:style-name="Heading_20_2" text:outline-level="2">We can answer these confidently:</text:h>
      <text:h text:style-name="Heading_20_3" text:outline-level="3">Can I assign achievement milestones based on lesson completion?</text:h>
      <text:p text:style-name="Text_20_body"><text:span text:style-name="Strong_20_Emphasis">Yes.</text:span></text:p>
      <text:h text:style-name="Heading_20_3" text:outline-level="3">Can I recognize unique lesson completions safely?</text:h>
      <text:p text:style-name="Text_20_body"><text:span text:style-name="Strong_20_Emphasis">Yes.</text:span><text:line-break/>The event only fires on insert into <text:span text:style-name="Source_20_Text">anu_lms_progress</text:span>.</text:p>
      <text:h text:style-name="Heading_20_3" text:outline-level="3">Can I probably recognize course completion too?</text:h>
      <text:p text:style-name="Text_20_body"><text:span text:style-name="Strong_20_Emphasis">Yes.</text:span><text:line-break/>By deriving it from <text:span text:style-name="Source_20_Text">CourseProgress</text:span>.</text:p>
      <text:h text:style-name="Heading_20_3" text:outline-level="3">Do I need direct database queries for the first version?</text:h>
      <text:p text:style-name="Text_20_body"><text:span text:style-name="Strong_20_Emphasis">Not necessarily.</text:span><text:line-break/>You can probably build the first implementation using injected Anu LMS services plus Achievements helpers.</text:p>
      <text:p text:style-name="Horizontal_20_Line"/>
      <text:h text:style-name="Heading_20_1" text:outline-level="1">What I still need from you before writing code</text:h>
      <text:p text:style-name="Text_20_body">At this point, I do <text:span text:style-name="Strong_20_Emphasis">not</text:span> need more Anu LMS internals unless you want very advanced rules.</text:p>
      <text:p text:style-name="Text_20_body">What I need now is your desired achievement catalog.</text:p>
      <text:h text:style-name="Heading_20_2" text:outline-level="2">I need you to decide:</text:h>
      <text:h text:style-name="Heading_20_3" text:outline-level="3">1. Which lesson milestones?</text:h>
      <text:p text:style-name="Text_20_body">For example:</text:p>
      <text:list text:style-name="L125">
        <text:list-item>
          <text:p text:style-name="P145">1 lesson</text:p>
        </text:list-item>
        <text:list-item>
          <text:p text:style-name="P145">5 lessons</text:p>
        </text:list-item>
        <text:list-item>
          <text:p text:style-name="P145">10 lessons</text:p>
        </text:list-item>
        <text:list-item>
          <text:p text:style-name="P145">25 lessons</text:p>
        </text:list-item>
        <text:list-item>
          <text:p text:style-name="P145">50 lessons</text:p>
        </text:list-item>
      </text:list>
      <text:h text:style-name="Heading_20_3" text:outline-level="3"><text:soft-page-break/>2. Which course milestones?</text:h>
      <text:p text:style-name="Text_20_body">For example:</text:p>
      <text:list text:style-name="L126">
        <text:list-item>
          <text:p text:style-name="P146">first course completed</text:p>
        </text:list-item>
        <text:list-item>
          <text:p text:style-name="P146">3 courses completed</text:p>
        </text:list-item>
        <text:list-item>
          <text:p text:style-name="P146">5 courses completed</text:p>
        </text:list-item>
        <text:list-item>
          <text:p text:style-name="P146">complete a specific named course</text:p>
        </text:list-item>
      </text:list>
      <text:h text:style-name="Heading_20_3" text:outline-level="3">3. What should “course completed” mean?</text:h>
      <text:p text:style-name="Text_20_body">Pick one:</text:p>
      <text:list text:style-name="L127">
        <text:list-item>
          <text:p text:style-name="P147">all <text:span text:style-name="Strong_20_Emphasis">lessons only</text:span></text:p>
        </text:list-item>
        <text:list-item>
          <text:p text:style-name="P147">all <text:span text:style-name="Strong_20_Emphasis">lessons + quizzes</text:span> ← likely best if you want to match Anu LMS progress</text:p>
        </text:list-item>
        <text:list-item>
          <text:p text:style-name="P147">configurable per course</text:p>
        </text:list-item>
      </text:list>
      <text:h text:style-name="Heading_20_3" text:outline-level="3">4. What module machine name do you want?</text:h>
      <text:p text:style-name="Text_20_body">For example:</text:p>
      <text:list text:style-name="L128">
        <text:list-item>
          <text:p text:style-name="P148"><text:span text:style-name="Source_20_Text">achievements_anu_lms</text:span></text:p>
        </text:list-item>
      </text:list>
      <text:p text:style-name="Horizontal_20_Line"/>
      <text:h text:style-name="Heading_20_1" text:outline-level="1">My recommendation for version 1</text:h>
      <text:p text:style-name="Text_20_body">I would start with:</text:p>
      <text:h text:style-name="Heading_20_2" text:outline-level="2">Lesson achievements</text:h>
      <text:list text:style-name="L129">
        <text:list-item>
          <text:p text:style-name="P149"><text:span text:style-name="Source_20_Text">anu_lesson_1</text:span></text:p>
        </text:list-item>
        <text:list-item>
          <text:p text:style-name="P149"><text:span text:style-name="Source_20_Text">anu_lesson_5</text:span></text:p>
        </text:list-item>
        <text:list-item>
          <text:p text:style-name="P149"><text:span text:style-name="Source_20_Text">anu_lesson_10</text:span></text:p>
        </text:list-item>
        <text:list-item>
          <text:p text:style-name="P149"><text:span text:style-name="Source_20_Text">anu_lesson_25</text:span></text:p>
        </text:list-item>
      </text:list>
      <text:h text:style-name="Heading_20_2" text:outline-level="2">Course achievements</text:h>
      <text:list text:style-name="L130">
        <text:list-item>
          <text:p text:style-name="P150"><text:span text:style-name="Source_20_Text">anu_course_1</text:span></text:p>
        </text:list-item>
        <text:list-item>
          <text:p text:style-name="P150"><text:span text:style-name="Source_20_Text">anu_course_3</text:span></text:p>
        </text:list-item>
      </text:list>
      <text:h text:style-name="Heading_20_2" text:outline-level="2"><text:soft-page-break/>Course completion rule</text:h>
      <text:list text:style-name="L131">
        <text:list-item>
          <text:p text:style-name="P151"><text:span text:style-name="Strong_20_Emphasis">all lessons + quizzes completed</text:span></text:p>
        </text:list-item>
      </text:list>
      <text:p text:style-name="Text_20_body">That gives you meaningful recognition without making the first implementation too complex.</text:p>
      <text:p text:style-name="Horizontal_20_Line"/>
      <text:h text:style-name="Heading_20_1" text:outline-level="1">Best next step</text:h>
      <text:p text:style-name="Text_20_body">If you want, the next thing I can do is draft:</text:p>
      <text:list text:style-name="L132">
        <text:list-item>
          <text:p text:style-name="P152">the <text:span text:style-name="Strong_20_Emphasis">module structure</text:span></text:p>
        </text:list-item>
        <text:list-item>
          <text:p text:style-name="P152">the <text:span text:style-name="Strong_20_Emphasis">achievement IDs</text:span></text:p>
        </text:list-item>
        <text:list-item>
          <text:p text:style-name="P152">the <text:span text:style-name="Strong_20_Emphasis">event subscriber design</text:span></text:p>
        </text:list-item>
        <text:list-item>
          <text:p text:style-name="P152">the <text:span text:style-name="Strong_20_Emphasis">config/install achievement entity YAMLs</text:span></text:p>
        </text:list-item>
        <text:list-item>
          <text:p text:style-name="P152">the <text:span text:style-name="Strong_20_Emphasis">storage-key strategy</text:span></text:p>
        </text:list-item>
      </text:list>
      <text:p text:style-name="Text_20_body">In other words, I can now move from discovery to an actual implementation plan.</text:p>
      <text:h text:style-name="Heading_20_2" text:outline-level="2">Commands I used</text:h>
      <text:list text:style-name="L133">
        <text:list-item>
          <text:p text:style-name="P153">✅ No additional terminal commands were needed for this reply; I analyzed the pasted <text:span text:style-name="Source_20_Text">CourseProgress.php</text:span> and search results directly in the conversation.</text:p>
        </text:list-item>
      </text:list>
      <text:p text:style-name="P154"/>
      <text:p text:style-name="P155"/>
      <text:p text:style-name="P155">Yes, please go ahead and complete the best next step with the 5 points you just identified.</text:p>
      <text:p text:style-name="P156"/>
      <text:p text:style-name="Standard"/>
      <text:p text:style-name="Text_20_body">Absolutely — here is the concrete next step, covering the 5 items:</text:p>
      <text:list text:style-name="L134">
        <text:list-item>
          <text:p text:style-name="P157"><text:span text:style-name="Strong_20_Emphasis">module structure</text:span></text:p>
        </text:list-item>
        <text:list-item>
          <text:p text:style-name="P157"><text:span text:style-name="Strong_20_Emphasis">achievement IDs</text:span></text:p>
        </text:list-item>
        <text:list-item>
          <text:p text:style-name="P157"><text:span text:style-name="Strong_20_Emphasis">event subscriber design</text:span></text:p>
        </text:list-item>
        <text:list-item>
          <text:p text:style-name="P157"><text:span text:style-name="Strong_20_Emphasis"><text:span text:style-name="Source_20_Text">config/install</text:span></text:span><text:span text:style-name="Strong_20_Emphasis"> achievement entity YAML plan</text:span></text:p>
        </text:list-item>
        <text:list-item>
          <text:p text:style-name="P157"><text:span text:style-name="Strong_20_Emphasis">storage-key strategy</text:span></text:p>
        </text:list-item>
      </text:list>
      <text:p text:style-name="Horizontal_20_Line"/>
      <text:h text:style-name="Heading_20_1" text:outline-level="1"><text:soft-page-break/>Proposed Drupal sub-module design</text:h>
      <text:h text:style-name="Heading_20_2" text:outline-level="2">Recommended module machine name</text:h>
      <text:p text:style-name="Text_20_body">I recommend:</text:p>
      <text:section text:style-name="Sect1" text:name="Section10">
        <text:p text:style-name="Preformatted_20_Text"><text:bookmark text:name="code-block-viewer Copy 10"/>achievements_anu_lms</text:p>
      </text:section>
      <text:p text:style-name="Text_20_body">Why:</text:p>
      <text:list text:style-name="L135">
        <text:list-item>
          <text:p text:style-name="P158">clear dependency relationship</text:p>
        </text:list-item>
        <text:list-item>
          <text:p text:style-name="P158">easy to understand later</text:p>
        </text:list-item>
        <text:list-item>
          <text:p text:style-name="P158">directly tied to the Anu LMS integration</text:p>
        </text:list-item>
      </text:list>
      <text:p text:style-name="Horizontal_20_Line"/>
      <text:h text:style-name="Heading_20_1" text:outline-level="1">1. Module structure</text:h>
      <text:p text:style-name="Text_20_body">Here is the structure I would build for a first production-ready version:</text:p>
      <text:section text:style-name="Sect1" text:name="Section11">
        <text:p text:style-name="Preformatted_20_Text"><text:bookmark text:name="code-block-viewer Copy 11"/>web/modules/custom/achievements_anu_lms/</text:p>
        <text:p text:style-name="Preformatted_20_Text"><text:s text:c="2"/>achievements_anu_lms.info.yml</text:p>
        <text:p text:style-name="Preformatted_20_Text"><text:s text:c="2"/>achievements_anu_lms.services.yml</text:p>
        <text:p text:style-name="Preformatted_20_Text"><text:s text:c="2"/>achievements_anu_lms.module</text:p>
        <text:p text:style-name="Preformatted_20_Text"><text:s text:c="2"/>src/</text:p>
        <text:p text:style-name="Preformatted_20_Text"><text:s text:c="4"/>EventSubscriber/</text:p>
        <text:p text:style-name="Preformatted_20_Text"><text:s text:c="6"/>LessonCompletedSubscriber.php</text:p>
        <text:p text:style-name="Preformatted_20_Text"><text:s text:c="2"/>config/</text:p>
        <text:p text:style-name="Preformatted_20_Text"><text:s text:c="4"/>install/</text:p>
        <text:p text:style-name="Preformatted_20_Text"><text:s text:c="6"/>achievements.achievement_entity.anu_lesson_1.yml</text:p>
        <text:p text:style-name="Preformatted_20_Text"><text:s text:c="6"/>achievements.achievement_entity.anu_lesson_5.yml</text:p>
        <text:p text:style-name="Preformatted_20_Text"><text:s text:c="6"/>achievements.achievement_entity.anu_lesson_10.yml</text:p>
        <text:p text:style-name="Preformatted_20_Text"><text:s text:c="6"/>achievements.achievement_entity.anu_lesson_25.yml</text:p>
        <text:p text:style-name="Preformatted_20_Text"><text:s text:c="6"/>achievements.achievement_entity.anu_course_1.yml</text:p>
        <text:p text:style-name="Preformatted_20_Text"><text:s text:c="6"/>achievements.achievement_entity.anu_course_3.yml</text:p>
      </text:section>
      <text:h text:style-name="Heading_20_2" text:outline-level="2">What each file does</text:h>
      <text:h text:style-name="Heading_20_3" text:outline-level="3"><text:span text:style-name="Source_20_Text">achievements_anu_lms.info.yml</text:span></text:h>
      <text:list text:style-name="L136">
        <text:list-item>
          <text:p text:style-name="P159">declares the module</text:p>
        </text:list-item>
        <text:list-item>
          <text:p text:style-name="P159">depends on:</text:p>
          <text:list>
            <text:list-item>
              <text:p text:style-name="P159"><text:span text:style-name="Source_20_Text">achievements</text:span></text:p>
            </text:list-item>
            <text:list-item>
              <text:p text:style-name="P159"><text:span text:style-name="Source_20_Text">anu_lms</text:span></text:p>
            </text:list-item>
          </text:list>
        </text:list-item>
      </text:list>
      <text:h text:style-name="Heading_20_3" text:outline-level="3"><text:span text:style-name="Source_20_Text">achievements_anu_lms.services.yml</text:span></text:h>
      <text:list text:style-name="L137">
        <text:list-item>
          <text:p text:style-name="P160">registers the event subscriber</text:p>
        </text:list-item>
      </text:list>
      <text:h text:style-name="Heading_20_3" text:outline-level="3"><text:soft-page-break/><text:span text:style-name="Source_20_Text">achievements_anu_lms.module</text:span></text:h>
      <text:list text:style-name="L138">
        <text:list-item>
          <text:p text:style-name="P161">optional for helper hooks later</text:p>
        </text:list-item>
        <text:list-item>
          <text:p text:style-name="P161">could eventually hold:</text:p>
          <text:list>
            <text:list-item>
              <text:p text:style-name="P161"><text:span text:style-name="Source_20_Text">hook_achievements_access_earn()</text:span></text:p>
            </text:list-item>
            <text:list-item>
              <text:p text:style-name="P161"><text:span text:style-name="Source_20_Text">hook_achievements_unlocked()</text:span></text:p>
            </text:list-item>
          </text:list>
        </text:list-item>
        <text:list-item>
          <text:p text:style-name="P161">for v1, it may stay minimal or empty</text:p>
        </text:list-item>
      </text:list>
      <text:h text:style-name="Heading_20_3" text:outline-level="3"><text:span text:style-name="Source_20_Text">src/EventSubscriber/LessonCompletedSubscriber.php</text:span></text:h>
      <text:p text:style-name="Text_20_body">This is the main implementation file.</text:p>
      <text:p text:style-name="Text_20_body">It will:</text:p>
      <text:list text:style-name="L139">
        <text:list-item>
          <text:p text:style-name="P162">listen to <text:span text:style-name="Source_20_Text">anu_lms.lesson_completed</text:span></text:p>
        </text:list-item>
        <text:list-item>
          <text:p text:style-name="P162">increment lesson milestones</text:p>
        </text:list-item>
        <text:list-item>
          <text:p text:style-name="P162">derive course completion</text:p>
        </text:list-item>
        <text:list-item>
          <text:p text:style-name="P162">increment course milestones</text:p>
        </text:list-item>
      </text:list>
      <text:h text:style-name="Heading_20_3" text:outline-level="3"><text:span text:style-name="Source_20_Text">config/install/*.yml</text:span></text:h>
      <text:p text:style-name="Text_20_body">These files define the shipped achievement entities.</text:p>
      <text:p text:style-name="Horizontal_20_Line"/>
      <text:h text:style-name="Heading_20_1" text:outline-level="1">2. Proposed achievement IDs</text:h>
      <text:p text:style-name="Text_20_body">For a first version, I recommend these six achievements.</text:p>
      <text:h text:style-name="Heading_20_2" text:outline-level="2">Lesson milestones</text:h>
      <text:h text:style-name="Heading_20_3" text:outline-level="3"><text:span text:style-name="Source_20_Text">anu_lesson_1</text:span></text:h>
      <text:list text:style-name="L140">
        <text:list-item>
          <text:p text:style-name="P163">Label: First Lesson</text:p>
        </text:list-item>
        <text:list-item>
          <text:p text:style-name="P163">Description: Complete your first lesson.</text:p>
        </text:list-item>
        <text:list-item>
          <text:p text:style-name="P163">Points: 10</text:p>
        </text:list-item>
        <text:list-item>
          <text:p text:style-name="P163">Storage key: <text:span text:style-name="Source_20_Text">anu-lms-lesson-count</text:span></text:p>
        </text:list-item>
      </text:list>
      <text:h text:style-name="Heading_20_3" text:outline-level="3"><text:span text:style-name="Source_20_Text">anu_lesson_5</text:span></text:h>
      <text:list text:style-name="L141">
        <text:list-item>
          <text:p text:style-name="P164">Label: Getting Started</text:p>
        </text:list-item>
        <text:list-item>
          <text:p text:style-name="P164">Description: Complete 5 lessons.</text:p>
        </text:list-item>
        <text:list-item>
          <text:p text:style-name="P164"><text:soft-page-break/>Points: 25</text:p>
        </text:list-item>
        <text:list-item>
          <text:p text:style-name="P164">Storage key: <text:span text:style-name="Source_20_Text">anu-lms-lesson-count</text:span></text:p>
        </text:list-item>
      </text:list>
      <text:h text:style-name="Heading_20_3" text:outline-level="3"><text:span text:style-name="Source_20_Text">anu_lesson_10</text:span></text:h>
      <text:list text:style-name="L142">
        <text:list-item>
          <text:p text:style-name="P165">Label: Dedicated Learner</text:p>
        </text:list-item>
        <text:list-item>
          <text:p text:style-name="P165">Description: Complete 10 lessons.</text:p>
        </text:list-item>
        <text:list-item>
          <text:p text:style-name="P165">Points: 50</text:p>
        </text:list-item>
        <text:list-item>
          <text:p text:style-name="P165">Storage key: <text:span text:style-name="Source_20_Text">anu-lms-lesson-count</text:span></text:p>
        </text:list-item>
      </text:list>
      <text:h text:style-name="Heading_20_3" text:outline-level="3"><text:span text:style-name="Source_20_Text">anu_lesson_25</text:span></text:h>
      <text:list text:style-name="L143">
        <text:list-item>
          <text:p text:style-name="P166">Label: Learning Streak</text:p>
        </text:list-item>
        <text:list-item>
          <text:p text:style-name="P166">Description: Complete 25 lessons.</text:p>
        </text:list-item>
        <text:list-item>
          <text:p text:style-name="P166">Points: 100</text:p>
        </text:list-item>
        <text:list-item>
          <text:p text:style-name="P166">Storage key: <text:span text:style-name="Source_20_Text">anu-lms-lesson-count</text:span></text:p>
        </text:list-item>
      </text:list>
      <text:h text:style-name="Heading_20_2" text:outline-level="2">Course milestones</text:h>
      <text:h text:style-name="Heading_20_3" text:outline-level="3"><text:span text:style-name="Source_20_Text">anu_course_1</text:span></text:h>
      <text:list text:style-name="L144">
        <text:list-item>
          <text:p text:style-name="P167">Label: First Course Completed</text:p>
        </text:list-item>
        <text:list-item>
          <text:p text:style-name="P167">Description: Complete your first course.</text:p>
        </text:list-item>
        <text:list-item>
          <text:p text:style-name="P167">Points: 100</text:p>
        </text:list-item>
        <text:list-item>
          <text:p text:style-name="P167">Storage key: <text:span text:style-name="Source_20_Text">anu-lms-course-count</text:span></text:p>
        </text:list-item>
      </text:list>
      <text:h text:style-name="Heading_20_3" text:outline-level="3"><text:span text:style-name="Source_20_Text">anu_course_3</text:span></text:h>
      <text:list text:style-name="L145">
        <text:list-item>
          <text:p text:style-name="P168">Label: Course Finisher</text:p>
        </text:list-item>
        <text:list-item>
          <text:p text:style-name="P168">Description: Complete 3 courses.</text:p>
        </text:list-item>
        <text:list-item>
          <text:p text:style-name="P168">Points: 250</text:p>
        </text:list-item>
        <text:list-item>
          <text:p text:style-name="P168">Storage key: <text:span text:style-name="Source_20_Text">anu-lms-course-count</text:span></text:p>
        </text:list-item>
      </text:list>
      <text:p text:style-name="Horizontal_20_Line"/>
      <text:h text:style-name="Heading_20_1" text:outline-level="1">3. Event subscriber design</text:h>
      <text:h text:style-name="Heading_20_2" text:outline-level="2">Subscriber class</text:h>
      <text:section text:style-name="Sect1" text:name="Section12">
        <text:p text:style-name="Preformatted_20_Text"><text:bookmark text:name="code-block-viewer Copy 12"/><text:soft-page-break/>Drupal\achievements_anu_lms\EventSubscriber\LessonCompletedSubscriber</text:p>
      </text:section>
      <text:h text:style-name="Heading_20_2" text:outline-level="2">Dependencies to inject</text:h>
      <text:p text:style-name="Text_20_body">I would inject:</text:p>
      <text:list text:style-name="L146">
        <text:list-item>
          <text:p text:style-name="P169"><text:span text:style-name="Source_20_Text">anu_lms.lesson</text:span></text:p>
        </text:list-item>
        <text:list-item>
          <text:p text:style-name="P169"><text:span text:style-name="Source_20_Text">anu_lms.course_progress</text:span></text:p>
        </text:list-item>
        <text:list-item>
          <text:p text:style-name="P169">possibly <text:span text:style-name="Source_20_Text">entity_type.manager</text:span> if needed for loading course nodes directly</text:p>
        </text:list-item>
        <text:list-item>
          <text:p text:style-name="P169">optionally <text:span text:style-name="Source_20_Text">logger.channel.default</text:span> or a custom logger</text:p>
        </text:list-item>
      </text:list>
      <text:h text:style-name="Heading_20_2" text:outline-level="2">Subscribed event</text:h>
      <text:section text:style-name="Sect1" text:name="Section13">
        <text:p text:style-name="Preformatted_20_Text"><text:bookmark text:name="code-block-viewer Copy 13"/>LessonCompletedEvent::EVENT_NAME =&gt; 'onLessonCompleted'</text:p>
      </text:section>
      <text:p text:style-name="Text_20_body">or as a string:</text:p>
      <text:section text:style-name="Sect1" text:name="Section14">
        <text:p text:style-name="Preformatted_20_Text"><text:bookmark text:name="code-block-viewer Copy 14"/>'anu_lms.lesson_completed' =&gt; 'onLessonCompleted'</text:p>
      </text:section>
      <text:p text:style-name="Horizontal_20_Line"/>
      <text:h text:style-name="Heading_20_2" text:outline-level="2">Subscriber responsibilities</text:h>
      <text:h text:style-name="Heading_20_3" text:outline-level="3">A. Handle lesson completion milestones</text:h>
      <text:p text:style-name="Text_20_body">When the event fires:</text:p>
      <text:list text:style-name="L147">
        <text:list-item>
          <text:p text:style-name="P170">get user ID</text:p>
        </text:list-item>
        <text:list-item>
          <text:p text:style-name="P170">get lesson ID</text:p>
        </text:list-item>
        <text:list-item>
          <text:p text:style-name="P170">read lesson count from Achievements storage:</text:p>
          <text:list>
            <text:list-item>
              <text:p text:style-name="P170"><text:span text:style-name="Source_20_Text">achievements_storage_get('anu-lms-lesson-count', $uid)</text:span></text:p>
            </text:list-item>
          </text:list>
        </text:list-item>
        <text:list-item>
          <text:p text:style-name="P170">increment by 1</text:p>
        </text:list-item>
        <text:list-item>
          <text:p text:style-name="P170">save with <text:span text:style-name="Source_20_Text">achievements_storage_set()</text:span></text:p>
        </text:list-item>
        <text:list-item>
          <text:p text:style-name="P170">unlock lesson achievements at thresholds:</text:p>
          <text:list>
            <text:list-item>
              <text:p text:style-name="P170">1</text:p>
            </text:list-item>
            <text:list-item>
              <text:p text:style-name="P170">5</text:p>
            </text:list-item>
            <text:list-item>
              <text:p text:style-name="P170">10</text:p>
            </text:list-item>
            <text:list-item>
              <text:p text:style-name="P170">25</text:p>
            </text:list-item>
          </text:list>
        </text:list-item>
      </text:list>
      <text:h text:style-name="Heading_20_3" text:outline-level="3">B. Derive course completion</text:h>
      <text:p text:style-name="Text_20_body">Then:</text:p>
      <text:list text:style-name="L148">
        <text:list-item>
          <text:p text:style-name="P171">use <text:span text:style-name="Source_20_Text">anu_lms.lesson</text:span> service to get the course for the completed lesson</text:p>
        </text:list-item>
        <text:list-item>
          <text:p text:style-name="P171"><text:soft-page-break/>if no course found, stop course logic</text:p>
        </text:list-item>
        <text:list-item>
          <text:p text:style-name="P171">use <text:span text:style-name="Source_20_Text">anu_lms.course_progress-&gt;getCourseProgress($course)</text:span></text:p>
        </text:list-item>
        <text:list-item>
          <text:p text:style-name="P171">inspect whether every progress item is completed</text:p>
        </text:list-item>
        <text:list-item>
          <text:p text:style-name="P171">if yes, determine whether this course has already been counted for this user</text:p>
        </text:list-item>
      </text:list>
      <text:h text:style-name="Heading_20_3" text:outline-level="3">C. Prevent counting the same course twice</text:h>
      <text:p text:style-name="Text_20_body">Store a per-user list of completed course IDs in Achievements storage, for example:</text:p>
      <text:list text:style-name="L149">
        <text:list-item>
          <text:p text:style-name="P172">storage key: <text:span text:style-name="Source_20_Text">anu-lms-completed-course-ids</text:span></text:p>
        </text:list-item>
      </text:list>
      <text:p text:style-name="Text_20_body">If the course ID is not already present:</text:p>
      <text:list text:style-name="L150">
        <text:list-item>
          <text:p text:style-name="P173">append it</text:p>
        </text:list-item>
        <text:list-item>
          <text:p text:style-name="P173">save it back</text:p>
        </text:list-item>
        <text:list-item>
          <text:p text:style-name="P173">increment <text:span text:style-name="Source_20_Text">anu-lms-course-count</text:span></text:p>
        </text:list-item>
        <text:list-item>
          <text:p text:style-name="P173">unlock course milestones:</text:p>
          <text:list>
            <text:list-item>
              <text:p text:style-name="P173">1</text:p>
            </text:list-item>
            <text:list-item>
              <text:p text:style-name="P173">3</text:p>
            </text:list-item>
          </text:list>
        </text:list-item>
      </text:list>
      <text:p text:style-name="Horizontal_20_Line"/>
      <text:h text:style-name="Heading_20_2" text:outline-level="2">Pseudocode for subscriber logic</text:h>
      <text:section text:style-name="Sect1" text:name="Section15">
        <text:p text:style-name="Preformatted_20_Text"><text:bookmark text:name="code-block-viewer Copy 15"/>public function onLessonCompleted(LessonCompletedEvent $event): void {</text:p>
        <text:p text:style-name="Preformatted_20_Text"><text:s text:c="2"/>$uid = (int) $event-&gt;getAccount()-&gt;id();</text:p>
        <text:p text:style-name="Preformatted_20_Text"><text:s text:c="2"/>$lesson_id = $event-&gt;getLessonId();</text:p>
        <text:p text:style-name="Preformatted_20_Text"><text:s text:c="2"/>// 1. Update lesson count.</text:p>
        <text:p text:style-name="Preformatted_20_Text"><text:s text:c="2"/>$lesson_count = (int) achievements_storage_get('anu-lms-lesson-count', $uid);</text:p>
        <text:p text:style-name="Preformatted_20_Text"><text:s text:c="2"/>$lesson_count++;</text:p>
        <text:p text:style-name="Preformatted_20_Text"><text:s text:c="2"/>achievements_storage_set('anu-lms-lesson-count', $lesson_count, $uid);</text:p>
        <text:p text:style-name="Preformatted_20_Text"><text:s text:c="2"/>foreach ([1, 5, 10, 25] as $threshold) {</text:p>
        <text:p text:style-name="Preformatted_20_Text"><text:s text:c="4"/>if ($lesson_count === $threshold) {</text:p>
        <text:p text:style-name="Preformatted_20_Text"><text:s text:c="6"/>achievements_unlocked('anu_lesson_' . $threshold, $uid);</text:p>
        <text:p text:style-name="Preformatted_20_Text"><text:s text:c="4"/>}</text:p>
        <text:p text:style-name="Preformatted_20_Text"><text:s text:c="2"/>}</text:p>
        <text:p text:style-name="Preformatted_20_Text"><text:s text:c="2"/>// 2. Resolve the course.</text:p>
        <text:p text:style-name="Preformatted_20_Text"><text:s text:c="2"/>$course = $this-&gt;lessonService-&gt;getLessonCourse($lesson_id);</text:p>
        <text:p text:style-name="Preformatted_20_Text"><text:s text:c="2"/>if (!$course) {</text:p>
        <text:p text:style-name="Preformatted_20_Text"><text:s text:c="4"/>return;</text:p>
        <text:p text:style-name="Preformatted_20_Text"><text:s text:c="2"/>}</text:p>
        <text:p text:style-name="Preformatted_20_Text"><text:s text:c="2"/>// 3. Check if the full course is completed.</text:p>
        <text:p text:style-name="Preformatted_20_Text"><text:s text:c="2"/>$progress = $this-&gt;courseProgress-&gt;getCourseProgress($course);</text:p>
        <text:p text:style-name="Preformatted_20_Text"><text:s text:c="2"/>$course_complete = !empty($progress);</text:p>
        <text:p text:style-name="Preformatted_20_Text"><text:s text:c="2"/>foreach ($progress as $item) {</text:p>
        <text:p text:style-name="Preformatted_20_Text"><text:s text:c="4"/>if (empty($item['completed'])) {</text:p>
        <text:p text:style-name="Preformatted_20_Text"><text:s text:c="6"/>$course_complete = FALSE;</text:p>
        <text:p text:style-name="Preformatted_20_Text"><text:s text:c="6"/>break;</text:p>
        <text:p text:style-name="Preformatted_20_Text"><text:s text:c="4"/>}</text:p>
        <text:p text:style-name="Preformatted_20_Text"><text:soft-page-break/><text:s text:c="2"/>}</text:p>
        <text:p text:style-name="Preformatted_20_Text"><text:s text:c="2"/>if (!$course_complete) {</text:p>
        <text:p text:style-name="Preformatted_20_Text"><text:s text:c="4"/>return;</text:p>
        <text:p text:style-name="Preformatted_20_Text"><text:s text:c="2"/>}</text:p>
        <text:p text:style-name="Preformatted_20_Text"><text:s text:c="2"/>// 4. Prevent duplicate course counting.</text:p>
        <text:p text:style-name="Preformatted_20_Text"><text:s text:c="2"/>$completed_courses = achievements_storage_get('anu-lms-completed-course-ids', $uid);</text:p>
        <text:p text:style-name="Preformatted_20_Text"><text:s text:c="2"/>if (!is_array($completed_courses)) {</text:p>
        <text:p text:style-name="Preformatted_20_Text"><text:s text:c="4"/>$completed_courses = [];</text:p>
        <text:p text:style-name="Preformatted_20_Text"><text:s text:c="2"/>}</text:p>
        <text:p text:style-name="Preformatted_20_Text"><text:s text:c="2"/>if (in_array($course-&gt;id(), $completed_courses, TRUE)) {</text:p>
        <text:p text:style-name="Preformatted_20_Text"><text:s text:c="4"/>return;</text:p>
        <text:p text:style-name="Preformatted_20_Text"><text:s text:c="2"/>}</text:p>
        <text:p text:style-name="Preformatted_20_Text"><text:s text:c="2"/>$completed_courses[] = $course-&gt;id();</text:p>
        <text:p text:style-name="Preformatted_20_Text"><text:s text:c="2"/>achievements_storage_set('anu-lms-completed-course-ids', $completed_courses, $uid);</text:p>
        <text:p text:style-name="Preformatted_20_Text"><text:s text:c="2"/>// 5. Increment course count.</text:p>
        <text:p text:style-name="Preformatted_20_Text"><text:s text:c="2"/>$course_count = (int) achievements_storage_get('anu-lms-course-count', $uid);</text:p>
        <text:p text:style-name="Preformatted_20_Text"><text:s text:c="2"/>$course_count++;</text:p>
        <text:p text:style-name="Preformatted_20_Text"><text:s text:c="2"/>achievements_storage_set('anu-lms-course-count', $course_count, $uid);</text:p>
        <text:p text:style-name="Preformatted_20_Text"><text:s text:c="2"/>foreach ([1, 3] as $threshold) {</text:p>
        <text:p text:style-name="Preformatted_20_Text"><text:s text:c="4"/>if ($course_count === $threshold) {</text:p>
        <text:p text:style-name="Preformatted_20_Text"><text:s text:c="6"/>achievements_unlocked('anu_course_' . $threshold, $uid);</text:p>
        <text:p text:style-name="Preformatted_20_Text"><text:s text:c="4"/>}</text:p>
        <text:p text:style-name="Preformatted_20_Text"><text:s text:c="2"/>}</text:p>
        <text:p text:style-name="Preformatted_20_Text">}</text:p>
      </text:section>
      <text:p text:style-name="Horizontal_20_Line"/>
      <text:h text:style-name="Heading_20_1" text:outline-level="1">4. <text:span text:style-name="Source_20_Text">config/install</text:span> achievement entity YAML plan</text:h>
      <text:p text:style-name="Text_20_body">Because <text:span text:style-name="Source_20_Text">achievement_entity</text:span> is a config entity, each achievement can be shipped as config.</text:p>
      <text:h text:style-name="Heading_20_2" text:outline-level="2">Example file names</text:h>
      <text:section text:style-name="Sect1" text:name="Section16">
        <text:p text:style-name="Preformatted_20_Text"><text:bookmark text:name="code-block-viewer Copy 16"/>config/install/achievements.achievement_entity.anu_lesson_1.yml</text:p>
        <text:p text:style-name="Preformatted_20_Text">config/install/achievements.achievement_entity.anu_lesson_5.yml</text:p>
        <text:p text:style-name="Preformatted_20_Text">config/install/achievements.achievement_entity.anu_lesson_10.yml</text:p>
        <text:p text:style-name="Preformatted_20_Text">config/install/achievements.achievement_entity.anu_lesson_25.yml</text:p>
        <text:p text:style-name="Preformatted_20_Text">config/install/achievements.achievement_entity.anu_course_1.yml</text:p>
        <text:p text:style-name="Preformatted_20_Text">config/install/achievements.achievement_entity.anu_course_3.yml</text:p>
      </text:section>
      <text:h text:style-name="Heading_20_2" text:outline-level="2">Example structure</text:h>
      <text:h text:style-name="Heading_20_3" text:outline-level="3"><text:span text:style-name="Source_20_Text">achievements.achievement_entity.anu_lesson_1.yml</text:span></text:h>
      <text:section text:style-name="Sect1" text:name="Section17">
        <text:p text:style-name="Preformatted_20_Text"><text:bookmark text:name="code-block-viewer Copy 17"/>id: anu_lesson_1</text:p>
        <text:p text:style-name="Preformatted_20_Text">label: 'First Lesson'</text:p>
        <text:p text:style-name="Preformatted_20_Text">uuid: REPLACE-ME</text:p>
        <text:p text:style-name="Preformatted_20_Text">description: 'Complete your first lesson.'</text:p>
        <text:p text:style-name="Preformatted_20_Text">storage: anu-lms-lesson-count</text:p>
        <text:p text:style-name="Preformatted_20_Text">secret: false</text:p>
        <text:p text:style-name="Preformatted_20_Text"><text:soft-page-break/>invisible: false</text:p>
        <text:p text:style-name="Preformatted_20_Text">manual_only: false</text:p>
        <text:p text:style-name="Preformatted_20_Text">points: 10</text:p>
        <text:p text:style-name="Preformatted_20_Text">use_default_image: true</text:p>
        <text:p text:style-name="Preformatted_20_Text">locked_image_path: ''</text:p>
        <text:p text:style-name="Preformatted_20_Text">unlocked_image_path: ''</text:p>
      </text:section>
      <text:h text:style-name="Heading_20_3" text:outline-level="3"><text:span text:style-name="Source_20_Text">achievements.achievement_entity.anu_lesson_5.yml</text:span></text:h>
      <text:section text:style-name="Sect1" text:name="Section18">
        <text:p text:style-name="Preformatted_20_Text"><text:bookmark text:name="code-block-viewer Copy 18"/>id: anu_lesson_5</text:p>
        <text:p text:style-name="Preformatted_20_Text">label: 'Getting Started'</text:p>
        <text:p text:style-name="Preformatted_20_Text">uuid: REPLACE-ME</text:p>
        <text:p text:style-name="Preformatted_20_Text">description: 'Complete 5 lessons.'</text:p>
        <text:p text:style-name="Preformatted_20_Text">storage: anu-lms-lesson-count</text:p>
        <text:p text:style-name="Preformatted_20_Text">secret: false</text:p>
        <text:p text:style-name="Preformatted_20_Text">invisible: false</text:p>
        <text:p text:style-name="Preformatted_20_Text">manual_only: false</text:p>
        <text:p text:style-name="Preformatted_20_Text">points: 25</text:p>
        <text:p text:style-name="Preformatted_20_Text">use_default_image: true</text:p>
        <text:p text:style-name="Preformatted_20_Text">locked_image_path: ''</text:p>
        <text:p text:style-name="Preformatted_20_Text">unlocked_image_path: ''</text:p>
      </text:section>
      <text:h text:style-name="Heading_20_3" text:outline-level="3"><text:span text:style-name="Source_20_Text">achievements.achievement_entity.anu_course_1.yml</text:span></text:h>
      <text:section text:style-name="Sect1" text:name="Section19">
        <text:p text:style-name="Preformatted_20_Text"><text:bookmark text:name="code-block-viewer Copy 19"/>id: anu_course_1</text:p>
        <text:p text:style-name="Preformatted_20_Text">label: 'First Course Completed'</text:p>
        <text:p text:style-name="Preformatted_20_Text">uuid: REPLACE-ME</text:p>
        <text:p text:style-name="Preformatted_20_Text">description: 'Complete your first course.'</text:p>
        <text:p text:style-name="Preformatted_20_Text">storage: anu-lms-course-count</text:p>
        <text:p text:style-name="Preformatted_20_Text">secret: false</text:p>
        <text:p text:style-name="Preformatted_20_Text">invisible: false</text:p>
        <text:p text:style-name="Preformatted_20_Text">manual_only: false</text:p>
        <text:p text:style-name="Preformatted_20_Text">points: 100</text:p>
        <text:p text:style-name="Preformatted_20_Text">use_default_image: true</text:p>
        <text:p text:style-name="Preformatted_20_Text">locked_image_path: ''</text:p>
        <text:p text:style-name="Preformatted_20_Text">unlocked_image_path: ''</text:p>
      </text:section>
      <text:h text:style-name="Heading_20_2" text:outline-level="2">Notes</text:h>
      <text:h text:style-name="Heading_20_3" text:outline-level="3">About <text:span text:style-name="Source_20_Text">uuid</text:span></text:h>
      <text:p text:style-name="Text_20_body">Each config entity needs a real UUID.<text:line-break/>When implementing, I would generate proper UUIDs.</text:p>
      <text:h text:style-name="Heading_20_3" text:outline-level="3">About <text:span text:style-name="Source_20_Text">storage</text:span></text:h>
      <text:p text:style-name="Text_20_body">Using a shared <text:span text:style-name="Source_20_Text">storage</text:span> value is correct here because:</text:p>
      <text:list text:style-name="L151">
        <text:list-item>
          <text:p text:style-name="P174">multiple lesson milestones share one lesson counter</text:p>
        </text:list-item>
        <text:list-item>
          <text:p text:style-name="P174">multiple course milestones share one course counter</text:p>
        </text:list-item>
      </text:list>
      <text:p text:style-name="Horizontal_20_Line"/>
      <text:h text:style-name="Heading_20_1" text:outline-level="1"><text:soft-page-break/>5. Storage-key strategy</text:h>
      <text:p text:style-name="Text_20_body">This is the part that makes the whole design clean and scalable.</text:p>
      <text:h text:style-name="Heading_20_2" text:outline-level="2">Storage key 1: lesson counter</text:h>
      <text:section text:style-name="Sect1" text:name="Section20">
        <text:p text:style-name="Preformatted_20_Text"><text:bookmark text:name="code-block-viewer Copy 20"/>anu-lms-lesson-count</text:p>
      </text:section>
      <text:h text:style-name="Heading_20_3" text:outline-level="3">Purpose</text:h>
      <text:p text:style-name="Text_20_body">Stores the total number of unique lesson completion events for a user.</text:p>
      <text:h text:style-name="Heading_20_3" text:outline-level="3">Example stored value</text:h>
      <text:section text:style-name="Sect1" text:name="Section21">
        <text:p text:style-name="Preformatted_20_Text"><text:bookmark text:name="code-block-viewer Copy 21"/>25</text:p>
      </text:section>
      <text:h text:style-name="Heading_20_3" text:outline-level="3">Used by</text:h>
      <text:list text:style-name="L152">
        <text:list-item>
          <text:p text:style-name="P175"><text:span text:style-name="Source_20_Text">anu_lesson_1</text:span></text:p>
        </text:list-item>
        <text:list-item>
          <text:p text:style-name="P175"><text:span text:style-name="Source_20_Text">anu_lesson_5</text:span></text:p>
        </text:list-item>
        <text:list-item>
          <text:p text:style-name="P175"><text:span text:style-name="Source_20_Text">anu_lesson_10</text:span></text:p>
        </text:list-item>
        <text:list-item>
          <text:p text:style-name="P175"><text:span text:style-name="Source_20_Text">anu_lesson_25</text:span></text:p>
        </text:list-item>
      </text:list>
      <text:p text:style-name="Horizontal_20_Line"/>
      <text:h text:style-name="Heading_20_2" text:outline-level="2">Storage key 2: course counter</text:h>
      <text:section text:style-name="Sect1" text:name="Section22">
        <text:p text:style-name="Preformatted_20_Text"><text:bookmark text:name="code-block-viewer Copy 22"/>anu-lms-course-count</text:p>
      </text:section>
      <text:h text:style-name="Heading_20_3" text:outline-level="3">Purpose</text:h>
      <text:p text:style-name="Text_20_body">Stores the number of uniquely completed courses for a user.</text:p>
      <text:h text:style-name="Heading_20_3" text:outline-level="3">Example stored value</text:h>
      <text:section text:style-name="Sect1" text:name="Section23">
        <text:p text:style-name="Preformatted_20_Text"><text:bookmark text:name="code-block-viewer Copy 23"/>3</text:p>
      </text:section>
      <text:h text:style-name="Heading_20_3" text:outline-level="3">Used by</text:h>
      <text:list text:style-name="L153">
        <text:list-item>
          <text:p text:style-name="P176"><text:span text:style-name="Source_20_Text">anu_course_1</text:span></text:p>
        </text:list-item>
        <text:list-item>
          <text:p text:style-name="P176"><text:span text:style-name="Source_20_Text">anu_course_3</text:span></text:p>
        </text:list-item>
      </text:list>
      <text:p text:style-name="Horizontal_20_Line"/>
      <text:h text:style-name="Heading_20_2" text:outline-level="2">Storage key 3: completed course IDs</text:h>
      <text:section text:style-name="Sect1" text:name="Section24">
        <text:p text:style-name="Preformatted_20_Text"><text:bookmark text:name="code-block-viewer Copy 24"/>anu-lms-completed-course-ids</text:p>
      </text:section>
      <text:h text:style-name="Heading_20_3" text:outline-level="3">Purpose</text:h>
      <text:p text:style-name="Text_20_body">Prevents the same course from incrementing the course counter more than once.</text:p>
      <text:h text:style-name="Heading_20_3" text:outline-level="3"><text:soft-page-break/>Example stored value</text:h>
      <text:section text:style-name="Sect1" text:name="Section25">
        <text:p text:style-name="Preformatted_20_Text"><text:bookmark text:name="code-block-viewer Copy 25"/>[12, 18, 27]</text:p>
      </text:section>
      <text:h text:style-name="Heading_20_3" text:outline-level="3">Why this matters</text:h>
      <text:p text:style-name="Text_20_body">Without this, every later lesson-completion event in an already-finished course could keep re-triggering course completion logic.</text:p>
      <text:p text:style-name="Horizontal_20_Line"/>
      <text:h text:style-name="Heading_20_1" text:outline-level="1">Recommended business rules for version 1</text:h>
      <text:h text:style-name="Heading_20_2" text:outline-level="2">Lesson rules</text:h>
      <text:list text:style-name="L154">
        <text:list-item>
          <text:p text:style-name="P177">count only authenticated users</text:p>
        </text:list-item>
        <text:list-item>
          <text:p text:style-name="P177">count only first completion per lesson</text:p>
        </text:list-item>
        <text:list-item>
          <text:p text:style-name="P177">rely on Anu LMS event behavior for uniqueness</text:p>
        </text:list-item>
      </text:list>
      <text:h text:style-name="Heading_20_2" text:outline-level="2">Course rules</text:h>
      <text:list text:style-name="L155">
        <text:list-item>
          <text:p text:style-name="P178">consider a course completed when <text:span text:style-name="Strong_20_Emphasis">all progress items returned by </text:span><text:span text:style-name="Strong_20_Emphasis"><text:span text:style-name="Source_20_Text">getCourseProgress()</text:span></text:span><text:span text:style-name="Strong_20_Emphasis"> are completed</text:span></text:p>
        </text:list-item>
        <text:list-item>
          <text:p text:style-name="P178">this likely includes lessons and quizzes</text:p>
        </text:list-item>
        <text:list-item>
          <text:p text:style-name="P178">count each course only once per user</text:p>
        </text:list-item>
      </text:list>
      <text:p text:style-name="Horizontal_20_Line"/>
      <text:h text:style-name="Heading_20_1" text:outline-level="1">Potential future enhancements</text:h>
      <text:p text:style-name="Text_20_body">Not needed for version 1, but easy later:</text:p>
      <text:h text:style-name="Heading_20_2" text:outline-level="2">Additional achievements</text:h>
      <text:list text:style-name="L156">
        <text:list-item>
          <text:p text:style-name="P179"><text:span text:style-name="Source_20_Text">anu_lesson_50</text:span></text:p>
        </text:list-item>
        <text:list-item>
          <text:p text:style-name="P179"><text:span text:style-name="Source_20_Text">anu_course_5</text:span></text:p>
        </text:list-item>
        <text:list-item>
          <text:p text:style-name="P179"><text:span text:style-name="Source_20_Text">anu_course_specific_{course_id}</text:span></text:p>
        </text:list-item>
      </text:list>
      <text:h text:style-name="Heading_20_2" text:outline-level="2">Secret achievements</text:h>
      <text:p text:style-name="Text_20_body">Examples:</text:p>
      <text:list text:style-name="L157">
        <text:list-item>
          <text:p text:style-name="P180">complete a course in one day</text:p>
        </text:list-item>
        <text:list-item>
          <text:p text:style-name="P180"><text:soft-page-break/>complete 10 lessons in a week</text:p>
        </text:list-item>
      </text:list>
      <text:h text:style-name="Heading_20_2" text:outline-level="2">Hooks after unlock</text:h>
      <text:p text:style-name="Text_20_body">Use <text:span text:style-name="Source_20_Text">hook_achievements_unlocked()</text:span> to:</text:p>
      <text:list text:style-name="L158">
        <text:list-item>
          <text:p text:style-name="P181">send notifications</text:p>
        </text:list-item>
        <text:list-item>
          <text:p text:style-name="P181">assign roles</text:p>
        </text:list-item>
        <text:list-item>
          <text:p text:style-name="P181">issue certificates</text:p>
        </text:list-item>
      </text:list>
      <text:p text:style-name="Horizontal_20_Line"/>
      <text:h text:style-name="Heading_20_1" text:outline-level="1">What I would do next if we were implementing</text:h>
      <text:p text:style-name="Text_20_body">The next practical step would be to actually create:</text:p>
      <text:list text:style-name="L159">
        <text:list-item>
          <text:p text:style-name="P182"><text:span text:style-name="Source_20_Text">achievements_anu_lms.info.yml</text:span></text:p>
        </text:list-item>
        <text:list-item>
          <text:p text:style-name="P182"><text:span text:style-name="Source_20_Text">achievements_anu_lms.services.yml</text:span></text:p>
        </text:list-item>
        <text:list-item>
          <text:p text:style-name="P182"><text:span text:style-name="Source_20_Text">src/EventSubscriber/LessonCompletedSubscriber.php</text:span></text:p>
        </text:list-item>
        <text:list-item>
          <text:p text:style-name="P182">the 6 config entity YAML files</text:p>
        </text:list-item>
      </text:list>
      <text:p text:style-name="Horizontal_20_Line"/>
      <text:h text:style-name="Heading_20_1" text:outline-level="1">Copyable implementation summary</text:h>
      <text:section text:style-name="Sect1" text:name="Section26">
        <text:p text:style-name="Preformatted_20_Text"><text:bookmark text:name="code-block-viewer Copy 26"/>Module name: achievements_anu_lms</text:p>
        <text:p text:style-name="Preformatted_20_Text">Files:</text:p>
        <text:p text:style-name="Preformatted_20_Text">- achievements_anu_lms.info.yml</text:p>
        <text:p text:style-name="Preformatted_20_Text">- achievements_anu_lms.services.yml</text:p>
        <text:p text:style-name="Preformatted_20_Text">- achievements_anu_lms.module</text:p>
        <text:p text:style-name="Preformatted_20_Text">- src/EventSubscriber/LessonCompletedSubscriber.php</text:p>
        <text:p text:style-name="Preformatted_20_Text">- config/install/achievements.achievement_entity.anu_lesson_1.yml</text:p>
        <text:p text:style-name="Preformatted_20_Text">- config/install/achievements.achievement_entity.anu_lesson_5.yml</text:p>
        <text:p text:style-name="Preformatted_20_Text">- config/install/achievements.achievement_entity.anu_lesson_10.yml</text:p>
        <text:p text:style-name="Preformatted_20_Text">- config/install/achievements.achievement_entity.anu_lesson_25.yml</text:p>
        <text:p text:style-name="Preformatted_20_Text">- config/install/achievements.achievement_entity.anu_course_1.yml</text:p>
        <text:p text:style-name="Preformatted_20_Text">- config/install/achievements.achievement_entity.anu_course_3.yml</text:p>
        <text:p text:style-name="Preformatted_20_Text">Achievement IDs:</text:p>
        <text:p text:style-name="Preformatted_20_Text">- anu_lesson_1</text:p>
        <text:p text:style-name="Preformatted_20_Text">- anu_lesson_5</text:p>
        <text:p text:style-name="Preformatted_20_Text">- anu_lesson_10</text:p>
        <text:p text:style-name="Preformatted_20_Text">- anu_lesson_25</text:p>
        <text:p text:style-name="Preformatted_20_Text">- anu_course_1</text:p>
        <text:p text:style-name="Preformatted_20_Text">- anu_course_3</text:p>
        <text:p text:style-name="Preformatted_20_Text">Storage keys:</text:p>
        <text:p text:style-name="Preformatted_20_Text">- anu-lms-lesson-count</text:p>
        <text:p text:style-name="Preformatted_20_Text">- anu-lms-course-count</text:p>
        <text:p text:style-name="Preformatted_20_Text">- anu-lms-completed-course-ids</text:p>
        <text:p text:style-name="Preformatted_20_Text">Logic:</text:p>
        <text:p text:style-name="Preformatted_20_Text"><text:soft-page-break/>- subscribe to anu_lms.lesson_completed</text:p>
        <text:p text:style-name="Preformatted_20_Text">- increment lesson counter</text:p>
        <text:p text:style-name="Preformatted_20_Text">- unlock lesson thresholds</text:p>
        <text:p text:style-name="Preformatted_20_Text">- resolve course from lesson</text:p>
        <text:p text:style-name="Preformatted_20_Text">- check full course progress</text:p>
        <text:p text:style-name="Preformatted_20_Text">- if course newly complete, record course ID</text:p>
        <text:p text:style-name="Preformatted_20_Text">- increment course counter</text:p>
        <text:p text:style-name="Preformatted_20_Text">- unlock course thresholds</text:p>
      </text:section>
      <text:h text:style-name="Heading_20_2" text:outline-level="2">Commands I used</text:h>
      <text:list text:style-name="L160">
        <text:list-item>
          <text:p text:style-name="P183">✅ No additional terminal commands were needed for this reply; I analyzed the pasted <text:span text:style-name="Source_20_Text">CourseProgress.php</text:span>, <text:span text:style-name="Source_20_Text">Course.php</text:span>, <text:span text:style-name="Source_20_Text">Lesson.php</text:span>, and related service definitions directly in the conversation.</text:p>
        </text:list-item>
      </text:list>
      <text:p text:style-name="P184"/>
      <text:p text:style-name="P185">OK, nice. </text:p>
      <text:p text:style-name="P185">1) Take a look at the suggested milestones and rewards in the pasted document. What would we need to do to incorporate those types of rewards?</text:p>
      <text:p text:style-name="P185">2) I would also like to be able to award points for participation in a class-related discussion board (Drupal Forum module). How would that impact the architecture decisions?</text:p>
      <text:p text:style-name="P185">3) I would like a configurable email to be sent upon lesson completions, each with a message specific to that lesson. Is this Achievements submodule a good way to do this?</text:p>
      <text:p text:style-name="P185">4) I like the name achievements_learning for the module since I intend it to be more than just Anu LMS-related</text:p>
      <text:p text:style-name="P185"/>
      <text:p text:style-name="P185"><text:span text:style-name="T2">Pasted Chat doc: </text:span>Read this page about adding rewards to courses ("gamification") and suggest some things that I could incorporate into my courses to encourage completion. https://xperiencify.com/ I do not want it to be gimicky or too game-like though. The sweet spot is enough to encourage my students to continue but not allow the rewards to become the main goal. You’re right to be cautious here. The best “gamification” for your kind of course isn’t about turning it into a game—it’s about reinforcing meaning, progress, and ownership …</text:p>
      <text:p text:style-name="P186"/>
      <text:p text:style-name="Standard"/>
      <text:p text:style-name="Text_20_body"><text:line-break/>Absolutely. Based on what you pasted, here’s how I’d think about each question.</text:p>
      <text:p text:style-name="Horizontal_20_Line"/>
      <text:h text:style-name="Heading_20_1" text:outline-level="1">1) What would we need to do to incorporate those types of rewards?</text:h>
      <text:h text:style-name="Heading_20_2" text:outline-level="2">Short answer</text:h>
      <text:p text:style-name="Text_20_body">Most of those “rewards” are <text:span text:style-name="Strong_20_Emphasis">not all the same kind of feature</text:span>, so I would split them into 4 categories:</text:p>
      <text:list text:style-name="L161">
        <text:list-item>
          <text:p text:style-name="P187"><text:span text:style-name="Strong_20_Emphasis">Achievements/milestones</text:span></text:p>
        </text:list-item>
        <text:list-item>
          <text:p text:style-name="P187"><text:soft-page-break/><text:span text:style-name="Strong_20_Emphasis">Progress messaging / UI nudges</text:span></text:p>
        </text:list-item>
        <text:list-item>
          <text:p text:style-name="P187"><text:span text:style-name="Strong_20_Emphasis">Unlock gates / submission-based progression</text:span></text:p>
        </text:list-item>
        <text:list-item>
          <text:p text:style-name="P187"><text:span text:style-name="Strong_20_Emphasis">Notifications / parent emails</text:span></text:p>
        </text:list-item>
      </text:list>
      <text:p text:style-name="Text_20_body">Your <text:span text:style-name="Source_20_Text">achievements_learning</text:span> module can support some of these directly, but not all of them should live inside Achievements.</text:p>
      <text:p text:style-name="Horizontal_20_Line"/>
      <text:h text:style-name="Heading_20_2" text:outline-level="2">A. Achievement-style rewards</text:h>
      <text:p text:style-name="Text_20_body">These fit very naturally in the Achievements system.</text:p>
      <text:h text:style-name="Heading_20_3" text:outline-level="3">Examples from your pasted document</text:h>
      <text:list text:style-name="L162">
        <text:list-item>
          <text:p text:style-name="P188">Truth Seeker</text:p>
        </text:list-item>
        <text:list-item>
          <text:p text:style-name="P188">Clarity Builder</text:p>
        </text:list-item>
        <text:list-item>
          <text:p text:style-name="P188">Faith Defender</text:p>
        </text:list-item>
        <text:list-item>
          <text:p text:style-name="P188">Human Person Defender</text:p>
        </text:list-item>
        <text:list-item>
          <text:p text:style-name="P188">Mature Lover</text:p>
        </text:list-item>
        <text:list-item>
          <text:p text:style-name="P188">Equipped</text:p>
        </text:list-item>
      </text:list>
      <text:h text:style-name="Heading_20_3" text:outline-level="3">What we’d do</text:h>
      <text:list text:style-name="L163">
        <text:list-item>
          <text:p text:style-name="P189">Create <text:span text:style-name="Source_20_Text">achievement_entity</text:span> definitions for each milestone</text:p>
        </text:list-item>
        <text:list-item>
          <text:p text:style-name="P189">Unlock them based on:</text:p>
          <text:list>
            <text:list-item>
              <text:p text:style-name="P189">lesson completion counts</text:p>
            </text:list-item>
            <text:list-item>
              <text:p text:style-name="P189">course completion</text:p>
            </text:list-item>
            <text:list-item>
              <text:p text:style-name="P189">completion of specific course sections</text:p>
            </text:list-item>
            <text:list-item>
              <text:p text:style-name="P189">specific submissions being approved</text:p>
            </text:list-item>
          </text:list>
        </text:list-item>
      </text:list>
      <text:h text:style-name="Heading_20_3" text:outline-level="3">Best fit for <text:span text:style-name="Source_20_Text">achievements_learning</text:span></text:h>
      <text:p text:style-name="Text_20_body">Very good fit.</text:p>
      <text:p text:style-name="Horizontal_20_Line"/>
      <text:h text:style-name="Heading_20_2" text:outline-level="2">B. Meaningful affirmations / on-screen milestone text</text:h>
      <text:p text:style-name="Text_20_body">These are things like:</text:p>
      <text:list text:style-name="L164">
        <text:list-item>
          <text:p text:style-name="P190">“You now understand something many adults never resolve.”</text:p>
        </text:list-item>
        <text:list-item>
          <text:p text:style-name="P190"><text:soft-page-break/>“You are no longer easily shaken.”</text:p>
        </text:list-item>
        <text:list-item>
          <text:p text:style-name="P190">“You are learning to judge actions rightly and fairly.”</text:p>
        </text:list-item>
      </text:list>
      <text:p text:style-name="Text_20_body">These are more like <text:span text:style-name="Strong_20_Emphasis">presentation and messaging</text:span> than core achievement logic.</text:p>
      <text:h text:style-name="Heading_20_3" text:outline-level="3">What we’d do</text:h>
      <text:p text:style-name="Text_20_body">You have 2 options:</text:p>
      <text:h text:style-name="Heading_20_4" text:outline-level="4">Option 1: Use Achievements notification UI</text:h>
      <text:p text:style-name="Text_20_body">If the Achievements module’s popup/notification rendering is flexible enough, you could:</text:p>
      <text:list text:style-name="L165">
        <text:list-item>
          <text:p text:style-name="P191">make the achievement title/description match the tone you want</text:p>
        </text:list-item>
        <text:list-item>
          <text:p text:style-name="P191">use the built-in unlock notification as the “meaningful win” message</text:p>
        </text:list-item>
      </text:list>
      <text:h text:style-name="Heading_20_4" text:outline-level="4">Option 2: Add a dedicated messaging layer</text:h>
      <text:p text:style-name="Text_20_body">Create a small companion feature that:</text:p>
      <text:list text:style-name="L166">
        <text:list-item>
          <text:p text:style-name="P192">maps lesson/module/course milestones to a custom text block</text:p>
        </text:list-item>
        <text:list-item>
          <text:p text:style-name="P192">displays it on completion pages, transition screens, or dashboards</text:p>
        </text:list-item>
      </text:list>
      <text:h text:style-name="Heading_20_3" text:outline-level="3">Best fit</text:h>
      <text:list text:style-name="L167">
        <text:list-item>
          <text:p text:style-name="P193">basic version: use Achievements</text:p>
        </text:list-item>
        <text:list-item>
          <text:p text:style-name="P193">polished version: separate UI/messaging layer outside Achievements</text:p>
        </text:list-item>
      </text:list>
      <text:p text:style-name="Text_20_body">My recommendation:</text:p>
      <text:list text:style-name="L168">
        <text:list-item>
          <text:p text:style-name="P194"><text:span text:style-name="Strong_20_Emphasis">start with Achievements for milestone text</text:span></text:p>
        </text:list-item>
        <text:list-item>
          <text:p text:style-name="P194">only build a separate messaging layer if you later want more nuanced display behavior</text:p>
        </text:list-item>
      </text:list>
      <text:p text:style-name="Horizontal_20_Line"/>
      <text:h text:style-name="Heading_20_2" text:outline-level="2">C. Practice-based unlocks</text:h>
      <text:p text:style-name="Text_20_body">These are things like:</text:p>
      <text:list text:style-name="L169">
        <text:list-item>
          <text:p text:style-name="P195">submit a written response to unlock next section</text:p>
        </text:list-item>
        <text:list-item>
          <text:p text:style-name="P195">record a verbal answer to unlock bonus content</text:p>
        </text:list-item>
        <text:list-item>
          <text:p text:style-name="P195">pass a reflection before opening the next module</text:p>
        </text:list-item>
      </text:list>
      <text:p text:style-name="Text_20_body">This is <text:span text:style-name="Strong_20_Emphasis">not primarily an Achievements feature</text:span>. It’s really about <text:span text:style-name="Strong_20_Emphasis">course progression control</text:span>.</text:p>
      <text:h text:style-name="Heading_20_3" text:outline-level="3"><text:soft-page-break/>What we’d need</text:h>
      <text:p text:style-name="Text_20_body">A separate progression mechanism that can:</text:p>
      <text:list text:style-name="L170">
        <text:list-item>
          <text:p text:style-name="P196">capture a submission</text:p>
        </text:list-item>
        <text:list-item>
          <text:p text:style-name="P196">mark it pass/revise/incomplete</text:p>
        </text:list-item>
        <text:list-item>
          <text:p text:style-name="P196">unlock the next lesson/module when passed</text:p>
        </text:list-item>
      </text:list>
      <text:h text:style-name="Heading_20_3" text:outline-level="3">How it fits architecturally</text:h>
      <text:p text:style-name="Text_20_body">This should likely be a separate part of <text:span text:style-name="Source_20_Text">achievements_learning</text:span> or a related custom module, but conceptually it is <text:span text:style-name="Strong_20_Emphasis">not an achievement</text:span>.</text:p>
      <text:p text:style-name="Text_20_body">Think of it like this:</text:p>
      <text:list text:style-name="L171">
        <text:list-item>
          <text:p text:style-name="P197"><text:span text:style-name="Strong_20_Emphasis">Achievements</text:span> = recognize growth</text:p>
        </text:list-item>
        <text:list-item>
          <text:p text:style-name="P197"><text:span text:style-name="Strong_20_Emphasis">Unlock gates</text:span> = control access based on demonstrated engagement</text:p>
        </text:list-item>
      </text:list>
      <text:h text:style-name="Heading_20_3" text:outline-level="3">Recommended architecture</text:h>
      <text:p text:style-name="Text_20_body">Use <text:span text:style-name="Source_20_Text">achievements_learning</text:span> as the umbrella module name, with internal separation:</text:p>
      <text:list text:style-name="L172">
        <text:list-item>
          <text:p text:style-name="P198"><text:span text:style-name="Strong_20_Emphasis">Achievement logic</text:span></text:p>
          <text:list>
            <text:list-item>
              <text:p text:style-name="P198">awards milestones and points</text:p>
            </text:list-item>
          </text:list>
        </text:list-item>
        <text:list-item>
          <text:p text:style-name="P198"><text:span text:style-name="Strong_20_Emphasis">Progression logic</text:span></text:p>
          <text:list>
            <text:list-item>
              <text:p text:style-name="P198">submission prompts</text:p>
            </text:list-item>
            <text:list-item>
              <text:p text:style-name="P198">review states</text:p>
            </text:list-item>
            <text:list-item>
              <text:p text:style-name="P198">unlock gating</text:p>
            </text:list-item>
          </text:list>
        </text:list-item>
        <text:list-item>
          <text:p text:style-name="P198"><text:span text:style-name="Strong_20_Emphasis">Messaging logic</text:span></text:p>
          <text:list>
            <text:list-item>
              <text:p text:style-name="P198">email and UI encouragement</text:p>
            </text:list-item>
          </text:list>
        </text:list-item>
      </text:list>
      <text:p text:style-name="Text_20_body">That keeps the system coherent without forcing everything into the Achievements API.</text:p>
      <text:p text:style-name="Horizontal_20_Line"/>
      <text:h text:style-name="Heading_20_2" text:outline-level="2">D. Parent updates / milestone emails</text:h>
      <text:p text:style-name="Text_20_body">These are clear notification workflows.</text:p>
      <text:h text:style-name="Heading_20_3" text:outline-level="3">What we’d do</text:h>
      <text:p text:style-name="Text_20_body">When a student:</text:p>
      <text:list text:style-name="L173">
        <text:list-item>
          <text:p text:style-name="P199">unlocks a milestone</text:p>
        </text:list-item>
        <text:list-item>
          <text:p text:style-name="P199"><text:soft-page-break/>completes a lesson</text:p>
        </text:list-item>
        <text:list-item>
          <text:p text:style-name="P199">completes a course</text:p>
        </text:list-item>
        <text:list-item>
          <text:p text:style-name="P199">passes a reflection gate</text:p>
        </text:list-item>
      </text:list>
      <text:p text:style-name="Text_20_body">…trigger an email to:</text:p>
      <text:list text:style-name="L174">
        <text:list-item>
          <text:p text:style-name="P200">the student</text:p>
        </text:list-item>
        <text:list-item>
          <text:p text:style-name="P200">optionally the parent</text:p>
        </text:list-item>
      </text:list>
      <text:h text:style-name="Heading_20_3" text:outline-level="3">Best fit</text:h>
      <text:p text:style-name="Text_20_body">This can be triggered from the same submodule, but it should be implemented as a <text:span text:style-name="Strong_20_Emphasis">notification subsystem</text:span>, not as achievement data itself.</text:p>
      <text:p text:style-name="Horizontal_20_Line"/>
      <text:h text:style-name="Heading_20_1" text:outline-level="1">2) How would Forum points impact the architecture?</text:h>
      <text:h text:style-name="Heading_20_2" text:outline-level="2">Short answer</text:h>
      <text:p text:style-name="Text_20_body">It broadens the module from “Anu LMS achievements” to “learning ecosystem achievements,” which actually supports your new name <text:span text:style-name="Strong_20_Emphasis"><text:span text:style-name="Source_20_Text">achievements_learning</text:span></text:span> very well.</text:p>
      <text:p text:style-name="Text_20_body">And it means the architecture should be <text:span text:style-name="Strong_20_Emphasis">event-source based</text:span>, not “Anu LMS-only.”</text:p>
      <text:p text:style-name="Horizontal_20_Line"/>
      <text:h text:style-name="Heading_20_2" text:outline-level="2">Recommended architectural change</text:h>
      <text:p text:style-name="Text_20_body">Instead of thinking in terms of:</text:p>
      <text:list text:style-name="L175">
        <text:list-item>
          <text:p text:style-name="P201">“the Anu LMS subscriber module”</text:p>
        </text:list-item>
      </text:list>
      <text:p text:style-name="Text_20_body">think in terms of:</text:p>
      <text:list text:style-name="L176">
        <text:list-item>
          <text:p text:style-name="P202">“a learning achievements hub with multiple activity sources”</text:p>
        </text:list-item>
      </text:list>
      <text:h text:style-name="Heading_20_3" text:outline-level="3">Activity sources could include:</text:h>
      <text:list text:style-name="L177">
        <text:list-item>
          <text:p text:style-name="P203">Anu LMS lesson completion</text:p>
        </text:list-item>
        <text:list-item>
          <text:p text:style-name="P203">course completion</text:p>
        </text:list-item>
        <text:list-item>
          <text:p text:style-name="P203">forum participation</text:p>
        </text:list-item>
        <text:list-item>
          <text:p text:style-name="P203">reflection submission approval</text:p>
        </text:list-item>
        <text:list-item>
          <text:p text:style-name="P203"><text:soft-page-break/>maybe quiz completion later</text:p>
        </text:list-item>
      </text:list>
      <text:p text:style-name="Horizontal_20_Line"/>
      <text:h text:style-name="Heading_20_2" text:outline-level="2">How Forum support would work</text:h>
      <text:h text:style-name="Heading_20_3" text:outline-level="3">Likely trigger sources</text:h>
      <text:p text:style-name="Text_20_body">For Drupal Forum participation, we’d probably listen to:</text:p>
      <text:list text:style-name="L178">
        <text:list-item>
          <text:p text:style-name="P204">forum topic creation</text:p>
        </text:list-item>
        <text:list-item>
          <text:p text:style-name="P204">forum comment/reply creation</text:p>
        </text:list-item>
        <text:list-item>
          <text:p text:style-name="P204">maybe approved/commented status changes</text:p>
        </text:list-item>
      </text:list>
      <text:p text:style-name="Text_20_body">Depending on how your forum setup works, that could be implemented via:</text:p>
      <text:list text:style-name="L179">
        <text:list-item>
          <text:p text:style-name="P205"><text:span text:style-name="Source_20_Text">hook_entity_insert()</text:span></text:p>
        </text:list-item>
        <text:list-item>
          <text:p text:style-name="P205"><text:span text:style-name="Source_20_Text">hook_entity_update()</text:span></text:p>
        </text:list-item>
        <text:list-item>
          <text:p text:style-name="P205">comment entity hooks</text:p>
        </text:list-item>
        <text:list-item>
          <text:p text:style-name="P205">node hooks if forum topics are nodes</text:p>
        </text:list-item>
        <text:list-item>
          <text:p text:style-name="P205">possibly moderation checks if you only want approved participation to count</text:p>
        </text:list-item>
      </text:list>
      <text:p text:style-name="Horizontal_20_Line"/>
      <text:h text:style-name="Heading_20_2" text:outline-level="2">New architecture implication</text:h>
      <text:h text:style-name="Heading_20_3" text:outline-level="3">Before</text:h>
      <text:p text:style-name="Text_20_body">One event subscriber:</text:p>
      <text:list text:style-name="L180">
        <text:list-item>
          <text:p text:style-name="P206">Anu LMS lesson completed</text:p>
        </text:list-item>
      </text:list>
      <text:h text:style-name="Heading_20_3" text:outline-level="3">After</text:h>
      <text:p text:style-name="Text_20_body">Multiple sources feeding one achievement system:</text:p>
      <text:list text:style-name="L181">
        <text:list-item>
          <text:p text:style-name="P207">Anu LMS event subscriber</text:p>
        </text:list-item>
        <text:list-item>
          <text:p text:style-name="P207">Forum hook/event handler</text:p>
        </text:list-item>
        <text:list-item>
          <text:p text:style-name="P207">possibly submission review workflow handler</text:p>
        </text:list-item>
      </text:list>
      <text:p text:style-name="Text_20_body">That suggests a cleaner internal design:</text:p>
      <text:p text:style-name="Horizontal_20_Line"/>
      <text:h text:style-name="Heading_20_2" text:outline-level="2"><text:soft-page-break/>Recommended internal structure for <text:span text:style-name="Source_20_Text">achievements_learning</text:span></text:h>
      <text:section text:style-name="Sect1" text:name="Section27">
        <text:p text:style-name="Preformatted_20_Text"><text:bookmark text:name="code-block-viewer Copy 27"/>achievements_learning/</text:p>
        <text:p text:style-name="Preformatted_20_Text"><text:s text:c="2"/>achievements_learning.info.yml</text:p>
        <text:p text:style-name="Preformatted_20_Text"><text:s text:c="2"/>achievements_learning.services.yml</text:p>
        <text:p text:style-name="Preformatted_20_Text"><text:s text:c="2"/>achievements_learning.module</text:p>
        <text:p text:style-name="Preformatted_20_Text"><text:s text:c="2"/>src/EventSubscriber/</text:p>
        <text:p text:style-name="Preformatted_20_Text"><text:s text:c="4"/>LessonCompletedSubscriber.php</text:p>
        <text:p text:style-name="Preformatted_20_Text"><text:s text:c="2"/>src/Service/</text:p>
        <text:p text:style-name="Preformatted_20_Text"><text:s text:c="4"/>AchievementProgressManager.php</text:p>
        <text:p text:style-name="Preformatted_20_Text"><text:s text:c="4"/>LearningNotificationManager.php</text:p>
        <text:p text:style-name="Preformatted_20_Text"><text:s text:c="4"/>CourseCompletionManager.php</text:p>
        <text:p text:style-name="Preformatted_20_Text"><text:s text:c="4"/>ForumParticipationManager.php</text:p>
      </text:section>
      <text:p text:style-name="Horizontal_20_Line"/>
      <text:h text:style-name="Heading_20_2" text:outline-level="2">Why add services?</text:h>
      <text:p text:style-name="Text_20_body">Because once you support both LMS and forum activity, you don’t want unlock logic duplicated in multiple hooks/subscribers.</text:p>
      <text:p text:style-name="Text_20_body">For example:</text:p>
      <text:h text:style-name="Heading_20_3" text:outline-level="3"><text:span text:style-name="Source_20_Text">AchievementProgressManager</text:span></text:h>
      <text:p text:style-name="Text_20_body">Could expose methods like:</text:p>
      <text:list text:style-name="L182">
        <text:list-item>
          <text:p text:style-name="P208"><text:span text:style-name="Source_20_Text">recordLessonCompleted($uid, $lesson_id)</text:span></text:p>
        </text:list-item>
        <text:list-item>
          <text:p text:style-name="P208"><text:span text:style-name="Source_20_Text">recordCourseCompleted($uid, $course_id)</text:span></text:p>
        </text:list-item>
        <text:list-item>
          <text:p text:style-name="P208"><text:span text:style-name="Source_20_Text">recordForumPost($uid, $post_id)</text:span></text:p>
        </text:list-item>
        <text:list-item>
          <text:p text:style-name="P208"><text:span text:style-name="Source_20_Text">recordForumReply($uid, $comment_id)</text:span></text:p>
        </text:list-item>
      </text:list>
      <text:p text:style-name="Text_20_body">Then the event subscriber/hooks just call those methods.</text:p>
      <text:p text:style-name="Text_20_body">That makes the module much easier to extend.</text:p>
      <text:p text:style-name="Horizontal_20_Line"/>
      <text:h text:style-name="Heading_20_2" text:outline-level="2">Forum-specific design decisions you’ll need</text:h>
      <text:p text:style-name="Text_20_body">To implement discussion-board rewards well, I’d need you to decide:</text:p>
      <text:h text:style-name="Heading_20_3" text:outline-level="3">What counts?</text:h>
      <text:list text:style-name="L183">
        <text:list-item>
          <text:p text:style-name="P209">starting a forum thread?</text:p>
        </text:list-item>
        <text:list-item>
          <text:p text:style-name="P209">replying to a thread?</text:p>
        </text:list-item>
        <text:list-item>
          <text:p text:style-name="P209">both?</text:p>
        </text:list-item>
        <text:list-item>
          <text:p text:style-name="P209">only in specific forums?</text:p>
        </text:list-item>
      </text:list>
      <text:h text:style-name="Heading_20_3" text:outline-level="3"><text:soft-page-break/>What quality threshold?</text:h>
      <text:list text:style-name="L184">
        <text:list-item>
          <text:p text:style-name="P210">count all posts?</text:p>
        </text:list-item>
        <text:list-item>
          <text:p text:style-name="P210">count only approved posts?</text:p>
        </text:list-item>
        <text:list-item>
          <text:p text:style-name="P210">count only posts above a minimum length?</text:p>
        </text:list-item>
        <text:list-item>
          <text:p text:style-name="P210">count only teacher-approved posts?</text:p>
        </text:list-item>
      </text:list>
      <text:h text:style-name="Heading_20_3" text:outline-level="3">What milestones?</text:h>
      <text:p text:style-name="Text_20_body">For example:</text:p>
      <text:list text:style-name="L185">
        <text:list-item>
          <text:p text:style-name="P211">first discussion post</text:p>
        </text:list-item>
        <text:list-item>
          <text:p text:style-name="P211">first thoughtful reply</text:p>
        </text:list-item>
        <text:list-item>
          <text:p text:style-name="P211">5 discussion contributions</text:p>
        </text:list-item>
        <text:list-item>
          <text:p text:style-name="P211">10 class discussion contributions</text:p>
        </text:list-item>
      </text:list>
      <text:h text:style-name="Heading_20_3" text:outline-level="3">Whether you want points only or named milestones too</text:h>
      <text:p text:style-name="Text_20_body">Examples:</text:p>
      <text:list text:style-name="L186">
        <text:list-item>
          <text:p text:style-name="P212"><text:span text:style-name="Source_20_Text">discussion_1</text:span></text:p>
        </text:list-item>
        <text:list-item>
          <text:p text:style-name="P212"><text:span text:style-name="Source_20_Text">discussion_5</text:span></text:p>
        </text:list-item>
        <text:list-item>
          <text:p text:style-name="P212"><text:span text:style-name="Source_20_Text">encouraging_peer</text:span></text:p>
        </text:list-item>
        <text:list-item>
          <text:p text:style-name="P212"><text:span text:style-name="Source_20_Text">engaged_participant</text:span></text:p>
        </text:list-item>
      </text:list>
      <text:p text:style-name="Horizontal_20_Line"/>
      <text:h text:style-name="Heading_20_1" text:outline-level="1">3) Configurable lesson-specific email on lesson completion: is this submodule a good way?</text:h>
      <text:h text:style-name="Heading_20_2" text:outline-level="2">Short answer</text:h>
      <text:p text:style-name="Text_20_body"><text:span text:style-name="Strong_20_Emphasis">Yes, but not as an Achievement.</text:span><text:line-break/>It belongs in the same custom module family, but I would treat it as a <text:span text:style-name="Strong_20_Emphasis">lesson notification feature</text:span>, not an achievement unlock.</text:p>
      <text:p text:style-name="Horizontal_20_Line"/>
      <text:h text:style-name="Heading_20_2" text:outline-level="2">Why not model it as an achievement?</text:h>
      <text:p text:style-name="Text_20_body">Because your requirement is:</text:p>
      <text:list text:style-name="L187">
        <text:list-item>
          <text:p text:style-name="P213"><text:soft-page-break/>send an email on <text:span text:style-name="Strong_20_Emphasis">each lesson completion</text:span></text:p>
        </text:list-item>
        <text:list-item>
          <text:p text:style-name="P213">each email has a <text:span text:style-name="Strong_20_Emphasis">lesson-specific message</text:span></text:p>
        </text:list-item>
      </text:list>
      <text:p text:style-name="Text_20_body">That is not milestone logic.<text:line-break/>That is event-driven notification logic tied directly to the lesson.</text:p>
      <text:p text:style-name="Text_20_body">If you force that into Achievements, you’ll end up with:</text:p>
      <text:list text:style-name="L188">
        <text:list-item>
          <text:p text:style-name="P214">too many pseudo-achievements</text:p>
        </text:list-item>
        <text:list-item>
          <text:p text:style-name="P214">cluttered admin data</text:p>
        </text:list-item>
        <text:list-item>
          <text:p text:style-name="P214">awkward semantics</text:p>
        </text:list-item>
      </text:list>
      <text:p text:style-name="Text_20_body">For example, you would not want:</text:p>
      <text:list text:style-name="L189">
        <text:list-item>
          <text:p text:style-name="P215">one achievement per lesson<text:line-break/>if the real goal is just “send a tailored encouragement email.”</text:p>
        </text:list-item>
      </text:list>
      <text:p text:style-name="Horizontal_20_Line"/>
      <text:h text:style-name="Heading_20_2" text:outline-level="2">Better design</text:h>
      <text:h text:style-name="Heading_20_3" text:outline-level="3">Put it in <text:span text:style-name="Source_20_Text">achievements_learning</text:span></text:h>
      <text:p text:style-name="Text_20_body">Yes.</text:p>
      <text:h text:style-name="Heading_20_3" text:outline-level="3">Implement it as a lesson completion notification feature</text:h>
      <text:p text:style-name="Text_20_body">Also yes.</text:p>
      <text:h text:style-name="Heading_20_3" text:outline-level="3">But keep it separate from milestone awards</text:h>
      <text:p text:style-name="Text_20_body">Definitely yes.</text:p>
      <text:p text:style-name="Horizontal_20_Line"/>
      <text:h text:style-name="Heading_20_2" text:outline-level="2">How I’d implement it</text:h>
      <text:p text:style-name="Text_20_body">When <text:span text:style-name="Source_20_Text">anu_lms.lesson_completed</text:span> fires:</text:p>
      <text:list text:style-name="L190">
        <text:list-item>
          <text:p text:style-name="P216">record lesson progress for achievements</text:p>
        </text:list-item>
        <text:list-item>
          <text:p text:style-name="P216">check for course completion</text:p>
        </text:list-item>
        <text:list-item>
          <text:p text:style-name="P216">send lesson-specific email</text:p>
        </text:list-item>
      </text:list>
      <text:p text:style-name="Text_20_body">Those can all happen in the same subscriber, but through separate services.</text:p>
      <text:p text:style-name="Text_20_body">Example:</text:p>
      <text:list text:style-name="L191">
        <text:list-item>
          <text:p text:style-name="P217"><text:span text:style-name="Source_20_Text">AchievementProgressManager</text:span></text:p>
        </text:list-item>
        <text:list-item>
          <text:p text:style-name="P217"><text:soft-page-break/><text:span text:style-name="Source_20_Text">LessonCompletionEmailManager</text:span></text:p>
        </text:list-item>
      </text:list>
      <text:p text:style-name="Horizontal_20_Line"/>
      <text:h text:style-name="Heading_20_2" text:outline-level="2">How to make the email configurable</text:h>
      <text:p text:style-name="Text_20_body">You’ll need a place to store:</text:p>
      <text:list text:style-name="L192">
        <text:list-item>
          <text:p text:style-name="P218">whether emails are enabled</text:p>
        </text:list-item>
        <text:list-item>
          <text:p text:style-name="P218">subject template</text:p>
        </text:list-item>
        <text:list-item>
          <text:p text:style-name="P218">fallback body template</text:p>
        </text:list-item>
        <text:list-item>
          <text:p text:style-name="P218">per-lesson override message</text:p>
        </text:list-item>
      </text:list>
      <text:h text:style-name="Heading_20_3" text:outline-level="3">Good options</text:h>
      <text:h text:style-name="Heading_20_4" text:outline-level="4">Option A: per-lesson fields</text:h>
      <text:p text:style-name="Text_20_body">Add fields to lesson nodes, e.g.:</text:p>
      <text:list text:style-name="L193">
        <text:list-item>
          <text:p text:style-name="P219"><text:span text:style-name="Source_20_Text">field_completion_email_enabled</text:span></text:p>
        </text:list-item>
        <text:list-item>
          <text:p text:style-name="P219"><text:span text:style-name="Source_20_Text">field_completion_email_subject</text:span></text:p>
        </text:list-item>
        <text:list-item>
          <text:p text:style-name="P219"><text:span text:style-name="Source_20_Text">field_completion_email_body</text:span></text:p>
        </text:list-item>
      </text:list>
      <text:p text:style-name="Text_20_body">This is probably the cleanest if messages are truly lesson-specific.</text:p>
      <text:h text:style-name="Heading_20_4" text:outline-level="4">Option B: separate config mapping</text:h>
      <text:p text:style-name="Text_20_body">Store lesson-ID-to-message mappings in config.</text:p>
      <text:p text:style-name="Text_20_body">Less ideal if content editors need to manage it often.</text:p>
      <text:h text:style-name="Heading_20_3" text:outline-level="3">My recommendation</text:h>
      <text:p text:style-name="Text_20_body">Use <text:span text:style-name="Strong_20_Emphasis">per-lesson fields</text:span>.</text:p>
      <text:p text:style-name="Text_20_body">Why:</text:p>
      <text:list text:style-name="L194">
        <text:list-item>
          <text:p text:style-name="P220">the message belongs to the lesson</text:p>
        </text:list-item>
        <text:list-item>
          <text:p text:style-name="P220">editors can manage it alongside lesson content</text:p>
        </text:list-item>
        <text:list-item>
          <text:p text:style-name="P220">easiest to scale</text:p>
        </text:list-item>
      </text:list>
      <text:p text:style-name="Horizontal_20_Line"/>
      <text:h text:style-name="Heading_20_2" text:outline-level="2">Suggested email behavior</text:h>
      <text:p text:style-name="Text_20_body">On lesson completion:</text:p>
      <text:list text:style-name="L195">
        <text:list-item>
          <text:p text:style-name="P221">if lesson-specific email exists, send it</text:p>
        </text:list-item>
        <text:list-item>
          <text:p text:style-name="P221"><text:soft-page-break/>otherwise use a fallback template</text:p>
        </text:list-item>
      </text:list>
      <text:p text:style-name="Text_20_body">Optional tokens:</text:p>
      <text:list text:style-name="L196">
        <text:list-item>
          <text:p text:style-name="P222">student name</text:p>
        </text:list-item>
        <text:list-item>
          <text:p text:style-name="P222">lesson title</text:p>
        </text:list-item>
        <text:list-item>
          <text:p text:style-name="P222">course title</text:p>
        </text:list-item>
        <text:list-item>
          <text:p text:style-name="P222">next lesson title/link</text:p>
        </text:list-item>
      </text:list>
      <text:p text:style-name="Text_20_body">Example tone:</text:p>
      <text:list text:style-name="L197">
        <text:list-item>
          <text:p text:style-name="P223">thoughtful, short, encouraging</text:p>
        </text:list-item>
        <text:list-item>
          <text:p text:style-name="P223">not reward-heavy</text:p>
        </text:list-item>
        <text:list-item>
          <text:p text:style-name="P223">more “well done, keep going” than “you won something”</text:p>
        </text:list-item>
      </text:list>
      <text:p text:style-name="Horizontal_20_Line"/>
      <text:h text:style-name="Heading_20_1" text:outline-level="1">4) Is <text:span text:style-name="Source_20_Text">achievements_learning</text:span> a good name?</text:h>
      <text:h text:style-name="Heading_20_2" text:outline-level="2">Yes — I think it’s better.</text:h>
      <text:p text:style-name="Text_20_body">Why it’s better than <text:span text:style-name="Source_20_Text">achievements_anu_lms</text:span>:</text:p>
      <text:list text:style-name="L198">
        <text:list-item>
          <text:p text:style-name="P224">it leaves room for:</text:p>
          <text:list>
            <text:list-item>
              <text:p text:style-name="P224">Anu LMS</text:p>
            </text:list-item>
            <text:list-item>
              <text:p text:style-name="P224">forum participation</text:p>
            </text:list-item>
            <text:list-item>
              <text:p text:style-name="P224">submission gates</text:p>
            </text:list-item>
            <text:list-item>
              <text:p text:style-name="P224">email notifications</text:p>
            </text:list-item>
            <text:list-item>
              <text:p text:style-name="P224">parent updates</text:p>
            </text:list-item>
          </text:list>
        </text:list-item>
        <text:list-item>
          <text:p text:style-name="P224">it reflects the broader educational purpose</text:p>
        </text:list-item>
        <text:list-item>
          <text:p text:style-name="P224">it won’t feel oddly named when you add non-LMS triggers</text:p>
        </text:list-item>
      </text:list>
      <text:p text:style-name="Text_20_body">So I’d recommend:</text:p>
      <text:section text:style-name="Sect1" text:name="Section28">
        <text:p text:style-name="Preformatted_20_Text"><text:bookmark text:name="code-block-viewer Copy 28"/>achievements_learning</text:p>
      </text:section>
      <text:p text:style-name="Horizontal_20_Line"/>
      <text:h text:style-name="Heading_20_1" text:outline-level="1"><text:soft-page-break/>Recommendations from the pasted “gamification” ideas</text:h>
      <text:p text:style-name="Text_20_body">Since you explicitly want the system to <text:span text:style-name="Strong_20_Emphasis">encourage completion without becoming the point</text:span>, I’d recommend incorporating these 6 things:</text:p>
      <text:p text:style-name="Horizontal_20_Line"/>
      <text:h text:style-name="Heading_20_2" text:outline-level="2">1. Named milestone identities</text:h>
      <text:p text:style-name="Text_20_body">Best use of Achievements.</text:p>
      <text:h text:style-name="Heading_20_3" text:outline-level="3">Good examples</text:h>
      <text:list text:style-name="L199">
        <text:list-item>
          <text:p text:style-name="P225">Truth Seeker</text:p>
        </text:list-item>
        <text:list-item>
          <text:p text:style-name="P225">Clarity Builder</text:p>
        </text:list-item>
        <text:list-item>
          <text:p text:style-name="P225">Faith Defender</text:p>
        </text:list-item>
        <text:list-item>
          <text:p text:style-name="P225">Human Person Defender</text:p>
        </text:list-item>
        <text:list-item>
          <text:p text:style-name="P225">Wise Decision-Maker</text:p>
        </text:list-item>
        <text:list-item>
          <text:p text:style-name="P225">Mature Lover</text:p>
        </text:list-item>
        <text:list-item>
          <text:p text:style-name="P225">Equipped</text:p>
        </text:list-item>
      </text:list>
      <text:h text:style-name="Heading_20_3" text:outline-level="3">Why this works</text:h>
      <text:p text:style-name="Text_20_body">It reinforces:</text:p>
      <text:list text:style-name="L200">
        <text:list-item>
          <text:p text:style-name="P226">growth</text:p>
        </text:list-item>
        <text:list-item>
          <text:p text:style-name="P226">identity</text:p>
        </text:list-item>
        <text:list-item>
          <text:p text:style-name="P226">meaningful progress</text:p>
        </text:list-item>
      </text:list>
      <text:p text:style-name="Text_20_body">without feeling juvenile.</text:p>
      <text:p text:style-name="Horizontal_20_Line"/>
      <text:h text:style-name="Heading_20_2" text:outline-level="2">2. Strategic encouragement messages</text:h>
      <text:p text:style-name="Text_20_body">Not after every tiny action.</text:p>
      <text:p text:style-name="Text_20_body">Use them:</text:p>
      <text:list text:style-name="L201">
        <text:list-item>
          <text:p text:style-name="P227">after hard sections</text:p>
        </text:list-item>
        <text:list-item>
          <text:p text:style-name="P227">after first successful reflection</text:p>
        </text:list-item>
        <text:list-item>
          <text:p text:style-name="P227">after a course completion</text:p>
        </text:list-item>
        <text:list-item>
          <text:p text:style-name="P227"><text:soft-page-break/>when students return after inactivity</text:p>
        </text:list-item>
      </text:list>
      <text:h text:style-name="Heading_20_3" text:outline-level="3">Why</text:h>
      <text:p text:style-name="Text_20_body">This gives emotional momentum without creating noise.</text:p>
      <text:p text:style-name="Horizontal_20_Line"/>
      <text:h text:style-name="Heading_20_2" text:outline-level="2">3. Practice-based unlocks for key checkpoints</text:h>
      <text:p text:style-name="Text_20_body">Use sparingly, at high-value moments.</text:p>
      <text:p text:style-name="Text_20_body">Examples:</text:p>
      <text:list text:style-name="L202">
        <text:list-item>
          <text:p text:style-name="P228">“Does truth exist?”</text:p>
        </text:list-item>
        <text:list-item>
          <text:p text:style-name="P228">“Analyze a slogan”</text:p>
        </text:list-item>
        <text:list-item>
          <text:p text:style-name="P228">“Love vs use”</text:p>
        </text:list-item>
      </text:list>
      <text:h text:style-name="Heading_20_3" text:outline-level="3">Why</text:h>
      <text:p text:style-name="Text_20_body">This is probably your strongest anti-gimmick feature.<text:line-break/>It rewards actual engagement, not passive clicking.</text:p>
      <text:p text:style-name="Horizontal_20_Line"/>
      <text:h text:style-name="Heading_20_2" text:outline-level="2">4. Parent milestone updates</text:h>
      <text:p text:style-name="Text_20_body">A very strong fit for your audience.</text:p>
      <text:p text:style-name="Text_20_body">Examples:</text:p>
      <text:list text:style-name="L203">
        <text:list-item>
          <text:p text:style-name="P229">“Your student just completed the section on relativism.”</text:p>
        </text:list-item>
        <text:list-item>
          <text:p text:style-name="P229">“Your student can now explain why something is right or wrong.”</text:p>
        </text:list-item>
        <text:list-item>
          <text:p text:style-name="P229">“Your student completed a lesson on love vs. use.”</text:p>
        </text:list-item>
      </text:list>
      <text:h text:style-name="Heading_20_3" text:outline-level="3">Why</text:h>
      <text:p text:style-name="Text_20_body">This increases:</text:p>
      <text:list text:style-name="L204">
        <text:list-item>
          <text:p text:style-name="P230">accountability</text:p>
        </text:list-item>
        <text:list-item>
          <text:p text:style-name="P230">parent trust</text:p>
        </text:list-item>
        <text:list-item>
          <text:p text:style-name="P230">perceived transformation</text:p>
        </text:list-item>
      </text:list>
      <text:p text:style-name="Text_20_body">without adding game-like noise for students.</text:p>
      <text:p text:style-name="Horizontal_20_Line"/>
      <text:h text:style-name="Heading_20_2" text:outline-level="2"><text:soft-page-break/>5. Light progress visibility</text:h>
      <text:p text:style-name="Text_20_body">Recommended, but minimal.</text:p>
      <text:p text:style-name="Text_20_body">Examples:</text:p>
      <text:list text:style-name="L205">
        <text:list-item>
          <text:p text:style-name="P231">“You are 40% of the way to completing this course.”</text:p>
        </text:list-item>
        <text:list-item>
          <text:p text:style-name="P231">“2 lessons left in this section.”</text:p>
        </text:list-item>
        <text:list-item>
          <text:p text:style-name="P231">“You’ve completed 3 lessons this week.”</text:p>
        </text:list-item>
      </text:list>
      <text:h text:style-name="Heading_20_3" text:outline-level="3">Why</text:h>
      <text:p text:style-name="Text_20_body">Progress visibility helps persistence.<text:line-break/>Just keep it calm and simple.</text:p>
      <text:p text:style-name="Horizontal_20_Line"/>
      <text:h text:style-name="Heading_20_2" text:outline-level="2">6. Strong completion moments</text:h>
      <text:p text:style-name="Text_20_body">Do not let course completion feel anticlimactic.</text:p>
      <text:p text:style-name="Text_20_body">Examples:</text:p>
      <text:list text:style-name="L206">
        <text:list-item>
          <text:p text:style-name="P232">final message</text:p>
        </text:list-item>
        <text:list-item>
          <text:p text:style-name="P232">certificate</text:p>
        </text:list-item>
        <text:list-item>
          <text:p text:style-name="P232">reflection prompt</text:p>
        </text:list-item>
        <text:list-item>
          <text:p text:style-name="P232">optional parent acknowledgment</text:p>
        </text:list-item>
      </text:list>
      <text:h text:style-name="Heading_20_3" text:outline-level="3">Why</text:h>
      <text:p text:style-name="Text_20_body">Students need a sense of closure and meaning.</text:p>
      <text:p text:style-name="Horizontal_20_Line"/>
      <text:h text:style-name="Heading_20_1" text:outline-level="1">What I would avoid</text:h>
      <text:p text:style-name="Text_20_body">I agree with your instinct here. I would avoid:</text:p>
      <text:list text:style-name="L207">
        <text:list-item>
          <text:p text:style-name="P233">leaderboards</text:p>
        </text:list-item>
        <text:list-item>
          <text:p text:style-name="P233">flashy badges</text:p>
        </text:list-item>
        <text:list-item>
          <text:p text:style-name="P233">constant points everywhere</text:p>
        </text:list-item>
        <text:list-item>
          <text:p text:style-name="P233">streak shame/guilt</text:p>
        </text:list-item>
        <text:list-item>
          <text:p text:style-name="P233">reward spam</text:p>
        </text:list-item>
        <text:list-item>
          <text:p text:style-name="P233">noisy popups after every small action</text:p>
        </text:list-item>
      </text:list>
      <text:p text:style-name="Text_20_body"><text:soft-page-break/>Those would pull the tone away from formation and toward performance.</text:p>
      <text:p text:style-name="Horizontal_20_Line"/>
      <text:h text:style-name="Heading_20_1" text:outline-level="1">My recommended architecture now</text:h>
      <text:p text:style-name="Text_20_body">Given your expanded scope, I would no longer frame this as just an Achievements integration. I’d frame it as:</text:p>
      <text:h text:style-name="Heading_20_2" text:outline-level="2"><text:span text:style-name="Source_20_Text">achievements_learning</text:span></text:h>
      <text:p text:style-name="Text_20_body">A custom Drupal module that contains 3 coordinated layers:</text:p>
      <text:h text:style-name="Heading_20_3" text:outline-level="3">1. Recognition layer</text:h>
      <text:p text:style-name="Text_20_body">Uses Achievements for:</text:p>
      <text:list text:style-name="L208">
        <text:list-item>
          <text:p text:style-name="P234">milestones</text:p>
        </text:list-item>
        <text:list-item>
          <text:p text:style-name="P234">points</text:p>
        </text:list-item>
        <text:list-item>
          <text:p text:style-name="P234">named progress markers</text:p>
        </text:list-item>
      </text:list>
      <text:h text:style-name="Heading_20_3" text:outline-level="3">2. Notification layer</text:h>
      <text:p text:style-name="Text_20_body">Handles:</text:p>
      <text:list text:style-name="L209">
        <text:list-item>
          <text:p text:style-name="P235">lesson completion emails</text:p>
        </text:list-item>
        <text:list-item>
          <text:p text:style-name="P235">parent updates</text:p>
        </text:list-item>
        <text:list-item>
          <text:p text:style-name="P235">milestone emails</text:p>
        </text:list-item>
        <text:list-item>
          <text:p text:style-name="P235">inactivity nudges</text:p>
        </text:list-item>
      </text:list>
      <text:h text:style-name="Heading_20_3" text:outline-level="3">3. Progression layer</text:h>
      <text:p text:style-name="Text_20_body">Handles:</text:p>
      <text:list text:style-name="L210">
        <text:list-item>
          <text:p text:style-name="P236">unlock prompts</text:p>
        </text:list-item>
        <text:list-item>
          <text:p text:style-name="P236">submission review</text:p>
        </text:list-item>
        <text:list-item>
          <text:p text:style-name="P236">access gating to next module/lesson</text:p>
        </text:list-item>
      </text:list>
      <text:p text:style-name="Text_20_body">This is the cleanest structure for what you want.</text:p>
      <text:p text:style-name="Horizontal_20_Line"/>
      <text:h text:style-name="Heading_20_1" text:outline-level="1"><text:soft-page-break/>Suggested feature breakdown for v1 vs later</text:h>
      <text:h text:style-name="Heading_20_2" text:outline-level="2">V1</text:h>
      <text:p text:style-name="Text_20_body">Build:</text:p>
      <text:list text:style-name="L211">
        <text:list-item>
          <text:p text:style-name="P237">lesson milestones</text:p>
        </text:list-item>
        <text:list-item>
          <text:p text:style-name="P237">course milestones</text:p>
        </text:list-item>
        <text:list-item>
          <text:p text:style-name="P237">forum participation milestones</text:p>
        </text:list-item>
        <text:list-item>
          <text:p text:style-name="P237">lesson completion emails</text:p>
        </text:list-item>
        <text:list-item>
          <text:p text:style-name="P237">parent milestone emails</text:p>
        </text:list-item>
      </text:list>
      <text:h text:style-name="Heading_20_2" text:outline-level="2">V2</text:h>
      <text:p text:style-name="Text_20_body">Add:</text:p>
      <text:list text:style-name="L212">
        <text:list-item>
          <text:p text:style-name="P238">prompt-based unlock gates</text:p>
        </text:list-item>
        <text:list-item>
          <text:p text:style-name="P238">teacher review workflow</text:p>
        </text:list-item>
        <text:list-item>
          <text:p text:style-name="P238">inactivity nudges</text:p>
        </text:list-item>
        <text:list-item>
          <text:p text:style-name="P238">course-specific completion messaging</text:p>
        </text:list-item>
        <text:list-item>
          <text:p text:style-name="P238">certificates/final completion layer</text:p>
        </text:list-item>
      </text:list>
      <text:p text:style-name="Text_20_body">That sequence keeps the first version manageable.</text:p>
      <text:p text:style-name="Horizontal_20_Line"/>
      <text:h text:style-name="Heading_20_1" text:outline-level="1">What I’d need next to turn this into a build plan</text:h>
      <text:p text:style-name="Text_20_body">To move from concept to technical plan, I’d need these decisions:</text:p>
      <text:h text:style-name="Heading_20_2" text:outline-level="2">A. Forum rewards</text:h>
      <text:p text:style-name="Text_20_body">Please define:</text:p>
      <text:list text:style-name="L213">
        <text:list-item>
          <text:p text:style-name="P239">what counts as participation</text:p>
        </text:list-item>
        <text:list-item>
          <text:p text:style-name="P239">which forums count</text:p>
        </text:list-item>
        <text:list-item>
          <text:p text:style-name="P239">what milestones exist</text:p>
        </text:list-item>
        <text:list-item>
          <text:p text:style-name="P239">whether all posts count or only approved posts</text:p>
        </text:list-item>
      </text:list>
      <text:h text:style-name="Heading_20_2" text:outline-level="2"><text:soft-page-break/>B. Lesson email behavior</text:h>
      <text:p text:style-name="Text_20_body">Please define:</text:p>
      <text:list text:style-name="L214">
        <text:list-item>
          <text:p text:style-name="P240">send to student only, or parent too?</text:p>
        </text:list-item>
        <text:list-item>
          <text:p text:style-name="P240">should every lesson have an email, or only some?</text:p>
        </text:list-item>
        <text:list-item>
          <text:p text:style-name="P240">should editors set email text on the lesson node?</text:p>
        </text:list-item>
      </text:list>
      <text:h text:style-name="Heading_20_2" text:outline-level="2">C. Achievement catalog</text:h>
      <text:p text:style-name="Text_20_body">Please confirm the first wave of milestones you want, such as:</text:p>
      <text:list text:style-name="L215">
        <text:list-item>
          <text:p text:style-name="P241">First Lesson</text:p>
        </text:list-item>
        <text:list-item>
          <text:p text:style-name="P241">5 Lessons</text:p>
        </text:list-item>
        <text:list-item>
          <text:p text:style-name="P241">First Course</text:p>
        </text:list-item>
        <text:list-item>
          <text:p text:style-name="P241">3 Courses</text:p>
        </text:list-item>
        <text:list-item>
          <text:p text:style-name="P241">First Discussion Post</text:p>
        </text:list-item>
        <text:list-item>
          <text:p text:style-name="P241">10 Discussion Posts</text:p>
        </text:list-item>
        <text:list-item>
          <text:p text:style-name="P241">Faith Defender</text:p>
        </text:list-item>
        <text:list-item>
          <text:p text:style-name="P241">Wise Decision-Maker</text:p>
        </text:list-item>
        <text:list-item>
          <text:p text:style-name="P241">Mature Lover</text:p>
        </text:list-item>
      </text:list>
      <text:h text:style-name="Heading_20_2" text:outline-level="2">D. Priority</text:h>
      <text:p text:style-name="Text_20_body">Which should come first?</text:p>
      <text:list text:style-name="L216">
        <text:list-item>
          <text:p text:style-name="P242">Achievements only</text:p>
        </text:list-item>
        <text:list-item>
          <text:p text:style-name="P242">Achievements + lesson emails</text:p>
        </text:list-item>
        <text:list-item>
          <text:p text:style-name="P242">Achievements + lesson emails + forum points</text:p>
        </text:list-item>
      </text:list>
      <text:p text:style-name="Horizontal_20_Line"/>
      <text:h text:style-name="Heading_20_1" text:outline-level="1">My recommendation</text:h>
      <text:p text:style-name="Text_20_body">If you want the best balance of usefulness and implementation simplicity, I’d start with:</text:p>
      <text:h text:style-name="Heading_20_2" text:outline-level="2">Phase 1</text:h>
      <text:list text:style-name="L217">
        <text:list-item>
          <text:p text:style-name="P243"><text:span text:style-name="Source_20_Text">achievements_learning</text:span></text:p>
        </text:list-item>
        <text:list-item>
          <text:p text:style-name="P243">lesson milestones</text:p>
        </text:list-item>
        <text:list-item>
          <text:p text:style-name="P243"><text:soft-page-break/>course milestones</text:p>
        </text:list-item>
        <text:list-item>
          <text:p text:style-name="P243">forum participation milestones</text:p>
        </text:list-item>
        <text:list-item>
          <text:p text:style-name="P243">lesson-specific completion emails</text:p>
        </text:list-item>
      </text:list>
      <text:h text:style-name="Heading_20_2" text:outline-level="2">Phase 2</text:h>
      <text:list text:style-name="L218">
        <text:list-item>
          <text:p text:style-name="P244">parent notifications</text:p>
        </text:list-item>
        <text:list-item>
          <text:p text:style-name="P244">prompt-based unlock gates</text:p>
        </text:list-item>
        <text:list-item>
          <text:p text:style-name="P244">review workflow</text:p>
        </text:list-item>
      </text:list>
      <text:p text:style-name="Text_20_body">That gives you immediate value without overcomplicating the first build.</text:p>
      <text:h text:style-name="Heading_20_2" text:outline-level="2">Commands I used</text:h>
      <text:list text:style-name="L219">
        <text:list-item>
          <text:p text:style-name="P245">✅ No additional terminal commands were needed for this reply; I analyzed the pasted content you provided directly in the conversation.</text:p>
        </text:list-item>
      </text:list>
      <text:section text:style-name="Sect2" text:name="wham-message-modal-footer">
        <text:section text:style-name="Sect2" text:name="prompt-textarea">
          <text:p text:style-name="P246"/>
          <text:p text:style-name="P247">Questions</text:p>
          <text:p text:style-name="P247">1) Re making the email configurable, I agree that adding per-lesson fields would be better, but wouldn't that require modifying the anu_lms module?</text:p>
          <text:p text:style-name="P247"/>
          <text:p text:style-name="P247">2) I think I would like to have points that students can use to "buy" stuff from a course-related goodies store. Mini-books, memes, reflection journals, and such.</text:p>
          <text:p text:style-name="P247"/>
          <text:p text:style-name="P247">3) The milestone identities will be configurable to specific lesson completions, correct? And students will get a badge or even just the words like "Truth Seeker" under their avatars in forum posts?</text:p>
          <text:p text:style-name="P248"/>
          <text:p text:style-name="Text_20_body"><text:line-break/>Yes — and these are exactly the right questions to ask now.</text:p>
          <text:p text:style-name="Horizontal_20_Line"/>
          <text:h text:style-name="Heading_20_1" text:outline-level="1"><text:soft-page-break/>1) Would per-lesson email fields require modifying <text:span text:style-name="Source_20_Text">anu_lms</text:span>?</text:h>
          <text:h text:style-name="Heading_20_2" text:outline-level="2">Short answer</text:h>
          <text:p text:style-name="Text_20_body"><text:span text:style-name="Strong_20_Emphasis">No, not necessarily.</text:span><text:line-break/>You can add fields to Anu LMS lesson content types from your own custom module without modifying the contributed <text:span text:style-name="Source_20_Text">anu_lms</text:span> module codebase.</text:p>
          <text:p text:style-name="Horizontal_20_Line"/>
          <text:h text:style-name="Heading_20_2" text:outline-level="2">How that works in Drupal</text:h>
          <text:p text:style-name="Text_20_body">If Anu LMS lessons are implemented as a node type or node types, your custom module can:</text:p>
          <text:list text:style-name="L220">
            <text:list-item>
              <text:p text:style-name="P249">add fields to those content types</text:p>
            </text:list-item>
            <text:list-item>
              <text:p text:style-name="P249">configure form/display behavior</text:p>
            </text:list-item>
            <text:list-item>
              <text:p text:style-name="P249">read those fields in your own code</text:p>
            </text:list-item>
          </text:list>
          <text:p text:style-name="Text_20_body">So you would <text:span text:style-name="Strong_20_Emphasis">not</text:span> need to patch or fork Anu LMS just to store lesson-specific email text.</text:p>
          <text:p text:style-name="Horizontal_20_Line"/>
          <text:h text:style-name="Heading_20_2" text:outline-level="2">Typical approach</text:h>
          <text:p text:style-name="Text_20_body">Your custom module, <text:span text:style-name="Source_20_Text">achievements_learning</text:span>, could provide install/update logic or config that adds fields such as:</text:p>
          <text:list text:style-name="L221">
            <text:list-item>
              <text:p text:style-name="P250"><text:span text:style-name="Source_20_Text">field_completion_email_enabled</text:span></text:p>
            </text:list-item>
            <text:list-item>
              <text:p text:style-name="P250"><text:span text:style-name="Source_20_Text">field_completion_email_subject</text:span></text:p>
            </text:list-item>
            <text:list-item>
              <text:p text:style-name="P250"><text:span text:style-name="Source_20_Text">field_completion_email_body</text:span></text:p>
            </text:list-item>
            <text:list-item>
              <text:p text:style-name="P250">optionally <text:span text:style-name="Source_20_Text">field_parent_completion_email_body</text:span></text:p>
            </text:list-item>
          </text:list>
          <text:p text:style-name="Text_20_body">Then when <text:span text:style-name="Source_20_Text">anu_lms.lesson_completed</text:span> fires, your module would:</text:p>
          <text:list text:style-name="L222">
            <text:list-item>
              <text:p text:style-name="P251">load the lesson node</text:p>
            </text:list-item>
            <text:list-item>
              <text:p text:style-name="P251">read those fields</text:p>
            </text:list-item>
            <text:list-item>
              <text:p text:style-name="P251">send the message if enabled</text:p>
            </text:list-item>
          </text:list>
          <text:p text:style-name="Horizontal_20_Line"/>
          <text:h text:style-name="Heading_20_2" text:outline-level="2"><text:soft-page-break/>Important caveat</text:h>
          <text:p text:style-name="Text_20_body">Whether you can <text:span text:style-name="Strong_20_Emphasis">ship</text:span> the field config cleanly depends on how stable the lesson bundle names are in your Anu LMS setup.</text:p>
          <text:p text:style-name="Text_20_body">For example, if the lesson content type is always named something consistent like:</text:p>
          <text:list text:style-name="L223">
            <text:list-item>
              <text:p text:style-name="P252"><text:span text:style-name="Source_20_Text">lesson</text:span></text:p>
            </text:list-item>
          </text:list>
          <text:p text:style-name="Text_20_body">then that’s easy.</text:p>
          <text:p text:style-name="Text_20_body">If the structure varies or is created conditionally, you may need:</text:p>
          <text:list text:style-name="L224">
            <text:list-item>
              <text:p text:style-name="P253">an install step,</text:p>
            </text:list-item>
            <text:list-item>
              <text:p text:style-name="P253">an admin setup form,</text:p>
            </text:list-item>
            <text:list-item>
              <text:p text:style-name="P253">or documentation for adding the fields.</text:p>
            </text:list-item>
          </text:list>
          <text:p text:style-name="Text_20_body">But the key point is:</text:p>
          <text:h text:style-name="Heading_20_3" text:outline-level="3">You do not have to modify <text:span text:style-name="Source_20_Text">anu_lms</text:span> itself.</text:h>
          <text:p text:style-name="Horizontal_20_Line"/>
          <text:h text:style-name="Heading_20_2" text:outline-level="2">Recommended approach</text:h>
          <text:p text:style-name="Text_20_body">I’d do one of these:</text:p>
          <text:h text:style-name="Heading_20_3" text:outline-level="3">Option A — best if your bundle names are stable</text:h>
          <text:p text:style-name="Text_20_body">Ship field config for the lesson bundles.</text:p>
          <text:h text:style-name="Heading_20_3" text:outline-level="3">Option B — safest if bundle names may vary</text:h>
          <text:p text:style-name="Text_20_body">Create a small admin settings screen in <text:span text:style-name="Source_20_Text">achievements_learning</text:span> that lets you choose:</text:p>
          <text:list text:style-name="L225">
            <text:list-item>
              <text:p text:style-name="P254">which content type(s) count as lessons</text:p>
            </text:list-item>
            <text:list-item>
              <text:p text:style-name="P254">which field(s) store lesson completion email content</text:p>
            </text:list-item>
          </text:list>
          <text:p text:style-name="Text_20_body">That’s more flexible.</text:p>
          <text:p text:style-name="Horizontal_20_Line"/>
          <text:h text:style-name="Heading_20_1" text:outline-level="1">2) Points students can spend in a goodies store</text:h>
          <text:h text:style-name="Heading_20_2" text:outline-level="2">Short answer</text:h>
          <text:p text:style-name="Text_20_body">Yes, that is possible — but it changes the architecture in an important way.</text:p>
          <text:p text:style-name="Text_20_body"><text:soft-page-break/>Because now points are no longer just <text:span text:style-name="Strong_20_Emphasis">decorative/reputation points</text:span>.<text:line-break/>They become a kind of <text:span text:style-name="Strong_20_Emphasis">currency</text:span>.</text:p>
          <text:p text:style-name="Text_20_body">That means you need to think about:</text:p>
          <text:list text:style-name="L226">
            <text:list-item>
              <text:p text:style-name="P255">earning points</text:p>
            </text:list-item>
            <text:list-item>
              <text:p text:style-name="P255">displaying balances</text:p>
            </text:list-item>
            <text:list-item>
              <text:p text:style-name="P255">spending points</text:p>
            </text:list-item>
            <text:list-item>
              <text:p text:style-name="P255">preventing double-spend</text:p>
            </text:list-item>
            <text:list-item>
              <text:p text:style-name="P255">purchase history</text:p>
            </text:list-item>
            <text:list-item>
              <text:p text:style-name="P255">downloadable reward fulfillment</text:p>
            </text:list-item>
          </text:list>
          <text:p text:style-name="Horizontal_20_Line"/>
          <text:h text:style-name="Heading_20_2" text:outline-level="2">Important distinction</text:h>
          <text:h text:style-name="Heading_20_3" text:outline-level="3">Basic Achievements points</text:h>
          <text:p text:style-name="Text_20_body">The Achievements module already tracks points for unlocks.</text:p>
          <text:p text:style-name="Text_20_body">But those points appear to be treated as:</text:p>
          <text:list text:style-name="L227">
            <text:list-item>
              <text:p text:style-name="P256">cumulative totals</text:p>
            </text:list-item>
            <text:list-item>
              <text:p text:style-name="P256">ranking/leaderboard values</text:p>
            </text:list-item>
          </text:list>
          <text:p text:style-name="Text_20_body">not necessarily as:</text:p>
          <text:list text:style-name="L228">
            <text:list-item>
              <text:p text:style-name="P257">spendable balances</text:p>
            </text:list-item>
          </text:list>
          <text:p text:style-name="Text_20_body">That is a big difference.</text:p>
          <text:p text:style-name="Horizontal_20_Line"/>
          <text:h text:style-name="Heading_20_2" text:outline-level="2">Why this matters</text:h>
          <text:p text:style-name="Text_20_body">If students can “buy” things, then you need a <text:span text:style-name="Strong_20_Emphasis">wallet model</text:span>, not just a leaderboard total.</text:p>
          <text:p text:style-name="Text_20_body">For example:</text:p>
          <text:list text:style-name="L229">
            <text:list-item>
              <text:p text:style-name="P258">student earns 100 points from achievements</text:p>
            </text:list-item>
            <text:list-item>
              <text:p text:style-name="P258">student spends 40 on a mini-book</text:p>
            </text:list-item>
            <text:list-item>
              <text:p text:style-name="P258">they should still maybe have:</text:p>
              <text:list>
                <text:list-item>
                  <text:p text:style-name="P258"><text:span text:style-name="Strong_20_Emphasis">lifetime earned points = 100</text:span></text:p>
                </text:list-item>
                <text:list-item>
                  <text:p text:style-name="P258"><text:span text:style-name="Strong_20_Emphasis">available points balance = 60</text:span></text:p>
                </text:list-item>
              </text:list>
            </text:list-item>
          </text:list>
          <text:p text:style-name="Text_20_body">Those are not the same number.</text:p>
          <text:p text:style-name="Horizontal_20_Line"><text:soft-page-break/></text:p>
          <text:h text:style-name="Heading_20_2" text:outline-level="2">Recommended architecture for spendable points</text:h>
          <text:p text:style-name="Text_20_body">I would <text:span text:style-name="Strong_20_Emphasis">not</text:span> use the Achievements total as the authoritative spendable balance directly.</text:p>
          <text:p text:style-name="Text_20_body">Instead, I would create a small spending layer in <text:span text:style-name="Source_20_Text">achievements_learning</text:span>.</text:p>
          <text:h text:style-name="Heading_20_3" text:outline-level="3">Suggested model</text:h>
          <text:h text:style-name="Heading_20_4" text:outline-level="4">A. Lifetime points earned</text:h>
          <text:p text:style-name="Text_20_body">Still comes from achievements and unlocks.</text:p>
          <text:h text:style-name="Heading_20_4" text:outline-level="4">B. Spendable balance</text:h>
          <text:p text:style-name="Text_20_body">Tracked separately by your module.</text:p>
          <text:p text:style-name="Text_20_body">For example, you could maintain:</text:p>
          <text:list text:style-name="L230">
            <text:list-item>
              <text:p text:style-name="P259"><text:span text:style-name="Source_20_Text">learning_points_earned</text:span></text:p>
            </text:list-item>
            <text:list-item>
              <text:p text:style-name="P259"><text:span text:style-name="Source_20_Text">learning_points_spent</text:span></text:p>
            </text:list-item>
            <text:list-item>
              <text:p text:style-name="P259"><text:span text:style-name="Source_20_Text">learning_points_balance</text:span></text:p>
            </text:list-item>
          </text:list>
          <text:p text:style-name="Text_20_body">Or derive balance as:</text:p>
          <text:section text:style-name="Sect1" text:name="Section29">
            <text:p text:style-name="Preformatted_20_Text"><text:bookmark text:name="code-block-viewer Copy 29"/>balance = earned - spent</text:p>
          </text:section>
          <text:p text:style-name="Horizontal_20_Line"/>
          <text:h text:style-name="Heading_20_2" text:outline-level="2">What you’d need for a goodies store</text:h>
          <text:h text:style-name="Heading_20_3" text:outline-level="3">1. Reward catalog</text:h>
          <text:p text:style-name="Text_20_body">A list of items students can buy, such as:</text:p>
          <text:list text:style-name="L231">
            <text:list-item>
              <text:p text:style-name="P260">mini-books</text:p>
            </text:list-item>
            <text:list-item>
              <text:p text:style-name="P260">reflection journals</text:p>
            </text:list-item>
            <text:list-item>
              <text:p text:style-name="P260">downloadable PDFs</text:p>
            </text:list-item>
            <text:list-item>
              <text:p text:style-name="P260">memes</text:p>
            </text:list-item>
            <text:list-item>
              <text:p text:style-name="P260">bonus audio</text:p>
            </text:list-item>
            <text:list-item>
              <text:p text:style-name="P260">printable cards</text:p>
            </text:list-item>
          </text:list>
          <text:p text:style-name="Text_20_body">Each item would need:</text:p>
          <text:list text:style-name="L232">
            <text:list-item>
              <text:p text:style-name="P261">title</text:p>
            </text:list-item>
            <text:list-item>
              <text:p text:style-name="P261">description</text:p>
            </text:list-item>
            <text:list-item>
              <text:p text:style-name="P261"><text:soft-page-break/>points cost</text:p>
            </text:list-item>
            <text:list-item>
              <text:p text:style-name="P261">type</text:p>
            </text:list-item>
            <text:list-item>
              <text:p text:style-name="P261">access/download URL</text:p>
            </text:list-item>
            <text:list-item>
              <text:p text:style-name="P261">active/inactive status</text:p>
            </text:list-item>
          </text:list>
          <text:h text:style-name="Heading_20_3" text:outline-level="3">2. Purchase records</text:h>
          <text:p text:style-name="Text_20_body">You need to store:</text:p>
          <text:list text:style-name="L233">
            <text:list-item>
              <text:p text:style-name="P262">user ID</text:p>
            </text:list-item>
            <text:list-item>
              <text:p text:style-name="P262">reward/item ID</text:p>
            </text:list-item>
            <text:list-item>
              <text:p text:style-name="P262">points spent</text:p>
            </text:list-item>
            <text:list-item>
              <text:p text:style-name="P262">purchase timestamp</text:p>
            </text:list-item>
          </text:list>
          <text:h text:style-name="Heading_20_3" text:outline-level="3">3. Balance checks</text:h>
          <text:p text:style-name="Text_20_body">Before purchase:</text:p>
          <text:list text:style-name="L234">
            <text:list-item>
              <text:p text:style-name="P263">confirm the user has enough available points</text:p>
            </text:list-item>
          </text:list>
          <text:h text:style-name="Heading_20_3" text:outline-level="3">4. Fulfillment</text:h>
          <text:p text:style-name="Text_20_body">When purchased:</text:p>
          <text:list text:style-name="L235">
            <text:list-item>
              <text:p text:style-name="P264">grant download access</text:p>
            </text:list-item>
            <text:list-item>
              <text:p text:style-name="P264">show confirmation page</text:p>
            </text:list-item>
            <text:list-item>
              <text:p text:style-name="P264">optionally email the item link</text:p>
            </text:list-item>
          </text:list>
          <text:p text:style-name="Horizontal_20_Line"/>
          <text:h text:style-name="Heading_20_2" text:outline-level="2">My recommendation</text:h>
          <text:p text:style-name="Text_20_body">This is a good feature, but I would treat it as <text:span text:style-name="Strong_20_Emphasis">Phase 2</text:span>, not the very first build.</text:p>
          <text:p text:style-name="Text_20_body">Why:</text:p>
          <text:list text:style-name="L236">
            <text:list-item>
              <text:p text:style-name="P265">it adds transactional behavior</text:p>
            </text:list-item>
            <text:list-item>
              <text:p text:style-name="P265">it raises UX and accounting questions</text:p>
            </text:list-item>
            <text:list-item>
              <text:p text:style-name="P265">it is more than “achievements”</text:p>
            </text:list-item>
          </text:list>
          <text:p text:style-name="Text_20_body">But it is very doable.</text:p>
          <text:p text:style-name="Horizontal_20_Line"/>
          <text:h text:style-name="Heading_20_2" text:outline-level="2"><text:soft-page-break/>Design caution</text:h>
          <text:p text:style-name="Text_20_body">Since you do not want the rewards to become the main goal, I’d suggest:</text:p>
          <text:list text:style-name="L237">
            <text:list-item>
              <text:p text:style-name="P266">make store items modest and meaningful</text:p>
            </text:list-item>
            <text:list-item>
              <text:p text:style-name="P266">keep costs low enough to feel attainable</text:p>
            </text:list-item>
            <text:list-item>
              <text:p text:style-name="P266">avoid “loot” psychology</text:p>
            </text:list-item>
            <text:list-item>
              <text:p text:style-name="P266">frame items as:</text:p>
              <text:list>
                <text:list-item>
                  <text:p text:style-name="P266">encouragement</text:p>
                </text:list-item>
                <text:list-item>
                  <text:p text:style-name="P266">companion resources</text:p>
                </text:list-item>
                <text:list-item>
                  <text:p text:style-name="P266">bonus enrichment</text:p>
                </text:list-item>
              </text:list>
            </text:list-item>
          </text:list>
          <text:p text:style-name="Text_20_body">not as “prizes.”</text:p>
          <text:p text:style-name="Text_20_body">That will help preserve the tone you want.</text:p>
          <text:p text:style-name="Horizontal_20_Line"/>
          <text:h text:style-name="Heading_20_1" text:outline-level="1">3) Will milestone identities be configurable to specific lesson completions?</text:h>
          <text:h text:style-name="Heading_20_2" text:outline-level="2">Yes — absolutely.</text:h>
          <text:p text:style-name="Text_20_body">That is one of the best uses of the system.</text:p>
          <text:p text:style-name="Text_20_body">You could define milestones tied to:</text:p>
          <text:list text:style-name="L238">
            <text:list-item>
              <text:p text:style-name="P267">completion of a specific lesson</text:p>
            </text:list-item>
            <text:list-item>
              <text:p text:style-name="P267">completion of a specific section</text:p>
            </text:list-item>
            <text:list-item>
              <text:p text:style-name="P267">completion of a specific course</text:p>
            </text:list-item>
            <text:list-item>
              <text:p text:style-name="P267">completion of a count threshold</text:p>
            </text:list-item>
          </text:list>
          <text:p text:style-name="Text_20_body">Examples:</text:p>
          <text:list text:style-name="L239">
            <text:list-item>
              <text:p text:style-name="P268">“Truth Seeker” after lesson X</text:p>
            </text:list-item>
            <text:list-item>
              <text:p text:style-name="P268">“Clarity Builder” after lesson Y</text:p>
            </text:list-item>
            <text:list-item>
              <text:p text:style-name="P268">“Faith Defender” after course 1 complete</text:p>
            </text:list-item>
            <text:list-item>
              <text:p text:style-name="P268">“Wise Decision-Maker” after course 2 complete</text:p>
            </text:list-item>
          </text:list>
          <text:p text:style-name="Horizontal_20_Line"/>
          <text:h text:style-name="Heading_20_2" text:outline-level="2"><text:soft-page-break/>How to model that</text:h>
          <text:p text:style-name="Text_20_body">There are two ways.</text:p>
          <text:h text:style-name="Heading_20_3" text:outline-level="3">Option A: one achievement per explicit milestone</text:h>
          <text:p text:style-name="Text_20_body">Example:</text:p>
          <text:list text:style-name="L240">
            <text:list-item>
              <text:p text:style-name="P269"><text:span text:style-name="Source_20_Text">truth_seeker</text:span></text:p>
            </text:list-item>
            <text:list-item>
              <text:p text:style-name="P269"><text:span text:style-name="Source_20_Text">clarity_builder</text:span></text:p>
            </text:list-item>
            <text:list-item>
              <text:p text:style-name="P269"><text:span text:style-name="Source_20_Text">faith_defender</text:span></text:p>
            </text:list-item>
          </text:list>
          <text:p text:style-name="Text_20_body">Then your logic says:</text:p>
          <text:list text:style-name="L241">
            <text:list-item>
              <text:p text:style-name="P270">if lesson ID 123 completed → unlock <text:span text:style-name="Source_20_Text">truth_seeker</text:span></text:p>
            </text:list-item>
            <text:list-item>
              <text:p text:style-name="P270">if lesson ID 145 completed → unlock <text:span text:style-name="Source_20_Text">clarity_builder</text:span></text:p>
            </text:list-item>
          </text:list>
          <text:p text:style-name="Text_20_body">This is probably the best fit for identity milestones.</text:p>
          <text:h text:style-name="Heading_20_3" text:outline-level="3">Option B: generic threshold achievements</text:h>
          <text:p text:style-name="Text_20_body">Example:</text:p>
          <text:list text:style-name="L242">
            <text:list-item>
              <text:p text:style-name="P271"><text:span text:style-name="Source_20_Text">anu_lesson_5</text:span></text:p>
            </text:list-item>
            <text:list-item>
              <text:p text:style-name="P271"><text:span text:style-name="Source_20_Text">anu_lesson_10</text:span></text:p>
            </text:list-item>
          </text:list>
          <text:p text:style-name="Text_20_body">That works for numeric milestones, but not for identity-rich course-specific milestones.</text:p>
          <text:h text:style-name="Heading_20_3" text:outline-level="3">Best approach</text:h>
          <text:p text:style-name="Text_20_body">Use <text:span text:style-name="Strong_20_Emphasis">both</text:span>:</text:p>
          <text:list text:style-name="L243">
            <text:list-item>
              <text:p text:style-name="P272">threshold achievements for momentum</text:p>
            </text:list-item>
            <text:list-item>
              <text:p text:style-name="P272">explicit named achievements for identity moments</text:p>
            </text:list-item>
          </text:list>
          <text:p text:style-name="Text_20_body">That gives you the best balance.</text:p>
          <text:p text:style-name="Horizontal_20_Line"/>
          <text:h text:style-name="Heading_20_1" text:outline-level="1">Can students get a badge or title under their avatars in forum posts?</text:h>
          <text:h text:style-name="Heading_20_2" text:outline-level="2">Yes, probably — and this is a very good idea.</text:h>
          <text:p text:style-name="Text_20_body">This is a much better fit for your tone than flashy badges.</text:p>
          <text:p text:style-name="Text_20_body">Examples:</text:p>
          <text:list text:style-name="L244">
            <text:list-item>
              <text:p text:style-name="P273"><text:soft-page-break/>Truth Seeker</text:p>
            </text:list-item>
            <text:list-item>
              <text:p text:style-name="P273">Faith Defender</text:p>
            </text:list-item>
            <text:list-item>
              <text:p text:style-name="P273">Wise Decision-Maker</text:p>
            </text:list-item>
            <text:list-item>
              <text:p text:style-name="P273">Mature Lover</text:p>
            </text:list-item>
          </text:list>
          <text:p text:style-name="Text_20_body">That would feel meaningful, not gimmicky.</text:p>
          <text:p text:style-name="Horizontal_20_Line"/>
          <text:h text:style-name="Heading_20_2" text:outline-level="2">Best implementation approach</text:h>
          <text:h text:style-name="Heading_20_3" text:outline-level="3">Option A — text title under avatar</text:h>
          <text:p text:style-name="Text_20_body">This is my recommendation.</text:p>
          <text:p text:style-name="Text_20_body">Examples:</text:p>
          <text:list text:style-name="L245">
            <text:list-item>
              <text:p text:style-name="P274">“Truth Seeker”</text:p>
            </text:list-item>
            <text:list-item>
              <text:p text:style-name="P274">“Faith Defender”</text:p>
            </text:list-item>
          </text:list>
          <text:p text:style-name="Text_20_body">Why:</text:p>
          <text:list text:style-name="L246">
            <text:list-item>
              <text:p text:style-name="P275">clean</text:p>
            </text:list-item>
            <text:list-item>
              <text:p text:style-name="P275">dignified</text:p>
            </text:list-item>
            <text:list-item>
              <text:p text:style-name="P275">visible in discussion</text:p>
            </text:list-item>
            <text:list-item>
              <text:p text:style-name="P275">reinforces identity without being childish</text:p>
            </text:list-item>
          </text:list>
          <text:h text:style-name="Heading_20_3" text:outline-level="3">Option B — small badge image</text:h>
          <text:p text:style-name="Text_20_body">Also possible, but easier to overdo visually.</text:p>
          <text:p text:style-name="Text_20_body">If you use badges, I’d keep them:</text:p>
          <text:list text:style-name="L247">
            <text:list-item>
              <text:p text:style-name="P276">very simple</text:p>
            </text:list-item>
            <text:list-item>
              <text:p text:style-name="P276">monochrome or subdued</text:p>
            </text:list-item>
            <text:list-item>
              <text:p text:style-name="P276">secondary to the text title</text:p>
            </text:list-item>
          </text:list>
          <text:p text:style-name="Horizontal_20_Line"/>
          <text:h text:style-name="Heading_20_2" text:outline-level="2">How to decide what title to show</text:h>
          <text:p text:style-name="Text_20_body">You’ll need a rule for the “current displayed title.”</text:p>
          <text:h text:style-name="Heading_20_3" text:outline-level="3"><text:soft-page-break/>Good options</text:h>
          <text:h text:style-name="Heading_20_4" text:outline-level="4">Option 1 — highest milestone earned</text:h>
          <text:p text:style-name="Text_20_body">Show the most advanced identity milestone.</text:p>
          <text:p text:style-name="Text_20_body">Example:</text:p>
          <text:list text:style-name="L248">
            <text:list-item>
              <text:p text:style-name="P277">if a student has:</text:p>
              <text:list>
                <text:list-item>
                  <text:p text:style-name="P277">Truth Seeker</text:p>
                </text:list-item>
                <text:list-item>
                  <text:p text:style-name="P277">Clarity Builder</text:p>
                </text:list-item>
                <text:list-item>
                  <text:p text:style-name="P277">Faith Defender<text:line-break/>then show:</text:p>
                </text:list-item>
              </text:list>
            </text:list-item>
            <text:list-item>
              <text:p text:style-name="P277"><text:span text:style-name="Source_20_Text">Faith Defender</text:span></text:p>
            </text:list-item>
          </text:list>
          <text:p text:style-name="Text_20_body">This is the simplest and probably best.</text:p>
          <text:h text:style-name="Heading_20_4" text:outline-level="4">Option 2 — manually selected from unlocked titles</text:h>
          <text:p text:style-name="Text_20_body">Let students choose from their unlocked titles.</text:p>
          <text:p text:style-name="Text_20_body">This is nice, but adds UI complexity.</text:p>
          <text:h text:style-name="Heading_20_4" text:outline-level="4">Option 3 — one title per course area</text:h>
          <text:p text:style-name="Text_20_body">Example:</text:p>
          <text:list text:style-name="L249">
            <text:list-item>
              <text:p text:style-name="P278">show a course-specific title in course forums</text:p>
            </text:list-item>
          </text:list>
          <text:p text:style-name="Text_20_body">Interesting, but more complexity.</text:p>
          <text:h text:style-name="Heading_20_3" text:outline-level="3">My recommendation</text:h>
          <text:p text:style-name="Text_20_body">Start with:</text:p>
          <text:list text:style-name="L250">
            <text:list-item>
              <text:p text:style-name="P279"><text:span text:style-name="Strong_20_Emphasis">highest unlocked title shown automatically</text:span></text:p>
            </text:list-item>
          </text:list>
          <text:p text:style-name="Horizontal_20_Line"/>
          <text:h text:style-name="Heading_20_2" text:outline-level="2">How it would work technically</text:h>
          <text:h text:style-name="Heading_20_3" text:outline-level="3">Your module would need</text:h>
          <text:list text:style-name="L251">
            <text:list-item>
              <text:p text:style-name="P280">a way to mark certain achievements as “forum titles”</text:p>
            </text:list-item>
            <text:list-item>
              <text:p text:style-name="P280">a way to order them by priority</text:p>
            </text:list-item>
            <text:list-item>
              <text:p text:style-name="P280">forum theme preprocessing or template alteration to inject the current title into author display</text:p>
            </text:list-item>
          </text:list>
          <text:h text:style-name="Heading_20_3" text:outline-level="3"><text:soft-page-break/>Possible data model</text:h>
          <text:p text:style-name="Text_20_body">For each title achievement, store:</text:p>
          <text:list text:style-name="L252">
            <text:list-item>
              <text:p text:style-name="P281">title text</text:p>
            </text:list-item>
            <text:list-item>
              <text:p text:style-name="P281">priority</text:p>
            </text:list-item>
            <text:list-item>
              <text:p text:style-name="P281">optional icon/badge</text:p>
            </text:list-item>
          </text:list>
          <text:p text:style-name="Text_20_body">Then when rendering a forum post:</text:p>
          <text:list text:style-name="L253">
            <text:list-item>
              <text:p text:style-name="P282">load the user’s unlocked achievements</text:p>
            </text:list-item>
            <text:list-item>
              <text:p text:style-name="P282">pick the highest-priority title</text:p>
            </text:list-item>
            <text:list-item>
              <text:p text:style-name="P282">render it under the avatar/name</text:p>
            </text:list-item>
          </text:list>
          <text:p text:style-name="Horizontal_20_Line"/>
          <text:h text:style-name="Heading_20_1" text:outline-level="1">My overall recommendation</text:h>
          <text:h text:style-name="Heading_20_2" text:outline-level="2">For your 3 ideas, I’d rank them like this:</text:h>
          <text:h text:style-name="Heading_20_3" text:outline-level="3">High priority now</text:h>
          <text:list text:style-name="L254">
            <text:list-item>
              <text:p text:style-name="P283">milestone identities tied to specific lessons/courses</text:p>
            </text:list-item>
            <text:list-item>
              <text:p text:style-name="P283">forum display title under avatar</text:p>
            </text:list-item>
            <text:list-item>
              <text:p text:style-name="P283">lesson-specific completion emails</text:p>
            </text:list-item>
          </text:list>
          <text:h text:style-name="Heading_20_3" text:outline-level="3">Medium priority</text:h>
          <text:list text:style-name="L255">
            <text:list-item>
              <text:p text:style-name="P284">forum participation points</text:p>
            </text:list-item>
          </text:list>
          <text:h text:style-name="Heading_20_3" text:outline-level="3">Later / Phase 2</text:h>
          <text:list text:style-name="L256">
            <text:list-item>
              <text:p text:style-name="P285">spendable points store</text:p>
            </text:list-item>
          </text:list>
          <text:p text:style-name="Text_20_body">The store is a good idea, but it introduces a lot more system design than the other three.</text:p>
          <text:p text:style-name="Horizontal_20_Line"/>
          <text:h text:style-name="Heading_20_1" text:outline-level="1">Revised architecture recommendation</text:h>
          <text:p text:style-name="Text_20_body">Given your new goals, I’d structure <text:span text:style-name="Source_20_Text">achievements_learning</text:span> like this:</text:p>
          <text:h text:style-name="Heading_20_2" text:outline-level="2">Layer 1: Recognition</text:h>
          <text:list text:style-name="L257">
            <text:list-item>
              <text:p text:style-name="P286">lesson milestones</text:p>
            </text:list-item>
            <text:list-item>
              <text:p text:style-name="P286"><text:soft-page-break/>course milestones</text:p>
            </text:list-item>
            <text:list-item>
              <text:p text:style-name="P286">named identity milestones</text:p>
            </text:list-item>
            <text:list-item>
              <text:p text:style-name="P286">forum participation achievements</text:p>
            </text:list-item>
          </text:list>
          <text:h text:style-name="Heading_20_2" text:outline-level="2">Layer 2: Presentation</text:h>
          <text:list text:style-name="L258">
            <text:list-item>
              <text:p text:style-name="P287">forum titles under avatars</text:p>
            </text:list-item>
            <text:list-item>
              <text:p text:style-name="P287">optional simple badges</text:p>
            </text:list-item>
            <text:list-item>
              <text:p text:style-name="P287">milestone notifications/messages</text:p>
            </text:list-item>
          </text:list>
          <text:h text:style-name="Heading_20_2" text:outline-level="2">Layer 3: Notifications</text:h>
          <text:list text:style-name="L259">
            <text:list-item>
              <text:p text:style-name="P288">lesson completion emails</text:p>
            </text:list-item>
            <text:list-item>
              <text:p text:style-name="P288">parent updates</text:p>
            </text:list-item>
            <text:list-item>
              <text:p text:style-name="P288">milestone emails</text:p>
            </text:list-item>
          </text:list>
          <text:h text:style-name="Heading_20_2" text:outline-level="2">Layer 4: Economy</text:h>
          <text:list text:style-name="L260">
            <text:list-item>
              <text:p text:style-name="P289">spendable points ledger</text:p>
            </text:list-item>
            <text:list-item>
              <text:p text:style-name="P289">store catalog</text:p>
            </text:list-item>
            <text:list-item>
              <text:p text:style-name="P289">purchases/download fulfillment</text:p>
            </text:list-item>
          </text:list>
          <text:p text:style-name="Text_20_body">That keeps the architecture clean as the module grows.</text:p>
          <text:p text:style-name="Horizontal_20_Line"/>
          <text:h text:style-name="Heading_20_1" text:outline-level="1">Direct answers</text:h>
          <text:h text:style-name="Heading_20_2" text:outline-level="2">1) Would per-lesson email fields require modifying Anu LMS?</text:h>
          <text:p text:style-name="Text_20_body"><text:span text:style-name="Strong_20_Emphasis">No.</text:span> You can likely add fields to the lesson content types from your own custom module.</text:p>
          <text:h text:style-name="Heading_20_2" text:outline-level="2">2) Can points be used to buy goodies?</text:h>
          <text:p text:style-name="Text_20_body"><text:span text:style-name="Strong_20_Emphasis">Yes, but that requires a separate spendable-points/store layer.</text:span> I would not treat raw Achievements leaderboard points as the store wallet without an additional accounting model.</text:p>
          <text:h text:style-name="Heading_20_2" text:outline-level="2"><text:soft-page-break/>3) Will milestone identities be configurable to specific lesson completions?</text:h>
          <text:p text:style-name="Text_20_body"><text:span text:style-name="Strong_20_Emphasis">Yes.</text:span> That is a strong use case.</text:p>
          <text:h text:style-name="Heading_20_2" text:outline-level="2">3b) Can students get the title under their avatars in forum posts?</text:h>
          <text:p text:style-name="Text_20_body"><text:span text:style-name="Strong_20_Emphasis">Yes, and I think that is an excellent idea.</text:span> It fits your tone better than flashy badges.</text:p>
          <text:p text:style-name="Horizontal_20_Line"/>
          <text:h text:style-name="Heading_20_1" text:outline-level="1">What I’d need next to design this properly</text:h>
          <text:p text:style-name="Text_20_body">If you want me to turn this into the next concrete plan, I’d need:</text:p>
          <text:h text:style-name="Heading_20_2" text:outline-level="2">A. Lesson bundles</text:h>
          <text:p text:style-name="Text_20_body">What exact Anu LMS content type(s) are your lessons?</text:p>
          <text:h text:style-name="Heading_20_2" text:outline-level="2">B. Forum setup</text:h>
          <text:p text:style-name="Text_20_body">Are you using:</text:p>
          <text:list text:style-name="L261">
            <text:list-item>
              <text:p text:style-name="P290">core Forum</text:p>
            </text:list-item>
            <text:list-item>
              <text:p text:style-name="P290">comments on forum topics</text:p>
            </text:list-item>
            <text:list-item>
              <text:p text:style-name="P290">another discussion module</text:p>
            </text:list-item>
          </text:list>
          <text:h text:style-name="Heading_20_2" text:outline-level="2">C. Identity titles</text:h>
          <text:p text:style-name="Text_20_body">Please list the first titles you want students to display, such as:</text:p>
          <text:list text:style-name="L262">
            <text:list-item>
              <text:p text:style-name="P291">Truth Seeker</text:p>
            </text:list-item>
            <text:list-item>
              <text:p text:style-name="P291">Clarity Builder</text:p>
            </text:list-item>
            <text:list-item>
              <text:p text:style-name="P291">Faith Defender</text:p>
            </text:list-item>
            <text:list-item>
              <text:p text:style-name="P291">Moral Thinker</text:p>
            </text:list-item>
            <text:list-item>
              <text:p text:style-name="P291">Wise Decision-Maker</text:p>
            </text:list-item>
            <text:list-item>
              <text:p text:style-name="P291">Mature Lover</text:p>
            </text:list-item>
          </text:list>
          <text:h text:style-name="Heading_20_2" text:outline-level="2">D. Store scope</text:h>
          <text:p text:style-name="Text_20_body">Do you want the first version of the store to support:</text:p>
          <text:list text:style-name="L263">
            <text:list-item>
              <text:p text:style-name="P292"><text:soft-page-break/>digital downloads only<text:line-break/>or</text:p>
            </text:list-item>
            <text:list-item>
              <text:p text:style-name="P292">physical products too</text:p>
            </text:list-item>
          </text:list>
          <text:p text:style-name="Text_20_body">My recommendation:</text:p>
          <text:list text:style-name="L264">
            <text:list-item>
              <text:p text:style-name="P293">start with <text:span text:style-name="Strong_20_Emphasis">digital downloads only</text:span></text:p>
            </text:list-item>
          </text:list>
          <text:h text:style-name="Heading_20_2" text:outline-level="2">Commands I used</text:h>
          <text:list text:style-name="L265">
            <text:list-item>
              <text:p text:style-name="P294">✅ No additional terminal commands were needed for this reply; I analyzed your questions and prior pasted content directly in the conversation.</text:p>
            </text:list-item>
          </text:list>
          <text:p text:style-name="P295"/>
          <text:p text:style-name="P296">I need to spec this part out:</text:p>
          <text:p text:style-name="Text_20_body"/>
          <text:p text:style-name="Text_20_body"><text:span text:style-name="T3">Codex saith: </text:span>If you want me to turn this into the next concrete plan, I’d need:</text:p>
          <text:h text:style-name="Heading_20_2" text:outline-level="2">A. Lesson bundles</text:h>
          <text:p text:style-name="P297">Course content type is ‘course’</text:p>
          <text:p text:style-name="P298">Lessons are ‘module_lesson’</text:p>
          <text:p text:style-name="P298">Quizzes are ’module_assessment’. Quizzes are parts of lessons.</text:p>
          <text:h text:style-name="Heading_20_2" text:outline-level="2">B. Forum setup</text:h>
          <text:p text:style-name="P299"><text:span text:style-name="T4">I am using the Forum contributed module since it has been deprecated in Drupal 10 and will be removed from core in Drupal 11. To my understanding, it is the same module.</text:span></text:p>
          <text:p text:style-name="P298">Forum does use the comment module for replying to posts. The content type for those comments is comment_forum.</text:p>
          <text:p text:style-name="P300">I use a third module, Group Forum, which limits access to specific forums by group membership. I don’t think this matters for you though.</text:p>
          <text:h text:style-name="Heading_20_2" text:outline-level="2">C. Identity titles</text:h>
          <text:p text:style-name="P301">Here is a list to begin with, assuming I can add more later:</text:p>
          <text:list text:style-name="L266">
            <text:list-item>
              <text:p text:style-name="P302">Truth Seeker</text:p>
            </text:list-item>
            <text:list-item>
              <text:p text:style-name="P302">Clarity Builder</text:p>
            </text:list-item>
            <text:list-item>
              <text:p text:style-name="P303">Evidence Examiner</text:p>
            </text:list-item>
            <text:list-item>
              <text:p text:style-name="P302">Faith Defender</text:p>
            </text:list-item>
            <text:list-item>
              <text:p text:style-name="P303"><text:soft-page-break/>Clear Thinker</text:p>
            </text:list-item>
            <text:list-item>
              <text:p text:style-name="P303">Dignity Defender</text:p>
            </text:list-item>
            <text:list-item>
              <text:p text:style-name="P302">Moral Thinker</text:p>
            </text:list-item>
            <text:list-item>
              <text:p text:style-name="P303">Justice-Seeker</text:p>
            </text:list-item>
            <text:list-item>
              <text:p text:style-name="P304">Wise Decision-Maker</text:p>
            </text:list-item>
            <text:list-item>
              <text:p text:style-name="P305">Made by Love, for Love</text:p>
            </text:list-item>
            <text:list-item>
              <text:p text:style-name="P305">Learning to Love in Truth</text:p>
            </text:list-item>
            <text:list-item>
              <text:p text:style-name="P306">Integrated <text:span text:style-name="T5">Person</text:span></text:p>
            </text:list-item>
            <text:list-item>
              <text:p text:style-name="P307"><text:span text:style-name="T5">Authentic </text:span>Lover</text:p>
            </text:list-item>
          </text:list>
          <text:h text:style-name="Heading_20_2" text:outline-level="2">D. Store scope</text:h>
          <text:p text:style-name="Text_20_body">the first version of the store to support digital downloads only, <text:span text:style-name="T6">as you recommended</text:span><text:bookmark text:name="wham-message-modal-footer"/></text:p>
          <text:section text:style-name="Sect2" text:name="Section30">
            <text:section text:style-name="Sect2" text:name="Section31">
              <text:p text:style-name="P308"/>
              <text:p text:style-name="P309"/>
              <text:p text:style-name="Text_20_body">One tweak idea before I give you those details: Could the earned Titles be added to the User entity? What problems might that cause?</text:p>
              <text:p text:style-name="P310"/>
              <text:p text:style-name="Text_20_body">Yes — <text:span text:style-name="Strong_20_Emphasis">they could be added to the User entity</text:span>, and in some cases that can be a good idea. But I would treat it as a <text:span text:style-name="Strong_20_Emphasis">derived/display optimization</text:span>, not the primary source of truth.</text:p>
              <text:p text:style-name="Text_20_body">That distinction matters.</text:p>
              <text:p text:style-name="Horizontal_20_Line"/>
              <text:h text:style-name="Heading_20_1" text:outline-level="1">Short answer</text:h>
              <text:h text:style-name="Heading_20_2" text:outline-level="2">Yes, you can store earned titles on the User entity.</text:h>
              <text:p text:style-name="Text_20_body">For example, you could add:</text:p>
              <text:list text:style-name="L267">
                <text:list-item>
                  <text:p text:style-name="P311">a field for the current displayed title</text:p>
                </text:list-item>
                <text:list-item>
                  <text:p text:style-name="P311">a field for all earned titles</text:p>
                </text:list-item>
                <text:list-item>
                  <text:p text:style-name="P311">a field for a manually selected preferred title</text:p>
                </text:list-item>
              </text:list>
              <text:h text:style-name="Heading_20_2" text:outline-level="2"><text:soft-page-break/>But my recommendation is:</text:h>
              <text:list text:style-name="L268">
                <text:list-item>
                  <text:p text:style-name="P312">let <text:span text:style-name="Strong_20_Emphasis">Achievements remain the source of truth</text:span></text:p>
                </text:list-item>
                <text:list-item>
                  <text:p text:style-name="P312">optionally mirror the <text:span text:style-name="Strong_20_Emphasis">current display title</text:span> onto the User entity for convenience</text:p>
                </text:list-item>
              </text:list>
              <text:p text:style-name="Text_20_body">That gives you flexibility without creating data drift.</text:p>
              <text:p text:style-name="Horizontal_20_Line"/>
              <text:h text:style-name="Heading_20_1" text:outline-level="1">Why you might want titles on the User entity</text:h>
              <text:p text:style-name="Text_20_body">There are some real advantages.</text:p>
              <text:h text:style-name="Heading_20_2" text:outline-level="2">1. Easy theming/display</text:h>
              <text:p text:style-name="Text_20_body">If the current title is on the user account, then forum/post rendering becomes simpler.</text:p>
              <text:p text:style-name="Text_20_body">Instead of:</text:p>
              <text:list text:style-name="L269">
                <text:list-item>
                  <text:p text:style-name="P313">loading achievement unlocks</text:p>
                </text:list-item>
                <text:list-item>
                  <text:p text:style-name="P313">computing the highest applicable title each time</text:p>
                </text:list-item>
              </text:list>
              <text:p text:style-name="Text_20_body">you can just read:</text:p>
              <text:list text:style-name="L270">
                <text:list-item>
                  <text:p text:style-name="P314"><text:span text:style-name="Source_20_Text">field_learning_title</text:span></text:p>
                </text:list-item>
              </text:list>
              <text:p text:style-name="Text_20_body">That is much easier in templates, preprocess hooks, and Views.</text:p>
              <text:p text:style-name="Horizontal_20_Line"/>
              <text:h text:style-name="Heading_20_2" text:outline-level="2">2. Easier exposure to other parts of the site</text:h>
              <text:p text:style-name="Text_20_body">If titles are on the User entity, they can be used more easily in:</text:p>
              <text:list text:style-name="L271">
                <text:list-item>
                  <text:p text:style-name="P315">user profile displays</text:p>
                </text:list-item>
                <text:list-item>
                  <text:p text:style-name="P315">Views</text:p>
                </text:list-item>
                <text:list-item>
                  <text:p text:style-name="P315">tokens</text:p>
                </text:list-item>
                <text:list-item>
                  <text:p text:style-name="P315">email templates</text:p>
                </text:list-item>
                <text:list-item>
                  <text:p text:style-name="P315">REST/JSON responses</text:p>
                </text:list-item>
                <text:list-item>
                  <text:p text:style-name="P315">custom dashboards</text:p>
                </text:list-item>
              </text:list>
              <text:p text:style-name="Text_20_body">That can be very convenient.</text:p>
              <text:p text:style-name="Horizontal_20_Line"/>
              <text:h text:style-name="Heading_20_2" text:outline-level="2"><text:soft-page-break/>3. Supports future “choose your title” behavior</text:h>
              <text:p text:style-name="P316">If later you want users to choose among unlocked titles, then a user field like:</text:p>
              <text:list text:style-name="L272">
                <text:list-item>
                  <text:p text:style-name="P317"><text:span text:style-name="Source_20_Text">field_selected_learning_title</text:span></text:p>
                </text:list-item>
              </text:list>
              <text:p text:style-name="Text_20_body">becomes very useful.</text:p>
              <text:p text:style-name="Text_20_body">That is harder to model if titles only live implicitly in achievement unlocks.</text:p>
              <text:p text:style-name="Horizontal_20_Line"/>
              <text:h text:style-name="Heading_20_1" text:outline-level="1">Problems it can cause</text:h>
              <text:p text:style-name="Text_20_body">This is where the tradeoff comes in.</text:p>
              <text:p text:style-name="Horizontal_20_Line"/>
              <text:h text:style-name="Heading_20_2" text:outline-level="2">Problem 1: duplicate source of truth</text:h>
              <text:p text:style-name="Text_20_body">If you store titles on the User entity <text:span text:style-name="Strong_20_Emphasis">and</text:span> derive them from Achievements, then you risk disagreement.</text:p>
              <text:p text:style-name="Text_20_body">For example:</text:p>
              <text:list text:style-name="L273">
                <text:list-item>
                  <text:p text:style-name="P318">user unlocks “Truth Seeker”</text:p>
                </text:list-item>
                <text:list-item>
                  <text:p text:style-name="P318">then unlocks “Clarity Builder”</text:p>
                </text:list-item>
                <text:list-item>
                  <text:p text:style-name="P318">achievement data says their highest title is now “Clarity Builder”</text:p>
                </text:list-item>
                <text:list-item>
                  <text:p text:style-name="P318">but the user field still says “Truth Seeker”</text:p>
                </text:list-item>
              </text:list>
              <text:p text:style-name="Text_20_body">Now you have inconsistency.</text:p>
              <text:h text:style-name="Heading_20_3" text:outline-level="3">This is the biggest risk.</text:h>
              <text:p text:style-name="Horizontal_20_Line"/>
              <text:h text:style-name="Heading_20_2" text:outline-level="2">Problem 2: synchronization complexity</text:h>
              <text:p text:style-name="Text_20_body">Once user titles are stored, you need to define:</text:p>
              <text:list text:style-name="L274">
                <text:list-item>
                  <text:p text:style-name="P319">when the user field updates</text:p>
                </text:list-item>
                <text:list-item>
                  <text:p text:style-name="P319">what happens if an achievement is revoked</text:p>
                </text:list-item>
                <text:list-item>
                  <text:p text:style-name="P319">what happens if title priority changes</text:p>
                </text:list-item>
                <text:list-item>
                  <text:p text:style-name="P319">what happens if you rename a title</text:p>
                </text:list-item>
                <text:list-item>
                  <text:p text:style-name="P319">what happens if you later import/update achievements</text:p>
                </text:list-item>
              </text:list>
              <text:p text:style-name="Text_20_body"><text:soft-page-break/>If the user entity is storing data that should really be computed from achievements, you add synchronization work.</text:p>
              <text:p text:style-name="Horizontal_20_Line"/>
              <text:h text:style-name="Heading_20_2" text:outline-level="2">Problem 3: revocation/locking gets trickier</text:h>
              <text:p text:style-name="Text_20_body">Suppose:</text:p>
              <text:list text:style-name="L275">
                <text:list-item>
                  <text:p text:style-name="P320">a title is earned from a course milestone</text:p>
                </text:list-item>
                <text:list-item>
                  <text:p text:style-name="P320">later you revoke/reset that achievement</text:p>
                </text:list-item>
                <text:list-item>
                  <text:p text:style-name="P320">should the title disappear from the user immediately?</text:p>
                </text:list-item>
              </text:list>
              <text:p text:style-name="Text_20_body">If yes, the user field must be updated too.</text:p>
              <text:p text:style-name="Text_20_body">If not, then the user entity is no longer reflecting actual achievement state.</text:p>
              <text:p text:style-name="Text_20_body">So title storage on users is fine, but only if you are disciplined about update rules.</text:p>
              <text:p text:style-name="Horizontal_20_Line"/>
              <text:h text:style-name="Heading_20_2" text:outline-level="2">Problem 4: multiple titles vs one title</text:h>
              <text:p text:style-name="Text_20_body">You need to decide what exactly gets stored.</text:p>
              <text:h text:style-name="Heading_20_3" text:outline-level="3">Options:</text:h>
              <text:list text:style-name="L276">
                <text:list-item>
                  <text:p text:style-name="P321">current active title only</text:p>
                </text:list-item>
                <text:list-item>
                  <text:p text:style-name="P321">all earned titles</text:p>
                </text:list-item>
                <text:list-item>
                  <text:p text:style-name="P321">selected display title</text:p>
                </text:list-item>
                <text:list-item>
                  <text:p text:style-name="P321">all of the above</text:p>
                </text:list-item>
              </text:list>
              <text:p text:style-name="Text_20_body">The more you store, the more bookkeeping you create.</text:p>
              <text:p text:style-name="Horizontal_20_Line"/>
              <text:h text:style-name="Heading_20_2" text:outline-level="2">Problem 5: field storage may be awkward for “all earned titles”</text:h>
              <text:p text:style-name="Text_20_body">If you store all earned titles in a user field, you have to choose a structure:</text:p>
              <text:list text:style-name="L277">
                <text:list-item>
                  <text:p text:style-name="P322">plain text multi-value</text:p>
                </text:list-item>
                <text:list-item>
                  <text:p text:style-name="P322">entity reference</text:p>
                </text:list-item>
                <text:list-item>
                  <text:p text:style-name="P322">list field</text:p>
                </text:list-item>
                <text:list-item>
                  <text:p text:style-name="P322">serialized custom data</text:p>
                </text:list-item>
              </text:list>
              <text:p text:style-name="Text_20_body">That can get clumsy compared to just asking Achievements what the user has unlocked.</text:p>
              <text:p text:style-name="Horizontal_20_Line"><text:soft-page-break/></text:p>
              <text:h text:style-name="Heading_20_1" text:outline-level="1">My recommendation</text:h>
              <text:h text:style-name="Heading_20_2" text:outline-level="2">Best pattern: hybrid approach</text:h>
              <text:h text:style-name="Heading_20_3" text:outline-level="3">Source of truth</text:h>
              <text:p text:style-name="Text_20_body">Use <text:span text:style-name="Strong_20_Emphasis">Achievements unlocks</text:span> as the canonical source for:</text:p>
              <text:list text:style-name="L278">
                <text:list-item>
                  <text:p text:style-name="P323">which titles have been earned</text:p>
                </text:list-item>
              </text:list>
              <text:h text:style-name="Heading_20_3" text:outline-level="3">User entity storage</text:h>
              <text:p text:style-name="Text_20_body">Store only <text:span text:style-name="Strong_20_Emphasis">derived convenience data</text:span>, such as:</text:p>
              <text:list text:style-name="L279">
                <text:list-item>
                  <text:p text:style-name="P324"><text:span text:style-name="Source_20_Text">field_learning_current_title</text:span></text:p>
                </text:list-item>
                <text:list-item>
                  <text:p text:style-name="P324">optionally <text:span text:style-name="Source_20_Text">field_learning_selected_title</text:span></text:p>
                </text:list-item>
              </text:list>
              <text:p text:style-name="Text_20_body">This gives you the best of both worlds.</text:p>
              <text:p text:style-name="Horizontal_20_Line"/>
              <text:h text:style-name="Heading_20_1" text:outline-level="1">What I would not recommend</text:h>
              <text:p text:style-name="Text_20_body">I would <text:span text:style-name="Strong_20_Emphasis">not</text:span> recommend making the User entity the only place that titles live.</text:p>
              <text:p text:style-name="Text_20_body">Why not?</text:p>
              <text:p text:style-name="Text_20_body">Because titles are really just a type of earned achievement state. If you move them entirely onto users, then you lose the clean connection between:</text:p>
              <text:list text:style-name="L280">
                <text:list-item>
                  <text:p text:style-name="P325">milestone unlock logic</text:p>
                </text:list-item>
                <text:list-item>
                  <text:p text:style-name="P325">points</text:p>
                </text:list-item>
                <text:list-item>
                  <text:p text:style-name="P325">achievement history</text:p>
                </text:list-item>
                <text:list-item>
                  <text:p text:style-name="P325">title identity</text:p>
                </text:list-item>
              </text:list>
              <text:p text:style-name="Text_20_body">That would fragment the system.</text:p>
              <text:p text:style-name="Horizontal_20_Line"/>
              <text:h text:style-name="Heading_20_1" text:outline-level="1"><text:soft-page-break/>Good implementation options</text:h>
              <text:h text:style-name="Heading_20_2" text:outline-level="2">Option A: no user field at all</text:h>
              <text:h text:style-name="Heading_20_3" text:outline-level="3">How it works</text:h>
              <text:list text:style-name="L281">
                <text:list-item>
                  <text:p text:style-name="P326">compute the title dynamically from unlocked achievements</text:p>
                </text:list-item>
              </text:list>
              <text:h text:style-name="Heading_20_3" text:outline-level="3">Pros</text:h>
              <text:list text:style-name="L282">
                <text:list-item>
                  <text:p text:style-name="P327">no synchronization issues</text:p>
                </text:list-item>
                <text:list-item>
                  <text:p text:style-name="P327">simplest data model</text:p>
                </text:list-item>
                <text:list-item>
                  <text:p text:style-name="P327">always accurate</text:p>
                </text:list-item>
              </text:list>
              <text:h text:style-name="Heading_20_3" text:outline-level="3">Cons</text:h>
              <text:list text:style-name="L283">
                <text:list-item>
                  <text:p text:style-name="P328">more lookup logic at render time</text:p>
                </text:list-item>
                <text:list-item>
                  <text:p text:style-name="P328">harder to expose in Views/UI</text:p>
                </text:list-item>
                <text:list-item>
                  <text:p text:style-name="P328">more theme complexity</text:p>
                </text:list-item>
              </text:list>
              <text:h text:style-name="Heading_20_3" text:outline-level="3">Best if</text:h>
              <text:list text:style-name="L284">
                <text:list-item>
                  <text:p text:style-name="P329">title display is limited and low-volume</text:p>
                </text:list-item>
              </text:list>
              <text:p text:style-name="Horizontal_20_Line"/>
              <text:h text:style-name="Heading_20_2" text:outline-level="2">Option B: store current title on user as a cache/projection</text:h>
              <text:h text:style-name="Heading_20_3" text:outline-level="3">How it works</text:h>
              <text:list text:style-name="L285">
                <text:list-item>
                  <text:p text:style-name="P330">achievements are canonical</text:p>
                </text:list-item>
                <text:list-item>
                  <text:p text:style-name="P330">when a title achievement is unlocked, recompute best title</text:p>
                </text:list-item>
                <text:list-item>
                  <text:p text:style-name="P330">write the result to a user field</text:p>
                </text:list-item>
              </text:list>
              <text:p text:style-name="Text_20_body">Example field:</text:p>
              <text:list text:style-name="L286">
                <text:list-item>
                  <text:p text:style-name="P331"><text:span text:style-name="Source_20_Text">field_learning_current_title</text:span></text:p>
                </text:list-item>
              </text:list>
              <text:h text:style-name="Heading_20_3" text:outline-level="3">Pros</text:h>
              <text:list text:style-name="L287">
                <text:list-item>
                  <text:p text:style-name="P332">easy display</text:p>
                </text:list-item>
                <text:list-item>
                  <text:p text:style-name="P332">easy Views/profile use</text:p>
                </text:list-item>
                <text:list-item>
                  <text:p text:style-name="P332">keeps achievements as truth</text:p>
                </text:list-item>
                <text:list-item>
                  <text:p text:style-name="P332"><text:soft-page-break/>good performance/ergonomics</text:p>
                </text:list-item>
              </text:list>
              <text:h text:style-name="Heading_20_3" text:outline-level="3">Cons</text:h>
              <text:list text:style-name="L288">
                <text:list-item>
                  <text:p text:style-name="P333">requires synchronization logic</text:p>
                </text:list-item>
              </text:list>
              <text:h text:style-name="Heading_20_3" text:outline-level="3">Best if</text:h>
              <text:list text:style-name="L289">
                <text:list-item>
                  <text:p text:style-name="P334">you want the title visible in several places</text:p>
                </text:list-item>
                <text:list-item>
                  <text:p text:style-name="P334">you want clean theming</text:p>
                </text:list-item>
                <text:list-item>
                  <text:p text:style-name="P334">you may later expose it through APIs</text:p>
                </text:list-item>
              </text:list>
              <text:h text:style-name="Heading_20_3" text:outline-level="3">This is my recommendation.</text:h>
              <text:p text:style-name="Horizontal_20_Line"/>
              <text:h text:style-name="Heading_20_2" text:outline-level="2">Option C: store selected title on user</text:h>
              <text:h text:style-name="Heading_20_3" text:outline-level="3">How it works</text:h>
              <text:list text:style-name="L290">
                <text:list-item>
                  <text:p text:style-name="P335">user earns multiple titles through achievements</text:p>
                </text:list-item>
                <text:list-item>
                  <text:p text:style-name="P335">system lets them choose one from allowed titles</text:p>
                </text:list-item>
                <text:list-item>
                  <text:p text:style-name="P335">chosen value stored on user</text:p>
                </text:list-item>
              </text:list>
              <text:p text:style-name="Text_20_body">Example field:</text:p>
              <text:list text:style-name="L291">
                <text:list-item>
                  <text:p text:style-name="P336"><text:span text:style-name="Source_20_Text">field_learning_selected_title</text:span></text:p>
                </text:list-item>
              </text:list>
              <text:h text:style-name="Heading_20_3" text:outline-level="3">Pros</text:h>
              <text:list text:style-name="L292">
                <text:list-item>
                  <text:p text:style-name="P337">flexible</text:p>
                </text:list-item>
                <text:list-item>
                  <text:p text:style-name="P337">fun but still not gimmicky</text:p>
                </text:list-item>
                <text:list-item>
                  <text:p text:style-name="P337">user agency</text:p>
                </text:list-item>
              </text:list>
              <text:h text:style-name="Heading_20_3" text:outline-level="3">Cons</text:h>
              <text:list text:style-name="L293">
                <text:list-item>
                  <text:p text:style-name="P338">adds UI/admin logic</text:p>
                </text:list-item>
                <text:list-item>
                  <text:p text:style-name="P338">requires validation against earned titles</text:p>
                </text:list-item>
              </text:list>
              <text:h text:style-name="Heading_20_3" text:outline-level="3">Best if</text:h>
              <text:list text:style-name="L294">
                <text:list-item>
                  <text:p text:style-name="P339">you later want more customization</text:p>
                </text:list-item>
              </text:list>
              <text:h text:style-name="Heading_20_3" text:outline-level="3">Not necessary for v1.</text:h>
              <text:p text:style-name="Horizontal_20_Line"/>
              <text:h text:style-name="Heading_20_1" text:outline-level="1"><text:soft-page-break/>Recommended v1 design</text:h>
              <text:p text:style-name="Text_20_body">For your project, I’d do this:</text:p>
              <text:h text:style-name="Heading_20_2" text:outline-level="2">Canonical</text:h>
              <text:list text:style-name="L295">
                <text:list-item>
                  <text:p text:style-name="P340">Achievements determine what title achievements a user has unlocked</text:p>
                </text:list-item>
              </text:list>
              <text:h text:style-name="Heading_20_2" text:outline-level="2">User field</text:h>
              <text:p text:style-name="Text_20_body">Add one field:</text:p>
              <text:list text:style-name="L296">
                <text:list-item>
                  <text:p text:style-name="P341"><text:span text:style-name="Source_20_Text">field_learning_current_title</text:span></text:p>
                </text:list-item>
              </text:list>
              <text:h text:style-name="Heading_20_3" text:outline-level="3">Update rule</text:h>
              <text:p text:style-name="Text_20_body">Whenever a title-type achievement is unlocked:</text:p>
              <text:list text:style-name="L297">
                <text:list-item>
                  <text:p text:style-name="P342">recompute the highest-priority title the user has earned</text:p>
                </text:list-item>
                <text:list-item>
                  <text:p text:style-name="P342">save that string on the user account</text:p>
                </text:list-item>
              </text:list>
              <text:h text:style-name="Heading_20_3" text:outline-level="3">Display rule</text:h>
              <text:list text:style-name="L298">
                <text:list-item>
                  <text:p text:style-name="P343">forum posts use <text:span text:style-name="Source_20_Text">field_learning_current_title</text:span></text:p>
                </text:list-item>
                <text:list-item>
                  <text:p text:style-name="P343">if empty, show nothing</text:p>
                </text:list-item>
              </text:list>
              <text:p text:style-name="Text_20_body">This is simple, stable, and practical.</text:p>
              <text:p text:style-name="Horizontal_20_Line"/>
              <text:h text:style-name="Heading_20_1" text:outline-level="1">What if you later want “badges” too?</text:h>
              <text:p text:style-name="Text_20_body">If you later decide to show a badge/image, I’d still keep the same pattern:</text:p>
              <text:list text:style-name="L299">
                <text:list-item>
                  <text:p text:style-name="P344">achievements = truth</text:p>
                </text:list-item>
                <text:list-item>
                  <text:p text:style-name="P344">user entity = current projected display state</text:p>
                </text:list-item>
              </text:list>
              <text:p text:style-name="Text_20_body">So you might later add:</text:p>
              <text:list text:style-name="L300">
                <text:list-item>
                  <text:p text:style-name="P345"><text:span text:style-name="Source_20_Text">field_learning_current_badge</text:span></text:p>
                </text:list-item>
                <text:list-item>
                  <text:p text:style-name="P345">or <text:span text:style-name="Source_20_Text">field_learning_title_level</text:span></text:p>
                </text:list-item>
              </text:list>
              <text:p text:style-name="Text_20_body">But I would not start there.</text:p>
              <text:p text:style-name="Horizontal_20_Line"/>
              <text:h text:style-name="Heading_20_1" text:outline-level="1"><text:soft-page-break/>What problems this avoids</text:h>
              <text:p text:style-name="Text_20_body">With the hybrid approach, you avoid:</text:p>
              <text:list text:style-name="L301">
                <text:list-item>
                  <text:p text:style-name="P346">making titles independent from achievement state</text:p>
                </text:list-item>
                <text:list-item>
                  <text:p text:style-name="P346">expensive repeated title computation in every theme render</text:p>
                </text:list-item>
                <text:list-item>
                  <text:p text:style-name="P346">awkward multi-value field management for every earned title</text:p>
                </text:list-item>
                <text:list-item>
                  <text:p text:style-name="P346">overcomplicating the first version</text:p>
                </text:list-item>
              </text:list>
              <text:p text:style-name="Horizontal_20_Line"/>
              <text:h text:style-name="Heading_20_1" text:outline-level="1">My recommendation in one sentence</text:h>
              <text:p text:style-name="Text_20_body"><text:span text:style-name="Strong_20_Emphasis">Yes, add the current earned title to the User entity if you want easier display — but keep Achievements as the canonical source and treat the user field as a synchronized display field, not the primary record.</text:span></text:p>
              <text:p text:style-name="Horizontal_20_Line"/>
              <text:h text:style-name="Heading_20_1" text:outline-level="1">If you want, here is the exact v1 recommendation</text:h>
              <text:h text:style-name="Heading_20_2" text:outline-level="2">Add to User entity</text:h>
              <text:list text:style-name="L302">
                <text:list-item>
                  <text:p text:style-name="P347"><text:span text:style-name="Source_20_Text">field_learning_current_title</text:span></text:p>
                  <text:list>
                    <text:list-item>
                      <text:p text:style-name="P347">type: plain text</text:p>
                    </text:list-item>
                    <text:list-item>
                      <text:p text:style-name="P347">single-value</text:p>
                    </text:list-item>
                  </text:list>
                </text:list-item>
              </text:list>
              <text:h text:style-name="Heading_20_2" text:outline-level="2">Do not add yet</text:h>
              <text:list text:style-name="L303">
                <text:list-item>
                  <text:p text:style-name="P348">full list of earned titles</text:p>
                </text:list-item>
                <text:list-item>
                  <text:p text:style-name="P348">selected title</text:p>
                </text:list-item>
                <text:list-item>
                  <text:p text:style-name="P348">badge image field</text:p>
                </text:list-item>
              </text:list>
              <text:h text:style-name="Heading_20_2" text:outline-level="2">Synchronize when</text:h>
              <text:list text:style-name="L304">
                <text:list-item>
                  <text:p text:style-name="P349">title achievement unlocked</text:p>
                </text:list-item>
                <text:list-item>
                  <text:p text:style-name="P349">title achievement revoked/reset</text:p>
                </text:list-item>
                <text:list-item>
                  <text:p text:style-name="P349">title priority config changes</text:p>
                </text:list-item>
              </text:list>
              <text:p text:style-name="Horizontal_20_Line"><text:soft-page-break/></text:p>
              <text:h text:style-name="Heading_20_1" text:outline-level="1">Potential future enhancement</text:h>
              <text:p text:style-name="Text_20_body">Later, if you want student choice, you can add:</text:p>
              <text:list text:style-name="L305">
                <text:list-item>
                  <text:p text:style-name="P350"><text:span text:style-name="Source_20_Text">field_learning_selected_title</text:span></text:p>
                </text:list-item>
              </text:list>
              <text:p text:style-name="Text_20_body">Then the logic becomes:</text:p>
              <text:list text:style-name="L306">
                <text:list-item>
                  <text:p text:style-name="P351">determine earned titles from achievements</text:p>
                </text:list-item>
                <text:list-item>
                  <text:p text:style-name="P351">if selected title is still valid, show it</text:p>
                </text:list-item>
                <text:list-item>
                  <text:p text:style-name="P351">otherwise fall back to highest-priority earned title</text:p>
                </text:list-item>
              </text:list>
              <text:p text:style-name="Text_20_body">That’s a nice v2 feature.</text:p>
              <text:h text:style-name="Heading_20_2" text:outline-level="2">Commands I used</text:h>
              <text:list text:style-name="L307">
                <text:list-item>
                  <text:p text:style-name="P352">✅ No additional terminal commands were needed for this reply; I analyzed your design question directly in the conversation.<text:bookmark text:name="wham-message-modal-footer Copy 1"/></text:p>
                </text:list-item>
              </text:list>
              <text:section text:style-name="Sect2" text:name="Section32">
                <text:section text:style-name="Sect2" text:name="Section33">
                  <text:p text:style-name="P353"/>
                </text:section>
              </text:section>
              <text:p text:style-name="Text_20_body"><draw:frame draw:style-name="fr1" draw:name="aria-notify-live-region-assertive" text:anchor-type="char" svg:width="0.0161in" draw:z-index="1"><draw:text-box fo:min-height="0.0161in"><text:p text:style-name="P354"/></draw:text-box></draw:frame><text:line-break/>I can now draft a much more concrete implementation spec, but I’d need a few decisions from you first.</text:p>
              <text:h text:style-name="Heading_20_2" text:outline-level="2">1. First achievement set</text:h>
              <text:p text:style-name="Text_20_body">Please confirm whether you want v1 to include these groups:</text:p>
              <text:h text:style-name="Heading_20_3" text:outline-level="3">Lesson count</text:h>
              <text:list text:style-name="L308">
                <text:list-item>
                  <text:p text:style-name="P355">first lesson</text:p>
                </text:list-item>
                <text:list-item>
                  <text:p text:style-name="P355">5 lessons</text:p>
                </text:list-item>
                <text:list-item>
                  <text:p text:style-name="P355">10 lessons</text:p>
                </text:list-item>
                <text:list-item>
                  <text:p text:style-name="P355">25 lessons</text:p>
                </text:list-item>
              </text:list>
              <text:h text:style-name="P356" text:outline-level="3">Lesson completions</text:h>
              <text:list text:style-name="L309">
                <text:list-item>
                  <text:p text:style-name="P357">Ability of user / teacher to configure milestones tied to completion of a specific lesson, completion of a specific section, completion of a specific course, or completion of a count threshold</text:p>
                </text:list-item>
                <text:list-item>
                  <text:p text:style-name="P357"><text:soft-page-break/>Use the best approach (both A and B): Use both threshold achievements for momentum and explicit named achievements for identity moments. As you said, that gives the best balance.</text:p>
                </text:list-item>
              </text:list>
              <text:h text:style-name="Heading_20_3" text:outline-level="3">Course count</text:h>
              <text:list text:style-name="L310">
                <text:list-item>
                  <text:p text:style-name="P358">first course</text:p>
                </text:list-item>
                <text:list-item>
                  <text:p text:style-name="P358">3 courses</text:p>
                </text:list-item>
              </text:list>
              <text:h text:style-name="Heading_20_3" text:outline-level="3">Identity titles</text:h>
              <text:list text:style-name="L311">
                <text:list-item>
                  <text:p text:style-name="P359">your 13 listed titles</text:p>
                </text:list-item>
              </text:list>
              <text:h text:style-name="Heading_20_3" text:outline-level="3">Forum participation</text:h>
              <text:list text:style-name="L312">
                <text:list-item>
                  <text:p text:style-name="P360">first topic</text:p>
                </text:list-item>
                <text:list-item>
                  <text:p text:style-name="P360">first reply</text:p>
                </text:list-item>
                <text:list-item>
                  <text:p text:style-name="P360">5 replies</text:p>
                </text:list-item>
                <text:list-item>
                  <text:p text:style-name="P360">10 replies</text:p>
                </text:list-item>
              </text:list>
              <text:h text:style-name="Heading_20_2" text:outline-level="2">2. Forum title display rule</text:h>
              <text:list text:style-name="L313">
                <text:list-item>
                  <text:p text:style-name="P361"><text:span text:style-name="Strong_20_Emphasis">highest-priority unlocked title shown automatically</text:span></text:p>
                </text:list-item>
              </text:list>
              <text:h text:style-name="P362" text:outline-level="2">3. Points economy</text:h>
              <text:list text:style-name="L314">
                <text:list-item>
                  <text:p text:style-name="P363">one shared point balance across achievements + forum participation + store spend ← recommended</text:p>
                </text:list-item>
              </text:list>
              <text:h text:style-name="Heading_20_2" text:outline-level="2">4. Lesson email audience</text:h>
              <text:p text:style-name="Text_20_body">For v1:</text:p>
              <text:list text:style-name="L315">
                <text:list-item>
                  <text:p text:style-name="P364">student + parent</text:p>
                </text:list-item>
              </text:list>
              <text:p text:style-name="Horizontal_20_Line"/>
              <text:h text:style-name="Heading_20_1" text:outline-level="1"><text:span text:style-name="T7">I accept your</text:span> recommendations <text:span text:style-name="T7">on these:</text:span></text:h>
              <text:h text:style-name="Heading_20_2" text:outline-level="2">Strong recommendations</text:h>
              <text:list text:style-name="L316">
                <text:list-item>
                  <text:p text:style-name="P365">module name: <text:span text:style-name="Source_20_Text">achievements_learning</text:span></text:p>
                </text:list-item>
                <text:list-item>
                  <text:p text:style-name="P365">forum title display: <text:span text:style-name="Strong_20_Emphasis">automatic highest unlocked title</text:span></text:p>
                </text:list-item>
                <text:list-item>
                  <text:p text:style-name="P365"><text:soft-page-break/>store: <text:span text:style-name="Strong_20_Emphasis">digital downloads only</text:span></text:p>
                </text:list-item>
                <text:list-item>
                  <text:p text:style-name="P365">point economy: <text:span text:style-name="Strong_20_Emphasis">single shared spendable point balance</text:span></text:p>
                </text:list-item>
                <text:list-item>
                  <text:p text:style-name="P365">lesson email fields on <text:span text:style-name="Source_20_Text">module_lesson</text:span></text:p>
                </text:list-item>
                <text:list-item>
                  <text:p text:style-name="P365">forum tracking: <text:span text:style-name="Strong_20_Emphasis">topics + replies separately</text:span></text:p>
                </text:list-item>
                <text:list-item>
                  <text:p text:style-name="P366">Phase 1 scope: milestones, titles, forum points, lesson emails</text:p>
                </text:list-item>
              </text:list>
              <text:p text:style-name="P367"/>
              <text:p text:style-name="P367">Also your v1 recommendation on adding the earned title to the User entity:</text:p>
              <text:list text:continue-numbering="true" text:style-name="L316">
                <text:list-item>
                  <text:p text:style-name="P366">Add to User entity</text:p>
                </text:list-item>
              </text:list>
            </text:section>
          </text:section>
          <text:list text:style-name="L317">
            <text:list-item>
              <text:list>
                <text:list-item>
                  <text:p text:style-name="P368"><text:span text:style-name="Source_20_Text">field_learning_current_title</text:span></text:p>
                </text:list-item>
                <text:list-item>
                  <text:p text:style-name="P368">type: plain text</text:p>
                </text:list-item>
                <text:list-item>
                  <text:p text:style-name="P369">single-value</text:p>
                </text:list-item>
              </text:list>
            </text:list-item>
            <text:list-item>
              <text:p text:style-name="P369">Do not add yet</text:p>
            </text:list-item>
          </text:list>
          <text:list text:style-name="L318">
            <text:list-item>
              <text:list>
                <text:list-item>
                  <text:p text:style-name="P370">full list of earned titles</text:p>
                </text:list-item>
                <text:list-item>
                  <text:p text:style-name="P370">selected title</text:p>
                </text:list-item>
                <text:list-item>
                  <text:p text:style-name="P371">badge image field</text:p>
                </text:list-item>
              </text:list>
            </text:list-item>
            <text:list-item>
              <text:p text:style-name="P371">Synchronize when</text:p>
            </text:list-item>
          </text:list>
          <text:list text:style-name="L319">
            <text:list-item>
              <text:list>
                <text:list-item>
                  <text:p text:style-name="P372">title achievement unlocked</text:p>
                </text:list-item>
                <text:list-item>
                  <text:p text:style-name="P372">title achievement revoked/reset</text:p>
                </text:list-item>
                <text:list-item>
                  <text:p text:style-name="P372">title priority config changes</text:p>
                </text:list-item>
              </text:list>
            </text:list-item>
          </text:list>
          <text:p text:style-name="P373"/>
          <text:p text:style-name="P373">Do you need any other decisions from me?</text:p>
        </text:section>
      </text:section>
      <text:p text:style-name="P310"><draw:frame draw:style-name="fr1" draw:name="aria-notify-live-region-assertive" text:anchor-type="char" svg:width="0.0161in" draw:z-index="0"><draw:text-box fo:min-height="0.0161in"><text:p text:style-name="P354"/></draw:text-box></draw:frame></text:p>
      <text:p text:style-name="Text_20_body">You’ve now made <text:span text:style-name="Strong_20_Emphasis">most of the important product decisions</text:span>. At this point, I do <text:span text:style-name="Strong_20_Emphasis">not</text:span> need more big-picture decisions to design the module architecture.</text:p>
      <text:p text:style-name="Text_20_body">What I <text:span text:style-name="Strong_20_Emphasis">do</text:span> still need are a few <text:span text:style-name="Strong_20_Emphasis">implementation-level decisions</text:span> so the first build doesn’t stall on ambiguity.</text:p>
      <text:p text:style-name="Horizontal_20_Line"/>
      <text:h text:style-name="Heading_20_1" text:outline-level="1"><text:soft-page-break/>Short answer</text:h>
      <text:h text:style-name="Heading_20_2" text:outline-level="2">Yes — but only a few more.</text:h>
      <text:p text:style-name="Text_20_body">You’ve already settled the major strategic choices. The remaining decisions are mainly about:</text:p>
      <text:list text:style-name="L320">
        <text:list-item>
          <text:p text:style-name="P374"><text:span text:style-name="Strong_20_Emphasis">exact triggers</text:span></text:p>
        </text:list-item>
        <text:list-item>
          <text:p text:style-name="P374"><text:span text:style-name="Strong_20_Emphasis">points values</text:span></text:p>
        </text:list-item>
        <text:list-item>
          <text:p text:style-name="P374"><text:span text:style-name="Strong_20_Emphasis">lesson/course milestone mapping</text:span></text:p>
        </text:list-item>
        <text:list-item>
          <text:p text:style-name="P374"><text:span text:style-name="Strong_20_Emphasis">email content ownership</text:span></text:p>
        </text:list-item>
        <text:list-item>
          <text:p text:style-name="P374"><text:span text:style-name="Strong_20_Emphasis">store item model</text:span></text:p>
        </text:list-item>
        <text:list-item>
          <text:p text:style-name="P374"><text:span text:style-name="Strong_20_Emphasis">forum counting rules</text:span></text:p>
        </text:list-item>
        <text:list-item>
          <text:p text:style-name="P374"><text:span text:style-name="Strong_20_Emphasis">parent email source</text:span></text:p>
        </text:list-item>
      </text:list>
      <text:p text:style-name="Text_20_body">Once those are decided, I can turn this into a concrete implementation plan or code scaffold.</text:p>
      <text:p text:style-name="Horizontal_20_Line"/>
      <text:h text:style-name="Heading_20_1" text:outline-level="1">What I still need from you</text:h>
      <text:p text:style-name="Horizontal_20_Line"/>
      <text:h text:style-name="Heading_20_2" text:outline-level="2">1. Exact list of v1 achievements and point values</text:h>
      <text:p text:style-name="Text_20_body">You approved the categories, which is great. Now I need the actual first-pass definitions.</text:p>
      <text:h text:style-name="Heading_20_3" text:outline-level="3">I need:</text:h>
      <text:p text:style-name="Text_20_body">For each achievement:</text:p>
      <text:list text:style-name="L321">
        <text:list-item>
          <text:p text:style-name="P375">machine name</text:p>
        </text:list-item>
        <text:list-item>
          <text:p text:style-name="P375">label</text:p>
        </text:list-item>
        <text:list-item>
          <text:p text:style-name="P375">description</text:p>
        </text:list-item>
        <text:list-item>
          <text:p text:style-name="P375">points</text:p>
        </text:list-item>
        <text:list-item>
          <text:p text:style-name="P375">trigger type</text:p>
        </text:list-item>
      </text:list>
      <text:h text:style-name="Heading_20_3" text:outline-level="3">For example:</text:h>
      <text:list text:style-name="L322">
        <text:list-item>
          <text:p text:style-name="P376"><text:span text:style-name="Source_20_Text">lesson_count_1</text:span></text:p>
        </text:list-item>
        <text:list-item>
          <text:p text:style-name="P376">label: First Lesson</text:p>
        </text:list-item>
        <text:list-item>
          <text:p text:style-name="P376"><text:soft-page-break/>description: Complete your first lesson.</text:p>
        </text:list-item>
        <text:list-item>
          <text:p text:style-name="P376">points: 10</text:p>
        </text:list-item>
        <text:list-item>
          <text:p text:style-name="P376"><text:span text:style-name="Source_20_Text">forum_reply_5</text:span></text:p>
        </text:list-item>
        <text:list-item>
          <text:p text:style-name="P376">label: Engaged Participant</text:p>
        </text:list-item>
      </text:list>
      <text:list text:style-name="L323">
        <text:list-item>
          <text:p text:style-name="P377">description: Contribute 5 replies in class discussion.</text:p>
        </text:list-item>
        <text:list-item>
          <text:p text:style-name="P377">points: 25</text:p>
        </text:list-item>
        <text:list-item>
          <text:p text:style-name="P377"><text:span text:style-name="Source_20_Text">faith_defender</text:span></text:p>
        </text:list-item>
        <text:list-item>
          <text:p text:style-name="P377">label: Faith Defender</text:p>
        </text:list-item>
        <text:list-item>
          <text:p text:style-name="P377">description: Complete the apologetics course.</text:p>
        </text:list-item>
        <text:list-item>
          <text:p text:style-name="P377">points: 100</text:p>
        </text:list-item>
      </text:list>
      <text:h text:style-name="Heading_20_3" text:outline-level="3">Why this matters</text:h>
      <text:p text:style-name="Text_20_body">Without the exact point assignments, I can’t define:</text:p>
      <text:list text:style-name="L324">
        <text:list-item>
          <text:p text:style-name="P378">balance progression</text:p>
        </text:list-item>
        <text:list-item>
          <text:p text:style-name="P378">store affordability</text:p>
        </text:list-item>
        <text:list-item>
          <text:p text:style-name="P378">achievement config</text:p>
        </text:list-item>
        <text:list-item>
          <text:p text:style-name="P378">notification copy</text:p>
        </text:list-item>
      </text:list>
      <text:p text:style-name="Horizontal_20_Line"/>
      <text:h text:style-name="Heading_20_2" text:outline-level="2">2. Identity title trigger mapping</text:h>
      <text:p text:style-name="Text_20_body">You’ve listed the 13 titles, but I still need to know <text:span text:style-name="Strong_20_Emphasis">what unlocks each one</text:span>.</text:p>
      <text:p text:style-name="Text_20_body">This is one of the most important remaining decisions.</text:p>
      <text:h text:style-name="Heading_20_3" text:outline-level="3">For each title, I need:</text:h>
      <text:list text:style-name="L325">
        <text:list-item>
          <text:p text:style-name="P379">trigger type:</text:p>
        </text:list-item>
        <text:list-item>
          <text:p text:style-name="P379">specific lesson</text:p>
        </text:list-item>
        <text:list-item>
          <text:p text:style-name="P379">specific section</text:p>
        </text:list-item>
        <text:list-item>
          <text:p text:style-name="P379">specific course</text:p>
        </text:list-item>
        <text:list-item>
          <text:p text:style-name="P379">threshold count</text:p>
        </text:list-item>
        <text:list-item>
          <text:p text:style-name="P379">exact content target</text:p>
        </text:list-item>
      </text:list>
      <text:h text:style-name="Heading_20_3" text:outline-level="3"><text:soft-page-break/>Example:</text:h>
      <text:list text:style-name="L326">
        <text:list-item>
          <text:p text:style-name="P380">Truth Seeker</text:p>
        </text:list-item>
        <text:list-item>
          <text:p text:style-name="P380">unlock when: lesson <text:span text:style-name="Source_20_Text">faith_reason_intro</text:span> completed</text:p>
        </text:list-item>
        <text:list-item>
          <text:p text:style-name="P380">Clarity Builder</text:p>
        </text:list-item>
        <text:list-item>
          <text:p text:style-name="P380">unlock when: lesson <text:span text:style-name="Source_20_Text">relativism_logic</text:span> completed</text:p>
        </text:list-item>
        <text:list-item>
          <text:p text:style-name="P380">Faith Defender</text:p>
        </text:list-item>
        <text:list-item>
          <text:p text:style-name="P380">unlock when: course <text:span text:style-name="Source_20_Text">apologetics</text:span> completed</text:p>
        </text:list-item>
      </text:list>
      <text:h text:style-name="Heading_20_3" text:outline-level="3">Why this matters</text:h>
      <text:p text:style-name="Text_20_body">This determines:</text:p>
      <text:list text:style-name="L327">
        <text:list-item>
          <text:p text:style-name="P381">the achievement config</text:p>
        </text:list-item>
        <text:list-item>
          <text:p text:style-name="P381">subscriber logic</text:p>
        </text:list-item>
        <text:list-item>
          <text:p text:style-name="P381">current-title synchronization to <text:span text:style-name="Source_20_Text">field_learning_current_title</text:span></text:p>
        </text:list-item>
      </text:list>
      <text:p text:style-name="Horizontal_20_Line"/>
      <text:h text:style-name="Heading_20_2" text:outline-level="2">3. How to represent “section completion”</text:h>
      <text:p text:style-name="Text_20_body">You said you want milestones tied to:</text:p>
      <text:list text:style-name="L328">
        <text:list-item>
          <text:p text:style-name="P382">specific lesson</text:p>
        </text:list-item>
        <text:list-item>
          <text:p text:style-name="P382">specific section</text:p>
        </text:list-item>
        <text:list-item>
          <text:p text:style-name="P382">specific course</text:p>
        </text:list-item>
        <text:list-item>
          <text:p text:style-name="P382">count threshold</text:p>
        </text:list-item>
      </text:list>
      <text:p text:style-name="Text_20_body">Lesson/course/count are straightforward.</text:p>
      <text:h text:style-name="Heading_20_3" text:outline-level="3">The open question is:</text:h>
      <text:h text:style-name="Heading_20_2" text:outline-level="2">What is a “section” in your system, technically?</text:h>
      <text:p text:style-name="Text_20_body">I need to know whether a section corresponds to:</text:p>
      <text:list text:style-name="L329">
        <text:list-item>
          <text:p text:style-name="P383">a specific set of lesson nodes</text:p>
        </text:list-item>
        <text:list-item>
          <text:p text:style-name="P383">a module paragraph in <text:span text:style-name="Source_20_Text">field_course_module</text:span></text:p>
        </text:list-item>
        <text:list-item>
          <text:p text:style-name="P383">a hand-maintained admin config grouping</text:p>
        </text:list-item>
        <text:list-item>
          <text:p text:style-name="P383">a taxonomy term</text:p>
        </text:list-item>
        <text:list-item>
          <text:p text:style-name="P383">something else</text:p>
        </text:list-item>
      </text:list>
      <text:h text:style-name="Heading_20_3" text:outline-level="3"><text:soft-page-break/>Why this matters</text:h>
      <text:p text:style-name="Text_20_body">“Section completion” is only easy to implement once we know how sections are modeled.</text:p>
      <text:h text:style-name="Heading_20_3" text:outline-level="3">My recommendation</text:h>
      <text:p text:style-name="Text_20_body">If section structure is not already formally modeled in a reusable way, for v1 I would implement:</text:p>
      <text:list text:style-name="L330">
        <text:list-item>
          <text:p text:style-name="P384">lesson completion triggers</text:p>
        </text:list-item>
        <text:list-item>
          <text:p text:style-name="P384">course completion triggers</text:p>
        </text:list-item>
        <text:list-item>
          <text:p text:style-name="P384">count thresholds</text:p>
        </text:list-item>
      </text:list>
      <text:p text:style-name="Text_20_body">…and postpone “section completion” until we have a clean technical representation.</text:p>
      <text:p text:style-name="Text_20_body">Unless you already know that:</text:p>
      <text:list text:style-name="L331">
        <text:list-item>
          <text:p text:style-name="P385">one course module paragraph = one section</text:p>
        </text:list-item>
      </text:list>
      <text:p text:style-name="Text_20_body">If that is true, tell me, and we can probably support section milestones too.</text:p>
      <text:p text:style-name="Horizontal_20_Line"/>
      <text:h text:style-name="Heading_20_2" text:outline-level="2">4. Forum counting rules</text:h>
      <text:p text:style-name="Text_20_body">You already decided:</text:p>
      <text:list text:style-name="L332">
        <text:list-item>
          <text:p text:style-name="P386">topics + replies separately</text:p>
        </text:list-item>
        <text:list-item>
          <text:p text:style-name="P386">automatic title display</text:p>
        </text:list-item>
        <text:list-item>
          <text:p text:style-name="P386">contributed Forum + <text:span text:style-name="Source_20_Text">comment_forum</text:span></text:p>
        </text:list-item>
      </text:list>
      <text:p text:style-name="Text_20_body">Now I need the counting policy.</text:p>
      <text:h text:style-name="Heading_20_3" text:outline-level="3">Please decide:</text:h>
      <text:h text:style-name="Heading_20_4" text:outline-level="4">A. What counts as a reply?</text:h>
      <text:list text:style-name="L333">
        <text:list-item>
          <text:p text:style-name="P387">any published <text:span text:style-name="Source_20_Text">comment_forum</text:span> reply</text:p>
        </text:list-item>
        <text:list-item>
          <text:p text:style-name="P387">only top-level replies</text:p>
        </text:list-item>
        <text:list-item>
          <text:p text:style-name="P387">nested replies too</text:p>
        </text:list-item>
      </text:list>
      <text:h text:style-name="Heading_20_3" text:outline-level="3">B. What counts as a topic?</text:h>
      <text:list text:style-name="L334">
        <text:list-item>
          <text:p text:style-name="P388">any published forum topic node</text:p>
        </text:list-item>
        <text:list-item>
          <text:p text:style-name="P388">only in selected forums</text:p>
        </text:list-item>
        <text:list-item>
          <text:p text:style-name="P388">all forums</text:p>
        </text:list-item>
      </text:list>
      <text:h text:style-name="Heading_20_3" text:outline-level="3"><text:soft-page-break/>C. Spam/quality guardrails</text:h>
      <text:p text:style-name="Text_20_body">For v1, should we:</text:p>
      <text:list text:style-name="L335">
        <text:list-item>
          <text:p text:style-name="P389">count every published post/reply</text:p>
        </text:list-item>
        <text:list-item>
          <text:p text:style-name="P389">require minimum body length</text:p>
        </text:list-item>
        <text:list-item>
          <text:p text:style-name="P389">exclude teacher/admin posts</text:p>
        </text:list-item>
        <text:list-item>
          <text:p text:style-name="P389">exclude edits from creating new credit</text:p>
        </text:list-item>
      </text:list>
      <text:h text:style-name="Heading_20_3" text:outline-level="3">My recommendation for v1</text:h>
      <text:list text:style-name="L336">
        <text:list-item>
          <text:p text:style-name="P390">count any <text:span text:style-name="Strong_20_Emphasis">published</text:span> forum topic</text:p>
        </text:list-item>
        <text:list-item>
          <text:p text:style-name="P390">count any <text:span text:style-name="Strong_20_Emphasis">published</text:span> <text:span text:style-name="Source_20_Text">comment_forum</text:span> reply</text:p>
        </text:list-item>
        <text:list-item>
          <text:p text:style-name="P390">do <text:span text:style-name="Strong_20_Emphasis">not</text:span> count edits</text:p>
        </text:list-item>
        <text:list-item>
          <text:p text:style-name="P390">do <text:span text:style-name="Strong_20_Emphasis">not</text:span> count unpublished content</text:p>
        </text:list-item>
        <text:list-item>
          <text:p text:style-name="P390">count nested replies too</text:p>
        </text:list-item>
        <text:list-item>
          <text:p text:style-name="P390">optionally exclude admin/teacher roles if you do not want instructors accumulating student rewards</text:p>
        </text:list-item>
      </text:list>
      <text:p text:style-name="Horizontal_20_Line"/>
      <text:h text:style-name="Heading_20_2" text:outline-level="2">5. Parent email address source</text:h>
      <text:p text:style-name="Text_20_body">You decided lesson emails should go to:</text:p>
      <text:list text:style-name="L337">
        <text:list-item>
          <text:p text:style-name="P391">student + parent</text:p>
        </text:list-item>
      </text:list>
      <text:p text:style-name="Text_20_body">That’s clear, but I still need to know:</text:p>
      <text:h text:style-name="Heading_20_2" text:outline-level="2">Where does the parent email come from?</text:h>
      <text:h text:style-name="Heading_20_3" text:outline-level="3">Possible options:</text:h>
      <text:list text:style-name="L338">
        <text:list-item>
          <text:p text:style-name="P392">a user field on the student account, e.g. <text:span text:style-name="Source_20_Text">field_parent_email</text:span></text:p>
        </text:list-item>
        <text:list-item>
          <text:p text:style-name="P392">a related parent user account reference</text:p>
        </text:list-item>
        <text:list-item>
          <text:p text:style-name="P392">Group membership metadata</text:p>
        </text:list-item>
        <text:list-item>
          <text:p text:style-name="P392">an external CRM</text:p>
        </text:list-item>
        <text:list-item>
          <text:p text:style-name="P392">manual configuration elsewhere</text:p>
        </text:list-item>
      </text:list>
      <text:h text:style-name="Heading_20_3" text:outline-level="3"><text:soft-page-break/>This is critical.</text:h>
      <text:p text:style-name="Text_20_body">Because if there’s no canonical parent email source, we can’t implement parent notifications safely.</text:p>
      <text:h text:style-name="Heading_20_3" text:outline-level="3">My recommendation</text:h>
      <text:p text:style-name="Text_20_body">For v1, use:</text:p>
      <text:list text:style-name="L339">
        <text:list-item>
          <text:p text:style-name="P393">a simple student user field like <text:span text:style-name="Source_20_Text">field_parent_email</text:span></text:p>
        </text:list-item>
      </text:list>
      <text:p text:style-name="Text_20_body">That is easiest and most reliable.</text:p>
      <text:p text:style-name="Horizontal_20_Line"/>
      <text:h text:style-name="Heading_20_2" text:outline-level="2">6. Lesson email field details</text:h>
      <text:p text:style-name="Text_20_body">You accepted adding lesson-level fields, which is great.</text:p>
      <text:p text:style-name="Text_20_body">Now I need a small content-model decision:</text:p>
      <text:h text:style-name="Heading_20_3" text:outline-level="3">For each <text:span text:style-name="Source_20_Text">module_lesson</text:span>, do you want:</text:h>
      <text:h text:style-name="Heading_20_4" text:outline-level="4">Minimal set:</text:h>
      <text:list text:style-name="L340">
        <text:list-item>
          <text:p text:style-name="P394">enabled checkbox</text:p>
        </text:list-item>
        <text:list-item>
          <text:p text:style-name="P394">student subject</text:p>
        </text:list-item>
        <text:list-item>
          <text:p text:style-name="P394">student body</text:p>
        </text:list-item>
        <text:list-item>
          <text:p text:style-name="P394">parent subject</text:p>
        </text:list-item>
        <text:list-item>
          <text:p text:style-name="P394">parent body</text:p>
        </text:list-item>
      </text:list>
      <text:p text:style-name="Text_20_body">or</text:p>
      <text:h text:style-name="Heading_20_4" text:outline-level="4">Simpler set:</text:h>
      <text:list text:style-name="L341">
        <text:list-item>
          <text:p text:style-name="P395">enabled checkbox</text:p>
        </text:list-item>
        <text:list-item>
          <text:p text:style-name="P395">one shared subject/body for student + parent</text:p>
        </text:list-item>
        <text:list-item>
          <text:p text:style-name="P395">optional parent override later</text:p>
        </text:list-item>
      </text:list>
      <text:h text:style-name="Heading_20_3" text:outline-level="3">My recommendation</text:h>
      <text:p text:style-name="Text_20_body">For v1, use:</text:p>
      <text:list text:style-name="L342">
        <text:list-item>
          <text:p text:style-name="P396"><text:span text:style-name="Source_20_Text">field_completion_email_enabled</text:span></text:p>
        </text:list-item>
        <text:list-item>
          <text:p text:style-name="P396"><text:span text:style-name="Source_20_Text">field_completion_email_subject</text:span></text:p>
        </text:list-item>
        <text:list-item>
          <text:p text:style-name="P396"><text:span text:style-name="Source_20_Text">field_completion_email_body</text:span></text:p>
        </text:list-item>
        <text:list-item>
          <text:p text:style-name="P396"><text:soft-page-break/><text:span text:style-name="Source_20_Text">field_parent_completion_email_subject</text:span></text:p>
        </text:list-item>
        <text:list-item>
          <text:p text:style-name="P396"><text:span text:style-name="Source_20_Text">field_parent_completion_email_body</text:span></text:p>
        </text:list-item>
      </text:list>
      <text:p text:style-name="Text_20_body">That gives you flexibility without being too complex.</text:p>
      <text:p text:style-name="Horizontal_20_Line"/>
      <text:h text:style-name="Heading_20_2" text:outline-level="2">7. Store item model</text:h>
      <text:p text:style-name="Text_20_body">You approved digital downloads only, which is perfect. Now I need to know what the first version of store items should look like.</text:p>
      <text:h text:style-name="Heading_20_3" text:outline-level="3">For each item, I need to know whether it should support:</text:h>
      <text:list text:style-name="L343">
        <text:list-item>
          <text:p text:style-name="P397">title</text:p>
        </text:list-item>
        <text:list-item>
          <text:p text:style-name="P397">description</text:p>
        </text:list-item>
        <text:list-item>
          <text:p text:style-name="P397">points cost</text:p>
        </text:list-item>
        <text:list-item>
          <text:p text:style-name="P397">downloadable file</text:p>
        </text:list-item>
        <text:list-item>
          <text:p text:style-name="P397">external URL</text:p>
        </text:list-item>
        <text:list-item>
          <text:p text:style-name="P397">preview image</text:p>
        </text:list-item>
        <text:list-item>
          <text:p text:style-name="P397">category</text:p>
        </text:list-item>
        <text:list-item>
          <text:p text:style-name="P397">active/inactive</text:p>
        </text:list-item>
      </text:list>
      <text:h text:style-name="Heading_20_3" text:outline-level="3">My recommendation for v1</text:h>
      <text:p text:style-name="Text_20_body">Keep store items very simple:</text:p>
      <text:list text:style-name="L344">
        <text:list-item>
          <text:p text:style-name="P398">title</text:p>
        </text:list-item>
        <text:list-item>
          <text:p text:style-name="P398">description</text:p>
        </text:list-item>
        <text:list-item>
          <text:p text:style-name="P398">points cost</text:p>
        </text:list-item>
        <text:list-item>
          <text:p text:style-name="P398">downloadable file OR external URL</text:p>
        </text:list-item>
        <text:list-item>
          <text:p text:style-name="P398">active/inactive</text:p>
        </text:list-item>
      </text:list>
      <text:p text:style-name="Text_20_body">That’s enough.</text:p>
      <text:p text:style-name="Horizontal_20_Line"/>
      <text:h text:style-name="Heading_20_2" text:outline-level="2">8. Store purchase policy</text:h>
      <text:p text:style-name="Text_20_body">A few small but important rules remain.</text:p>
      <text:h text:style-name="Heading_20_3" text:outline-level="3"><text:soft-page-break/>Please decide:</text:h>
      <text:h text:style-name="Heading_20_4" text:outline-level="4">A. Can a student buy the same item more than once?</text:h>
      <text:p text:style-name="Text_20_body">For digital downloads, I recommend:</text:p>
      <text:list text:style-name="L345">
        <text:list-item>
          <text:p text:style-name="P399"><text:span text:style-name="Strong_20_Emphasis">no</text:span></text:p>
        </text:list-item>
      </text:list>
      <text:h text:style-name="Heading_20_4" text:outline-level="4">B. After purchase, should the item remain permanently accessible?</text:h>
      <text:p text:style-name="Text_20_body">I recommend:</text:p>
      <text:list text:style-name="L346">
        <text:list-item>
          <text:p text:style-name="P400"><text:span text:style-name="Strong_20_Emphasis">yes</text:span></text:p>
        </text:list-item>
      </text:list>
      <text:h text:style-name="Heading_20_4" text:outline-level="4">C. Should purchased items be downloadable from a “My Rewards” page?</text:h>
      <text:p text:style-name="Text_20_body">I recommend:</text:p>
      <text:list text:style-name="L347">
        <text:list-item>
          <text:p text:style-name="P401"><text:span text:style-name="Strong_20_Emphasis">yes</text:span></text:p>
        </text:list-item>
      </text:list>
      <text:p text:style-name="Horizontal_20_Line"/>
      <text:h text:style-name="Heading_20_2" text:outline-level="2">9. Role behavior</text:h>
      <text:p text:style-name="Text_20_body">I need one policy decision around who earns what.</text:p>
      <text:h text:style-name="Heading_20_3" text:outline-level="3">Should these count toward achievements/points?</text:h>
      <text:list text:style-name="L348">
        <text:list-item>
          <text:p text:style-name="P402">students</text:p>
        </text:list-item>
        <text:list-item>
          <text:p text:style-name="P402">teachers/instructors</text:p>
        </text:list-item>
        <text:list-item>
          <text:p text:style-name="P402">admins</text:p>
        </text:list-item>
      </text:list>
      <text:p text:style-name="Text_20_body">You already have Achievements access controls, but I still need your desired policy.</text:p>
      <text:h text:style-name="Heading_20_3" text:outline-level="3">My recommendation</text:h>
      <text:p text:style-name="Text_20_body">For v1:</text:p>
      <text:list text:style-name="L349">
        <text:list-item>
          <text:p text:style-name="P403">students earn achievements/points</text:p>
        </text:list-item>
        <text:list-item>
          <text:p text:style-name="P403">instructors/admins do not</text:p>
        </text:list-item>
      </text:list>
      <text:p text:style-name="Text_20_body">That keeps the system student-focused.</text:p>
      <text:p text:style-name="Text_20_body">If you want this, we can implement it with:</text:p>
      <text:list text:style-name="L350">
        <text:list-item>
          <text:p text:style-name="P404">permissions</text:p>
        </text:list-item>
        <text:list-item>
          <text:p text:style-name="P404">role checks</text:p>
        </text:list-item>
        <text:list-item>
          <text:p text:style-name="P404">or <text:span text:style-name="Source_20_Text">hook_achievements_access_earn()</text:span></text:p>
        </text:list-item>
      </text:list>
      <text:p text:style-name="Horizontal_20_Line"/>
      <text:h text:style-name="Heading_20_2" text:outline-level="2"><text:soft-page-break/>10. User title synchronization policy</text:h>
      <text:p text:style-name="Text_20_body">You accepted:</text:p>
      <text:list text:style-name="L351">
        <text:list-item>
          <text:p text:style-name="P405"><text:span text:style-name="Source_20_Text">field_learning_current_title</text:span></text:p>
        </text:list-item>
        <text:list-item>
          <text:p text:style-name="P405">synchronized when title changes</text:p>
        </text:list-item>
      </text:list>
      <text:p text:style-name="Text_20_body">The last open question is:</text:p>
      <text:h text:style-name="Heading_20_3" text:outline-level="3">When multiple title achievements exist, how do we rank them?</text:h>
      <text:p text:style-name="Text_20_body">You already chose:</text:p>
      <text:list text:style-name="L352">
        <text:list-item>
          <text:p text:style-name="P406">highest-priority unlocked title automatically shown</text:p>
        </text:list-item>
      </text:list>
      <text:p text:style-name="Text_20_body">Now I need:</text:p>
      <text:list text:style-name="L353">
        <text:list-item>
          <text:p text:style-name="P407">the priority order of your 13 titles</text:p>
        </text:list-item>
      </text:list>
      <text:h text:style-name="Heading_20_3" text:outline-level="3">Example approach</text:h>
      <text:p text:style-name="Text_20_body">Either:</text:p>
      <text:list text:style-name="L354">
        <text:list-item>
          <text:p text:style-name="P408">you give me explicit numeric priorities<text:line-break/>or</text:p>
        </text:list-item>
        <text:list-item>
          <text:p text:style-name="P408">I derive them from course progression order</text:p>
        </text:list-item>
      </text:list>
      <text:h text:style-name="Heading_20_3" text:outline-level="3">My recommendation</text:h>
      <text:p text:style-name="Text_20_body">Use explicit numeric priority, because it is clearer and future-proof.</text:p>
      <text:p text:style-name="Horizontal_20_Line"/>
      <text:h text:style-name="Heading_20_1" text:outline-level="1">What I do NOT still need</text:h>
      <text:p text:style-name="Text_20_body">These things are now sufficiently decided:</text:p>
      <text:list text:style-name="L355">
        <text:list-item>
          <text:p text:style-name="P409">module name = <text:span text:style-name="Source_20_Text">achievements_learning</text:span></text:p>
        </text:list-item>
        <text:list-item>
          <text:p text:style-name="P409">store is digital-only</text:p>
        </text:list-item>
        <text:list-item>
          <text:p text:style-name="P409">points are shared/spendable</text:p>
        </text:list-item>
        <text:list-item>
          <text:p text:style-name="P409">titles auto-display</text:p>
        </text:list-item>
        <text:list-item>
          <text:p text:style-name="P409">title mirrored to user field</text:p>
        </text:list-item>
        <text:list-item>
          <text:p text:style-name="P409">lesson emails belong on <text:span text:style-name="Source_20_Text">module_lesson</text:span></text:p>
        </text:list-item>
        <text:list-item>
          <text:p text:style-name="P409">forum participation is in scope</text:p>
        </text:list-item>
        <text:list-item>
          <text:p text:style-name="P409">course + lesson + explicit identity milestones are all in scope</text:p>
        </text:list-item>
      </text:list>
      <text:p text:style-name="Text_20_body"><text:soft-page-break/>So the remaining work is mostly <text:span text:style-name="Strong_20_Emphasis">specific configuration decisions</text:span>, not conceptual architecture.</text:p>
      <text:p text:style-name="Horizontal_20_Line"/>
      <text:h text:style-name="Heading_20_1" text:outline-level="1">My recommended final set of decisions for you to answer</text:h>
      <text:p text:style-name="Text_20_body">If you want the shortest possible next reply, send me these 7 things:</text:p>
      <text:h text:style-name="Heading_20_2" text:outline-level="2">1. Point values</text:h>
      <text:p text:style-name="Text_20_body">What points should these give?</text:p>
      <text:list text:style-name="L356">
        <text:list-item>
          <text:p text:style-name="P410">first lesson</text:p>
        </text:list-item>
        <text:list-item>
          <text:p text:style-name="P410">5 lessons</text:p>
        </text:list-item>
        <text:list-item>
          <text:p text:style-name="P410">10 lessons</text:p>
        </text:list-item>
        <text:list-item>
          <text:p text:style-name="P410">25 lessons</text:p>
        </text:list-item>
        <text:list-item>
          <text:p text:style-name="P410">first course</text:p>
        </text:list-item>
        <text:list-item>
          <text:p text:style-name="P410">3 courses</text:p>
        </text:list-item>
        <text:list-item>
          <text:p text:style-name="P410">first topic</text:p>
        </text:list-item>
        <text:list-item>
          <text:p text:style-name="P410">first reply</text:p>
        </text:list-item>
        <text:list-item>
          <text:p text:style-name="P410">5 replies</text:p>
        </text:list-item>
        <text:list-item>
          <text:p text:style-name="P410">10 replies</text:p>
        </text:list-item>
        <text:list-item>
          <text:p text:style-name="P410">each identity title</text:p>
        </text:list-item>
      </text:list>
      <text:h text:style-name="Heading_20_2" text:outline-level="2">2. Title mappings</text:h>
      <text:p text:style-name="Text_20_body">For each of your 13 titles:</text:p>
      <text:list text:style-name="L357">
        <text:list-item>
          <text:p text:style-name="P411">what lesson/course unlocks it?</text:p>
        </text:list-item>
      </text:list>
      <text:h text:style-name="Heading_20_2" text:outline-level="2">3. Section definition</text:h>
      <text:p text:style-name="Text_20_body">What exactly is a “section” technically?</text:p>
      <text:h text:style-name="Heading_20_2" text:outline-level="2">4. Parent email source</text:h>
      <text:p text:style-name="Text_20_body">Where should the parent email come from?</text:p>
      <text:h text:style-name="Heading_20_2" text:outline-level="2"><text:soft-page-break/>5. Forum counting policy</text:h>
      <text:p text:style-name="Text_20_body">Should every published topic/reply count, and should teacher/admin content count?</text:p>
      <text:h text:style-name="Heading_20_2" text:outline-level="2">6. Store purchase policy</text:h>
      <text:list text:style-name="L358">
        <text:list-item>
          <text:p text:style-name="P412">repurchase allowed?</text:p>
        </text:list-item>
        <text:list-item>
          <text:p text:style-name="P412">permanent access after purchase?</text:p>
        </text:list-item>
        <text:list-item>
          <text:p text:style-name="P412">My Rewards page?</text:p>
        </text:list-item>
      </text:list>
      <text:h text:style-name="Heading_20_2" text:outline-level="2">7. Role policy</text:h>
      <text:p text:style-name="Text_20_body">Should only students earn rewards?</text:p>
      <text:p text:style-name="Horizontal_20_Line"/>
      <text:h text:style-name="Heading_20_1" text:outline-level="1">My recommendations for all 7, if you want defaults</text:h>
      <text:p text:style-name="Text_20_body">If you’d rather move fast, here are my default recommendations:</text:p>
      <text:h text:style-name="Heading_20_2" text:outline-level="2">1. Point values</text:h>
      <text:p text:style-name="Text_20_body">Use a moderate scale:</text:p>
      <text:list text:style-name="L359">
        <text:list-item>
          <text:p text:style-name="P413">first lesson: 10</text:p>
        </text:list-item>
        <text:list-item>
          <text:p text:style-name="P413">5 lessons: 25</text:p>
        </text:list-item>
        <text:list-item>
          <text:p text:style-name="P413">10 lessons: 50</text:p>
        </text:list-item>
        <text:list-item>
          <text:p text:style-name="P413">25 lessons: 100</text:p>
        </text:list-item>
        <text:list-item>
          <text:p text:style-name="P413">first course: 100</text:p>
        </text:list-item>
        <text:list-item>
          <text:p text:style-name="P413">3 courses: 250</text:p>
        </text:list-item>
        <text:list-item>
          <text:p text:style-name="P413">first topic: 10</text:p>
        </text:list-item>
        <text:list-item>
          <text:p text:style-name="P413">first reply: 5</text:p>
        </text:list-item>
        <text:list-item>
          <text:p text:style-name="P413">5 replies: 20</text:p>
        </text:list-item>
        <text:list-item>
          <text:p text:style-name="P413">10 replies: 40</text:p>
        </text:list-item>
        <text:list-item>
          <text:p text:style-name="P413">identity titles: 25–100 depending on significance</text:p>
        </text:list-item>
      </text:list>
      <text:h text:style-name="Heading_20_2" text:outline-level="2"><text:soft-page-break/>2. Title mappings</text:h>
      <text:p text:style-name="Text_20_body">Map identity titles to specific lesson/course completions.</text:p>
      <text:h text:style-name="Heading_20_2" text:outline-level="2">3. Section definition</text:h>
      <text:p text:style-name="Text_20_body">Treat section as <text:span text:style-name="Strong_20_Emphasis">out of scope for v1</text:span> unless course module paragraphs are the canonical section unit.</text:p>
      <text:h text:style-name="Heading_20_2" text:outline-level="2">4. Parent email source</text:h>
      <text:p text:style-name="Text_20_body">Use <text:span text:style-name="Source_20_Text">field_parent_email</text:span> on the User entity.</text:p>
      <text:h text:style-name="Heading_20_2" text:outline-level="2">5. Forum counting</text:h>
      <text:p text:style-name="Text_20_body">Count all published topics/replies by students only.</text:p>
      <text:h text:style-name="Heading_20_2" text:outline-level="2">6. Store purchase policy</text:h>
      <text:list text:style-name="L360">
        <text:list-item>
          <text:p text:style-name="P414">no repurchase</text:p>
        </text:list-item>
        <text:list-item>
          <text:p text:style-name="P414">permanent access</text:p>
        </text:list-item>
        <text:list-item>
          <text:p text:style-name="P414">yes to My Rewards page</text:p>
        </text:list-item>
      </text:list>
      <text:h text:style-name="Heading_20_2" text:outline-level="2">7. Role policy</text:h>
      <text:p text:style-name="Text_20_body">Students only.</text:p>
      <text:p text:style-name="Horizontal_20_Line"/>
      <text:h text:style-name="Heading_20_1" text:outline-level="1">Best next step</text:h>
      <text:p text:style-name="Text_20_body">If you send me those 7 answers, I can give you a <text:span text:style-name="Strong_20_Emphasis">build-ready module specification</text:span> with:</text:p>
      <text:list text:style-name="L361">
        <text:list-item>
          <text:p text:style-name="P415">data model</text:p>
        </text:list-item>
        <text:list-item>
          <text:p text:style-name="P415">services</text:p>
        </text:list-item>
        <text:list-item>
          <text:p text:style-name="P415">triggers</text:p>
        </text:list-item>
        <text:list-item>
          <text:p text:style-name="P415">fields</text:p>
        </text:list-item>
        <text:list-item>
          <text:p text:style-name="P415">config entities</text:p>
        </text:list-item>
        <text:list-item>
          <text:p text:style-name="P415">implementation order</text:p>
        </text:list-item>
      </text:list>
      <text:h text:style-name="Heading_20_2" text:outline-level="2"><text:soft-page-break/>Commands I used</text:h>
      <text:p text:style-name="Text_20_body">✅ No additional terminal commands were needed for this reply; I analyzed the decisions you provided directly in the conversation.<text:bookmark text:name="wham-message-modal-footer Copy 2"/></text:p>
      <text:section text:style-name="Sect2" text:name="Section34">
        <text:section text:style-name="Sect2" text:name="Section35">
          <text:p text:style-name="P416"/>
          <text:p text:style-name="P417">For #3, yes, sections are module paragraphs.</text:p>
          <text:p text:style-name="P417"/>
          <text:p text:style-name="P417">For #2, Title mappings, is it possible to allow me (the teacher) to configure them later? That would be better than hardcoding them, especially because course details might change in the future.</text:p>
          <text:p text:style-name="P417"/>
          <text:p text:style-name="P417">I am reconsidering the store model. Could we instead allow students to pick from a small set of "goodies" upon reaching certain milestones?</text:p>
          <text:p text:style-name="P418"/>
          <text:p text:style-name="Text_20_body">Yes to both — and I think both changes are smart.</text:p>
          <text:p text:style-name="Horizontal_20_Line"/>
          <text:h text:style-name="Heading_20_1" text:outline-level="1">1) Can title mappings be teacher-configurable later instead of hardcoded?</text:h>
          <text:h text:style-name="Heading_20_2" text:outline-level="2">Yes — and I strongly recommend that approach.</text:h>
          <text:p text:style-name="Text_20_body">That is better than hardcoding for exactly the reason you gave:</text:p>
          <text:list text:style-name="L362">
            <text:list-item>
              <text:p text:style-name="P419">course details may change</text:p>
            </text:list-item>
            <text:list-item>
              <text:p text:style-name="P419">lesson IDs may change</text:p>
            </text:list-item>
            <text:list-item>
              <text:p text:style-name="P419">section structure may change</text:p>
            </text:list-item>
            <text:list-item>
              <text:p text:style-name="P419">you’ll likely want to refine milestone language over time</text:p>
            </text:list-item>
          </text:list>
          <text:p text:style-name="Text_20_body">So instead of hardcoding title mappings into PHP, I would design them as <text:span text:style-name="Strong_20_Emphasis">admin-configurable rules</text:span>.</text:p>
          <text:p text:style-name="Horizontal_20_Line"/>
          <text:h text:style-name="Heading_20_2" text:outline-level="2">What that means technically</text:h>
          <text:p text:style-name="Text_20_body">Instead of writing logic like:</text:p>
          <text:list text:style-name="L363">
            <text:list-item>
              <text:p text:style-name="P420"><text:soft-page-break/>if lesson 123 is completed, unlock <text:span text:style-name="Source_20_Text">truth_seeker</text:span></text:p>
            </text:list-item>
          </text:list>
          <text:p text:style-name="Text_20_body">in code, we would create a configuration layer that says:</text:p>
          <text:list text:style-name="L364">
            <text:list-item>
              <text:p text:style-name="P421">title achievement <text:span text:style-name="Source_20_Text">truth_seeker</text:span></text:p>
            </text:list-item>
            <text:list-item>
              <text:p text:style-name="P421">trigger type = lesson / section / course / threshold</text:p>
            </text:list-item>
            <text:list-item>
              <text:p text:style-name="P421">target content = specific lesson, module paragraph, course, or count</text:p>
            </text:list-item>
          </text:list>
          <text:p text:style-name="Text_20_body">Then your module reads that configuration and applies it dynamically.</text:p>
          <text:p text:style-name="Horizontal_20_Line"/>
          <text:h text:style-name="Heading_20_2" text:outline-level="2">Recommended configuration model</text:h>
          <text:p text:style-name="Text_20_body">I would treat title mappings as <text:span text:style-name="Strong_20_Emphasis">custom config entities</text:span> or at least structured config.</text:p>
          <text:h text:style-name="Heading_20_3" text:outline-level="3">Best long-term option</text:h>
          <text:p text:style-name="Text_20_body">A custom config entity like:</text:p>
          <text:section text:style-name="Sect1" text:name="Section36">
            <text:p text:style-name="Preformatted_20_Text"><text:bookmark text:name="code-block-viewer Copy 30"/>learning_milestone_rule</text:p>
          </text:section>
          <text:p text:style-name="Text_20_body">Each rule could contain:</text:p>
          <text:list text:style-name="L365">
            <text:list-item>
              <text:p text:style-name="P422">machine name</text:p>
            </text:list-item>
            <text:list-item>
              <text:p text:style-name="P422">label</text:p>
            </text:list-item>
            <text:list-item>
              <text:p text:style-name="P422">linked achievement ID</text:p>
            </text:list-item>
            <text:list-item>
              <text:p text:style-name="P422">trigger type:</text:p>
            </text:list-item>
            <text:list-item>
              <text:p text:style-name="P422">lesson_complete</text:p>
            </text:list-item>
            <text:list-item>
              <text:p text:style-name="P422">section_complete</text:p>
            </text:list-item>
            <text:list-item>
              <text:p text:style-name="P422">course_complete</text:p>
            </text:list-item>
            <text:list-item>
              <text:p text:style-name="P422">lesson_count</text:p>
            </text:list-item>
            <text:list-item>
              <text:p text:style-name="P422">course_count</text:p>
            </text:list-item>
            <text:list-item>
              <text:p text:style-name="P422">forum_topic_count</text:p>
            </text:list-item>
            <text:list-item>
              <text:p text:style-name="P422">forum_reply_count</text:p>
            </text:list-item>
            <text:list-item>
              <text:p text:style-name="P422">target bundle/type</text:p>
            </text:list-item>
            <text:list-item>
              <text:p text:style-name="P422">target entity reference or threshold</text:p>
            </text:list-item>
            <text:list-item>
              <text:p text:style-name="P422">title priority</text:p>
            </text:list-item>
            <text:list-item>
              <text:p text:style-name="P422">active/inactive</text:p>
            </text:list-item>
          </text:list>
          <text:p text:style-name="Horizontal_20_Line"/>
          <text:h text:style-name="Heading_20_2" text:outline-level="2"><text:soft-page-break/>Why this is better</text:h>
          <text:h text:style-name="Heading_20_3" text:outline-level="3">Benefits</text:h>
          <text:list text:style-name="L366">
            <text:list-item>
              <text:p text:style-name="P423">you can change mappings without code deploys</text:p>
            </text:list-item>
            <text:list-item>
              <text:p text:style-name="P423">future-proof if lessons move or course structure changes</text:p>
            </text:list-item>
            <text:list-item>
              <text:p text:style-name="P423">allows adding titles later</text:p>
            </text:list-item>
            <text:list-item>
              <text:p text:style-name="P423">allows disabling old mappings</text:p>
            </text:list-item>
            <text:list-item>
              <text:p text:style-name="P423">works for milestones beyond Anu LMS</text:p>
            </text:list-item>
          </text:list>
          <text:h text:style-name="Heading_20_3" text:outline-level="3">Tradeoff</text:h>
          <text:p text:style-name="Text_20_body">It is a little more work to build initially than hardcoding.</text:p>
          <text:h text:style-name="Heading_20_3" text:outline-level="3">My recommendation</text:h>
          <text:p text:style-name="Text_20_body">Still do it this way.</text:p>
          <text:p text:style-name="Text_20_body">Because your system clearly wants to become:</text:p>
          <text:list text:style-name="L367">
            <text:list-item>
              <text:p text:style-name="P424">flexible</text:p>
            </text:list-item>
            <text:list-item>
              <text:p text:style-name="P424">teacher-maintainable</text:p>
            </text:list-item>
            <text:list-item>
              <text:p text:style-name="P424">broader than just a one-off integration</text:p>
            </text:list-item>
          </text:list>
          <text:p text:style-name="Horizontal_20_Line"/>
          <text:h text:style-name="Heading_20_2" text:outline-level="2">Good v1 compromise</text:h>
          <text:p text:style-name="Text_20_body">If you want to keep v1 lighter, there are two levels of configurability.</text:p>
          <text:h text:style-name="Heading_20_3" text:outline-level="3">Option A — basic admin config form</text:h>
          <text:p text:style-name="Text_20_body">A settings form that lets you map:</text:p>
          <text:list text:style-name="L368">
            <text:list-item>
              <text:p text:style-name="P425">title achievement → lesson/section/course</text:p>
            </text:list-item>
          </text:list>
          <text:h text:style-name="Heading_20_3" text:outline-level="3">Option B — full config entity UI</text:h>
          <text:p text:style-name="Text_20_body">A more Drupal-native admin UI for managing milestone rules</text:p>
          <text:h text:style-name="Heading_20_3" text:outline-level="3">Recommendation</text:h>
          <text:list text:style-name="L369">
            <text:list-item>
              <text:p text:style-name="P426"><text:span text:style-name="Strong_20_Emphasis">v1:</text:span> basic admin config form or structured config</text:p>
            </text:list-item>
            <text:list-item>
              <text:p text:style-name="P426"><text:span text:style-name="Strong_20_Emphasis">v2:</text:span> full config entity if needed</text:p>
            </text:list-item>
          </text:list>
          <text:p text:style-name="Text_20_body">That keeps the first implementation realistic.</text:p>
          <text:p text:style-name="Horizontal_20_Line"/>
          <text:h text:style-name="Heading_20_1" text:outline-level="1"><text:soft-page-break/>2) Since sections are module paragraphs, can we support section milestones?</text:h>
          <text:h text:style-name="Heading_20_2" text:outline-level="2">Yes.</text:h>
          <text:p text:style-name="Text_20_body">That is exactly what I needed to know.</text:p>
          <text:p text:style-name="Text_20_body">Because sections are module paragraphs, we now have a real technical unit for “section completion.”</text:p>
          <text:p text:style-name="Text_20_body">So your module can support milestones based on:</text:p>
          <text:list text:style-name="L370">
            <text:list-item>
              <text:p text:style-name="P427">specific lesson completion</text:p>
            </text:list-item>
            <text:list-item>
              <text:p text:style-name="P427">specific section/module paragraph completion</text:p>
            </text:list-item>
            <text:list-item>
              <text:p text:style-name="P427">specific course completion</text:p>
            </text:list-item>
            <text:list-item>
              <text:p text:style-name="P427">threshold completion counts</text:p>
            </text:list-item>
          </text:list>
          <text:p text:style-name="Text_20_body">That’s a strong and flexible design.</text:p>
          <text:p text:style-name="Horizontal_20_Line"/>
          <text:h text:style-name="Heading_20_2" text:outline-level="2">Important implementation note</text:h>
          <text:p text:style-name="Text_20_body">A “section complete” rule will likely mean something like:</text:p>
          <text:list text:style-name="L371">
            <text:list-item>
              <text:p text:style-name="P428">all lessons/quizzes inside this course module paragraph are completed</text:p>
            </text:list-item>
          </text:list>
          <text:p text:style-name="Text_20_body">So the module will need logic that:</text:p>
          <text:list text:style-name="L372">
            <text:list-item>
              <text:p text:style-name="P429">identifies the paragraph/module</text:p>
            </text:list-item>
            <text:list-item>
              <text:p text:style-name="P429">gets its referenced lessons/quizzes</text:p>
            </text:list-item>
            <text:list-item>
              <text:p text:style-name="P429">checks whether all are complete for the student</text:p>
            </text:list-item>
          </text:list>
          <text:p text:style-name="Text_20_body">That is very doable.</text:p>
          <text:p text:style-name="Horizontal_20_Line"/>
          <text:h text:style-name="Heading_20_1" text:outline-level="1">3) Replacing the store with milestone-based goodies selection</text:h>
          <text:h text:style-name="Heading_20_2" text:outline-level="2">Yes — and honestly, this may be a better fit for your goals.</text:h>
          <text:p text:style-name="Text_20_body">I think this is a strong improvement.</text:p>
          <text:p text:style-name="Text_20_body"><text:soft-page-break/>Instead of:</text:p>
          <text:list text:style-name="L373">
            <text:list-item>
              <text:p text:style-name="P430">earning generic points</text:p>
            </text:list-item>
            <text:list-item>
              <text:p text:style-name="P430">spending them in a store</text:p>
            </text:list-item>
          </text:list>
          <text:p text:style-name="Text_20_body">you would have:</text:p>
          <text:list text:style-name="L374">
            <text:list-item>
              <text:p text:style-name="P431">milestone reached</text:p>
            </text:list-item>
            <text:list-item>
              <text:p text:style-name="P431">student may choose one reward from a curated set of goodies</text:p>
            </text:list-item>
          </text:list>
          <text:p text:style-name="Text_20_body">That is:</text:p>
          <text:list text:style-name="L375">
            <text:list-item>
              <text:p text:style-name="P432">simpler</text:p>
            </text:list-item>
            <text:list-item>
              <text:p text:style-name="P432">more meaningful</text:p>
            </text:list-item>
            <text:list-item>
              <text:p text:style-name="P432">less transactional</text:p>
            </text:list-item>
            <text:list-item>
              <text:p text:style-name="P432">less likely to make rewards the main focus</text:p>
            </text:list-item>
          </text:list>
          <text:p text:style-name="Text_20_body">Which aligns much better with your stated tone.</text:p>
          <text:p text:style-name="Horizontal_20_Line"/>
          <text:h text:style-name="Heading_20_2" text:outline-level="2">Why this may be better than a points store</text:h>
          <text:h text:style-name="Heading_20_3" text:outline-level="3">A. Less “game economy” feel</text:h>
          <text:p text:style-name="Text_20_body">A store introduces:</text:p>
          <text:list text:style-name="L376">
            <text:list-item>
              <text:p text:style-name="P433">accumulation</text:p>
            </text:list-item>
            <text:list-item>
              <text:p text:style-name="P433">spending optimization</text:p>
            </text:list-item>
            <text:list-item>
              <text:p text:style-name="P433">shopping behavior</text:p>
            </text:list-item>
          </text:list>
          <text:p text:style-name="Text_20_body">That can subtly shift the center of gravity away from formation.</text:p>
          <text:h text:style-name="Heading_20_3" text:outline-level="3">B. Milestone-linked rewards feel more purposeful</text:h>
          <text:p text:style-name="Text_20_body">Example:</text:p>
          <text:list text:style-name="L377">
            <text:list-item>
              <text:p text:style-name="P434">finish Apologetics section → choose one apologetics mini-book</text:p>
            </text:list-item>
            <text:list-item>
              <text:p text:style-name="P434">complete TOB milestone → choose one reflection journal or quote sheet</text:p>
            </text:list-item>
          </text:list>
          <text:p text:style-name="Text_20_body">That feels like:</text:p>
          <text:list text:style-name="L378">
            <text:list-item>
              <text:p text:style-name="P435">encouragement</text:p>
            </text:list-item>
            <text:list-item>
              <text:p text:style-name="P435">reinforcement</text:p>
            </text:list-item>
            <text:list-item>
              <text:p text:style-name="P435">enrichment</text:p>
            </text:list-item>
          </text:list>
          <text:p text:style-name="Text_20_body"><text:soft-page-break/>not “currency spending.”</text:p>
          <text:h text:style-name="Heading_20_3" text:outline-level="3">C. Much simpler architecture</text:h>
          <text:p text:style-name="Text_20_body">A points store requires:</text:p>
          <text:list text:style-name="L379">
            <text:list-item>
              <text:p text:style-name="P436">balances</text:p>
            </text:list-item>
            <text:list-item>
              <text:p text:style-name="P436">spending ledger</text:p>
            </text:list-item>
            <text:list-item>
              <text:p text:style-name="P436">cost calculations</text:p>
            </text:list-item>
            <text:list-item>
              <text:p text:style-name="P436">purchase validation</text:p>
            </text:list-item>
            <text:list-item>
              <text:p text:style-name="P436">possible disputes/edge cases</text:p>
            </text:list-item>
          </text:list>
          <text:p text:style-name="Text_20_body">A milestone reward choice system only needs:</text:p>
          <text:list text:style-name="L380">
            <text:list-item>
              <text:p text:style-name="P437">reward group tied to milestone</text:p>
            </text:list-item>
            <text:list-item>
              <text:p text:style-name="P437">one selection per student per rewardable milestone</text:p>
            </text:list-item>
            <text:list-item>
              <text:p text:style-name="P437">fulfillment/download access</text:p>
            </text:list-item>
          </text:list>
          <text:p text:style-name="Text_20_body">That is much easier.</text:p>
          <text:p text:style-name="Horizontal_20_Line"/>
          <text:h text:style-name="Heading_20_1" text:outline-level="1">Recommended new reward model</text:h>
          <text:h text:style-name="Heading_20_2" text:outline-level="2">Replace “store” with “reward bundles” or “goodie choices”</text:h>
          <text:h text:style-name="Heading_20_3" text:outline-level="3">Example</text:h>
          <text:p text:style-name="Text_20_body">When a student unlocks <text:span text:style-name="Source_20_Text">faith_defender</text:span>, they may choose one of:</text:p>
          <text:list text:style-name="L381">
            <text:list-item>
              <text:p text:style-name="P438">Apologetics quick-reference PDF</text:p>
            </text:list-item>
            <text:list-item>
              <text:p text:style-name="P438">Catholic objections mini-book</text:p>
            </text:list-item>
            <text:list-item>
              <text:p text:style-name="P438">discussion guide for parents</text:p>
            </text:list-item>
            <text:list-item>
              <text:p text:style-name="P438">printable quote cards</text:p>
            </text:list-item>
          </text:list>
          <text:p text:style-name="Text_20_body">When a student unlocks <text:span text:style-name="Source_20_Text">mature_lover</text:span>, they may choose one of:</text:p>
          <text:list text:style-name="L382">
            <text:list-item>
              <text:p text:style-name="P439">relationship reflection journal</text:p>
            </text:list-item>
            <text:list-item>
              <text:p text:style-name="P439">TOB summary PDF</text:p>
            </text:list-item>
            <text:list-item>
              <text:p text:style-name="P439">vocation discernment worksheet</text:p>
            </text:list-item>
          </text:list>
          <text:p text:style-name="Horizontal_20_Line"/>
          <text:h text:style-name="Heading_20_2" text:outline-level="2"><text:soft-page-break/>What this looks like architecturally</text:h>
          <text:p text:style-name="Text_20_body">Instead of a store subsystem, build a <text:span text:style-name="Strong_20_Emphasis">reward-choice subsystem</text:span>.</text:p>
          <text:h text:style-name="Heading_20_3" text:outline-level="3">Data model concept</text:h>
          <text:h text:style-name="Heading_20_4" text:outline-level="4">Rewardable milestone</text:h>
          <text:p text:style-name="Text_20_body">A milestone/achievement can optionally have:</text:p>
          <text:list text:style-name="L383">
            <text:list-item>
              <text:p text:style-name="P440">reward choice enabled</text:p>
            </text:list-item>
            <text:list-item>
              <text:p text:style-name="P440">max choices allowed</text:p>
            </text:list-item>
            <text:list-item>
              <text:p text:style-name="P440">associated reward set</text:p>
            </text:list-item>
          </text:list>
          <text:h text:style-name="Heading_20_4" text:outline-level="4">Reward item</text:h>
          <text:p text:style-name="Text_20_body">Each reward item has:</text:p>
          <text:list text:style-name="L384">
            <text:list-item>
              <text:p text:style-name="P441">title</text:p>
            </text:list-item>
            <text:list-item>
              <text:p text:style-name="P441">description</text:p>
            </text:list-item>
            <text:list-item>
              <text:p text:style-name="P441">downloadable file or URL</text:p>
            </text:list-item>
            <text:list-item>
              <text:p text:style-name="P441">active/inactive</text:p>
            </text:list-item>
            <text:list-item>
              <text:p text:style-name="P441">reward set/group</text:p>
            </text:list-item>
          </text:list>
          <text:h text:style-name="Heading_20_4" text:outline-level="4">Student reward claim</text:h>
          <text:p text:style-name="Text_20_body">Store:</text:p>
          <text:list text:style-name="L385">
            <text:list-item>
              <text:p text:style-name="P442">user ID</text:p>
            </text:list-item>
            <text:list-item>
              <text:p text:style-name="P442">achievement ID or milestone rule ID</text:p>
            </text:list-item>
            <text:list-item>
              <text:p text:style-name="P442">reward item chosen</text:p>
            </text:list-item>
            <text:list-item>
              <text:p text:style-name="P442">timestamp</text:p>
            </text:list-item>
          </text:list>
          <text:p text:style-name="Horizontal_20_Line"/>
          <text:h text:style-name="Heading_20_2" text:outline-level="2">Benefits of this model</text:h>
          <text:h text:style-name="Heading_20_3" text:outline-level="3">Simpler than a store</text:h>
          <text:p text:style-name="Text_20_body">No need for:</text:p>
          <text:list text:style-name="L386">
            <text:list-item>
              <text:p text:style-name="P443">spendable balances</text:p>
            </text:list-item>
            <text:list-item>
              <text:p text:style-name="P443">price math</text:p>
            </text:list-item>
            <text:list-item>
              <text:p text:style-name="P443">wallet calculations</text:p>
            </text:list-item>
          </text:list>
          <text:h text:style-name="Heading_20_3" text:outline-level="3"><text:soft-page-break/>More aligned with your pedagogy</text:h>
          <text:p text:style-name="Text_20_body">Rewards become:</text:p>
          <text:list text:style-name="L387">
            <text:list-item>
              <text:p text:style-name="P444">milestone companions</text:p>
            </text:list-item>
            <text:list-item>
              <text:p text:style-name="P444">completion acknowledgments</text:p>
            </text:list-item>
            <text:list-item>
              <text:p text:style-name="P444">meaningful extras</text:p>
            </text:list-item>
          </text:list>
          <text:h text:style-name="Heading_20_3" text:outline-level="3">Less likely to become the goal</text:h>
          <text:p text:style-name="Text_20_body">Because students are not “saving up points to shop.”</text:p>
          <text:p text:style-name="Horizontal_20_Line"/>
          <text:h text:style-name="Heading_20_1" text:outline-level="1">Should you still keep points at all?</text:h>
          <text:h text:style-name="Heading_20_2" text:outline-level="2">Yes — probably, but lightly.</text:h>
          <text:p text:style-name="Text_20_body">You can still use points for:</text:p>
          <text:list text:style-name="L388">
            <text:list-item>
              <text:p text:style-name="P445">visible progress/reinforcement</text:p>
            </text:list-item>
            <text:list-item>
              <text:p text:style-name="P445">cumulative recognition</text:p>
            </text:list-item>
            <text:list-item>
              <text:p text:style-name="P445">leaderboard-free “progress value”</text:p>
            </text:list-item>
          </text:list>
          <text:p text:style-name="Text_20_body">But if you remove the store, points no longer need to act as currency.</text:p>
          <text:p text:style-name="Text_20_body">That simplifies everything a lot.</text:p>
          <text:p text:style-name="Horizontal_20_Line"/>
          <text:h text:style-name="Heading_20_2" text:outline-level="2">Revised recommendation on points</text:h>
          <text:p text:style-name="Text_20_body">Use points as:</text:p>
          <text:list text:style-name="L389">
            <text:list-item>
              <text:p text:style-name="P446">recognition only</text:p>
            </text:list-item>
            <text:list-item>
              <text:p text:style-name="P446">not spendable</text:p>
            </text:list-item>
          </text:list>
          <text:p text:style-name="Text_20_body">Then milestone reward choices become the actual tangible bonus layer.</text:p>
          <text:h text:style-name="Heading_20_3" text:outline-level="3">This is probably the healthiest overall model.</text:h>
          <text:p text:style-name="Horizontal_20_Line"/>
          <text:h text:style-name="Heading_20_1" text:outline-level="1">My revised recommendation</text:h>
          <text:p text:style-name="Text_20_body">Given your goals, I now recommend:</text:p>
          <text:h text:style-name="Heading_20_2" text:outline-level="2"><text:soft-page-break/>Keep</text:h>
          <text:list text:style-name="L390">
            <text:list-item>
              <text:p text:style-name="P447">Achievements</text:p>
            </text:list-item>
            <text:list-item>
              <text:p text:style-name="P447">milestone titles</text:p>
            </text:list-item>
            <text:list-item>
              <text:p text:style-name="P447">lesson/course/forum points</text:p>
            </text:list-item>
            <text:list-item>
              <text:p text:style-name="P447">title under avatar</text:p>
            </text:list-item>
            <text:list-item>
              <text:p text:style-name="P447">lesson completion emails</text:p>
            </text:list-item>
            <text:list-item>
              <text:p text:style-name="P447">parent emails</text:p>
            </text:list-item>
          </text:list>
          <text:h text:style-name="Heading_20_2" text:outline-level="2">Replace</text:h>
          <text:list text:style-name="L391">
            <text:list-item>
              <text:p text:style-name="P448">store / spendable wallet</text:p>
            </text:list-item>
          </text:list>
          <text:h text:style-name="Heading_20_2" text:outline-level="2">With</text:h>
          <text:list text:style-name="L392">
            <text:list-item>
              <text:p text:style-name="P449">milestone-linked reward choices</text:p>
            </text:list-item>
          </text:list>
          <text:p text:style-name="Text_20_body">This is cleaner, more mission-aligned, and easier to implement.</text:p>
          <text:p text:style-name="Horizontal_20_Line"/>
          <text:h text:style-name="Heading_20_1" text:outline-level="1">What changes in the architecture</text:h>
          <text:h text:style-name="Heading_20_2" text:outline-level="2">Before</text:h>
          <text:p text:style-name="Text_20_body">We had:</text:p>
          <text:list text:style-name="L393">
            <text:list-item>
              <text:p text:style-name="P450">recognition layer</text:p>
            </text:list-item>
            <text:list-item>
              <text:p text:style-name="P450">notification layer</text:p>
            </text:list-item>
            <text:list-item>
              <text:p text:style-name="P450">progression layer</text:p>
            </text:list-item>
            <text:list-item>
              <text:p text:style-name="P450">economy/store layer</text:p>
            </text:list-item>
          </text:list>
          <text:h text:style-name="Heading_20_2" text:outline-level="2">Now</text:h>
          <text:p text:style-name="Text_20_body">We can simplify to:</text:p>
          <text:h text:style-name="Heading_20_3" text:outline-level="3">1. Recognition layer</text:h>
          <text:list text:style-name="L394">
            <text:list-item>
              <text:p text:style-name="P451">achievements</text:p>
            </text:list-item>
            <text:list-item>
              <text:p text:style-name="P451">titles</text:p>
            </text:list-item>
            <text:list-item>
              <text:p text:style-name="P451">points</text:p>
            </text:list-item>
            <text:list-item>
              <text:p text:style-name="P451"><text:soft-page-break/>forum participation</text:p>
            </text:list-item>
          </text:list>
          <text:h text:style-name="Heading_20_3" text:outline-level="3">2. Notification layer</text:h>
          <text:list text:style-name="L395">
            <text:list-item>
              <text:p text:style-name="P452">lesson completion emails</text:p>
            </text:list-item>
            <text:list-item>
              <text:p text:style-name="P452">parent emails</text:p>
            </text:list-item>
            <text:list-item>
              <text:p text:style-name="P452">milestone notifications</text:p>
            </text:list-item>
          </text:list>
          <text:h text:style-name="Heading_20_3" text:outline-level="3">3. Progression layer</text:h>
          <text:list text:style-name="L396">
            <text:list-item>
              <text:p text:style-name="P453">lesson/section/course triggers</text:p>
            </text:list-item>
            <text:list-item>
              <text:p text:style-name="P453">optional practice gates later</text:p>
            </text:list-item>
          </text:list>
          <text:h text:style-name="Heading_20_3" text:outline-level="3">4. Reward choice layer</text:h>
          <text:list text:style-name="L397">
            <text:list-item>
              <text:p text:style-name="P454">reward bundles tied to milestones</text:p>
            </text:list-item>
            <text:list-item>
              <text:p text:style-name="P454">one-time student selection</text:p>
            </text:list-item>
            <text:list-item>
              <text:p text:style-name="P454">digital fulfillment</text:p>
            </text:list-item>
          </text:list>
          <text:p text:style-name="Text_20_body">This is a much better fit.</text:p>
          <text:p text:style-name="Horizontal_20_Line"/>
          <text:h text:style-name="Heading_20_1" text:outline-level="1">What I still need after these changes</text:h>
          <text:p text:style-name="Text_20_body">With your two new decisions, I no longer need:</text:p>
          <text:list text:style-name="L398">
            <text:list-item>
              <text:p text:style-name="P455">store pricing model</text:p>
            </text:list-item>
            <text:list-item>
              <text:p text:style-name="P455">wallet/spending rules</text:p>
            </text:list-item>
            <text:list-item>
              <text:p text:style-name="P455">repurchase policy</text:p>
            </text:list-item>
          </text:list>
          <text:p text:style-name="Text_20_body">That’s great.</text:p>
          <text:h text:style-name="Heading_20_2" text:outline-level="2">I still need:</text:h>
          <text:h text:style-name="Heading_20_3" text:outline-level="3">A. Whether you want to keep points at all</text:h>
          <text:p text:style-name="Text_20_body">Options:</text:p>
          <text:list text:style-name="L399">
            <text:list-item>
              <text:p text:style-name="P456">yes, as recognition only ← recommended</text:p>
            </text:list-item>
            <text:list-item>
              <text:p text:style-name="P456">no points, milestones/titles only</text:p>
            </text:list-item>
          </text:list>
          <text:h text:style-name="Heading_20_3" text:outline-level="3">B. Reward-choice rules</text:h>
          <text:p text:style-name="Text_20_body">For example:</text:p>
          <text:list text:style-name="L400">
            <text:list-item>
              <text:p text:style-name="P457"><text:soft-page-break/>which milestones grant a goodie choice?</text:p>
            </text:list-item>
            <text:list-item>
              <text:p text:style-name="P457">one choice or multiple?</text:p>
            </text:list-item>
            <text:list-item>
              <text:p text:style-name="P457">should some milestones grant no reward?</text:p>
            </text:list-item>
            <text:list-item>
              <text:p text:style-name="P457">should reward options be milestone-specific?</text:p>
            </text:list-item>
          </text:list>
          <text:h text:style-name="Heading_20_3" text:outline-level="3">C. Reward item structure</text:h>
          <text:p text:style-name="Text_20_body">Likely:</text:p>
          <text:list text:style-name="L401">
            <text:list-item>
              <text:p text:style-name="P458">title</text:p>
            </text:list-item>
            <text:list-item>
              <text:p text:style-name="P458">description</text:p>
            </text:list-item>
            <text:list-item>
              <text:p text:style-name="P458">file/URL</text:p>
            </text:list-item>
            <text:list-item>
              <text:p text:style-name="P458">active/inactive</text:p>
            </text:list-item>
            <text:list-item>
              <text:p text:style-name="P458">reward group</text:p>
            </text:list-item>
          </text:list>
          <text:p text:style-name="Horizontal_20_Line"/>
          <text:h text:style-name="Heading_20_1" text:outline-level="1">My direct answers</text:h>
          <text:h text:style-name="Heading_20_2" text:outline-level="2">Can title mappings be configurable later?</text:h>
          <text:p text:style-name="Text_20_body"><text:span text:style-name="Strong_20_Emphasis">Yes.</text:span> That is better than hardcoding, and I recommend building for that now.</text:p>
          <text:h text:style-name="Heading_20_2" text:outline-level="2">Since sections are module paragraphs, can we support section milestones?</text:h>
          <text:p text:style-name="Text_20_body"><text:span text:style-name="Strong_20_Emphasis">Yes.</text:span> That now has a clear technical representation.</text:p>
          <text:h text:style-name="Heading_20_2" text:outline-level="2">Could goodies be chosen at milestones instead of bought in a store?</text:h>
          <text:p text:style-name="Text_20_body"><text:span text:style-name="Strong_20_Emphasis">Yes — and I think that is the better model for your goals.</text:span></text:p>
          <text:p text:style-name="Horizontal_20_Line"/>
          <text:h text:style-name="Heading_20_1" text:outline-level="1">My recommendation in one sentence</text:h>
          <text:p text:style-name="Text_20_body"><text:span text:style-name="Strong_20_Emphasis">Make titles teacher-configurable, support lesson/section/course/count triggers, and replace the points store with milestone-based goodie selection while keeping points as light recognition rather than currency.</text:span></text:p>
          <text:p text:style-name="Horizontal_20_Line"/>
          <text:h text:style-name="Heading_20_1" text:outline-level="1"><text:soft-page-break/>What I need next</text:h>
          <text:p text:style-name="Text_20_body">To continue, I’d now want your decisions on just these:</text:p>
          <text:h text:style-name="Heading_20_2" text:outline-level="2">1. Points</text:h>
          <text:p text:style-name="Text_20_body">Do you want:</text:p>
          <text:list text:style-name="L402">
            <text:list-item>
              <text:p text:style-name="P459">points kept as recognition only ← recommended<text:line-break/>or</text:p>
            </text:list-item>
            <text:list-item>
              <text:p text:style-name="P459">no points at all</text:p>
            </text:list-item>
          </text:list>
          <text:h text:style-name="Heading_20_2" text:outline-level="2">2. Goodie rewards</text:h>
          <text:p text:style-name="Text_20_body">Do you want:</text:p>
          <text:list text:style-name="L403">
            <text:list-item>
              <text:p text:style-name="P460">only certain milestones to offer a choice<text:line-break/>or</text:p>
            </text:list-item>
            <text:list-item>
              <text:p text:style-name="P460">every major milestone to offer one</text:p>
            </text:list-item>
          </text:list>
          <text:h text:style-name="Heading_20_2" text:outline-level="2">3. Reward quantity</text:h>
          <text:p text:style-name="Text_20_body">At a rewardable milestone, should a student get:</text:p>
          <text:list text:style-name="L404">
            <text:list-item>
              <text:p text:style-name="P461">one choice from the set ← recommended<text:line-break/>or</text:p>
            </text:list-item>
            <text:list-item>
              <text:p text:style-name="P461">multiple choices</text:p>
            </text:list-item>
          </text:list>
          <text:h text:style-name="Heading_20_2" text:outline-level="2">4. Title configuration UI</text:h>
          <text:p text:style-name="Text_20_body">For v1, do you want:</text:p>
          <text:list text:style-name="L405">
            <text:list-item>
              <text:p text:style-name="P462">a simpler admin settings form ← recommended<text:line-break/>or</text:p>
            </text:list-item>
            <text:list-item>
              <text:p text:style-name="P462">a more elaborate custom admin UI/config entity system</text:p>
            </text:list-item>
          </text:list>
          <text:h text:style-name="Heading_20_2" text:outline-level="2">Commands I used</text:h>
          <text:p text:style-name="Text_20_body">✅ No additional terminal commands were needed for this reply; I analyzed your new design decisions directly in the conversation.</text:p>
          <text:section text:style-name="Sect2" text:name="Section37">
            <text:p text:style-name="P463"/>
            <text:p text:style-name="P464">OK, excellent.</text:p>
            <text:p text:style-name="P464"><text:soft-page-break/></text:p>
            <text:p text:style-name="P464">My decisions:</text:p>
            <text:p text:style-name="P464">1. points as recognition / progress only</text:p>
            <text:p text:style-name="P464">2. goodie choices - only certain milestones offer a choice (most likely all major milestones plus some others)</text:p>
            <text:p text:style-name="P464">3. Reward quantity. Yes, one choice from the set</text:p>
            <text:p text:style-name="P464">4. Title config UI - simple for v1 is fine</text:p>
            <text:p text:style-name="P464"/>
            <text:p text:style-name="P464">Is that all you need to define a final plan before coding?</text:p>
            <text:p text:style-name="P465"/>
            <text:p text:style-name="Text_20_body">Yes — <text:span text:style-name="Strong_20_Emphasis">that is almost everything I need</text:span> to define a final implementation plan before coding.</text:p>
            <text:p text:style-name="Text_20_body">At this point, the remaining open items are <text:span text:style-name="Strong_20_Emphasis">small, concrete configuration decisions</text:span>, not major architecture questions.</text:p>
            <text:p text:style-name="Horizontal_20_Line"/>
            <text:h text:style-name="Heading_20_1" text:outline-level="1">Short answer</text:h>
            <text:h text:style-name="Heading_20_2" text:outline-level="2">We are very close.</text:h>
            <text:p text:style-name="Text_20_body">I now have enough to define:</text:p>
            <text:list text:style-name="L406">
              <text:list-item>
                <text:p text:style-name="P466">module boundaries</text:p>
              </text:list-item>
              <text:list-item>
                <text:p text:style-name="P466">services</text:p>
              </text:list-item>
              <text:list-item>
                <text:p text:style-name="P466">data model</text:p>
              </text:list-item>
              <text:list-item>
                <text:p text:style-name="P466">triggers</text:p>
              </text:list-item>
              <text:list-item>
                <text:p text:style-name="P466">field additions</text:p>
              </text:list-item>
              <text:list-item>
                <text:p text:style-name="P466">reward system structure</text:p>
              </text:list-item>
              <text:list-item>
                <text:p text:style-name="P466">title sync behavior</text:p>
              </text:list-item>
              <text:list-item>
                <text:p text:style-name="P466">forum integration strategy</text:p>
              </text:list-item>
              <text:list-item>
                <text:p text:style-name="P466">lesson email strategy</text:p>
              </text:list-item>
            </text:list>
            <text:h text:style-name="Heading_20_2" text:outline-level="2">What I still need before I would feel fully ready to code</text:h>
            <text:p text:style-name="Text_20_body">There are <text:span text:style-name="Strong_20_Emphasis">5 small-but-important details</text:span> left.</text:p>
            <text:p text:style-name="Horizontal_20_Line"><text:soft-page-break/></text:p>
            <text:h text:style-name="Heading_20_1" text:outline-level="1">The last 5 decisions I still need</text:h>
            <text:p text:style-name="Horizontal_20_Line"/>
            <text:h text:style-name="Heading_20_2" text:outline-level="2">1. Parent email source</text:h>
            <text:p text:style-name="Text_20_body">This is the most important remaining one.</text:p>
            <text:h text:style-name="Heading_20_3" text:outline-level="3">I need to know:</text:h>
            <text:p text:style-name="Text_20_body">Where should the parent email come from?</text:p>
            <text:h text:style-name="Heading_20_3" text:outline-level="3">Best options:</text:h>
            <text:list text:style-name="L407">
              <text:list-item>
                <text:p text:style-name="P467">a user field on the student account, e.g. <text:span text:style-name="Source_20_Text">field_parent_email</text:span> ← recommended</text:p>
              </text:list-item>
              <text:list-item>
                <text:p text:style-name="P467">a referenced parent user account</text:p>
              </text:list-item>
              <text:list-item>
                <text:p text:style-name="P467">some other source you already have</text:p>
              </text:list-item>
            </text:list>
            <text:h text:style-name="Heading_20_3" text:outline-level="3">Why I need this</text:h>
            <text:p text:style-name="Text_20_body">Because you want:</text:p>
            <text:list text:style-name="L408">
              <text:list-item>
                <text:p text:style-name="P468">lesson completion emails to student + parent</text:p>
              </text:list-item>
            </text:list>
            <text:p text:style-name="Text_20_body">Without a canonical parent email source, that part can’t be implemented cleanly.</text:p>
            <text:p text:style-name="Horizontal_20_Line"/>
            <text:h text:style-name="Heading_20_2" text:outline-level="2">2. Forum participation counting policy</text:h>
            <text:p text:style-name="Text_20_body">We’ve defined the types, but not the exact counting rules.</text:p>
            <text:h text:style-name="Heading_20_3" text:outline-level="3">I need to know:</text:h>
            <text:p text:style-name="Text_20_body">For v1, should we count:</text:p>
            <text:h text:style-name="Heading_20_4" text:outline-level="4">Topics</text:h>
            <text:list text:style-name="L409">
              <text:list-item>
                <text:p text:style-name="P469">every published forum topic by students?</text:p>
              </text:list-item>
            </text:list>
            <text:h text:style-name="Heading_20_4" text:outline-level="4">Replies</text:h>
            <text:list text:style-name="L410">
              <text:list-item>
                <text:p text:style-name="P470">every published <text:span text:style-name="Source_20_Text">comment_forum</text:span> reply by students?</text:p>
              </text:list-item>
            </text:list>
            <text:h text:style-name="Heading_20_4" text:outline-level="4">Roles</text:h>
            <text:list text:style-name="L411">
              <text:list-item>
                <text:p text:style-name="P471">should teachers/admins be excluded?</text:p>
              </text:list-item>
            </text:list>
            <text:h text:style-name="Heading_20_3" text:outline-level="3"><text:soft-page-break/>My recommended default</text:h>
            <text:p text:style-name="Text_20_body">If you want to move fast, I recommend:</text:p>
            <text:list text:style-name="L412">
              <text:list-item>
                <text:p text:style-name="P472">count all <text:span text:style-name="Strong_20_Emphasis">published</text:span> forum topics</text:p>
              </text:list-item>
              <text:list-item>
                <text:p text:style-name="P472">count all <text:span text:style-name="Strong_20_Emphasis">published</text:span> <text:span text:style-name="Source_20_Text">comment_forum</text:span> replies</text:p>
              </text:list-item>
              <text:list-item>
                <text:p text:style-name="P472">count nested replies too</text:p>
              </text:list-item>
              <text:list-item>
                <text:p text:style-name="P472">do not count edits as new contributions</text:p>
              </text:list-item>
              <text:list-item>
                <text:p text:style-name="P472">exclude admin/teacher roles</text:p>
              </text:list-item>
              <text:list-item>
                <text:p text:style-name="P472">count students only</text:p>
              </text:list-item>
            </text:list>
            <text:p text:style-name="Text_20_body">If you accept that default, we can lock it in.</text:p>
            <text:p text:style-name="Horizontal_20_Line"/>
            <text:h text:style-name="Heading_20_2" text:outline-level="2">3. Section completion rule</text:h>
            <text:p text:style-name="Text_20_body">You confirmed sections are module paragraphs, which is excellent.</text:p>
            <text:p text:style-name="Text_20_body">Now I need one implementation rule:</text:p>
            <text:h text:style-name="Heading_20_3" text:outline-level="3">What counts as a section being complete?</text:h>
            <text:p text:style-name="Text_20_body">I recommend:</text:p>
            <text:list text:style-name="L413">
              <text:list-item>
                <text:p text:style-name="P473">a section/module paragraph is complete when <text:span text:style-name="Strong_20_Emphasis">all referenced lessons/quizzes in that paragraph are completed</text:span></text:p>
              </text:list-item>
            </text:list>
            <text:p text:style-name="Text_20_body">If you agree, I can use that as the v1 rule.</text:p>
            <text:p text:style-name="Horizontal_20_Line"/>
            <text:h text:style-name="Heading_20_2" text:outline-level="2">4. Reward-choice milestone scope</text:h>
            <text:p text:style-name="Text_20_body">You said:</text:p>
            <text:list text:style-name="L414">
              <text:list-item>
                <text:p text:style-name="P474">only certain milestones offer a choice</text:p>
              </text:list-item>
              <text:list-item>
                <text:p text:style-name="P474">likely all major milestones plus some others</text:p>
              </text:list-item>
            </text:list>
            <text:p text:style-name="Text_20_body">That works well, but I need the initial rule for v1.</text:p>
            <text:h text:style-name="Heading_20_3" text:outline-level="3">I need to know:</text:h>
            <text:p text:style-name="Text_20_body">For v1, should goodie choice be available on:</text:p>
            <text:h text:style-name="Heading_20_4" text:outline-level="4">Option A — simplest</text:h>
            <text:list text:style-name="L415">
              <text:list-item>
                <text:p text:style-name="P475">course completion identity milestones only</text:p>
              </text:list-item>
            </text:list>
            <text:h text:style-name="Heading_20_4" text:outline-level="4"><text:soft-page-break/>Option B — broader</text:h>
            <text:list text:style-name="L416">
              <text:list-item>
                <text:p text:style-name="P476">major course milestones + selected section milestones</text:p>
              </text:list-item>
            </text:list>
            <text:h text:style-name="Heading_20_3" text:outline-level="3">My recommendation</text:h>
            <text:p text:style-name="Text_20_body">For v1:</text:p>
            <text:list text:style-name="L417">
              <text:list-item>
                <text:p text:style-name="P477"><text:span text:style-name="Strong_20_Emphasis">course-completion identity milestones only</text:span></text:p>
              </text:list-item>
              <text:list-item>
                <text:p text:style-name="P477">optionally add a few flagship section milestones later</text:p>
              </text:list-item>
            </text:list>
            <text:p text:style-name="Text_20_body">That keeps the first implementation simpler and more meaningful.</text:p>
            <text:p text:style-name="Horizontal_20_Line"/>
            <text:h text:style-name="Heading_20_2" text:outline-level="2">5. Initial title priority order</text:h>
            <text:p text:style-name="Text_20_body">You chose:</text:p>
            <text:list text:style-name="L418">
              <text:list-item>
                <text:p text:style-name="P478">highest-priority unlocked title shown automatically</text:p>
              </text:list-item>
            </text:list>
            <text:p text:style-name="Text_20_body">So I need the priority ordering for your 13 titles.</text:p>
            <text:h text:style-name="Heading_20_3" text:outline-level="3">I can derive a first-pass order if you want</text:h>
            <text:p text:style-name="Text_20_body">For example, roughly by progression:</text:p>
            <text:list text:style-name="L419">
              <text:list-item>
                <text:p text:style-name="P479">Truth Seeker</text:p>
              </text:list-item>
              <text:list-item>
                <text:p text:style-name="P479">Clarity Builder</text:p>
              </text:list-item>
              <text:list-item>
                <text:p text:style-name="P479">Evidence Examiner</text:p>
              </text:list-item>
              <text:list-item>
                <text:p text:style-name="P479">Faith Defender</text:p>
              </text:list-item>
              <text:list-item>
                <text:p text:style-name="P479">Clear Thinker</text:p>
              </text:list-item>
              <text:list-item>
                <text:p text:style-name="P479">Dignity Defender</text:p>
              </text:list-item>
              <text:list-item>
                <text:p text:style-name="P479">Moral Thinker</text:p>
              </text:list-item>
              <text:list-item>
                <text:p text:style-name="P479">Justice-Seeker</text:p>
              </text:list-item>
              <text:list-item>
                <text:p text:style-name="P479">Wise Decision-Maker</text:p>
              </text:list-item>
              <text:list-item>
                <text:p text:style-name="P479">Made by Love, for Love</text:p>
              </text:list-item>
              <text:list-item>
                <text:p text:style-name="P479">Learning to Love in Truth</text:p>
              </text:list-item>
              <text:list-item>
                <text:p text:style-name="P479">Integrated Person</text:p>
              </text:list-item>
              <text:list-item>
                <text:p text:style-name="P479">Authentic Lover</text:p>
              </text:list-item>
            </text:list>
            <text:p text:style-name="Text_20_body">But I’d prefer either:</text:p>
            <text:list text:style-name="L420">
              <text:list-item>
                <text:p text:style-name="P480">your explicit order, or</text:p>
              </text:list-item>
              <text:list-item>
                <text:p text:style-name="P480"><text:soft-page-break/>your approval to use the above as the initial default</text:p>
              </text:list-item>
            </text:list>
            <text:p text:style-name="Horizontal_20_Line"/>
            <text:h text:style-name="Heading_20_1" text:outline-level="1">What I do NOT need anymore</text:h>
            <text:p text:style-name="Text_20_body">I no longer need more decisions about:</text:p>
            <text:list text:style-name="L421">
              <text:list-item>
                <text:p text:style-name="P481">module name</text:p>
              </text:list-item>
              <text:list-item>
                <text:p text:style-name="P481">store vs no store</text:p>
              </text:list-item>
              <text:list-item>
                <text:p text:style-name="P481">title display behavior</text:p>
              </text:list-item>
              <text:list-item>
                <text:p text:style-name="P481">spendable points</text:p>
              </text:list-item>
              <text:list-item>
                <text:p text:style-name="P481">whether to use user field for current title</text:p>
              </text:list-item>
              <text:list-item>
                <text:p text:style-name="P481">lesson email placement</text:p>
              </text:list-item>
              <text:list-item>
                <text:p text:style-name="P481">lesson/section/course/count trigger support</text:p>
              </text:list-item>
              <text:list-item>
                <text:p text:style-name="P481">whether title mappings should be configurable</text:p>
              </text:list-item>
              <text:list-item>
                <text:p text:style-name="P481">whether reward choices should be milestone-based</text:p>
              </text:list-item>
            </text:list>
            <text:p text:style-name="Text_20_body">Those are all settled enough.</text:p>
            <text:p text:style-name="Horizontal_20_Line"/>
            <text:h text:style-name="Heading_20_1" text:outline-level="1">What I can define now, even before those last 5 answers</text:h>
            <text:p text:style-name="Text_20_body">I can already define the final plan around:</text:p>
            <text:h text:style-name="Heading_20_2" text:outline-level="2">Module name</text:h>
            <text:list text:style-name="L422">
              <text:list-item>
                <text:p text:style-name="P482"><text:span text:style-name="Source_20_Text">achievements_learning</text:span></text:p>
              </text:list-item>
            </text:list>
            <text:h text:style-name="Heading_20_2" text:outline-level="2">Main capabilities</text:h>
            <text:list text:style-name="L423">
              <text:list-item>
                <text:p text:style-name="P483">lesson count achievements</text:p>
              </text:list-item>
              <text:list-item>
                <text:p text:style-name="P483">lesson/section/course-specific achievements</text:p>
              </text:list-item>
              <text:list-item>
                <text:p text:style-name="P483">configurable title mappings</text:p>
              </text:list-item>
              <text:list-item>
                <text:p text:style-name="P483">title synced to <text:span text:style-name="Source_20_Text">field_learning_current_title</text:span></text:p>
              </text:list-item>
              <text:list-item>
                <text:p text:style-name="P483">forum topic/reply achievements</text:p>
              </text:list-item>
              <text:list-item>
                <text:p text:style-name="P483"><text:soft-page-break/>lesson completion emails to student + parent</text:p>
              </text:list-item>
              <text:list-item>
                <text:p text:style-name="P483">major milestone reward choices</text:p>
              </text:list-item>
              <text:list-item>
                <text:p text:style-name="P483">points as recognition only</text:p>
              </text:list-item>
            </text:list>
            <text:h text:style-name="Heading_20_2" text:outline-level="2">v1 technical direction</text:h>
            <text:list text:style-name="L424">
              <text:list-item>
                <text:p text:style-name="P484">simple admin config UI</text:p>
              </text:list-item>
              <text:list-item>
                <text:p text:style-name="P484">no spendable store</text:p>
              </text:list-item>
              <text:list-item>
                <text:p text:style-name="P484">no badge images yet</text:p>
              </text:list-item>
              <text:list-item>
                <text:p text:style-name="P484">digital goodies only</text:p>
              </text:list-item>
              <text:list-item>
                <text:p text:style-name="P484">one reward choice per rewardable milestone</text:p>
              </text:list-item>
            </text:list>
            <text:p text:style-name="Text_20_body">So we are very close.</text:p>
            <text:p text:style-name="Horizontal_20_Line"/>
            <text:h text:style-name="Heading_20_1" text:outline-level="1">My recommendation: if you want to move fast, you can answer the last 5 with defaults</text:h>
            <text:p text:style-name="Text_20_body">If you want, you can simply approve these defaults:</text:p>
            <text:h text:style-name="Heading_20_2" text:outline-level="2">Default 1 — parent email source</text:h>
            <text:list text:style-name="L425">
              <text:list-item>
                <text:p text:style-name="P485"><text:span text:style-name="Source_20_Text">field_parent_email</text:span> on User</text:p>
              </text:list-item>
            </text:list>
            <text:h text:style-name="Heading_20_2" text:outline-level="2">Default 2 — forum counting</text:h>
            <text:list text:style-name="L426">
              <text:list-item>
                <text:p text:style-name="P486">count all published topics and <text:span text:style-name="Source_20_Text">comment_forum</text:span> replies by students only</text:p>
              </text:list-item>
            </text:list>
            <text:h text:style-name="Heading_20_2" text:outline-level="2">Default 3 — section completion</text:h>
            <text:list text:style-name="L427">
              <text:list-item>
                <text:p text:style-name="P487">complete when all lessons/quizzes in the module paragraph are completed</text:p>
              </text:list-item>
            </text:list>
            <text:h text:style-name="Heading_20_2" text:outline-level="2">Default 4 — reward-choice scope</text:h>
            <text:list text:style-name="L428">
              <text:list-item>
                <text:p text:style-name="P488">reward choices only on major course-completion identity milestones in v1</text:p>
              </text:list-item>
            </text:list>
            <text:h text:style-name="Heading_20_2" text:outline-level="2">Default 5 — title priority</text:h>
            <text:p text:style-name="Text_20_body">Use this initial order:</text:p>
            <text:list text:style-name="L429">
              <text:list-item>
                <text:p text:style-name="P489">Truth Seeker</text:p>
              </text:list-item>
              <text:list-item>
                <text:p text:style-name="P489"><text:soft-page-break/>Clarity Builder</text:p>
              </text:list-item>
              <text:list-item>
                <text:p text:style-name="P489">Evidence Examiner</text:p>
              </text:list-item>
              <text:list-item>
                <text:p text:style-name="P489">Faith Defender</text:p>
              </text:list-item>
              <text:list-item>
                <text:p text:style-name="P489">Clear Thinker</text:p>
              </text:list-item>
              <text:list-item>
                <text:p text:style-name="P489">Dignity Defender</text:p>
              </text:list-item>
              <text:list-item>
                <text:p text:style-name="P489">Moral Thinker</text:p>
              </text:list-item>
              <text:list-item>
                <text:p text:style-name="P489">Justice-Seeker</text:p>
              </text:list-item>
              <text:list-item>
                <text:p text:style-name="P489">Wise Decision-Maker</text:p>
              </text:list-item>
              <text:list-item>
                <text:p text:style-name="P489">Made by Love, for Love</text:p>
              </text:list-item>
              <text:list-item>
                <text:p text:style-name="P489">Learning to Love in Truth</text:p>
              </text:list-item>
              <text:list-item>
                <text:p text:style-name="P489">Integrated Person</text:p>
              </text:list-item>
              <text:list-item>
                <text:p text:style-name="P489">Authentic Lover</text:p>
              </text:list-item>
            </text:list>
            <text:p text:style-name="Text_20_body">If you approve those, I can treat the planning phase as complete.</text:p>
            <text:p text:style-name="Horizontal_20_Line"/>
            <text:h text:style-name="Heading_20_1" text:outline-level="1">Bottom line</text:h>
            <text:h text:style-name="Heading_20_2" text:outline-level="2">Is that all I need to define a final plan before coding?</text:h>
            <text:p text:style-name="Text_20_body"><text:span text:style-name="Strong_20_Emphasis">Almost.</text:span><text:line-break/>I just need those last 5 implementation details — or your approval to use my defaults for them.</text:p>
            <text:p text:style-name="Text_20_body">Once that’s done, I can produce a <text:span text:style-name="Strong_20_Emphasis">final build-ready implementation plan</text:span>.</text:p>
            <text:h text:style-name="Heading_20_2" text:outline-level="2">Commands I used</text:h>
            <text:p text:style-name="Text_20_body">✅ No additional terminal commands were needed for this reply; I analyzed your decisions directly in the conversation.</text:p>
            <text:p text:style-name="P490"/>
            <text:p text:style-name="Text_20_body">Yes, I accept your recommended defaults.<text:bookmark text:name="wham-message-modal-footer Copy 4"/></text:p>
            <text:p text:style-name="P491"><draw:frame draw:style-name="fr1" draw:name="aria-notify-live-region-assertive" text:anchor-type="char" svg:width="0.0161in" draw:z-index="2"><draw:text-box fo:min-height="0.0161in"><text:p text:style-name="P354"/></draw:text-box></draw:frame></text:p>
            <text:p text:style-name="Text_20_body">Excellent — with your approval of those defaults, <text:span text:style-name="Strong_20_Emphasis">yes, I now have everything I need to define the final implementation plan before coding</text:span>.</text:p>
            <text:p text:style-name="Text_20_body"><text:soft-page-break/>Below is the build-ready plan I would use.</text:p>
            <text:p text:style-name="Horizontal_20_Line"/>
            <text:h text:style-name="Heading_20_1" text:outline-level="1">Final implementation plan for <text:span text:style-name="Source_20_Text">achievements_learning</text:span></text:h>
            <text:p text:style-name="Horizontal_20_Line"/>
            <text:h text:style-name="Heading_20_2" text:outline-level="2">1. Module purpose</text:h>
            <text:p text:style-name="Text_20_body"><text:span text:style-name="Source_20_Text">achievements_learning</text:span> will be a custom Drupal module that adds a non-gimmicky recognition and encouragement system for your learning platform.</text:p>
            <text:p text:style-name="Text_20_body">It will integrate:</text:p>
            <text:list text:style-name="L430">
              <text:list-item>
                <text:p text:style-name="P492"><text:span text:style-name="Strong_20_Emphasis">Anu LMS</text:span></text:p>
              </text:list-item>
              <text:list-item>
                <text:p text:style-name="P492"><text:span text:style-name="Strong_20_Emphasis">Achievements</text:span></text:p>
              </text:list-item>
              <text:list-item>
                <text:p text:style-name="P492"><text:span text:style-name="Strong_20_Emphasis">Forum / comment participation</text:span></text:p>
              </text:list-item>
              <text:list-item>
                <text:p text:style-name="P492"><text:span text:style-name="Strong_20_Emphasis">lesson completion emails</text:span></text:p>
              </text:list-item>
              <text:list-item>
                <text:p text:style-name="P492"><text:span text:style-name="Strong_20_Emphasis">parent updates</text:span></text:p>
              </text:list-item>
              <text:list-item>
                <text:p text:style-name="P492"><text:span text:style-name="Strong_20_Emphasis">identity titles</text:span></text:p>
              </text:list-item>
              <text:list-item>
                <text:p text:style-name="P492"><text:span text:style-name="Strong_20_Emphasis">major-milestone goodie choices</text:span></text:p>
              </text:list-item>
            </text:list>
            <text:p text:style-name="Text_20_body">The overall design keeps:</text:p>
            <text:list text:style-name="L431">
              <text:list-item>
                <text:p text:style-name="P493">progress visible</text:p>
              </text:list-item>
              <text:list-item>
                <text:p text:style-name="P493">rewards meaningful</text:p>
              </text:list-item>
              <text:list-item>
                <text:p text:style-name="P493">identity central</text:p>
              </text:list-item>
              <text:list-item>
                <text:p text:style-name="P493">formation primary</text:p>
              </text:list-item>
            </text:list>
            <text:p text:style-name="Text_20_body">while avoiding:</text:p>
            <text:list text:style-name="L432">
              <text:list-item>
                <text:p text:style-name="P494">leaderboards</text:p>
              </text:list-item>
              <text:list-item>
                <text:p text:style-name="P494">juvenile badges</text:p>
              </text:list-item>
              <text:list-item>
                <text:p text:style-name="P494">spendable-currency game dynamics</text:p>
              </text:list-item>
            </text:list>
            <text:p text:style-name="Horizontal_20_Line"/>
            <text:h text:style-name="Heading_20_1" text:outline-level="1"><text:soft-page-break/>2. Confirmed product scope for v1</text:h>
            <text:h text:style-name="Heading_20_2" text:outline-level="2">Included in v1</text:h>
            <text:h text:style-name="Heading_20_3" text:outline-level="3">Achievement types</text:h>
            <text:list text:style-name="L433">
              <text:list-item>
                <text:p text:style-name="P495">lesson count achievements</text:p>
              </text:list-item>
              <text:list-item>
                <text:p text:style-name="P495">course count achievements</text:p>
              </text:list-item>
              <text:list-item>
                <text:p text:style-name="P495">lesson-specific milestones</text:p>
              </text:list-item>
              <text:list-item>
                <text:p text:style-name="P495">section/module-paragraph-specific milestones</text:p>
              </text:list-item>
              <text:list-item>
                <text:p text:style-name="P495">course-specific milestones</text:p>
              </text:list-item>
              <text:list-item>
                <text:p text:style-name="P495">forum topic/reply milestones</text:p>
              </text:list-item>
              <text:list-item>
                <text:p text:style-name="P495">identity title milestones</text:p>
              </text:list-item>
            </text:list>
            <text:h text:style-name="Heading_20_3" text:outline-level="3">Presentation</text:h>
            <text:list text:style-name="L434">
              <text:list-item>
                <text:p text:style-name="P496">current earned title shown under forum avatars/names</text:p>
              </text:list-item>
              <text:list-item>
                <text:p text:style-name="P496">title stored on User entity in:</text:p>
                <text:list>
                  <text:list-item>
                    <text:p text:style-name="P496"><text:span text:style-name="Source_20_Text">field_learning_current_title</text:span></text:p>
                  </text:list-item>
                </text:list>
              </text:list-item>
            </text:list>
            <text:h text:style-name="Heading_20_3" text:outline-level="3">Notifications</text:h>
            <text:list text:style-name="L435">
              <text:list-item>
                <text:p text:style-name="P497">lesson completion email to student</text:p>
              </text:list-item>
              <text:list-item>
                <text:p text:style-name="P497">lesson completion email to parent</text:p>
              </text:list-item>
              <text:list-item>
                <text:p text:style-name="P497">milestone notifications through Achievements where appropriate</text:p>
              </text:list-item>
            </text:list>
            <text:h text:style-name="Heading_20_3" text:outline-level="3">Rewards</text:h>
            <text:list text:style-name="L436">
              <text:list-item>
                <text:p text:style-name="P498">goodie choices tied to selected major milestones</text:p>
              </text:list-item>
              <text:list-item>
                <text:p text:style-name="P498">digital download rewards only</text:p>
              </text:list-item>
              <text:list-item>
                <text:p text:style-name="P498">one reward choice per qualifying milestone</text:p>
              </text:list-item>
            </text:list>
            <text:h text:style-name="Heading_20_3" text:outline-level="3">Points</text:h>
            <text:list text:style-name="L437">
              <text:list-item>
                <text:p text:style-name="P499">points retained as <text:span text:style-name="Strong_20_Emphasis">recognition/progress only</text:span></text:p>
              </text:list-item>
              <text:list-item>
                <text:p text:style-name="P499">not used as store currency</text:p>
              </text:list-item>
            </text:list>
            <text:p text:style-name="Horizontal_20_Line"/>
            <text:h text:style-name="Heading_20_2" text:outline-level="2"><text:soft-page-break/>Explicitly not included in v1</text:h>
            <text:list text:style-name="L438">
              <text:list-item>
                <text:p text:style-name="P500">spendable points wallet/store</text:p>
              </text:list-item>
              <text:list-item>
                <text:p text:style-name="P500">physical reward fulfillment</text:p>
              </text:list-item>
              <text:list-item>
                <text:p text:style-name="P500">user-selectable titles</text:p>
              </text:list-item>
              <text:list-item>
                <text:p text:style-name="P500">badge images</text:p>
              </text:list-item>
              <text:list-item>
                <text:p text:style-name="P500">full config-entity admin system for rules</text:p>
              </text:list-item>
              <text:list-item>
                <text:p text:style-name="P500">advanced submission-review gating workflow</text:p>
              </text:list-item>
              <text:list-item>
                <text:p text:style-name="P500">parent account relationship model beyond email field</text:p>
              </text:list-item>
              <text:list-item>
                <text:p text:style-name="P500">leaderboard emphasis</text:p>
              </text:list-item>
            </text:list>
            <text:p text:style-name="Horizontal_20_Line"/>
            <text:h text:style-name="Heading_20_1" text:outline-level="1">3. Agreed defaults locked in</text:h>
            <text:h text:style-name="Heading_20_2" text:outline-level="2">Parent email source</text:h>
            <text:list text:style-name="L439">
              <text:list-item>
                <text:p text:style-name="P501"><text:span text:style-name="Source_20_Text">field_parent_email</text:span> on User</text:p>
              </text:list-item>
            </text:list>
            <text:h text:style-name="Heading_20_2" text:outline-level="2">Forum counting</text:h>
            <text:list text:style-name="L440">
              <text:list-item>
                <text:p text:style-name="P502">count all <text:span text:style-name="Strong_20_Emphasis">published</text:span> forum topics by students</text:p>
              </text:list-item>
              <text:list-item>
                <text:p text:style-name="P502">count all <text:span text:style-name="Strong_20_Emphasis">published</text:span> <text:span text:style-name="Source_20_Text">comment_forum</text:span> replies by students</text:p>
              </text:list-item>
              <text:list-item>
                <text:p text:style-name="P502">count nested replies</text:p>
              </text:list-item>
              <text:list-item>
                <text:p text:style-name="P502">do not count edits as new activity</text:p>
              </text:list-item>
              <text:list-item>
                <text:p text:style-name="P502">exclude teacher/admin roles</text:p>
              </text:list-item>
            </text:list>
            <text:h text:style-name="Heading_20_2" text:outline-level="2">Section completion rule</text:h>
            <text:list text:style-name="L441">
              <text:list-item>
                <text:p text:style-name="P503">a section is complete when <text:span text:style-name="Strong_20_Emphasis">all lessons/quizzes referenced in the module paragraph are completed</text:span></text:p>
              </text:list-item>
            </text:list>
            <text:h text:style-name="Heading_20_2" text:outline-level="2">Reward-choice scope</text:h>
            <text:list text:style-name="L442">
              <text:list-item>
                <text:p text:style-name="P504">v1 reward choices apply only to <text:span text:style-name="Strong_20_Emphasis">major course-completion identity milestones</text:span></text:p>
              </text:list-item>
            </text:list>
            <text:h text:style-name="Heading_20_2" text:outline-level="2">Title priority rule</text:h>
            <text:p text:style-name="Text_20_body">Use this initial order:</text:p>
            <text:list text:style-name="L443">
              <text:list-item>
                <text:p text:style-name="P505"><text:soft-page-break/>Truth Seeker</text:p>
              </text:list-item>
              <text:list-item>
                <text:p text:style-name="P505">Clarity Builder</text:p>
              </text:list-item>
              <text:list-item>
                <text:p text:style-name="P505">Evidence Examiner</text:p>
              </text:list-item>
              <text:list-item>
                <text:p text:style-name="P505">Faith Defender</text:p>
              </text:list-item>
              <text:list-item>
                <text:p text:style-name="P505">Clear Thinker</text:p>
              </text:list-item>
              <text:list-item>
                <text:p text:style-name="P505">Dignity Defender</text:p>
              </text:list-item>
              <text:list-item>
                <text:p text:style-name="P505">Moral Thinker</text:p>
              </text:list-item>
              <text:list-item>
                <text:p text:style-name="P505">Justice-Seeker</text:p>
              </text:list-item>
              <text:list-item>
                <text:p text:style-name="P505">Wise Decision-Maker</text:p>
              </text:list-item>
              <text:list-item>
                <text:p text:style-name="P505">Made by Love, for Love</text:p>
              </text:list-item>
              <text:list-item>
                <text:p text:style-name="P505">Learning to Love in Truth</text:p>
              </text:list-item>
              <text:list-item>
                <text:p text:style-name="P505">Integrated Person</text:p>
              </text:list-item>
              <text:list-item>
                <text:p text:style-name="P505">Authentic Lover</text:p>
              </text:list-item>
            </text:list>
            <text:p text:style-name="Text_20_body">Displayed title:</text:p>
            <text:list text:style-name="L444">
              <text:list-item>
                <text:p text:style-name="P506">highest-priority unlocked title shown automatically</text:p>
              </text:list-item>
            </text:list>
            <text:p text:style-name="Horizontal_20_Line"/>
            <text:h text:style-name="Heading_20_1" text:outline-level="1">4. Core architectural design</text:h>
            <text:p text:style-name="Text_20_body">The module will have <text:span text:style-name="Strong_20_Emphasis">five coordinated subsystems</text:span>.</text:p>
            <text:p text:style-name="Horizontal_20_Line"/>
            <text:h text:style-name="Heading_20_2" text:outline-level="2">A. Achievement recognition subsystem</text:h>
            <text:h text:style-name="Heading_20_3" text:outline-level="3">Purpose</text:h>
            <text:p text:style-name="Text_20_body">Unlock achievements, assign points, and determine earned titles.</text:p>
            <text:h text:style-name="Heading_20_3" text:outline-level="3">Trigger sources</text:h>
            <text:list text:style-name="L445">
              <text:list-item>
                <text:p text:style-name="P507">Anu LMS lesson completion event</text:p>
              </text:list-item>
              <text:list-item>
                <text:p text:style-name="P507">derived section completion</text:p>
              </text:list-item>
              <text:list-item>
                <text:p text:style-name="P507">derived course completion</text:p>
              </text:list-item>
              <text:list-item>
                <text:p text:style-name="P507">forum topic creation</text:p>
              </text:list-item>
              <text:list-item>
                <text:p text:style-name="P507">forum reply creation</text:p>
              </text:list-item>
            </text:list>
            <text:h text:style-name="Heading_20_3" text:outline-level="3"><text:soft-page-break/>Outputs</text:h>
            <text:list text:style-name="L446">
              <text:list-item>
                <text:p text:style-name="P508">achievement unlocks</text:p>
              </text:list-item>
              <text:list-item>
                <text:p text:style-name="P508">points earned</text:p>
              </text:list-item>
              <text:list-item>
                <text:p text:style-name="P508">title milestone unlocks</text:p>
              </text:list-item>
            </text:list>
            <text:p text:style-name="Horizontal_20_Line"/>
            <text:h text:style-name="Heading_20_2" text:outline-level="2">B. Title subsystem</text:h>
            <text:h text:style-name="Heading_20_3" text:outline-level="3">Purpose</text:h>
            <text:p text:style-name="Text_20_body">Determine the user’s current title and expose it in forum displays.</text:p>
            <text:h text:style-name="Heading_20_3" text:outline-level="3">Behavior</text:h>
            <text:list text:style-name="L447">
              <text:list-item>
                <text:p text:style-name="P509">certain achievements are marked as title achievements</text:p>
              </text:list-item>
              <text:list-item>
                <text:p text:style-name="P509">when a title achievement is unlocked or revoked:</text:p>
                <text:list>
                  <text:list-item>
                    <text:p text:style-name="P509">recompute highest-priority earned title</text:p>
                  </text:list-item>
                  <text:list-item>
                    <text:p text:style-name="P509">sync that title string to:</text:p>
                    <text:list>
                      <text:list-item>
                        <text:p text:style-name="P509"><text:span text:style-name="Source_20_Text">user.field_learning_current_title</text:span></text:p>
                      </text:list-item>
                    </text:list>
                  </text:list-item>
                </text:list>
              </text:list-item>
            </text:list>
            <text:h text:style-name="Heading_20_3" text:outline-level="3">Why this design</text:h>
            <text:list text:style-name="L448">
              <text:list-item>
                <text:p text:style-name="P510">Achievements remains source of truth</text:p>
              </text:list-item>
              <text:list-item>
                <text:p text:style-name="P510">User field is a display projection/cache</text:p>
              </text:list-item>
            </text:list>
            <text:p text:style-name="Horizontal_20_Line"/>
            <text:h text:style-name="Heading_20_2" text:outline-level="2">C. Notification subsystem</text:h>
            <text:h text:style-name="Heading_20_3" text:outline-level="3">Purpose</text:h>
            <text:p text:style-name="Text_20_body">Send lesson completion emails to:</text:p>
            <text:list text:style-name="L449">
              <text:list-item>
                <text:p text:style-name="P511">student</text:p>
              </text:list-item>
              <text:list-item>
                <text:p text:style-name="P511">parent</text:p>
              </text:list-item>
            </text:list>
            <text:h text:style-name="Heading_20_3" text:outline-level="3">Data source</text:h>
            <text:list text:style-name="L450">
              <text:list-item>
                <text:p text:style-name="P512">fields on <text:span text:style-name="Source_20_Text">module_lesson</text:span></text:p>
              </text:list-item>
              <text:list-item>
                <text:p text:style-name="P512">parent email from <text:span text:style-name="Source_20_Text">field_parent_email</text:span> on User</text:p>
              </text:list-item>
            </text:list>
            <text:h text:style-name="Heading_20_3" text:outline-level="3"><text:soft-page-break/>Trigger</text:h>
            <text:list text:style-name="L451">
              <text:list-item>
                <text:p text:style-name="P513"><text:span text:style-name="Source_20_Text">anu_lms.lesson_completed</text:span></text:p>
              </text:list-item>
            </text:list>
            <text:p text:style-name="Horizontal_20_Line"/>
            <text:h text:style-name="Heading_20_2" text:outline-level="2">D. Forum participation subsystem</text:h>
            <text:h text:style-name="Heading_20_3" text:outline-level="3">Purpose</text:h>
            <text:p text:style-name="Text_20_body">Reward and track learning-related discussion participation.</text:p>
            <text:h text:style-name="Heading_20_3" text:outline-level="3">Tracks</text:h>
            <text:list text:style-name="L452">
              <text:list-item>
                <text:p text:style-name="P514">first topic</text:p>
              </text:list-item>
              <text:list-item>
                <text:p text:style-name="P514">first reply</text:p>
              </text:list-item>
              <text:list-item>
                <text:p text:style-name="P514">5 replies</text:p>
              </text:list-item>
              <text:list-item>
                <text:p text:style-name="P514">10 replies</text:p>
              </text:list-item>
            </text:list>
            <text:h text:style-name="Heading_20_3" text:outline-level="3">Trigger source</text:h>
            <text:list text:style-name="L453">
              <text:list-item>
                <text:p text:style-name="P515">forum topic node creation</text:p>
              </text:list-item>
              <text:list-item>
                <text:p text:style-name="P515"><text:span text:style-name="Source_20_Text">comment_forum</text:span> reply creation</text:p>
              </text:list-item>
            </text:list>
            <text:p text:style-name="Horizontal_20_Line"/>
            <text:h text:style-name="Heading_20_2" text:outline-level="2">E. Reward-choice subsystem</text:h>
            <text:h text:style-name="Heading_20_3" text:outline-level="3">Purpose</text:h>
            <text:p text:style-name="Text_20_body">Allow a student to choose one digital goodie when selected major milestones are reached.</text:p>
            <text:h text:style-name="Heading_20_3" text:outline-level="3">Model</text:h>
            <text:list text:style-name="L454">
              <text:list-item>
                <text:p text:style-name="P516">milestone unlock triggers eligibility</text:p>
              </text:list-item>
              <text:list-item>
                <text:p text:style-name="P516">reward set attached to that milestone</text:p>
              </text:list-item>
              <text:list-item>
                <text:p text:style-name="P516">student selects one item from that set</text:p>
              </text:list-item>
              <text:list-item>
                <text:p text:style-name="P516">selection is recorded permanently</text:p>
              </text:list-item>
              <text:list-item>
                <text:p text:style-name="P516">chosen resource remains accessible</text:p>
              </text:list-item>
            </text:list>
            <text:p text:style-name="Horizontal_20_Line"/>
            <text:h text:style-name="Heading_20_1" text:outline-level="1"><text:soft-page-break/>5. Proposed file/module structure</text:h>
            <text:section text:style-name="Sect1" text:name="Section38">
              <text:p text:style-name="Preformatted_20_Text"><text:bookmark text:name="code-block-viewer Copy 31"/>web/modules/custom/achievements_learning/</text:p>
              <text:p text:style-name="Preformatted_20_Text"><text:s text:c="2"/>achievements_learning.info.yml</text:p>
              <text:p text:style-name="Preformatted_20_Text"><text:s text:c="2"/>achievements_learning.services.yml</text:p>
              <text:p text:style-name="Preformatted_20_Text"><text:s text:c="2"/>achievements_learning.module</text:p>
              <text:p text:style-name="Preformatted_20_Text"><text:s text:c="2"/>achievements_learning.install</text:p>
              <text:p text:style-name="Preformatted_20_Text"><text:s text:c="2"/>config/install/</text:p>
              <text:p text:style-name="Preformatted_20_Text"><text:s text:c="4"/>user.field.field_learning_current_title.yml</text:p>
              <text:p text:style-name="Preformatted_20_Text"><text:s text:c="4"/>user.field.field_parent_email.yml</text:p>
              <text:p text:style-name="Preformatted_20_Text"><text:s text:c="4"/># plus lesson email fields if shipped via config and bundle names are stable</text:p>
              <text:p text:style-name="Preformatted_20_Text"><text:s text:c="2"/>src/</text:p>
              <text:p text:style-name="Preformatted_20_Text"><text:s text:c="4"/>EventSubscriber/</text:p>
              <text:p text:style-name="Preformatted_20_Text"><text:s text:c="6"/>LessonCompletedSubscriber.php</text:p>
              <text:p text:style-name="Preformatted_20_Text"><text:s text:c="4"/>Service/</text:p>
              <text:p text:style-name="Preformatted_20_Text"><text:s text:c="6"/>LearningAchievementManager.php</text:p>
              <text:p text:style-name="Preformatted_20_Text"><text:s text:c="6"/>LearningTitleManager.php</text:p>
              <text:p text:style-name="Preformatted_20_Text"><text:s text:c="6"/>LearningForumManager.php</text:p>
              <text:p text:style-name="Preformatted_20_Text"><text:s text:c="6"/>LearningNotificationManager.php</text:p>
              <text:p text:style-name="Preformatted_20_Text"><text:s text:c="6"/>LearningRewardManager.php</text:p>
              <text:p text:style-name="Preformatted_20_Text"><text:s text:c="6"/>LearningSectionManager.php</text:p>
              <text:p text:style-name="Preformatted_20_Text"><text:s text:c="6"/>LearningCourseManager.php</text:p>
              <text:p text:style-name="Preformatted_20_Text"><text:s text:c="4"/>Form/</text:p>
              <text:p text:style-name="Preformatted_20_Text"><text:s text:c="6"/>LearningMilestoneSettingsForm.php</text:p>
              <text:p text:style-name="Preformatted_20_Text"><text:s text:c="6"/>LearningRewardSettingsForm.php</text:p>
              <text:p text:style-name="Preformatted_20_Text"><text:s text:c="4"/>Plugin/ or Controller/ (if needed later)</text:p>
            </text:section>
            <text:p text:style-name="Horizontal_20_Line"/>
            <text:h text:style-name="Heading_20_1" text:outline-level="1">6. Data model</text:h>
            <text:p text:style-name="Horizontal_20_Line"/>
            <text:h text:style-name="Heading_20_2" text:outline-level="2">A. User fields</text:h>
            <text:h text:style-name="Heading_20_3" text:outline-level="3"><text:span text:style-name="Source_20_Text">field_learning_current_title</text:span></text:h>
            <text:list text:style-name="L455">
              <text:list-item>
                <text:p text:style-name="P517">type: plain text</text:p>
              </text:list-item>
              <text:list-item>
                <text:p text:style-name="P517">single value</text:p>
              </text:list-item>
              <text:list-item>
                <text:p text:style-name="P517">display-only projection of best earned title</text:p>
              </text:list-item>
            </text:list>
            <text:h text:style-name="Heading_20_3" text:outline-level="3"><text:span text:style-name="Source_20_Text">field_parent_email</text:span></text:h>
            <text:list text:style-name="L456">
              <text:list-item>
                <text:p text:style-name="P518">type: email</text:p>
              </text:list-item>
              <text:list-item>
                <text:p text:style-name="P518">single value</text:p>
              </text:list-item>
              <text:list-item>
                <text:p text:style-name="P518">used for parent lesson-completion emails</text:p>
              </text:list-item>
            </text:list>
            <text:p text:style-name="Horizontal_20_Line"/>
            <text:h text:style-name="Heading_20_2" text:outline-level="2"><text:soft-page-break/>B. Lesson fields on <text:span text:style-name="Source_20_Text">module_lesson</text:span></text:h>
            <text:h text:style-name="Heading_20_3" text:outline-level="3">Student email fields</text:h>
            <text:list text:style-name="L457">
              <text:list-item>
                <text:p text:style-name="P519"><text:span text:style-name="Source_20_Text">field_completion_email_enabled</text:span></text:p>
              </text:list-item>
              <text:list-item>
                <text:p text:style-name="P519"><text:span text:style-name="Source_20_Text">field_completion_email_subject</text:span></text:p>
              </text:list-item>
              <text:list-item>
                <text:p text:style-name="P519"><text:span text:style-name="Source_20_Text">field_completion_email_body</text:span></text:p>
              </text:list-item>
            </text:list>
            <text:h text:style-name="Heading_20_3" text:outline-level="3">Parent email fields</text:h>
            <text:list text:style-name="L458">
              <text:list-item>
                <text:p text:style-name="P520"><text:span text:style-name="Source_20_Text">field_parent_completion_email_subject</text:span></text:p>
              </text:list-item>
              <text:list-item>
                <text:p text:style-name="P520"><text:span text:style-name="Source_20_Text">field_parent_completion_email_body</text:span></text:p>
              </text:list-item>
            </text:list>
            <text:p text:style-name="Text_20_body">These fields let you configure lesson-specific messages without modifying Anu LMS.</text:p>
            <text:p text:style-name="Horizontal_20_Line"/>
            <text:h text:style-name="Heading_20_2" text:outline-level="2">C. Achievement entities</text:h>
            <text:p text:style-name="Text_20_body">The Achievements module remains the canonical store for:</text:p>
            <text:list text:style-name="L459">
              <text:list-item>
                <text:p text:style-name="P521">achievement definitions</text:p>
              </text:list-item>
              <text:list-item>
                <text:p text:style-name="P521">unlock state</text:p>
              </text:list-item>
              <text:list-item>
                <text:p text:style-name="P521">milestone points</text:p>
              </text:list-item>
            </text:list>
            <text:p text:style-name="Text_20_body">These will include:</text:p>
            <text:h text:style-name="Heading_20_3" text:outline-level="3">Count-based achievements</text:h>
            <text:list text:style-name="L460">
              <text:list-item>
                <text:p text:style-name="P522">first lesson</text:p>
              </text:list-item>
              <text:list-item>
                <text:p text:style-name="P522">5 lessons</text:p>
              </text:list-item>
              <text:list-item>
                <text:p text:style-name="P522">10 lessons</text:p>
              </text:list-item>
              <text:list-item>
                <text:p text:style-name="P522">25 lessons</text:p>
              </text:list-item>
              <text:list-item>
                <text:p text:style-name="P522">first course</text:p>
              </text:list-item>
              <text:list-item>
                <text:p text:style-name="P522">3 courses</text:p>
              </text:list-item>
              <text:list-item>
                <text:p text:style-name="P522">first topic</text:p>
              </text:list-item>
              <text:list-item>
                <text:p text:style-name="P522">first reply</text:p>
              </text:list-item>
              <text:list-item>
                <text:p text:style-name="P522">5 replies</text:p>
              </text:list-item>
              <text:list-item>
                <text:p text:style-name="P522">10 replies</text:p>
              </text:list-item>
            </text:list>
            <text:h text:style-name="Heading_20_3" text:outline-level="3"><text:soft-page-break/>Identity achievements</text:h>
            <text:list text:style-name="L461">
              <text:list-item>
                <text:p text:style-name="P523">Truth Seeker</text:p>
              </text:list-item>
              <text:list-item>
                <text:p text:style-name="P523">Clarity Builder</text:p>
              </text:list-item>
              <text:list-item>
                <text:p text:style-name="P523">Evidence Examiner</text:p>
              </text:list-item>
              <text:list-item>
                <text:p text:style-name="P523">Faith Defender</text:p>
              </text:list-item>
              <text:list-item>
                <text:p text:style-name="P523">Clear Thinker</text:p>
              </text:list-item>
              <text:list-item>
                <text:p text:style-name="P523">Dignity Defender</text:p>
              </text:list-item>
              <text:list-item>
                <text:p text:style-name="P523">Moral Thinker</text:p>
              </text:list-item>
              <text:list-item>
                <text:p text:style-name="P523">Justice-Seeker</text:p>
              </text:list-item>
              <text:list-item>
                <text:p text:style-name="P523">Wise Decision-Maker</text:p>
              </text:list-item>
              <text:list-item>
                <text:p text:style-name="P523">Made by Love, for Love</text:p>
              </text:list-item>
              <text:list-item>
                <text:p text:style-name="P523">Learning to Love in Truth</text:p>
              </text:list-item>
              <text:list-item>
                <text:p text:style-name="P523">Integrated Person</text:p>
              </text:list-item>
              <text:list-item>
                <text:p text:style-name="P523">Authentic Lover</text:p>
              </text:list-item>
            </text:list>
            <text:h text:style-name="Heading_20_3" text:outline-level="3">Configurable milestone achievements</text:h>
            <text:p text:style-name="Text_20_body">These are tied by teacher configuration to:</text:p>
            <text:list text:style-name="L462">
              <text:list-item>
                <text:p text:style-name="P524">lesson completion</text:p>
              </text:list-item>
              <text:list-item>
                <text:p text:style-name="P524">section completion</text:p>
              </text:list-item>
              <text:list-item>
                <text:p text:style-name="P524">course completion</text:p>
              </text:list-item>
              <text:list-item>
                <text:p text:style-name="P524">count threshold</text:p>
              </text:list-item>
            </text:list>
            <text:p text:style-name="Horizontal_20_Line"/>
            <text:h text:style-name="Heading_20_2" text:outline-level="2">D. Module config for milestone/title mappings</text:h>
            <text:p text:style-name="Text_20_body">Because you want teacher-configurable mappings in v1 with a simple UI, I would store structured configuration rather than hardcode rules.</text:p>
            <text:h text:style-name="Heading_20_3" text:outline-level="3">Config would include</text:h>
            <text:p text:style-name="Text_20_body">For each configurable milestone/title rule:</text:p>
            <text:list text:style-name="L463">
              <text:list-item>
                <text:p text:style-name="P525">enabled</text:p>
              </text:list-item>
              <text:list-item>
                <text:p text:style-name="P525">linked achievement ID</text:p>
              </text:list-item>
              <text:list-item>
                <text:p text:style-name="P525">trigger type:</text:p>
                <text:list>
                  <text:list-item>
                    <text:p text:style-name="P525"><text:soft-page-break/>lesson_complete</text:p>
                  </text:list-item>
                  <text:list-item>
                    <text:p text:style-name="P525">section_complete</text:p>
                  </text:list-item>
                  <text:list-item>
                    <text:p text:style-name="P525">course_complete</text:p>
                  </text:list-item>
                  <text:list-item>
                    <text:p text:style-name="P525">lesson_count</text:p>
                  </text:list-item>
                  <text:list-item>
                    <text:p text:style-name="P525">course_count</text:p>
                  </text:list-item>
                  <text:list-item>
                    <text:p text:style-name="P525">forum_topic_count</text:p>
                  </text:list-item>
                  <text:list-item>
                    <text:p text:style-name="P525">forum_reply_count</text:p>
                  </text:list-item>
                </text:list>
              </text:list-item>
              <text:list-item>
                <text:p text:style-name="P525">target entity ID or threshold</text:p>
              </text:list-item>
              <text:list-item>
                <text:p text:style-name="P525">title-enabled flag</text:p>
              </text:list-item>
              <text:list-item>
                <text:p text:style-name="P525">title priority</text:p>
              </text:list-item>
            </text:list>
            <text:p text:style-name="Text_20_body">This will likely live in simple config managed by an admin form for v1.</text:p>
            <text:p text:style-name="Horizontal_20_Line"/>
            <text:h text:style-name="Heading_20_2" text:outline-level="2">E. Reward-choice data</text:h>
            <text:p text:style-name="Text_20_body">For v1, I would model reward choices with custom config + custom records.</text:p>
            <text:h text:style-name="Heading_20_3" text:outline-level="3">Reward definition</text:h>
            <text:p text:style-name="Text_20_body">Each reward item should have:</text:p>
            <text:list text:style-name="L464">
              <text:list-item>
                <text:p text:style-name="P526">machine name</text:p>
              </text:list-item>
              <text:list-item>
                <text:p text:style-name="P526">label</text:p>
              </text:list-item>
              <text:list-item>
                <text:p text:style-name="P526">description</text:p>
              </text:list-item>
              <text:list-item>
                <text:p text:style-name="P526">file or URL</text:p>
              </text:list-item>
              <text:list-item>
                <text:p text:style-name="P526">active/inactive</text:p>
              </text:list-item>
              <text:list-item>
                <text:p text:style-name="P526">reward group/set</text:p>
              </text:list-item>
            </text:list>
            <text:h text:style-name="Heading_20_3" text:outline-level="3">Reward rule</text:h>
            <text:p text:style-name="Text_20_body">Each rewardable milestone should define:</text:p>
            <text:list text:style-name="L465">
              <text:list-item>
                <text:p text:style-name="P527">linked achievement ID</text:p>
              </text:list-item>
              <text:list-item>
                <text:p text:style-name="P527">reward group</text:p>
              </text:list-item>
              <text:list-item>
                <text:p text:style-name="P527">allowed selections = 1</text:p>
              </text:list-item>
            </text:list>
            <text:h text:style-name="Heading_20_3" text:outline-level="3"><text:soft-page-break/>Student reward claim record</text:h>
            <text:p text:style-name="Text_20_body">Store:</text:p>
            <text:list text:style-name="L466">
              <text:list-item>
                <text:p text:style-name="P528">user ID</text:p>
              </text:list-item>
              <text:list-item>
                <text:p text:style-name="P528">achievement ID</text:p>
              </text:list-item>
              <text:list-item>
                <text:p text:style-name="P528">reward item chosen</text:p>
              </text:list-item>
              <text:list-item>
                <text:p text:style-name="P528">timestamp</text:p>
              </text:list-item>
            </text:list>
            <text:p text:style-name="Text_20_body">This can live in a custom table or entity later; for v1, a simple table is likely enough.</text:p>
            <text:p text:style-name="Horizontal_20_Line"/>
            <text:h text:style-name="Heading_20_1" text:outline-level="1">7. Services and responsibilities</text:h>
            <text:p text:style-name="Horizontal_20_Line"/>
            <text:h text:style-name="Heading_20_2" text:outline-level="2"><text:span text:style-name="Source_20_Text">LearningAchievementManager</text:span></text:h>
            <text:p text:style-name="Text_20_body">Central service for:</text:p>
            <text:list text:style-name="L467">
              <text:list-item>
                <text:p text:style-name="P529">lesson count progress</text:p>
              </text:list-item>
              <text:list-item>
                <text:p text:style-name="P529">course count progress</text:p>
              </text:list-item>
              <text:list-item>
                <text:p text:style-name="P529">forum progress</text:p>
              </text:list-item>
              <text:list-item>
                <text:p text:style-name="P529">configurable milestone unlock checks</text:p>
              </text:list-item>
              <text:list-item>
                <text:p text:style-name="P529">point-awarding coordination</text:p>
              </text:list-item>
            </text:list>
            <text:h text:style-name="Heading_20_3" text:outline-level="3">Methods might include</text:h>
            <text:list text:style-name="L468">
              <text:list-item>
                <text:p text:style-name="P530"><text:span text:style-name="Source_20_Text">recordLessonCompleted($uid, $lesson_id)</text:span></text:p>
              </text:list-item>
              <text:list-item>
                <text:p text:style-name="P530"><text:span text:style-name="Source_20_Text">recordSectionCompleted($uid, $section_id)</text:span></text:p>
              </text:list-item>
              <text:list-item>
                <text:p text:style-name="P530"><text:span text:style-name="Source_20_Text">recordCourseCompleted($uid, $course_id)</text:span></text:p>
              </text:list-item>
              <text:list-item>
                <text:p text:style-name="P530"><text:span text:style-name="Source_20_Text">recordForumTopic($uid, $topic_id)</text:span></text:p>
              </text:list-item>
              <text:list-item>
                <text:p text:style-name="P530"><text:span text:style-name="Source_20_Text">recordForumReply($uid, $comment_id)</text:span></text:p>
              </text:list-item>
              <text:list-item>
                <text:p text:style-name="P530"><text:span text:style-name="Source_20_Text">evaluateConfiguredMilestones($uid, array $context)</text:span></text:p>
              </text:list-item>
            </text:list>
            <text:p text:style-name="Horizontal_20_Line"/>
            <text:h text:style-name="Heading_20_2" text:outline-level="2"><text:span text:style-name="Source_20_Text">LearningTitleManager</text:span></text:h>
            <text:p text:style-name="Text_20_body">Handles:</text:p>
            <text:list text:style-name="L469">
              <text:list-item>
                <text:p text:style-name="P531"><text:soft-page-break/>determining which unlocked achievements are title achievements</text:p>
              </text:list-item>
              <text:list-item>
                <text:p text:style-name="P531">sorting by configured priority</text:p>
              </text:list-item>
              <text:list-item>
                <text:p text:style-name="P531">syncing best title to user field</text:p>
              </text:list-item>
            </text:list>
            <text:h text:style-name="Heading_20_3" text:outline-level="3">Methods</text:h>
            <text:list text:style-name="L470">
              <text:list-item>
                <text:p text:style-name="P532"><text:span text:style-name="Source_20_Text">recomputeCurrentTitle($uid)</text:span></text:p>
              </text:list-item>
              <text:list-item>
                <text:p text:style-name="P532"><text:span text:style-name="Source_20_Text">getBestTitleForUser($uid)</text:span></text:p>
              </text:list-item>
            </text:list>
            <text:p text:style-name="Horizontal_20_Line"/>
            <text:h text:style-name="Heading_20_2" text:outline-level="2"><text:span text:style-name="Source_20_Text">LearningSectionManager</text:span></text:h>
            <text:p text:style-name="Text_20_body">Handles section/module paragraph logic.</text:p>
            <text:h text:style-name="Heading_20_3" text:outline-level="3">Methods</text:h>
            <text:list text:style-name="L471">
              <text:list-item>
                <text:p text:style-name="P533"><text:span text:style-name="Source_20_Text">isSectionComplete($uid, $paragraph_id)</text:span></text:p>
              </text:list-item>
              <text:list-item>
                <text:p text:style-name="P533"><text:span text:style-name="Source_20_Text">getLessonSectionIds($lesson_id)</text:span></text:p>
              </text:list-item>
              <text:list-item>
                <text:p text:style-name="P533"><text:span text:style-name="Source_20_Text">getSectionLessonsAndQuizzes($paragraph_id)</text:span></text:p>
              </text:list-item>
            </text:list>
            <text:p text:style-name="Horizontal_20_Line"/>
            <text:h text:style-name="Heading_20_2" text:outline-level="2"><text:span text:style-name="Source_20_Text">LearningCourseManager</text:span></text:h>
            <text:p text:style-name="Text_20_body">Handles derived course logic.</text:p>
            <text:h text:style-name="Heading_20_3" text:outline-level="3">Methods</text:h>
            <text:list text:style-name="L472">
              <text:list-item>
                <text:p text:style-name="P534"><text:span text:style-name="Source_20_Text">isCourseComplete($uid, $course_id)</text:span></text:p>
              </text:list-item>
              <text:list-item>
                <text:p text:style-name="P534"><text:span text:style-name="Source_20_Text">getLessonCourseId($lesson_id)</text:span></text:p>
              </text:list-item>
            </text:list>
            <text:p text:style-name="Text_20_body">Will likely reuse:</text:p>
            <text:list text:style-name="L473">
              <text:list-item>
                <text:p text:style-name="P535"><text:span text:style-name="Source_20_Text">anu_lms.lesson</text:span></text:p>
              </text:list-item>
              <text:list-item>
                <text:p text:style-name="P535"><text:span text:style-name="Source_20_Text">anu_lms.course_progress</text:span></text:p>
              </text:list-item>
              <text:list-item>
                <text:p text:style-name="P535"><text:span text:style-name="Source_20_Text">anu_lms.course</text:span></text:p>
              </text:list-item>
            </text:list>
            <text:p text:style-name="Horizontal_20_Line"/>
            <text:h text:style-name="Heading_20_2" text:outline-level="2"><text:span text:style-name="Source_20_Text">LearningForumManager</text:span></text:h>
            <text:p text:style-name="Text_20_body">Handles discussion tracking logic.</text:p>
            <text:h text:style-name="Heading_20_3" text:outline-level="3"><text:soft-page-break/>Methods</text:h>
            <text:list text:style-name="L474">
              <text:list-item>
                <text:p text:style-name="P536"><text:span text:style-name="Source_20_Text">recordTopicCreated($uid, $nid)</text:span></text:p>
              </text:list-item>
              <text:list-item>
                <text:p text:style-name="P536"><text:span text:style-name="Source_20_Text">recordReplyCreated($uid, $cid)</text:span></text:p>
              </text:list-item>
              <text:list-item>
                <text:p text:style-name="P536"><text:span text:style-name="Source_20_Text">isEligibleForumParticipant($account)</text:span></text:p>
              </text:list-item>
            </text:list>
            <text:p text:style-name="Horizontal_20_Line"/>
            <text:h text:style-name="Heading_20_2" text:outline-level="2"><text:span text:style-name="Source_20_Text">LearningNotificationManager</text:span></text:h>
            <text:p text:style-name="Text_20_body">Handles:</text:p>
            <text:list text:style-name="L475">
              <text:list-item>
                <text:p text:style-name="P537">student lesson completion email</text:p>
              </text:list-item>
              <text:list-item>
                <text:p text:style-name="P537">parent lesson completion email</text:p>
              </text:list-item>
              <text:list-item>
                <text:p text:style-name="P537">fallback behavior if fields are empty</text:p>
              </text:list-item>
            </text:list>
            <text:h text:style-name="Heading_20_3" text:outline-level="3">Methods</text:h>
            <text:list text:style-name="L476">
              <text:list-item>
                <text:p text:style-name="P538"><text:span text:style-name="Source_20_Text">sendLessonCompletionEmails($uid, $lesson_id)</text:span></text:p>
              </text:list-item>
            </text:list>
            <text:p text:style-name="Horizontal_20_Line"/>
            <text:h text:style-name="Heading_20_2" text:outline-level="2"><text:span text:style-name="Source_20_Text">LearningRewardManager</text:span></text:h>
            <text:p text:style-name="Text_20_body">Handles:</text:p>
            <text:list text:style-name="L477">
              <text:list-item>
                <text:p text:style-name="P539">reward eligibility</text:p>
              </text:list-item>
              <text:list-item>
                <text:p text:style-name="P539">available reward choices for a milestone</text:p>
              </text:list-item>
              <text:list-item>
                <text:p text:style-name="P539">recording student selection</text:p>
              </text:list-item>
              <text:list-item>
                <text:p text:style-name="P539">exposing downloadable rewards</text:p>
              </text:list-item>
            </text:list>
            <text:h text:style-name="Heading_20_3" text:outline-level="3">Methods</text:h>
            <text:list text:style-name="L478">
              <text:list-item>
                <text:p text:style-name="P540"><text:span text:style-name="Source_20_Text">isRewardChoiceAvailable($uid, $achievement_id)</text:span></text:p>
              </text:list-item>
              <text:list-item>
                <text:p text:style-name="P540"><text:span text:style-name="Source_20_Text">getRewardChoices($achievement_id)</text:span></text:p>
              </text:list-item>
              <text:list-item>
                <text:p text:style-name="P540"><text:span text:style-name="Source_20_Text">claimReward($uid, $achievement_id, $reward_id)</text:span></text:p>
              </text:list-item>
            </text:list>
            <text:p text:style-name="Horizontal_20_Line"/>
            <text:h text:style-name="Heading_20_1" text:outline-level="1">8. Trigger flow</text:h>
            <text:p text:style-name="Horizontal_20_Line"/>
            <text:h text:style-name="Heading_20_2" text:outline-level="2"><text:soft-page-break/>A. Lesson completion flow</text:h>
            <text:p text:style-name="Text_20_body">When <text:span text:style-name="Source_20_Text">anu_lms.lesson_completed</text:span> fires:</text:p>
            <text:list text:style-name="L479">
              <text:list-item>
                <text:p text:style-name="P541">get student UID</text:p>
              </text:list-item>
              <text:list-item>
                <text:p text:style-name="P541">get lesson ID</text:p>
              </text:list-item>
              <text:list-item>
                <text:p text:style-name="P541">increment lesson count achievements</text:p>
              </text:list-item>
              <text:list-item>
                <text:p text:style-name="P541">evaluate lesson-specific milestone rules</text:p>
              </text:list-item>
              <text:list-item>
                <text:p text:style-name="P541">detect section/module paragraph(s) containing the lesson</text:p>
              </text:list-item>
              <text:list-item>
                <text:p text:style-name="P541">if a section is now fully complete:</text:p>
                <text:list>
                  <text:list-item>
                    <text:p text:style-name="P541">evaluate section milestone rules</text:p>
                  </text:list-item>
                </text:list>
              </text:list-item>
              <text:list-item>
                <text:p text:style-name="P541">detect the course containing the lesson</text:p>
              </text:list-item>
              <text:list-item>
                <text:p text:style-name="P541">if course is now fully complete:</text:p>
                <text:list>
                  <text:list-item>
                    <text:p text:style-name="P541">increment course count achievements</text:p>
                  </text:list-item>
                  <text:list-item>
                    <text:p text:style-name="P541">evaluate course milestone rules</text:p>
                  </text:list-item>
                  <text:list-item>
                    <text:p text:style-name="P541">if this is a major rewardable milestone, mark reward choice eligibility</text:p>
                  </text:list-item>
                </text:list>
              </text:list-item>
              <text:list-item>
                <text:p text:style-name="P541">send lesson completion email to student</text:p>
              </text:list-item>
              <text:list-item>
                <text:p text:style-name="P541">send lesson completion email to parent</text:p>
              </text:list-item>
              <text:list-item>
                <text:p text:style-name="P541">if any title achievements changed:</text:p>
              </text:list-item>
            </text:list>
            <text:list text:style-name="L480">
              <text:list-item>
                <text:p text:style-name="P542">recompute <text:span text:style-name="Source_20_Text">field_learning_current_title</text:span></text:p>
              </text:list-item>
            </text:list>
            <text:p text:style-name="Horizontal_20_Line"/>
            <text:h text:style-name="Heading_20_2" text:outline-level="2">B. Forum topic flow</text:h>
            <text:p text:style-name="Text_20_body">On forum topic creation:</text:p>
            <text:list text:style-name="L481">
              <text:list-item>
                <text:p text:style-name="P543">confirm student role / eligible user</text:p>
              </text:list-item>
              <text:list-item>
                <text:p text:style-name="P543">confirm published content</text:p>
              </text:list-item>
              <text:list-item>
                <text:p text:style-name="P543">increment topic participation progress</text:p>
              </text:list-item>
              <text:list-item>
                <text:p text:style-name="P543">evaluate forum-topic achievements</text:p>
              </text:list-item>
              <text:list-item>
                <text:p text:style-name="P543">if title-affecting achievement unlocked:</text:p>
                <text:list>
                  <text:list-item>
                    <text:p text:style-name="P543">recompute current title</text:p>
                  </text:list-item>
                </text:list>
              </text:list-item>
            </text:list>
            <text:p text:style-name="Horizontal_20_Line"/>
            <text:h text:style-name="Heading_20_2" text:outline-level="2"><text:soft-page-break/>C. Forum reply flow</text:h>
            <text:p text:style-name="Text_20_body">On <text:span text:style-name="Source_20_Text">comment_forum</text:span> reply creation:</text:p>
            <text:list text:style-name="L482">
              <text:list-item>
                <text:p text:style-name="P544">confirm student role / eligible user</text:p>
              </text:list-item>
              <text:list-item>
                <text:p text:style-name="P544">confirm published reply</text:p>
              </text:list-item>
              <text:list-item>
                <text:p text:style-name="P544">increment reply participation progress</text:p>
              </text:list-item>
              <text:list-item>
                <text:p text:style-name="P544">evaluate reply milestones</text:p>
              </text:list-item>
              <text:list-item>
                <text:p text:style-name="P544">if title-affecting achievement unlocked:</text:p>
                <text:list>
                  <text:list-item>
                    <text:p text:style-name="P544">recompute current title</text:p>
                  </text:list-item>
                </text:list>
              </text:list-item>
            </text:list>
            <text:p text:style-name="Horizontal_20_Line"/>
            <text:h text:style-name="Heading_20_2" text:outline-level="2">D. Achievement revoked/reset flow</text:h>
            <text:p text:style-name="Text_20_body">When title-related achievements are revoked/reset:</text:p>
            <text:list text:style-name="L483">
              <text:list-item>
                <text:p text:style-name="P545">recompute highest-priority remaining title</text:p>
              </text:list-item>
              <text:list-item>
                <text:p text:style-name="P545">update <text:span text:style-name="Source_20_Text">field_learning_current_title</text:span></text:p>
              </text:list-item>
            </text:list>
            <text:p text:style-name="Text_20_body">This can likely be handled via Achievements hooks such as:</text:p>
            <text:list text:style-name="L484">
              <text:list-item>
                <text:p text:style-name="P546"><text:span text:style-name="Source_20_Text">hook_achievements_unlocked()</text:span></text:p>
              </text:list-item>
              <text:list-item>
                <text:p text:style-name="P546"><text:span text:style-name="Source_20_Text">hook_achievements_locked()</text:span></text:p>
              </text:list-item>
            </text:list>
            <text:p text:style-name="Horizontal_20_Line"/>
            <text:h text:style-name="Heading_20_1" text:outline-level="1">9. Initial achievement groups in v1</text:h>
            <text:p text:style-name="Horizontal_20_Line"/>
            <text:h text:style-name="Heading_20_2" text:outline-level="2">Lesson count achievements</text:h>
            <text:list text:style-name="L485">
              <text:list-item>
                <text:p text:style-name="P547">first lesson</text:p>
              </text:list-item>
              <text:list-item>
                <text:p text:style-name="P547">5 lessons</text:p>
              </text:list-item>
              <text:list-item>
                <text:p text:style-name="P547">10 lessons</text:p>
              </text:list-item>
              <text:list-item>
                <text:p text:style-name="P547">25 lessons</text:p>
              </text:list-item>
            </text:list>
            <text:h text:style-name="Heading_20_2" text:outline-level="2">Course count achievements</text:h>
            <text:list text:style-name="L486">
              <text:list-item>
                <text:p text:style-name="P548">first course</text:p>
              </text:list-item>
              <text:list-item>
                <text:p text:style-name="P548">3 courses</text:p>
              </text:list-item>
            </text:list>
            <text:h text:style-name="Heading_20_2" text:outline-level="2"><text:soft-page-break/>Forum achievements</text:h>
            <text:list text:style-name="L487">
              <text:list-item>
                <text:p text:style-name="P549">first topic</text:p>
              </text:list-item>
              <text:list-item>
                <text:p text:style-name="P549">first reply</text:p>
              </text:list-item>
              <text:list-item>
                <text:p text:style-name="P549">5 replies</text:p>
              </text:list-item>
              <text:list-item>
                <text:p text:style-name="P549">10 replies</text:p>
              </text:list-item>
            </text:list>
            <text:h text:style-name="Heading_20_2" text:outline-level="2">Identity titles</text:h>
            <text:list text:style-name="L488">
              <text:list-item>
                <text:p text:style-name="P550">Truth Seeker</text:p>
              </text:list-item>
              <text:list-item>
                <text:p text:style-name="P550">Clarity Builder</text:p>
              </text:list-item>
              <text:list-item>
                <text:p text:style-name="P550">Evidence Examiner</text:p>
              </text:list-item>
              <text:list-item>
                <text:p text:style-name="P550">Faith Defender</text:p>
              </text:list-item>
              <text:list-item>
                <text:p text:style-name="P550">Clear Thinker</text:p>
              </text:list-item>
              <text:list-item>
                <text:p text:style-name="P550">Dignity Defender</text:p>
              </text:list-item>
              <text:list-item>
                <text:p text:style-name="P550">Moral Thinker</text:p>
              </text:list-item>
              <text:list-item>
                <text:p text:style-name="P550">Justice-Seeker</text:p>
              </text:list-item>
              <text:list-item>
                <text:p text:style-name="P550">Wise Decision-Maker</text:p>
              </text:list-item>
              <text:list-item>
                <text:p text:style-name="P550">Made by Love, for Love</text:p>
              </text:list-item>
              <text:list-item>
                <text:p text:style-name="P550">Learning to Love in Truth</text:p>
              </text:list-item>
              <text:list-item>
                <text:p text:style-name="P550">Integrated Person</text:p>
              </text:list-item>
              <text:list-item>
                <text:p text:style-name="P550">Authentic Lover</text:p>
              </text:list-item>
            </text:list>
            <text:h text:style-name="Heading_20_2" text:outline-level="2">Configurable milestone rules supported</text:h>
            <text:list text:style-name="L489">
              <text:list-item>
                <text:p text:style-name="P551">specific lesson completion</text:p>
              </text:list-item>
              <text:list-item>
                <text:p text:style-name="P551">section/module completion</text:p>
              </text:list-item>
              <text:list-item>
                <text:p text:style-name="P551">course completion</text:p>
              </text:list-item>
              <text:list-item>
                <text:p text:style-name="P551">threshold counts</text:p>
              </text:list-item>
            </text:list>
            <text:p text:style-name="Horizontal_20_Line"/>
            <text:h text:style-name="Heading_20_1" text:outline-level="1">10. Reward-choice design for v1</text:h>
            <text:p text:style-name="Text_20_body">This replaces the store.</text:p>
            <text:p text:style-name="Horizontal_20_Line"/>
            <text:h text:style-name="Heading_20_2" text:outline-level="2"><text:soft-page-break/>Reward philosophy</text:h>
            <text:p text:style-name="Text_20_body">Rewards should feel like:</text:p>
            <text:list text:style-name="L490">
              <text:list-item>
                <text:p text:style-name="P552">encouragement</text:p>
              </text:list-item>
              <text:list-item>
                <text:p text:style-name="P552">enrichment</text:p>
              </text:list-item>
              <text:list-item>
                <text:p text:style-name="P552">companion materials</text:p>
              </text:list-item>
            </text:list>
            <text:p text:style-name="Text_20_body">not:</text:p>
            <text:list text:style-name="L491">
              <text:list-item>
                <text:p text:style-name="P553">shopping</text:p>
              </text:list-item>
              <text:list-item>
                <text:p text:style-name="P553">currency optimization</text:p>
              </text:list-item>
              <text:list-item>
                <text:p text:style-name="P553">game prizes</text:p>
              </text:list-item>
            </text:list>
            <text:p text:style-name="Horizontal_20_Line"/>
            <text:h text:style-name="Heading_20_2" text:outline-level="2">Reward rule</text:h>
            <text:p text:style-name="Text_20_body">Only selected major milestones offer a goodie choice.</text:p>
            <text:h text:style-name="Heading_20_3" text:outline-level="3">Initial default</text:h>
            <text:p text:style-name="Text_20_body">Major course-completion identity milestones only.</text:p>
            <text:p text:style-name="Text_20_body">Examples:</text:p>
            <text:list text:style-name="L492">
              <text:list-item>
                <text:p text:style-name="P554">Faith Defender</text:p>
              </text:list-item>
              <text:list-item>
                <text:p text:style-name="P554">Wise Decision-Maker</text:p>
              </text:list-item>
              <text:list-item>
                <text:p text:style-name="P554">Authentic Lover</text:p>
              </text:list-item>
            </text:list>
            <text:p text:style-name="Horizontal_20_Line"/>
            <text:h text:style-name="Heading_20_2" text:outline-level="2">Reward behavior</text:h>
            <text:p text:style-name="Text_20_body">When a student unlocks a rewardable milestone:</text:p>
            <text:list text:style-name="L493">
              <text:list-item>
                <text:p text:style-name="P555">they become eligible to pick <text:span text:style-name="Strong_20_Emphasis">one</text:span> goodie from that milestone’s reward set</text:p>
              </text:list-item>
              <text:list-item>
                <text:p text:style-name="P555">once chosen:</text:p>
                <text:list>
                  <text:list-item>
                    <text:p text:style-name="P555">the claim is recorded</text:p>
                  </text:list-item>
                  <text:list-item>
                    <text:p text:style-name="P555">that reward remains accessible</text:p>
                  </text:list-item>
                </text:list>
              </text:list-item>
            </text:list>
            <text:p text:style-name="Horizontal_20_Line"/>
            <text:h text:style-name="Heading_20_2" text:outline-level="2">Reward examples</text:h>
            <text:list text:style-name="L494">
              <text:list-item>
                <text:p text:style-name="P556">PDF mini-book</text:p>
              </text:list-item>
              <text:list-item>
                <text:p text:style-name="P556"><text:soft-page-break/>printable reflection journal</text:p>
              </text:list-item>
              <text:list-item>
                <text:p text:style-name="P556">apologetics quick-reference sheet</text:p>
              </text:list-item>
              <text:list-item>
                <text:p text:style-name="P556">discussion guide</text:p>
              </text:list-item>
              <text:list-item>
                <text:p text:style-name="P556">quote cards</text:p>
              </text:list-item>
              <text:list-item>
                <text:p text:style-name="P556">worksheet</text:p>
              </text:list-item>
            </text:list>
            <text:p text:style-name="Horizontal_20_Line"/>
            <text:h text:style-name="Heading_20_1" text:outline-level="1">11. Title system design</text:h>
            <text:p text:style-name="Horizontal_20_Line"/>
            <text:h text:style-name="Heading_20_2" text:outline-level="2">Current-title behavior</text:h>
            <text:list text:style-name="L495">
              <text:list-item>
                <text:p text:style-name="P557">highest-priority unlocked title is displayed automatically</text:p>
              </text:list-item>
            </text:list>
            <text:h text:style-name="Heading_20_2" text:outline-level="2">Source of truth</text:h>
            <text:list text:style-name="L496">
              <text:list-item>
                <text:p text:style-name="P558">Achievements unlocks</text:p>
              </text:list-item>
            </text:list>
            <text:h text:style-name="Heading_20_2" text:outline-level="2">Projection field</text:h>
            <text:list text:style-name="L497">
              <text:list-item>
                <text:p text:style-name="P559"><text:span text:style-name="Source_20_Text">field_learning_current_title</text:span></text:p>
              </text:list-item>
            </text:list>
            <text:h text:style-name="Heading_20_2" text:outline-level="2">V1 limitations</text:h>
            <text:list text:style-name="L498">
              <text:list-item>
                <text:p text:style-name="P560">no user choice yet</text:p>
              </text:list-item>
              <text:list-item>
                <text:p text:style-name="P560">no badge images yet</text:p>
              </text:list-item>
              <text:list-item>
                <text:p text:style-name="P560">no full earned-title history on user entity</text:p>
              </text:list-item>
            </text:list>
            <text:p text:style-name="Text_20_body">This is the right level of simplicity for v1.</text:p>
            <text:p text:style-name="Horizontal_20_Line"/>
            <text:h text:style-name="Heading_20_1" text:outline-level="1">12. Admin UX for v1</text:h>
            <text:p text:style-name="Text_20_body">You chose a simple admin UI, which is the right move.</text:p>
            <text:h text:style-name="Heading_20_2" text:outline-level="2">V1 admin interfaces should allow:</text:h>
            <text:list text:style-name="L499">
              <text:list-item>
                <text:p text:style-name="P561">managing title/milestone mappings</text:p>
              </text:list-item>
              <text:list-item>
                <text:p text:style-name="P561">selecting trigger types</text:p>
              </text:list-item>
              <text:list-item>
                <text:p text:style-name="P561"><text:soft-page-break/>selecting target lesson / section / course / threshold</text:p>
              </text:list-item>
              <text:list-item>
                <text:p text:style-name="P561">assigning title priority</text:p>
              </text:list-item>
              <text:list-item>
                <text:p text:style-name="P561">enabling/disabling rules</text:p>
              </text:list-item>
              <text:list-item>
                <text:p text:style-name="P561">assigning reward groups to major milestones</text:p>
              </text:list-item>
            </text:list>
            <text:h text:style-name="Heading_20_2" text:outline-level="2">V1 should NOT try to become a huge low-code rule engine</text:h>
            <text:p text:style-name="Text_20_body">Keep it focused.</text:p>
            <text:p text:style-name="Horizontal_20_Line"/>
            <text:h text:style-name="Heading_20_1" text:outline-level="1">13. Implementation order</text:h>
            <text:p text:style-name="Text_20_body">Here is the order I would actually build in.</text:p>
            <text:p text:style-name="Horizontal_20_Line"/>
            <text:h text:style-name="Heading_20_2" text:outline-level="2">Phase 1 — foundation</text:h>
            <text:list text:style-name="L500">
              <text:list-item>
                <text:p text:style-name="P562">module scaffolding</text:p>
              </text:list-item>
              <text:list-item>
                <text:p text:style-name="P562">services</text:p>
              </text:list-item>
              <text:list-item>
                <text:p text:style-name="P562">user fields</text:p>
              </text:list-item>
              <text:list-item>
                <text:p text:style-name="P562">lesson email fields</text:p>
              </text:list-item>
              <text:list-item>
                <text:p text:style-name="P562">base config structure</text:p>
              </text:list-item>
            </text:list>
            <text:h text:style-name="Heading_20_2" text:outline-level="2">Phase 2 — lesson/course achievements</text:h>
            <text:list text:style-name="L501">
              <text:list-item>
                <text:p text:style-name="P563">lesson completion subscriber</text:p>
              </text:list-item>
              <text:list-item>
                <text:p text:style-name="P563">lesson count logic</text:p>
              </text:list-item>
              <text:list-item>
                <text:p text:style-name="P563">section completion logic</text:p>
              </text:list-item>
              <text:list-item>
                <text:p text:style-name="P563">course completion logic</text:p>
              </text:list-item>
              <text:list-item>
                <text:p text:style-name="P563">configurable milestone evaluation</text:p>
              </text:list-item>
            </text:list>
            <text:h text:style-name="Heading_20_2" text:outline-level="2">Phase 3 — title sync</text:h>
            <text:list text:style-name="L502">
              <text:list-item>
                <text:p text:style-name="P564">title priority config</text:p>
              </text:list-item>
              <text:list-item>
                <text:p text:style-name="P564">title recompute service</text:p>
              </text:list-item>
              <text:list-item>
                <text:p text:style-name="P564">sync to <text:span text:style-name="Source_20_Text">field_learning_current_title</text:span></text:p>
              </text:list-item>
            </text:list>
            <text:h text:style-name="Heading_20_2" text:outline-level="2"><text:soft-page-break/>Phase 4 — forum achievements</text:h>
            <text:list text:style-name="L503">
              <text:list-item>
                <text:p text:style-name="P565">topic/reply tracking</text:p>
              </text:list-item>
              <text:list-item>
                <text:p text:style-name="P565">achievement awarding</text:p>
              </text:list-item>
              <text:list-item>
                <text:p text:style-name="P565">title updates on forum achievements if applicable</text:p>
              </text:list-item>
            </text:list>
            <text:h text:style-name="Heading_20_2" text:outline-level="2">Phase 5 — lesson emails</text:h>
            <text:list text:style-name="L504">
              <text:list-item>
                <text:p text:style-name="P566">student + parent send logic</text:p>
              </text:list-item>
              <text:list-item>
                <text:p text:style-name="P566">fallback handling</text:p>
              </text:list-item>
              <text:list-item>
                <text:p text:style-name="P566">per-lesson configurable content</text:p>
              </text:list-item>
            </text:list>
            <text:h text:style-name="Heading_20_2" text:outline-level="2">Phase 6 — reward choices</text:h>
            <text:list text:style-name="L505">
              <text:list-item>
                <text:p text:style-name="P567">reward config</text:p>
              </text:list-item>
              <text:list-item>
                <text:p text:style-name="P567">reward eligibility tracking</text:p>
              </text:list-item>
              <text:list-item>
                <text:p text:style-name="P567">one-time selection recording</text:p>
              </text:list-item>
              <text:list-item>
                <text:p text:style-name="P567">basic access/claim UI</text:p>
              </text:list-item>
            </text:list>
            <text:h text:style-name="Heading_20_2" text:outline-level="2">Phase 7 — polish</text:h>
            <text:list text:style-name="L506">
              <text:list-item>
                <text:p text:style-name="P568">admin settings refinement</text:p>
              </text:list-item>
              <text:list-item>
                <text:p text:style-name="P568">forum display integration</text:p>
              </text:list-item>
              <text:list-item>
                <text:p text:style-name="P568">error handling</text:p>
              </text:list-item>
              <text:list-item>
                <text:p text:style-name="P568">docs/testing</text:p>
              </text:list-item>
            </text:list>
            <text:p text:style-name="Horizontal_20_Line"/>
            <text:h text:style-name="Heading_20_1" text:outline-level="1">14. What I would consider “done” for v1</text:h>
            <text:p text:style-name="Text_20_body">v1 is complete when:</text:p>
            <text:list text:style-name="L507">
              <text:list-item>
                <text:p text:style-name="P569">Anu LMS lesson completion unlocks count-based and explicit milestones</text:p>
              </text:list-item>
              <text:list-item>
                <text:p text:style-name="P569">section completion can trigger milestones</text:p>
              </text:list-item>
              <text:list-item>
                <text:p text:style-name="P569">course completion can trigger milestones</text:p>
              </text:list-item>
              <text:list-item>
                <text:p text:style-name="P569">forum topic/reply milestones work</text:p>
              </text:list-item>
              <text:list-item>
                <text:p text:style-name="P569">current title appears under forum users automatically</text:p>
              </text:list-item>
              <text:list-item>
                <text:p text:style-name="P569">lesson completion emails send to student + parent</text:p>
              </text:list-item>
              <text:list-item>
                <text:p text:style-name="P569"><text:soft-page-break/>major milestones can offer one goodie choice</text:p>
              </text:list-item>
              <text:list-item>
                <text:p text:style-name="P569">titles and milestone mappings are admin-configurable</text:p>
              </text:list-item>
              <text:list-item>
                <text:p text:style-name="P569">points function as recognition only</text:p>
              </text:list-item>
            </text:list>
            <text:p text:style-name="Horizontal_20_Line"/>
            <text:h text:style-name="Heading_20_1" text:outline-level="1">15. Final answer to your question</text:h>
            <text:h text:style-name="Heading_20_2" text:outline-level="2">Do I need any other decisions from you before coding?</text:h>
            <text:p text:style-name="Text_20_body"><text:span text:style-name="Strong_20_Emphasis">No major decisions.</text:span><text:line-break/>At this point, I have enough to move from planning to implementation.</text:p>
            <text:p text:style-name="Text_20_body">The only things I may still need during coding are <text:span text:style-name="Strong_20_Emphasis">content/config specifics</text:span>, such as:</text:p>
            <text:list text:style-name="L508">
              <text:list-item>
                <text:p text:style-name="P570">exact point values</text:p>
              </text:list-item>
              <text:list-item>
                <text:p text:style-name="P570">exact initial milestone mappings</text:p>
              </text:list-item>
              <text:list-item>
                <text:p text:style-name="P570">exact reward items</text:p>
              </text:list-item>
              <text:list-item>
                <text:p text:style-name="P570">exact email field labels/help text</text:p>
              </text:list-item>
            </text:list>
            <text:p text:style-name="Text_20_body">But those are normal implementation details, not missing architectural decisions.</text:p>
            <text:p text:style-name="Text_20_body">So yes:</text:p>
            <text:h text:style-name="Heading_20_2" text:outline-level="2">the planning phase is complete.</text:h>
            <text:h text:style-name="Heading_20_2" text:outline-level="2">Commands I used</text:h>
            <text:p text:style-name="Text_20_body">✅ No additional terminal commands were needed for this reply; I analyzed your confirmed defaults and prior decisions directly in the conversation.</text:p>
            <text:section text:style-name="Sect2" text:name="Section39">
              <text:p text:style-name="Text_20_body"><text:bookmark text:name="wham-message-modal-footer Copy 5"/></text:p>
              <text:section text:style-name="Sect2" text:name="Section40">
                <text:p text:style-name="Text_20_body"><text:bookmark text:name="prompt-textarea"/></text:p>
              </text:section>
            </text:section>
            <text:p text:style-name="Text_20_body"><draw:frame draw:style-name="fr1" draw:name="aria-notify-live-region-assertive" text:anchor-type="char" svg:width="0.0161in" draw:z-index="3"><draw:text-box fo:min-height="0.0161in"><text:p text:style-name="P354"/></draw:text-box></draw:frame><text:line-break/></text:p>
          </text:section>
        </text:section>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face style:name="ui-monospace" svg:font-family="ui-monospace, SFMono-Regular, 'SF Mono', Menlo, Consolas, 'Liberation Mono', monospace"/>
    <style:font-face style:name="ui-sans-serif" svg:font-family="ui-sans-serif, apple-system, system-ui, 'Segoe UI', Helvetica, 'Apple Color Emoji', Arial, sans-serif, 'Segoe UI Emoji', 'Segoe UI 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Arial"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5in" style:writing-mode="page"/>
      <style:text-properties style:use-window-font-color="true" loext:opacity="0%" style:font-name="Arial"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style:font-name="Times New Roman" fo:font-family="'Times New Roman'" style:font-family-generic="roman"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Noto Sans Devanagari" style:font-family-complex="'Noto Sans Devanagari'"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1" style:font-family-complex="'Noto Sans Devanagari'" style:font-family-generic-complex="system" style:font-pitch-complex="variable" style:font-size-complex="12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as-char" svg:y="0in" style:wrap="none" style:vertical-pos="middle" style:vertical-rel="line"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usage="left">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right">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9.0161in" fo:page-height="4.4882in" style:num-format="1" style:print-orientation="landscape" fo:margin-top="0in" fo:margin-bottom="0in" fo:margin-left="0in" fo:margin-right="0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5in" fo:page-height="11in" style:num-format="1" style:print-orientation="portrait" fo:margin-top="0.3937in" fo:margin-bottom="0.3937in" fo:margin-left="0.7874in" fo:margin-right="0.3937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5in" fo:page-height="11in" style:num-format="1" style:print-orientation="portrait" fo:margin-top="0.7874in" fo:margin-bottom="0.7874in" fo:margin-left="0.7874in" fo:margin-right="0.7874in" style:writing-mode="lr-tb" style:footnote-max-height="0in" loext:margin-gutter="0in">
        <style:footnote-sep style:line-style="solid" style:adjustment="left" style:rel-width="25%" style:color="#000000"/>
      </style:page-layout-properties>
      <style:header-style/>
      <style:footer-style/>
    </style:page-layout>
    <style:page-layout style:name="Mpm7">
      <style:page-layout-properties fo:page-width="11in" fo:page-height="8.5in" style:num-format="1" style:print-orientation="landscape"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Left_20_Page" style:display-name="Left Page" style:page-layout-name="Mpm2" style:next-style-name="Right_20_Page"/>
    <style:master-page style:name="Right_20_Page" style:display-name="Right Page" style:page-layout-name="Mpm3" style:next-style-name="Left_20_Page"/>
    <style:master-page style:name="Envelope" style:page-layout-name="Mpm4"/>
    <style:master-page style:name="Index" style:page-layout-name="Mpm1"/>
    <style:master-page style:name="HTML" style:page-layout-name="Mpm5"/>
    <style:master-page style:name="Footnote" style:page-layout-name="Mpm6"/>
    <style:master-page style:name="Endnote" style:page-layout-name="Mpm6"/>
    <style:master-page style:name="Landscape" style:page-layout-name="Mpm7"/>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Suchi Myjak</meta:initial-creator>
    <meta:creation-date>2026-03-20T23:59:51.798428317</meta:creation-date>
    <dc:date>2026-03-21T23:49:06.602470281</dc:date>
    <dc:creator>Suchi Myjak</dc:creator>
    <meta:editing-duration>PT9H35M11S</meta:editing-duration>
    <meta:editing-cycles>30</meta:editing-cycles>
    <meta:generator>LibreOffice/24.8.7.2$Linux_X86_64 LibreOffice_project/480$Build-2</meta:generator>
    <meta:document-statistic meta:table-count="0" meta:image-count="0" meta:object-count="0" meta:page-count="150" meta:paragraph-count="3769" meta:word-count="19748" meta:character-count="127531" meta:non-whitespace-character-count="112620"/>
  </office:meta>
</office:document-meta>
</file>